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45cm"/>
    </style:style>
    <style:style style:name="co2" style:family="table-column">
      <style:table-column-properties fo:break-before="auto" style:column-width="5.253cm"/>
    </style:style>
    <style:style style:name="co3" style:family="table-column">
      <style:table-column-properties fo:break-before="auto" style:column-width="23.103cm"/>
    </style:style>
    <style:style style:name="co4" style:family="table-column">
      <style:table-column-properties fo:break-before="auto" style:column-width="6.8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195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2.431cm"/>
    </style:style>
    <style:style style:name="co9" style:family="table-column">
      <style:table-column-properties fo:break-before="auto" style:column-width="2.217cm"/>
    </style:style>
    <style:style style:name="co10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1.857cm"/>
    </style:style>
    <style:style style:name="co13" style:family="table-column">
      <style:table-column-properties fo:break-before="auto" style:column-width="1.221cm"/>
    </style:style>
    <style:style style:name="co14" style:family="table-column">
      <style:table-column-properties fo:break-before="auto" style:column-width="25.83cm"/>
    </style:style>
    <style:style style:name="co15" style:family="table-column">
      <style:table-column-properties fo:break-before="auto" style:column-width="4.891cm"/>
    </style:style>
    <style:style style:name="co16" style:family="table-column">
      <style:table-column-properties fo:break-before="auto" style:column-width="2.917cm"/>
    </style:style>
    <style:style style:name="co17" style:family="table-column">
      <style:table-column-properties fo:break-before="auto" style:column-width="2.323cm"/>
    </style:style>
    <style:style style:name="co18" style:family="table-column">
      <style:table-column-properties fo:break-before="auto" style:column-width="1.697cm"/>
    </style:style>
    <style:style style:name="co19" style:family="table-column">
      <style:table-column-properties fo:break-before="auto" style:column-width="1.528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685cm"/>
    </style:style>
    <style:style style:name="co22" style:family="table-column">
      <style:table-column-properties fo:break-before="auto" style:column-width="0.75cm"/>
    </style:style>
    <style:style style:name="co23" style:family="table-column">
      <style:table-column-properties fo:break-before="auto" style:column-width="7.694cm"/>
    </style:style>
    <style:style style:name="co24" style:family="table-column">
      <style:table-column-properties fo:break-before="auto" style:column-width="3.491cm"/>
    </style:style>
    <style:style style:name="co25" style:family="table-column">
      <style:table-column-properties fo:break-before="auto" style:column-width="1.984cm"/>
    </style:style>
    <style:style style:name="co26" style:family="table-column">
      <style:table-column-properties fo:break-before="auto" style:column-width="3.385cm"/>
    </style:style>
    <style:style style:name="co27" style:family="table-column">
      <style:table-column-properties fo:break-before="auto" style:column-width="4.085cm"/>
    </style:style>
    <style:style style:name="co28" style:family="table-column">
      <style:table-column-properties fo:break-before="auto" style:column-width="0.651cm"/>
    </style:style>
    <style:style style:name="co29" style:family="table-column">
      <style:table-column-properties fo:break-before="auto" style:column-width="2.949cm"/>
    </style:style>
    <style:style style:name="co30" style:family="table-column">
      <style:table-column-properties fo:break-before="auto" style:column-width="2.083cm"/>
    </style:style>
    <style:style style:name="co31" style:family="table-column">
      <style:table-column-properties fo:break-before="auto" style:column-width="1.967cm"/>
    </style:style>
    <style:style style:name="co32" style:family="table-column">
      <style:table-column-properties fo:break-before="auto" style:column-width="1.215cm"/>
    </style:style>
    <style:style style:name="co33" style:family="table-column">
      <style:table-column-properties fo:break-before="auto" style:column-width="3.374cm"/>
    </style:style>
    <style:style style:name="co34" style:family="table-column">
      <style:table-column-properties fo:break-before="auto" style:column-width="3.395cm"/>
    </style:style>
    <style:style style:name="co35" style:family="table-column">
      <style:table-column-properties fo:break-before="auto" style:column-width="3.454cm"/>
    </style:style>
    <style:style style:name="co36" style:family="table-column">
      <style:table-column-properties fo:break-before="auto" style:column-width="2.45cm"/>
    </style:style>
    <style:style style:name="co37" style:family="table-column">
      <style:table-column-properties fo:break-before="auto" style:column-width="3.164cm"/>
    </style:style>
    <style:style style:name="co38" style:family="table-column">
      <style:table-column-properties fo:break-before="auto" style:column-width="0.6cm"/>
    </style:style>
    <style:style style:name="co39" style:family="table-column">
      <style:table-column-properties fo:break-before="auto" style:column-width="8.989cm"/>
    </style:style>
    <style:style style:name="co40" style:family="table-column">
      <style:table-column-properties fo:break-before="auto" style:column-width="3.152cm"/>
    </style:style>
    <style:style style:name="co41" style:family="table-column">
      <style:table-column-properties fo:break-before="auto" style:column-width="1.05cm"/>
    </style:style>
    <style:style style:name="co42" style:family="table-column">
      <style:table-column-properties fo:break-before="auto" style:column-width="2.452cm"/>
    </style:style>
    <style:style style:name="co43" style:family="table-column">
      <style:table-column-properties fo:break-before="auto" style:column-width="2.896cm"/>
    </style:style>
    <style:style style:name="co44" style:family="table-column">
      <style:table-column-properties fo:break-before="auto" style:column-width="14.963cm"/>
    </style:style>
    <style:style style:name="co45" style:family="table-column">
      <style:table-column-properties fo:break-before="auto" style:column-width="4.001cm"/>
    </style:style>
    <style:style style:name="co46" style:family="table-column">
      <style:table-column-properties fo:break-before="auto" style:column-width="2.928cm"/>
    </style:style>
    <style:style style:name="co47" style:family="table-column">
      <style:table-column-properties fo:break-before="auto" style:column-width="7.195cm"/>
    </style:style>
    <style:style style:name="co48" style:family="table-column">
      <style:table-column-properties fo:break-before="auto" style:column-width="3.565cm"/>
    </style:style>
    <style:style style:name="co49" style:family="table-column">
      <style:table-column-properties fo:break-before="auto" style:column-width="2.185cm"/>
    </style:style>
    <style:style style:name="co50" style:family="table-column">
      <style:table-column-properties fo:break-before="auto" style:column-width="2.439cm"/>
    </style:style>
    <style:style style:name="co51" style:family="table-column">
      <style:table-column-properties fo:break-before="auto" style:column-width="2.312cm"/>
    </style:style>
    <style:style style:name="co52" style:family="table-column">
      <style:table-column-properties fo:break-before="auto" style:column-width="2.801cm"/>
    </style:style>
    <style:style style:name="co53" style:family="table-column">
      <style:table-column-properties fo:break-before="auto" style:column-width="2.78cm"/>
    </style:style>
    <style:style style:name="co54" style:family="table-column">
      <style:table-column-properties fo:break-before="auto" style:column-width="6.421cm"/>
    </style:style>
    <style:style style:name="co55" style:family="table-column">
      <style:table-column-properties fo:break-before="auto" style:column-width="8.999cm"/>
    </style:style>
    <style:style style:name="co56" style:family="table-column">
      <style:table-column-properties fo:break-before="auto" style:column-width="3.226cm"/>
    </style:style>
    <style:style style:name="co57" style:family="table-column">
      <style:table-column-properties fo:break-before="auto" style:column-width="3.055cm"/>
    </style:style>
    <style:style style:name="co58" style:family="table-column">
      <style:table-column-properties fo:break-before="auto" style:column-width="4.35cm"/>
    </style:style>
    <style:style style:name="co59" style:family="table-column">
      <style:table-column-properties fo:break-before="auto" style:column-width="8.022cm"/>
    </style:style>
    <style:style style:name="co60" style:family="table-column">
      <style:table-column-properties fo:break-before="auto" style:column-width="4.479cm"/>
    </style:style>
    <style:style style:name="co61" style:family="table-column">
      <style:table-column-properties fo:break-before="auto" style:column-width="4.138cm"/>
    </style:style>
    <style:style style:name="co62" style:family="table-column">
      <style:table-column-properties fo:break-before="auto" style:column-width="4.371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.842cm" fo:break-before="auto" style:use-optimal-row-height="false"/>
    </style:style>
    <style:style style:name="ro4" style:family="table-row">
      <style:table-row-properties style:row-height="0.63cm" fo:break-before="auto" style:use-optimal-row-height="false"/>
    </style:style>
    <style:style style:name="ro5" style:family="table-row">
      <style:table-row-properties style:row-height="1.416cm" fo:break-before="auto" style:use-optimal-row-height="false"/>
    </style:style>
    <style:style style:name="ro6" style:family="table-row">
      <style:table-row-properties style:row-height="0.993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4.249cm" fo:break-before="auto" style:use-optimal-row-height="true"/>
    </style:style>
    <style:style style:name="ro9" style:family="table-row">
      <style:table-row-properties style:row-height="6.586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893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3.718cm" fo:break-before="auto" style:use-optimal-row-height="false"/>
    </style:style>
    <style:style style:name="ro15" style:family="table-row">
      <style:table-row-properties style:row-height="1.499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ro17" style:family="table-row">
      <style:table-row-properties style:row-height="0.529cm" fo:break-before="auto" style:use-optimal-row-height="false"/>
    </style:style>
    <style:style style:name="ro18" style:family="table-row">
      <style:table-row-properties style:row-height="0.531cm" fo:break-before="auto" style:use-optimal-row-height="true"/>
    </style:style>
    <style:style style:name="ro19" style:family="table-row">
      <style:table-row-properties style:row-height="3.824cm" fo:break-before="auto" style:use-optimal-row-height="false"/>
    </style:style>
    <style:style style:name="ro20" style:family="table-row">
      <style:table-row-properties style:row-height="0.6cm" fo:break-before="auto" style:use-optimal-row-height="false"/>
    </style:style>
    <style:style style:name="ro21" style:family="table-row">
      <style:table-row-properties style:row-height="1.741cm" fo:break-before="auto" style:use-optimal-row-height="true"/>
    </style:style>
    <style:style style:name="ro22" style:family="table-row">
      <style:table-row-properties style:row-height="3.399cm" fo:break-before="auto" style:use-optimal-row-height="fals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4.186cm" fo:break-before="auto" style:use-optimal-row-height="false"/>
    </style:style>
    <style:style style:name="ro25" style:family="table-row">
      <style:table-row-properties style:row-height="1.445cm" fo:break-before="auto" style:use-optimal-row-height="tru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4.653cm" fo:break-before="auto" style:use-optimal-row-height="false"/>
    </style:style>
    <style:style style:name="ro28" style:family="table-row">
      <style:table-row-properties style:row-height="0.452cm" fo:break-before="auto" style:use-optimal-row-height="false"/>
    </style:style>
    <style:style style:name="ro29" style:family="table-row">
      <style:table-row-properties style:row-height="1.083cm" fo:break-before="auto" style:use-optimal-row-height="false"/>
    </style:style>
    <style:style style:name="ro30" style:family="table-row">
      <style:table-row-properties style:row-height="1.7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#REF!=#REF!;#REF!=#REF!)))" style:apply-style-name="Error" style:base-cell-address="Настройки.B3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[$Настройки.$B$4]=&quot;Matrix&quot;;[.B3]=2))" style:apply-style-name="Error" style:base-cell-address="Настройки.B4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[$Настройки.$B$4]=&quot;Matrix&quot;;[.B3]=2))" style:apply-style-name="Error" style:base-cell-address="Настройки.B4"/>
    </style:style>
    <style:style style:name="ce13" style:family="table-cell" style:parent-style-name="Default" style:data-style-name="N12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#REF!=2;[$Настройки.$B$10]&gt;6))" style:apply-style-name="Error" style:base-cell-address="Настройки.B10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#REF!=2;[$Настройки.$B$10]&gt;6))" style:apply-style-name="Error" style:base-cell-address="Настройки.B10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1" style:family="table-cell" style:parent-style-name="Default" style:data-style-name="N12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2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3" style:family="table-cell" style:parent-style-name="Default" style:data-style-name="N101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8" style:family="table-cell" style:parent-style-name="Default" style:data-style-name="N10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" style:family="table-cell" style:parent-style-name="Default" style:data-style-name="N12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35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6" style:family="table-cell" style:parent-style-name="Default" style:data-style-name="N10139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7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1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5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6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87" style:family="table-cell" style:parent-style-name="Default" style:data-style-name="N1011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7" style:family="table-cell" style:parent-style-name="Default" style:data-style-name="N1014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91" style:family="table-cell" style:parent-style-name="Default" style:data-style-name="N10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70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6" style:family="table-cell" style:parent-style-name="Default" style:data-style-name="N1014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2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0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107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108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11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7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18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1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5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8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1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28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30" style:family="table-cell" style:parent-style-name="Default" style:data-style-name="N12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31" style:family="table-cell" style:parent-style-name="Default" style:data-style-name="N12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6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37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0pt" style:font-size-asian="10pt" style:font-size-complex="10pt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41" style:family="table-cell" style:parent-style-name="Default">
      <style:text-properties style:font-name="Liberation Mono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1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fo:color="#ff0000" style:font-name="Liberation Mono" fo:font-size="11pt" style:font-size-asian="11pt" style:font-size-complex="11pt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5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0pt" style:font-size-asian="10pt" style:font-size-complex="10pt"/>
    </style:style>
    <style:style style:name="ce1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59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52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62" style:family="table-cell" style:parent-style-name="Default">
      <style:table-cell-properties fo:background-color="#eeeeee" fo:border="0.06pt solid #000000"/>
      <style:text-properties style:font-name="Liberation Mono" fo:font-size="11pt" style:font-size-asian="11pt" style:font-size-complex="11pt"/>
    </style:style>
    <style:style style:name="ce15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65" style:family="table-cell" style:parent-style-name="Default" style:data-style-name="N10144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69" style:family="table-cell" style:parent-style-name="Default" style:data-style-name="N10144">
      <style:table-cell-properties fo:background-color="#eeeeee" fo:border="0.06pt solid #000000"/>
      <style:text-properties style:font-name="Liberation Mono" fo:font-size="11pt" style:font-size-asian="11pt" style:font-size-complex="11pt"/>
    </style:style>
    <style:style style:name="ce167" style:family="table-cell" style:parent-style-name="Default" style:data-style-name="N10144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68" style:family="table-cell" style:parent-style-name="Default" style:data-style-name="N10144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83" style:family="table-cell" style:parent-style-name="Default" style:data-style-name="N10144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72" style:family="table-cell" style:parent-style-name="Default" style:data-style-name="N10144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75" style:family="table-cell" style:parent-style-name="Default" style:data-style-name="N10144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7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35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36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37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8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39" style:family="table-cell" style:parent-style-name="Default">
      <style:table-cell-properties fo:background-color="#eeeeee" style:text-align-source="fix" style:repeat-content="false" fo:border="0.06pt solid #000000" style:rotation-angle="270" style:vertical-align="top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40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1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243" style:family="table-cell" style:parent-style-name="Default" style:data-style-name="N124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84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246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19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49" style:family="table-cell" style:parent-style-name="Default">
      <style:table-cell-properties fo:background-color="transparent"/>
      <style:text-properties style:font-name="Liberation Mono" fo:font-size="11pt" style:font-size-asian="11pt" style:font-size-complex="11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254" style:family="table-cell" style:parent-style-name="Default">
      <style:text-properties style:font-name="Liberation Mono" fo:font-size="11pt" style:font-size-asian="11pt" style:font-size-complex="11pt"/>
    </style:style>
    <style:style style:name="ce2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98" style:family="table-cell" style:parent-style-name="Default">
      <style:table-cell-properties fo:background-color="transparent" fo:border="0.06pt solid #000000" style:vertical-align="middle"/>
      <style:text-properties style:font-name="Liberation Mono" fo:font-size="11pt" style:font-size-asian="11pt" style:font-size-complex="11pt"/>
    </style:style>
    <style:style style:name="ce258" style:family="table-cell" style:parent-style-name="Default">
      <style:table-cell-properties fo:background-color="#dddddd" fo:border="0.06pt solid #000000" style:vertical-align="middle"/>
      <style:text-properties style:font-name="Liberation Mono" fo:font-size="11pt" style:font-size-asian="11pt" style:font-size-complex="11pt"/>
    </style:style>
    <style:style style:name="ce201" style:family="table-cell" style:parent-style-name="Default" style:data-style-name="N10117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63" style:family="table-cell" style:parent-style-name="Default">
      <style:table-cell-properties fo:background-color="transparent" style:vertical-align="middle"/>
      <style:text-properties style:font-name="Liberation Mono" fo:font-size="11pt" style:font-size-asian="11pt" style:font-size-complex="11pt"/>
    </style:style>
    <style:style style:name="ce26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68" style:family="table-cell" style:parent-style-name="Default" style:data-style-name="N124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08" style:family="table-cell" style:parent-style-name="Default" style:data-style-name="N10115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69" style:family="table-cell" style:parent-style-name="Default" style:data-style-name="N10115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70" style:family="table-cell" style:parent-style-name="Default" style:data-style-name="N10117">
      <style:table-cell-properties fo:background-color="transparent" fo:border="0.06pt solid #000000" style:vertical-align="middle"/>
      <style:text-properties style:font-name="Liberation Mono" fo:font-size="11pt" style:font-size-asian="11pt" style:font-size-complex="11pt"/>
    </style:style>
    <style:style style:name="ce271" style:family="table-cell" style:parent-style-name="Default" style:data-style-name="N10117">
      <style:table-cell-properties fo:background-color="transparent"/>
      <style:text-properties style:font-name="Liberation Mono" fo:font-size="11pt" style:font-size-asian="11pt" style:font-size-complex="11pt"/>
    </style:style>
    <style:style style:name="ce272" style:family="table-cell" style:parent-style-name="Default" style:data-style-name="N10117">
      <style:table-cell-properties fo:background-color="transparent" style:vertical-align="middle"/>
      <style:text-properties style:font-name="Liberation Mono" fo:font-size="11pt" style:font-size-asian="11pt" style:font-size-complex="11pt"/>
    </style:style>
    <style:style style:name="ce200" style:family="table-cell" style:parent-style-name="Default" style:data-style-name="N10117">
      <style:table-cell-properties fo:background-color="transparent"/>
      <style:text-properties style:font-name="Roboto" fo:font-size="12pt" style:font-size-asian="12pt" style:font-size-complex="12pt"/>
    </style:style>
    <style:style style:name="ce276" style:family="table-cell" style:parent-style-name="Default" style:data-style-name="N10144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77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79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start" fo:margin-left="0.247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1" style:font-size-asian="11pt" style:font-name-complex="Liberation Sans1" style:font-size-complex="11pt"/>
    </style:style>
    <style:style style:name="ce28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1" style:font-size-asian="11pt" style:font-name-complex="Liberation Sans1" style:font-size-complex="11pt"/>
    </style:style>
    <style:style style:name="ce2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2" style:font-size-asian="11pt" style:font-name-complex="Liberation Sans2" style:font-size-complex="11pt"/>
    </style:style>
    <style:style style:name="ce2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0" style:family="table-cell" style:parent-style-name="Defaul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1pt" style:language-asian="zh" style:country-asian="CN" style:font-style-asian="normal" style:font-weight-asian="normal" style:font-name-complex="Liberation 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Microsoft YaHei" style:font-size-asian="11pt" style:font-name-complex="Arial" style:font-size-complex="11pt"/>
    </style:style>
    <style:style style:name="ce2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30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size="11pt" style:font-size-asian="11pt" style:font-size-complex="11pt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03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6" style:family="table-cell" style:parent-style-name="Default">
      <style:table-cell-properties style:vertical-align="middle"/>
      <style:text-properties style:font-name="Liberation Mono" fo:font-size="11pt" style:font-size-asian="11pt" style:font-size-complex="11pt"/>
    </style:style>
    <style:style style:name="ce173" style:family="table-cell" style:parent-style-name="Default">
      <style:table-cell-properties style:vertical-align="middle"/>
    </style:style>
    <style:style style:name="ce308" style:family="table-cell" style:parent-style-name="Default" style:data-style-name="N137">
      <style:table-cell-properties style:vertical-align="middle"/>
      <style:text-properties style:font-name="Liberation Mono" fo:font-size="11pt" style:font-size-asian="11pt" style:font-size-complex="11pt"/>
    </style:style>
    <style:style style:name="ce309" style:family="table-cell" style:parent-style-name="Default" style:data-style-name="N137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10" style:family="table-cell" style:parent-style-name="Default" style:data-style-name="N120">
      <style:table-cell-properties style:vertical-align="middle"/>
      <style:text-properties style:font-name="Liberation Mono" fo:font-size="11pt" style:font-size-asian="11pt" style:font-size-complex="11pt"/>
    </style:style>
    <style:style style:name="ce174" style:family="table-cell" style:parent-style-name="Default" style:data-style-name="N137">
      <style:table-cell-properties style:vertical-align="middle"/>
    </style:style>
    <style:style style:name="ce31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3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4" style:family="table-cell" style:parent-style-name="Default">
      <style:table-cell-properties fo:border-bottom="none" style:text-align-source="fix" style:repeat-content="false" fo:border-left="0.74pt outset #000000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5" style:family="table-cell" style:parent-style-name="Default">
      <style:table-cell-properties fo:border-bottom="none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6" style:family="table-cell" style:parent-style-name="Default">
      <style:table-cell-properties style:diagonal-tl-br="0.74pt outset #000000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7" style:family="table-cell" style:parent-style-name="Default">
      <style:table-cell-properties style:diagonal-bl-tr="0.74pt outset #000000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8" style:family="table-cell" style:parent-style-name="Default">
      <style:table-cell-properties fo:border-bottom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9" style:family="table-cell" style:parent-style-name="Default">
      <style:table-cell-properties fo:border-bottom="none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0" style:family="table-cell" style:parent-style-name="Default">
      <style:table-cell-properties fo:border-bottom="none" style:diagonal-tl-b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2" style:family="table-cell" style:parent-style-name="Default">
      <style:table-cell-properties fo:border-bottom="none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3" style:family="table-cell" style:parent-style-name="Default">
      <style:table-cell-properties fo:border-bottom="none" style:diagonal-bl-t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5" style:family="table-cell" style:parent-style-name="Default">
      <style:table-cell-properties fo:border-bottom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6" style:family="table-cell" style:parent-style-name="Default">
      <style:table-cell-properties fo:border-bottom="0.74pt outset #000000" style:diagonal-tl-b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7" style:family="table-cell" style:parent-style-name="Default">
      <style:table-cell-properties fo:border-bottom="none" style:diagonal-bl-tr="0.74pt outset #000000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8" style:family="table-cell" style:parent-style-name="Default">
      <style:table-cell-properties fo:border-bottom="0.74pt outset #000000" style:diagonal-bl-t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30" style:family="table-cell" style:parent-style-name="Default">
      <style:table-cell-properties fo:border-bottom="none" style:diagonal-tl-br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31" style:family="table-cell" style:parent-style-name="Default">
      <style:table-cell-properties fo:border-bottom="none" style:text-align-source="fix" style:repeat-content="false" fo:border-left="none" fo:border-right="0.74pt outset #000000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32" style:family="table-cell" style:parent-style-name="Default">
      <style:table-cell-properties fo:border-bottom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33" style:family="table-cell" style:parent-style-name="Default">
      <style:table-cell-properties style:diagonal-bl-tr="0.74pt outset #000000" style:vertical-align="middle"/>
      <style:text-properties style:font-name="Liberation Mono" fo:font-size="11pt" style:font-size-asian="11pt" style:font-size-complex="11pt"/>
    </style:style>
    <style:style style:name="ce334" style:family="table-cell" style:parent-style-name="Default">
      <style:table-cell-properties fo:border-bottom="none" style:diagonal-tl-br="0.74pt outset #000000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335" style:family="table-cell" style:parent-style-name="Default">
      <style:table-cell-properties fo:border-bottom="none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336" style:family="table-cell" style:parent-style-name="Default">
      <style:table-cell-properties fo:border-bottom="0.74pt outset #000000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337" style:family="table-cell" style:parent-style-name="Default">
      <style:table-cell-properties fo:border-bottom="0.74pt outset #000000" fo:border-left="none" fo:border-right="none" fo:border-top="none" style:vertical-align="middle"/>
      <style:text-properties style:font-name="Liberation Mono" fo:font-size="11pt" style:font-size-asian="11pt" style:font-size-complex="11pt"/>
    </style:style>
    <style:style style:name="ce338" style:family="table-cell" style:parent-style-name="Default">
      <style:table-cell-properties fo:border-bottom="0.74pt outset #000000" style:diagonal-tl-br="0.74pt outset #000000" fo:border-left="none" fo:border-right="none" fo:border-top="none" style:vertical-align="middle"/>
      <style:text-properties style:font-name="Liberation Mono" fo:font-size="11pt" style:font-size-asian="11pt" style:font-size-complex="11pt"/>
    </style:style>
    <style:style style:name="ce340" style:family="table-cell" style:parent-style-name="Default">
      <style:table-cell-properties style:diagonal-tl-br="none" style:vertical-align="middle"/>
      <style:text-properties style:font-name="Liberation Mono" fo:font-size="11pt" style:font-size-asian="11pt" style:font-size-complex="11pt"/>
    </style:style>
    <style:style style:name="ce342" style:family="table-cell" style:parent-style-name="Default">
      <style:table-cell-properties style:diagonal-tl-br="none" style:vertical-align="middle"/>
      <style:paragraph-properties fo:margin-left="0cm"/>
      <style:text-properties style:font-name="Liberation Mono" fo:font-size="11pt" style:font-size-asian="11pt" style:font-size-complex="11pt"/>
    </style:style>
    <style:style style:name="ce344" style:family="table-cell" style:parent-style-name="Default">
      <style:table-cell-properties fo:border-bottom="none" style:diagonal-bl-tr="0.74pt outset #000000" fo:border-left="none" fo:border-right="0.74pt outset #000000" fo:border-top="none" style:vertical-align="middle"/>
      <style:text-properties style:font-name="Liberation Mono" fo:font-size="11pt" style:font-size-asian="11pt" style:font-size-complex="11pt"/>
    </style:style>
    <style:style style:name="ce345" style:family="table-cell" style:parent-style-name="Default">
      <style:table-cell-properties fo:border-bottom="none" fo:border-left="none" fo:border-right="0.74pt outset #000000" fo:border-top="none" style:vertical-align="middle"/>
      <style:text-properties style:font-name="Liberation Mono" fo:font-size="11pt" style:font-size-asian="11pt" style:font-size-complex="11pt"/>
    </style:style>
    <style:style style:name="ce351" style:family="table-cell" style:parent-style-name="Default">
      <style:table-cell-properties style:diagonal-tl-br="0.74pt outset #000000" style:vertical-align="middle"/>
      <style:text-properties style:font-name="Liberation Mono" fo:font-size="11pt" style:font-size-asian="11pt" style:font-size-complex="11pt"/>
    </style:style>
    <style:style style:name="ce3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93" style:family="table-cell" style:parent-style-name="Default">
      <style:table-cell-properties fo:background-color="transparent" fo:border="0.06pt solid #000000" style:vertical-align="middle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6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55" style:family="table-cell" style:parent-style-name="Default">
      <style:table-cell-properties fo:background-color="#eeeeee" fo:border="0.06pt solid #000000" style:vertical-align="middle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97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64" style:family="table-cell" style:parent-style-name="Default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66" style:family="table-cell" style:parent-style-name="Default" style:data-style-name="N129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67" style:family="table-cell" style:parent-style-name="Default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68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04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05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06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77" style:family="table-cell" style:parent-style-name="Default" style:data-style-name="N1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78" style:family="table-cell" style:parent-style-name="Default" style:data-style-name="N13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70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1" style:family="table-cell" style:parent-style-name="Default" style:data-style-name="N1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2" style:family="table-cell" style:parent-style-name="Default" style:data-style-name="N13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3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5" style:family="table-cell" style:parent-style-name="Default" style:data-style-name="N1013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6" style:family="table-cell" style:parent-style-name="Default" style:data-style-name="N10137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7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04" style:family="table-cell" style:parent-style-name="Default" style:data-style-name="N10117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1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9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92" style:family="table-cell" style:parent-style-name="Default">
      <style:table-cell-properties fo:background-color="transparent" fo:wrap-option="wrap"/>
      <style:text-properties style:font-name="Liberation Mono" fo:font-size="11pt" style:font-size-asian="11pt" style:font-size-complex="11pt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321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center" fo:margin-left="0.353cm"/>
      <style:text-properties fo:font-size="12pt" style:font-size-asian="12pt" style:font-size-complex="12pt"/>
    </style:style>
    <style:style style:name="ce3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98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32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214" style:family="table-cell" style:parent-style-name="Default" style:data-style-name="N136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7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18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9" style:family="table-cell" style:parent-style-name="Default" style:data-style-name="N137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2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4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430" style:family="table-cell" style:parent-style-name="Default">
      <style:table-cell-properties fo:border="0.06pt solid #000000" style:vertical-align="middle"/>
      <style:text-properties style:font-name="Liberation Mono" fo:font-size="11pt" style:font-size-asian="11pt" style:font-size-complex="11pt"/>
    </style:style>
    <style:style style:name="ce4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443" style:family="table-cell" style:parent-style-name="Default">
      <style:table-cell-properties fo:border="0.06pt solid #000000"/>
      <style:text-properties style:font-name="Liberation Mono" fo:font-size="11pt" style:font-size-asian="11pt" style:font-size-complex="11pt"/>
    </style:style>
    <style:style style:name="ce444" style:family="table-cell" style:parent-style-name="Default" style:data-style-name="N1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5" style:family="table-cell" style:parent-style-name="Default" style:data-style-name="N13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6" style:family="table-cell" style:parent-style-name="Default" style:data-style-name="N135">
      <style:table-cell-properties style:text-align-source="fix" style:repeat-content="false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7" style:family="table-cell" style:parent-style-name="Default" style:data-style-name="N10115">
      <style:table-cell-properties fo:border="0.06pt solid #000000"/>
      <style:text-properties style:font-name="Liberation Mono" fo:font-size="11pt" style:font-size-asian="11pt" style:font-size-complex="11pt"/>
    </style:style>
    <style:style style:name="ce4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53" style:family="table-cell" style:parent-style-name="Default">
      <style:table-cell-properties fo:border="0.06pt solid #000000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4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97" style:family="table-cell" style:parent-style-name="Default">
      <style:table-cell-properties fo:border="0.74pt solid #000000"/>
      <style:text-properties style:font-name="Liberation Mono" fo:font-size="11pt" style:font-size-asian="11pt" style:font-size-complex="11pt"/>
    </style:style>
    <style:style style:name="ce434" style:family="table-cell" style:parent-style-name="Default">
      <style:text-properties style:font-name="Roboto" fo:font-size="12pt" style:font-size-asian="12pt" style:font-size-complex="12pt"/>
    </style:style>
    <style:style style:name="ce460" style:family="table-cell" style:parent-style-name="Default">
      <style:table-cell-properties fo:border="0.06pt solid #000000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61" style:family="table-cell" style:parent-style-name="Default">
      <style:table-cell-properties fo:border="0.74pt solid #000000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35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5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05" style:family="table-cell" style:parent-style-name="Default">
      <style:table-cell-properties fo:wrap-option="wrap" fo:border="0.06pt solid #000000" style:vertical-align="middle"/>
      <style:text-properties style:font-name="Liberation Mono" fo:font-size="11pt" style:font-size-asian="11pt" style:font-size-complex="11pt"/>
    </style:style>
    <style:style style:name="ce50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507" style:family="table-cell" style:parent-style-name="Default">
      <style:table-cell-properties fo:wrap-option="wrap" fo:border="0.06pt solid #000000"/>
      <style:text-properties style:font-name="Liberation Mono" fo:font-size="11pt" style:font-size-asian="11pt" style:font-size-complex="11pt"/>
    </style:style>
    <style:style style:name="ce5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09" style:family="table-cell" style:parent-style-name="Default">
      <style:table-cell-properties fo:wrap-option="wrap"/>
      <style:text-properties style:font-name="Liberation Mono" fo:font-size="11pt" style:font-size-asian="11pt" style:font-size-complex="11pt"/>
    </style:style>
    <style:style style:name="ce5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512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Liberation Mono" fo:font-size="11pt" style:font-size-asian="11pt" style:font-size-complex="11pt"/>
    </style:style>
    <style:style style:name="ce5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514" style:family="table-cell" style:parent-style-name="Default">
      <style:text-properties style:font-name="Liberation Mono" fo:font-size="12pt" style:font-size-asian="12pt" style:font-size-complex="12pt"/>
    </style:style>
    <style:style style:name="ce515" style:family="table-cell" style:parent-style-name="Default" style:data-style-name="N124">
      <style:table-cell-properties style:text-align-source="fix" style:repeat-content="false" fo:border="0.06pt solid #000000"/>
      <style:paragraph-properties fo:text-align="end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16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517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18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519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20" style:family="table-cell" style:parent-style-name="Default" style:data-style-name="N120">
      <style:text-properties style:font-name="Liberation Mono" fo:font-size="11pt" style:font-size-asian="11pt" style:font-size-complex="11pt"/>
    </style:style>
    <style:style style:name="ce521" style:family="table-cell" style:parent-style-name="Default" style:data-style-name="N127">
      <style:text-properties style:font-name="Liberation Mono" fo:font-size="11pt" style:font-size-asian="11pt" style:font-size-complex="11pt"/>
    </style:style>
    <style:style style:name="ce522" style:family="table-cell" style:parent-style-name="Default" style:data-style-name="N122">
      <style:table-cell-properties fo:border="0.06pt solid #000000" style:vertical-align="middle"/>
      <style:text-properties style:font-name="Liberation Mono" fo:font-size="11pt" style:font-size-asian="11pt" style:font-size-complex="11pt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text-underline-style="solid" style:text-underline-width="auto" style:text-underline-color="font-color"/>
    </style:style>
    <style:style style:name="T4" style:family="text">
      <style:text-properties style:font-name="Liberation Mono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Mono"/>
    </style:style>
    <style:style style:name="T6" style:family="text">
      <style:text-properties style:font-name="Liberation Mono" fo:color="#c9211e" fo:font-weight="bold" style:text-underline-style="solid" style:text-underline-width="auto" style:text-underline-color="font-color" style:font-weight-asian="bold" style:font-weight-complex="bold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style:font-name-asian="Liberation Sans" style:font-name-complex="Liberation Sans"/>
    </style:style>
    <style:style style:name="T9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c9211e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3:$БД.$A$4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8:$БД.$A$9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Настройки.A1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[$БД.$A$13:.$A$15]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[$БД.$A$19:$БД.$A$22])" table:allow-empty-cell="true" table:display-list="unsorted" table:base-cell-address="Настройки.B13">
          <table:error-message table:message-type="stop" table:display="true"/>
        </table:content-validation>
        <table:content-validation table:name="val9" table:condition="of:cell-content-is-in-list([$БД.$A$25:$БД.$A$28])" table:allow-empty-cell="true" table:display-list="unsorted" table:base-cell-address="Настройки.B14">
          <table:error-message table:message-type="stop" table:display="true"/>
        </table:content-validation>
        <table:content-validation table:name="val10" table:condition="of:cell-content-is-in-list([$БД.$A$73:.$A$74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decimal-number() and cell-content-is-between(0.85,1.5)" table:allow-empty-cell="true" table:base-cell-address="Настройки.B23">
          <table:error-message table:message-type="stop" table:display="true"/>
        </table:content-validation>
        <table:content-validation table:name="val12" table:condition="of:cell-content-is-whole-number() and cell-content-is-between(3,5)" table:allow-empty-cell="true" table:base-cell-address="Настройки.B22">
          <table:error-message table:message-type="stop" table:display="true"/>
        </table:content-validation>
        <table:content-validation table:name="val13" table:condition="of:cell-content-is-in-list(&quot;2020 T-slot&quot;;&quot;2020 V-slot&quot;;&quot;2040 T-slot&quot;;&quot;2040 V-slot&quot;;&quot;2060 T-slot&quot;;&quot;2060 V-slot&quot;)" table:allow-empty-cell="true" table:display-list="unsorted" table:base-cell-address="'Профиль алюминиевый'.B15">
          <table:error-message table:message-type="stop" table:display="true"/>
        </table:content-validation>
        <table:content-validation table:name="val14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Стандартные изделия'.B3">
          <table:error-message table:message-type="stop" table:display="true"/>
        </table:content-validation>
        <table:content-validation table:name="val15" table:condition="of:cell-content-is-in-list([$БД.$A$42:$БД.$A$44])" table:allow-empty-cell="true" table:display-list="unsorted" table:base-cell-address="'Профиль алюминиевый'.D4">
          <table:error-message table:message-type="stop" table:display="true"/>
        </table:content-validation>
        <table:content-validation table:name="val16" table:condition="of:cell-content-is-in-list(&quot;Материнская плата&quot;;&quot;Управляющая плата&quot;;&quot;Блок питания 24в&quot;;&quot;Блок питания 5в&quot;;&quot;Ввод питания 220в&quot;;&quot;SSR стола&quot;;&quot;Разъём GX20&quot;)" table:allow-empty-cell="true" table:display-list="unsorted" table:base-cell-address="'Расчёт крепежа для зашивки'.A4">
          <table:error-message table:message-type="stop" table:display="true"/>
        </table:content-validation>
        <table:content-validation table:name="val17" table:condition="of:cell-content-is-in-list([$БД.$A$60:$БД.$A$69])" table:allow-empty-cell="true" table:display-list="unsorted" table:base-cell-address="'Расчёт крепежа для зашивки'.D47">
          <table:error-message table:message-type="stop" table:display="true"/>
        </table:content-validation>
        <table:content-validation table:name="val18" table:condition="of:cell-content-is-in-list([$БД.$A$59:$БД.$A$69])" table:allow-empty-cell="true" table:display-list="unsorted" table:base-cell-address="'Расчёт крепежа для зашивки'.D4">
          <table:error-message table:message-type="stop" table:display="true"/>
        </table:content-validation>
        <table:content-validation table:name="val19" table:condition="of:cell-content-is-in-list(&quot;20AWG&quot;;&quot;22AWG&quot;;&quot;24AWG&quot;;&quot;26AWG&quot;)" table:allow-empty-cell="true" table:display-list="unsorted" table:base-cell-address="'Расчёт крепежа для зашивки'.F3">
          <table:error-message table:message-type="stop" table:display="true"/>
        </table:content-validation>
        <table:content-validation table:name="val20" table:condition="of:cell-content-is-in-list(&quot;16AWG (1.31 мм²)&quot;;&quot;20AWG (0.52 мм²)&quot;;&quot;22AWG (0.33 мм²)&quot;;&quot;24AWG (0.21 мм²)&quot;;&quot;26AWG (0.13 мм²)&quot;)" table:allow-empty-cell="true" table:display-list="unsorted" table:base-cell-address="'Расчёт крепежа для зашивки'.F4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1020" table:default-cell-style-name="ce12"/>
        <table:table-row table:style-name="ro1">
          <table:table-cell table:style-name="ce1" office:value-type="string" calcext:value-type="string">
            <text:p>Параметр</text:p>
          </table:table-cell>
          <table:table-cell table:style-name="ce1" office:value-type="string" calcext:value-type="string">
            <text:p>Значение</text:p>
          </table:table-cell>
          <table:table-cell table:style-name="ce1" office:value-type="string" calcext:value-type="string">
            <text:p>Примечание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Экструдер</text:p>
          </table:table-cell>
          <table:covered-table-cell table:number-columns-repeated="2" table:style-name="ce1"/>
          <table:table-cell table:number-columns-repeated="1020"/>
        </table:table-row>
        <table:table-row table:style-name="ro1">
          <table:table-cell table:style-name="ce4" office:value-type="string" calcext:value-type="string">
            <text:p>Количество экструдеров</text:p>
          </table:table-cell>
          <table:table-cell table:style-name="ce14" table:content-validation-name="val1" office:value-type="float" office:value="2" calcext:value-type="float">
            <text:p>2</text:p>
          </table:table-cell>
          <table:table-cell table:style-name="ce40" office:value-type="string" calcext:value-type="string">
            <text:p>1 — обычный одиночный экструдер</text:p>
            <text:p>2 — IDEX (две независимые печатающие головы)</text:p>
          </table:table-cell>
          <table:table-cell table:style-name="ce38"/>
          <table:table-cell table:style-name="ce148" table:number-columns-repeated="1019"/>
        </table:table-row>
        <table:table-row table:style-name="ro1">
          <table:table-cell table:style-name="ce4" office:value-type="string" calcext:value-type="string">
            <text:p>Подающий механизм</text:p>
          </table:table-cell>
          <table:table-cell table:style-name="ce15" table:content-validation-name="val2" office:value-type="string" calcext:value-type="string">
            <text:p>K3D Minifeeder</text:p>
          </table:table-cell>
          <table:table-cell table:style-name="ce41" table:formula="of:=COM.MICROSOFT.IFS([.B4]=[$БД.A3];[$БД.B3];[.B4]=[$БД.A4];[$БД.B4];[.B4]=[#REF!];[#REF!]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1">
          <table:table-cell table:style-name="ce4" office:value-type="string" calcext:value-type="string">
            <text:p>Хотэнд</text:p>
          </table:table-cell>
          <table:table-cell table:style-name="ce16" table:content-validation-name="val3" office:value-type="string" calcext:value-type="string">
            <text:p>Volcano</text:p>
          </table:table-cell>
          <table:table-cell table:style-name="ce40" table:formula="of:=COM.MICROSOFT.IFS([.B5]=[$БД.A8];[$БД.B8];[.B5]=[$БД.A9];[$БД.B9])" office:value-type="string" office:string-value="Простой и дешевый универсальный хотэнд на основе хитблока E3D Volcano. Макс. Объёмный расход до 20-22мм³/с на PETG. " calcext:value-type="string">
            <text:p>Простой и дешевый универсальный хотэнд на основе хитблока E3D Volcano. Макс. Объёмный расход до 20-22мм³/с на PETG. 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Механика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Область печати по Х</text:p>
          </table:table-cell>
          <table:table-cell table:style-name="ce13" table:content-validation-name="val4" office:value-type="float" office:value="400" calcext:value-type="float">
            <text:p>400 мм</text:p>
          </table:table-cell>
          <table:table-cell table:style-name="ce40" office:value-type="string" calcext:value-type="string">
            <text:p>Определяет размер плиты стола и полный размер области печати по оси Х в миллиметрах</text:p>
          </table:table-cell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Область печати по Y</text:p>
          </table:table-cell>
          <table:table-cell table:style-name="ce13" table:content-validation-name="val4" office:value-type="float" office:value="250" calcext:value-type="float">
            <text:p>250 мм</text:p>
          </table:table-cell>
          <table:table-cell table:style-name="ce40" office:value-type="string" calcext:value-type="string">
            <text:p>Определяет размер области печати по оси Y. <text:span text:style-name="T1">Обратите внимание, что физический размер плиты стола будет на 50мм больше!</text:span></text:p>
          </table:table-cell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Область печати по Z</text:p>
          </table:table-cell>
          <table:table-cell table:style-name="ce13" table:content-validation-name="val5" office:value-type="float" office:value="250" calcext:value-type="float">
            <text:p>250 мм</text:p>
          </table:table-cell>
          <table:table-cell table:style-name="ce40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Точек крепления стола</text:p>
          </table:table-cell>
          <table:table-cell table:style-name="ce18" table:content-validation-name="val6" office:value-type="float" office:value="6" calcext:value-type="float">
            <text:p>6</text:p>
          </table:table-cell>
          <table:table-cell table:style-name="ce40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Вариант привода оси Z</text:p>
          </table:table-cell>
          <table:table-cell table:style-name="ce19" table:content-validation-name="val7" office:value-type="string" calcext:value-type="string">
            <text:p>2 стойки и 2 привода</text:p>
          </table:table-cell>
          <table:table-cell table:style-name="ce40" table:formula="of:=COM.MICROSOFT.IFS([.B11]=[$БД.A13];[$БД.B13];[.B11]=[$БД.A14];[$БД.B14];[.B11]=[$БД.A15];[$БД.B15])" office:value-type="string" office:string-value="Хорошо подходит для столов менее 300мм по оси Y" calcext:value-type="string">
            <text:p>Хорошо подходит для столов менее 300мм по оси Y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Электроника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1">
          <table:table-cell table:style-name="ce4" office:value-type="string" calcext:value-type="string">
            <text:p>Материнская плата</text:p>
          </table:table-cell>
          <table:table-cell table:style-name="ce25" table:content-validation-name="val8" office:value-type="string" calcext:value-type="string">
            <text:p>BTT Octopus</text:p>
          </table:table-cell>
          <table:table-cell table:style-name="ce40" table:formula="of:=COM.MICROSOFT.IFS([.B13]=[$БД.A19];[$БД.B19];[.B13]=[$БД.A20];[$БД.B20];[.B13]=[$БД.A21];[$БД.B21];[.B13]=[$БД.A22];[$БД.B22])" office:value-type="string" office:string-value="Подходит для обычной сборки принтера с IDEX, но без высоковольтных драйверов" calcext:value-type="string">
            <text:p>Подходит для обычной сборки принтера с IDEX, но без высоковольтных драйверов</text:p>
          </table:table-cell>
          <table:table-cell table:style-name="ce148" table:number-columns-repeated="1020"/>
        </table:table-row>
        <table:table-row table:style-name="ro1">
          <table:table-cell table:style-name="ce4" office:value-type="string" calcext:value-type="string">
            <text:p>Управляющая плата</text:p>
          </table:table-cell>
          <table:table-cell table:style-name="ce25" table:content-validation-name="val9" office:value-type="string" calcext:value-type="string">
            <text:p>Orange Pi 3 LTS</text:p>
          </table:table-cell>
          <table:table-cell table:style-name="ce40" office:value-type="string" calcext:value-type="string">
            <text:p>Управляющая плата для установки прошивки Klipper. Наиболее оптимальным вариантом по сочетанию цена/характеристики является Orange Pi 3 LTS</text:p>
          </table:table-cell>
          <table:table-cell table:style-name="ce148" table:number-columns-repeated="1020"/>
        </table:table-row>
        <table:table-row table:style-name="ro1">
          <table:table-cell table:style-name="ce4" office:value-type="string" calcext:value-type="string">
            <text:p>Экран</text:p>
          </table:table-cell>
          <table:table-cell table:style-name="ce25" table:content-validation-name="val10" office:value-type="string" calcext:value-type="string">
            <text:p>Нет</text:p>
          </table:table-cell>
          <table:table-cell table:style-name="ce40" table:formula="of:=COM.MICROSOFT.IFS([.B15]=[$БД.A73];[$БД.B73];[.B15]=[$БД.A74];[$БД.B74])" office:value-type="string" office:string-value="Вариант без экрана" calcext:value-type="string">
            <text:p>Вариант без экрана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Печатные детали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Плотность основного филамента</text:p>
          </table:table-cell>
          <table:table-cell table:style-name="ce21" table:content-validation-name="val11" office:value-type="float" office:value="1.08" calcext:value-type="float">
            <text:p>1,08 г/см³</text:p>
          </table:table-cell>
          <table:table-cell table:style-name="ce40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</table:table-cell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Стоимость килограмма основного филамента</text:p>
          </table:table-cell>
          <table:table-cell table:style-name="ce22" table:content-validation-name="val5" table:formula="of:=2160/0.6" office:value-type="currency" office:currency="RUB" office:value="3600" calcext:value-type="currency">
            <text:p>3 600,00 ₽</text:p>
          </table:table-cell>
          <table:covered-table-cell table:style-name="ce40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Плотность вспомогательного филамента</text:p>
          </table:table-cell>
          <table:table-cell table:style-name="ce21" table:content-validation-name="val11" office:value-type="float" office:value="1.28" calcext:value-type="float">
            <text:p>1,28 г/см³</text:p>
          </table:table-cell>
          <table:table-cell table:style-name="ce40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</table:table-cell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Стоимость килограмма вспомогательного филамента</text:p>
          </table:table-cell>
          <table:table-cell table:style-name="ce22" table:content-validation-name="val5" office:value-type="currency" office:currency="RUB" office:value="1000" calcext:value-type="currency">
            <text:p>1 000,00 ₽</text:p>
          </table:table-cell>
          <table:covered-table-cell table:style-name="ce40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1">
          <table:table-cell table:style-name="ce9" office:value-type="string" calcext:value-type="string" table:number-columns-spanned="3" table:number-rows-spanned="1">
            <text:p>Зашивка</text:p>
          </table:table-cell>
          <table:covered-table-cell table:style-name="ce22" table:content-validation-name="val5"/>
          <table:covered-table-cell table:style-name="ce40"/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Толщина зашивки</text:p>
          </table:table-cell>
          <table:table-cell table:style-name="ce23" table:content-validation-name="val12" office:value-type="float" office:value="4" calcext:value-type="float">
            <text:p>4 мм</text:p>
          </table:table-cell>
          <table:table-cell table:style-name="ce40" office:value-type="string" calcext:value-type="string">
            <text:p>Используется для расчёта координат отверстий для сверления профиля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Курс доллара</text:p>
          </table:table-cell>
          <table:table-cell table:style-name="ce28" table:content-validation-name="val5" office:value-type="currency" office:currency="RUB" office:value="91.5" calcext:value-type="currency">
            <text:p>91,50 ₽</text:p>
          </table:table-cell>
          <table:table-cell table:style-name="ce40"/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Курс доллара Aliexpress</text:p>
          </table:table-cell>
          <table:table-cell table:style-name="ce28" table:content-validation-name="val5" office:value-type="currency" office:currency="RUB" office:value="95.3" calcext:value-type="currency">
            <text:p>95,30 ₽</text:p>
          </table:table-cell>
          <table:table-cell table:style-name="ce40" office:value-type="string" calcext:value-type="string">
            <text:p>Используется для примерной корректировки стоимости деталей, покупаемых с Aliexpress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Вывод: Габариты принтера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4" office:value-type="string" calcext:value-type="string">
            <text:p>Габарит принтера по X</text:p>
          </table:table-cell>
          <table:table-cell table:style-name="ce30" table:formula="of:=[$'Профиль алюминиевый'.C5]+2*[.B22]" office:value-type="float" office:value="678" calcext:value-type="float">
            <text:p>678 мм</text:p>
          </table:table-cell>
          <table:table-cell table:style-name="ce40" office:value-type="string" calcext:value-type="string" table:number-columns-spanned="1" table:number-rows-spanned="3">
            <text:p>Учтена толщина зашивки 4мм, купол и дверца отсека электроники. Не учтены головки винтов и дополнительное внешнее оборудование (внешние держатели катушек и т. д.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Габарит принтера по Y</text:p>
          </table:table-cell>
          <table:table-cell table:style-name="ce30" table:formula="of:=[$'Профиль алюминиевый'.C4]+46+2*[.B22]" office:value-type="float" office:value="504" calcext:value-type="float">
            <text:p>504 мм</text:p>
          </table:table-cell>
          <table:covered-table-cell table:style-name="ce47"/>
          <table:table-cell table:number-columns-repeated="1020"/>
        </table:table-row>
        <table:table-row table:style-name="ro2">
          <table:table-cell table:style-name="ce4" office:value-type="string" calcext:value-type="string">
            <text:p>Габарит принтера по Z</text:p>
          </table:table-cell>
          <table:table-cell table:style-name="ce30" table:formula="of:=[$'Профиль алюминиевый'.C9]+250+2*[.B22]" office:value-type="float" office:value="698" calcext:value-type="float">
            <text:p>698 мм</text:p>
          </table:table-cell>
          <table:covered-table-cell table:style-name="ce47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Вывод: Стоимость 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4" office:value-type="string" calcext:value-type="string">
            <text:p>Покупные изделия</text:p>
          </table:table-cell>
          <table:table-cell table:style-name="ce35" table:formula="of:=[$'Покупные изделия'.F65]" office:value-type="currency" office:currency="RUB" office:value="42726.8658376691" calcext:value-type="currency">
            <text:p>42 726,87 ₽</text:p>
          </table:table-cell>
          <table:table-cell table:style-name="ce48" office:value-type="string" calcext:value-type="string">
            <text:p>С рельсами KGT, для всех товаров не учтена стоимость доставки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Стандартные изделия</text:p>
          </table:table-cell>
          <table:table-cell table:style-name="ce35" table:formula="of:=[$'Стандартные изделия'.F43]" office:value-type="currency" office:currency="RUB" office:value="7714.36" calcext:value-type="currency">
            <text:p>7 714,36 ₽</text:p>
          </table:table-cell>
          <table:table-cell table:style-name="ce48" office:value-type="string" calcext:value-type="string">
            <text:p>Самые дешевые винты, подшипники среднего качества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Алюминиевый профиль</text:p>
          </table:table-cell>
          <table:table-cell table:style-name="ce35" table:formula="of:=[$'Профиль алюминиевый'.G20]" office:value-type="currency" office:currency="RUB" office:value="5993.16" calcext:value-type="currency">
            <text:p>5 993,16 ₽</text:p>
          </table:table-cell>
          <table:table-cell table:style-name="ce48" office:value-type="string" calcext:value-type="string">
            <text:p>Учтен облегченный профиль. В случае использования полнотелого профиля цена выше на ~20%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Печатные детали</text:p>
          </table:table-cell>
          <table:table-cell table:style-name="ce35" table:formula="of:=[$'Печатные изделия'.K67]" office:value-type="currency" office:currency="RUB" office:value="3438.08086448" calcext:value-type="currency">
            <text:p>3 438,08 ₽</text:p>
          </table:table-cell>
          <table:table-cell table:style-name="ce48" office:value-type="string" calcext:value-type="string">
            <text:p>Без учёта вспомогательных структур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Проводка</text:p>
          </table:table-cell>
          <table:table-cell table:style-name="ce35"/>
          <table:table-cell table:style-name="ce48" office:value-type="string" calcext:value-type="string">
            <text:p>Расчёт на данный момент не готов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Зашивка</text:p>
          </table:table-cell>
          <table:table-cell table:style-name="ce36" table:formula="of:=[$Зашивка.H14]" office:value-type="currency" office:currency="RUB" office:value="10000" calcext:value-type="currency">
            <text:p>~10 000,00 ₽</text:p>
          </table:table-cell>
          <table:table-cell table:style-name="ce48" office:value-type="string" calcext:value-type="string">
            <text:p>Стоимость расчитана очень приблизительно, только для общей оценки. Подробнее на листе «зашивка»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Итого стоимость</text:p>
          </table:table-cell>
          <table:table-cell table:style-name="ce37" table:formula="of:=SUM([.B31:.B36])" office:value-type="currency" office:currency="RUB" office:value="69872.4667021491" calcext:value-type="currency">
            <text:p>69 872,47 ₽</text:p>
          </table:table-cell>
          <table:table-cell table:style-name="ce48"/>
          <table:table-cell table:number-columns-repeated="1020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#REF!=#REF!;#REF!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1">
            <calcext:condition calcext:apply-style-name="Error" calcext:value="formula-is(AND(#REF!=2;[$Настройки.$B$10]&gt;6))" calcext:base-cell-address="Настройки.B10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59"/>
        <table:table-column table:style-name="co7" table:visibility="collapse" table:default-cell-style-name="ce59"/>
        <table:table-column table:style-name="co8" table:default-cell-style-name="ce96"/>
        <table:table-column table:style-name="co9" table:default-cell-style-name="ce75"/>
        <table:table-column table:style-name="co10" table:default-cell-style-name="ce84"/>
        <table:table-column table:style-name="co11" table:default-cell-style-name="ce96"/>
        <table:table-column table:style-name="co12" table:default-cell-style-name="ce59"/>
        <table:table-column table:style-name="co13" table:default-cell-style-name="ce59"/>
        <table:table-column table:style-name="co14" table:default-cell-style-name="ce98"/>
        <table:table-column table:style-name="co5" table:number-columns-repeated="1015" table:default-cell-style-name="ce59"/>
        <table:table-row table:style-name="ro3">
          <table:table-cell table:style-name="ce51" office:value-type="string" calcext:value-type="string">
            <text:p>Наименование</text:p>
          </table:table-cell>
          <table:table-cell table:style-name="ce51" office:value-type="string" calcext:value-type="string">
            <text:p>Удельная стоимость на момент расчёта</text:p>
          </table:table-cell>
          <table:table-cell table:style-name="ce67" office:value-type="string" calcext:value-type="string">
            <text:p>Удельная стоимость</text:p>
          </table:table-cell>
          <table:table-cell table:style-name="ce72" office:value-type="string" calcext:value-type="string">
            <text:p>Длина/площадь</text:p>
          </table:table-cell>
          <table:table-cell table:style-name="ce88" office:value-type="string" calcext:value-type="string">
            <text:p>Ед.</text:p>
          </table:table-cell>
          <table:table-cell table:style-name="ce67" office:value-type="string" calcext:value-type="string">
            <text:p>Общая стоимость</text:p>
          </table:table-cell>
          <table:table-cell table:style-name="ce1" office:value-type="string" calcext:value-type="string" table:number-columns-spanned="2" table:number-rows-spanned="1">
            <text:p>Ссылки</text:p>
          </table:table-cell>
          <table:covered-table-cell table:style-name="ce1" office:value-type="string" calcext:value-type="string">
            <text:p>Альт. Ссылка</text:p>
          </table:covered-table-cell>
          <table:table-cell table:style-name="ce51" office:value-type="string" calcext:value-type="string">
            <text:p>Примечание</text:p>
          </table:table-cell>
          <table:table-cell table:style-name="ce99" table:number-columns-repeated="5"/>
          <table:table-cell table:number-columns-repeated="1010"/>
        </table:table-row>
        <table:table-row table:style-name="ro4">
          <table:table-cell table:style-name="ce1" office:value-type="string" calcext:value-type="string" table:number-columns-spanned="9" table:number-rows-spanned="1">
            <text:p>Экструдер</text:p>
          </table:table-cell>
          <table:covered-table-cell table:style-name="ce1"/>
          <table:covered-table-cell table:style-name="ce67"/>
          <table:covered-table-cell table:style-name="ce72"/>
          <table:covered-table-cell table:style-name="ce88"/>
          <table:covered-table-cell table:style-name="ce67"/>
          <table:covered-table-cell table:number-columns-repeated="2" table:style-name="ce1"/>
          <table:covered-table-cell table:style-name="ce51"/>
          <table:table-cell table:style-name="ce99" table:number-columns-repeated="5"/>
          <table:table-cell table:number-columns-repeated="1010"/>
        </table:table-row>
        <table:table-row table:style-name="ro4">
          <table:table-cell table:style-name="ce50" office:value-type="string" calcext:value-type="string" table:number-columns-spanned="9" table:number-rows-spanned="1">
            <text:p>Подающий механизм</text:p>
          </table:table-cell>
          <table:covered-table-cell table:style-name="ce50"/>
          <table:covered-table-cell table:style-name="ce89"/>
          <table:covered-table-cell table:style-name="ce104"/>
          <table:covered-table-cell table:style-name="ce125"/>
          <table:covered-table-cell table:style-name="ce89"/>
          <table:covered-table-cell table:number-columns-repeated="2" table:style-name="ce20"/>
          <table:covered-table-cell table:style-name="ce51"/>
          <table:table-cell table:style-name="ce99" table:number-columns-repeated="5"/>
          <table:table-cell table:number-columns-repeated="1010"/>
        </table:table-row>
        <table:table-row table:style-name="ro4">
          <table:table-cell table:style-name="ce47" office:value-type="string" calcext:value-type="string">
            <text:p>Клон BMG</text:p>
          </table:table-cell>
          <table:table-cell table:style-name="ce22" office:value-type="currency" office:currency="RUB" office:value="836" calcext:value-type="currency">
            <text:p>836,00 ₽</text:p>
          </table:table-cell>
          <table:table-cell table:style-name="ce89" table:formula="of:=[.B4]*[$Настройки.$B$25]/[$БД.$B$47]" office:value-type="currency" office:currency="RUB" office:value="836" calcext:value-type="currency">
            <text:p>836 ₽</text:p>
          </table:table-cell>
          <table:table-cell table:style-name="ce106"/>
          <table:table-cell table:style-name="ce126" table:formula="of:=COM.MICROSOFT.IFS([$Настройки.B4]=[$БД.A4];1;[$Настройки.B4]=[#REF!];1;1;0)*[$Настройки.B3]" office:value-type="float" office:value="2" calcext:value-type="float">
            <text:p>2</text:p>
          </table:table-cell>
          <table:table-cell table:style-name="ce89" table:formula="of:=[.C4]*[.E4]" office:value-type="currency" office:currency="RUB" office:value="1672" calcext:value-type="currency">
            <text:p>1 672 ₽</text:p>
          </table:table-cell>
          <table:table-cell table:style-name="ce25" office:value-type="string" calcext:value-type="string">
            <text:p><text:a xlink:href="http://alii.pub/6fdbrk" xlink:type="simple">AE</text:a></text:p>
          </table:table-cell>
          <table:table-cell table:style-name="ce25"/>
          <table:table-cell table:style-name="ce117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LGX Lite</text:p>
          </table:table-cell>
          <table:table-cell table:style-name="ce22" table:formula="of:=58*[$БД.B47]" office:value-type="currency" office:currency="RUB" office:value="5527.4" calcext:value-type="currency">
            <text:p>5 527,40 ₽</text:p>
          </table:table-cell>
          <table:table-cell table:style-name="ce89" table:formula="of:=[.B5]*[$Настройки.$B$25]/[$БД.$B$47]" office:value-type="currency" office:currency="RUB" office:value="5527.4" calcext:value-type="currency">
            <text:p>5 527 ₽</text:p>
          </table:table-cell>
          <table:table-cell table:style-name="ce106"/>
          <table:table-cell table:style-name="ce126" table:formula="of:=IF([$Настройки.B4]=[$БД.A3];1;0)*[$Настройки.B3]" office:value-type="float" office:value="0" calcext:value-type="float">
            <text:p>0</text:p>
          </table:table-cell>
          <table:table-cell table:style-name="ce89" table:formula="of:=[.C5]*[.E5]" office:value-type="currency" office:currency="RUB" office:value="0" calcext:value-type="currency">
            <text:p>0 ₽</text:p>
          </table:table-cell>
          <table:table-cell table:style-name="ce25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25"/>
          <table:table-cell table:style-name="ce117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5"/>
        </table:table-row>
        <table:table-row table:style-name="ro5">
          <table:table-cell table:style-name="ce47" office:value-type="string" calcext:value-type="string">
            <text:p>Мотор Nema14 20мм</text:p>
          </table:table-cell>
          <table:table-cell table:style-name="ce22" office:value-type="currency" office:currency="RUB" office:value="1808" calcext:value-type="currency">
            <text:p>1 808,00 ₽</text:p>
          </table:table-cell>
          <table:table-cell table:style-name="ce89" table:formula="of:=[.B6]*[$Настройки.$B$25]/[$БД.$B$47]" office:value-type="currency" office:currency="RUB" office:value="1808" calcext:value-type="currency">
            <text:p>1 808 ₽</text:p>
          </table:table-cell>
          <table:table-cell table:style-name="ce107"/>
          <table:table-cell table:style-name="ce126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89" table:formula="of:=[.C6]*[.E6]" office:value-type="currency" office:currency="RUB" office:value="3616" calcext:value-type="currency">
            <text:p>3 616 ₽</text:p>
          </table:table-cell>
          <table:table-cell table:style-name="ce25" office:value-type="string" calcext:value-type="string">
            <text:p><text:a xlink:href="http://alli.pub/6fdf35" xlink:type="simple">AE</text:a></text:p>
          </table:table-cell>
          <table:table-cell table:style-name="ce25"/>
          <table:table-cell table:style-name="ce117" office:value-type="string" calcext:value-type="string">
            <text:p>Для вариантов с LGX Lite или Minifeeder. Обязательна запрессованная на вал мотора 10-зубая шестерня. Избегайте моторов 17мм так как у них не хватает крутящего момента, что ведёт к уменьшению производительности экструдера на ~1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 table:number-columns-spanned="9" table:number-rows-spanned="1">
            <text:p>Хотэнд</text:p>
          </table:table-cell>
          <table:covered-table-cell table:style-name="ce50"/>
          <table:covered-table-cell table:style-name="ce89" table:formula="of:=[.B7]*[$Настройки.$B$25]/[$БД.$B$47]" office:value-type="currency" office:currency="RUB" office:value="0" calcext:value-type="currency">
            <text:p>0 ₽</text:p>
          </table:covered-table-cell>
          <table:covered-table-cell table:style-name="ce104"/>
          <table:covered-table-cell table:style-name="ce125"/>
          <table:covered-table-cell table:style-name="ce89"/>
          <table:covered-table-cell table:number-columns-repeated="2" table:style-name="ce20"/>
          <table:covered-table-cell table:style-name="ce143"/>
          <table:table-cell table:number-columns-repeated="1015"/>
        </table:table-row>
        <table:table-row table:style-name="ro4">
          <table:table-cell table:style-name="ce47" office:value-type="string" calcext:value-type="string">
            <text:p>Радиатор CR-10</text:p>
          </table:table-cell>
          <table:table-cell table:style-name="ce22" office:value-type="currency" office:currency="RUB" office:value="161" calcext:value-type="currency">
            <text:p>161,00 ₽</text:p>
          </table:table-cell>
          <table:table-cell table:style-name="ce89" table:formula="of:=[.B8]*[$Настройки.$B$25]/[$БД.$B$47]" office:value-type="currency" office:currency="RUB" office:value="161" calcext:value-type="currency">
            <text:p>161 ₽</text:p>
          </table:table-cell>
          <table:table-cell table:style-name="ce106"/>
          <table:table-cell table:style-name="ce126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89" table:formula="of:=[.C8]*[.E8]" office:value-type="currency" office:currency="RUB" office:value="322" calcext:value-type="currency">
            <text:p>322 ₽</text:p>
          </table:table-cell>
          <table:table-cell table:style-name="ce22" office:value-type="string" calcext:value-type="string">
            <text:p><text:a xlink:href="http://alii.pub/6fdbv2" xlink:type="simple">AE</text:a></text:p>
          </table:table-cell>
          <table:table-cell table:style-name="ce25"/>
          <table:table-cell table:style-name="ce117" office:value-type="string" calcext:value-type="string">
            <text:p>Для головы с LGX Lite или K3D Minifeeder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Термобарьер CR-10 биметалл</text:p>
          </table:table-cell>
          <table:table-cell table:style-name="ce22" office:value-type="currency" office:currency="RUB" office:value="339" calcext:value-type="currency">
            <text:p>339,00 ₽</text:p>
          </table:table-cell>
          <table:table-cell table:style-name="ce89" table:formula="of:=[.B9]*[$Настройки.$B$25]/[$БД.$B$47]" office:value-type="currency" office:currency="RUB" office:value="339" calcext:value-type="currency">
            <text:p>339 ₽</text:p>
          </table:table-cell>
          <table:table-cell table:style-name="ce106"/>
          <table:table-cell table:style-name="ce126" table:formula="of:=[.E8]" office:value-type="float" office:value="2" calcext:value-type="float">
            <text:p>2</text:p>
          </table:table-cell>
          <table:table-cell table:style-name="ce89" table:formula="of:=[.C9]*[.E9]" office:value-type="currency" office:currency="RUB" office:value="678" calcext:value-type="currency">
            <text:p>678 ₽</text:p>
          </table:table-cell>
          <table:table-cell table:style-name="ce25" office:value-type="string" calcext:value-type="string">
            <text:p><text:a xlink:href="http://alii.pub/6fdblx" xlink:type="simple">AE</text:a></text:p>
          </table:table-cell>
          <table:table-cell table:style-name="ce25"/>
          <table:table-cell table:style-name="ce117" office:value-type="string" calcext:value-type="string">
            <text:p>Цельнометаллический титановый нельзя так как эффективности радиатора не хватит. Только биметалл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Хитблок e3d volcano</text:p>
          </table:table-cell>
          <table:table-cell table:style-name="ce22" office:value-type="currency" office:currency="RUB" office:value="202" calcext:value-type="currency">
            <text:p>202,00 ₽</text:p>
          </table:table-cell>
          <table:table-cell table:style-name="ce89" table:formula="of:=[.B10]*[$Настройки.$B$25]/[$БД.$B$47]" office:value-type="currency" office:currency="RUB" office:value="202" calcext:value-type="currency">
            <text:p>202 ₽</text:p>
          </table:table-cell>
          <table:table-cell table:style-name="ce106"/>
          <table:table-cell table:style-name="ce126" table:formula="of:=IF([$Настройки.B5]=[$БД.A8];1;0)*[$Настройки.B3]" office:value-type="float" office:value="2" calcext:value-type="float">
            <text:p>2</text:p>
          </table:table-cell>
          <table:table-cell table:style-name="ce89" table:formula="of:=[.C10]*[.E10]" office:value-type="currency" office:currency="RUB" office:value="404" calcext:value-type="currency">
            <text:p>404 ₽</text:p>
          </table:table-cell>
          <table:table-cell table:style-name="ce25" office:value-type="string" calcext:value-type="string">
            <text:p><text:a xlink:href="https://alli.pub/6qo3wf" xlink:type="simple">AE</text:a></text:p>
          </table:table-cell>
          <table:table-cell table:style-name="ce25"/>
          <table:table-cell table:style-name="ce117" office:value-type="string" calcext:value-type="string">
            <text:p>Алюминиевого хватит на все случаи эксплуатации + он самый дешевый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Хитблок CHC Pro</text:p>
          </table:table-cell>
          <table:table-cell table:style-name="ce22" office:value-type="currency" office:currency="RUB" office:value="1746" calcext:value-type="currency">
            <text:p>1 746,00 ₽</text:p>
          </table:table-cell>
          <table:table-cell table:style-name="ce89" table:formula="of:=[.B11]*[$Настройки.$B$25]/[$БД.$B$47]" office:value-type="currency" office:currency="RUB" office:value="1746" calcext:value-type="currency">
            <text:p>1 746 ₽</text:p>
          </table:table-cell>
          <table:table-cell table:style-name="ce106"/>
          <table:table-cell table:style-name="ce126" table:formula="of:=IF([$Настройки.B5]=[$БД.A9];1;0)*[$Настройки.B3]" office:value-type="float" office:value="0" calcext:value-type="float">
            <text:p>0</text:p>
          </table:table-cell>
          <table:table-cell table:style-name="ce89" table:formula="of:=[.C11]*[.E11]" office:value-type="currency" office:currency="RUB" office:value="0" calcext:value-type="currency">
            <text:p>0 ₽</text:p>
          </table:table-cell>
          <table:table-cell table:style-name="ce25" office:value-type="string" calcext:value-type="string">
            <text:p><text:a xlink:href="http://alii.pub/6fdbw8" xlink:type="simple">AE</text:a></text:p>
          </table:table-cell>
          <table:table-cell table:style-name="ce25"/>
          <table:table-cell table:style-name="ce117" office:value-type="string" calcext:value-type="string">
            <text:p>Медно-керамический хитблок с повышенной производительностью. Имеет встроенный нагреватель и термистор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Сопло e3d volcano</text:p>
          </table:table-cell>
          <table:table-cell table:style-name="ce22" office:value-type="currency" office:currency="RUB" office:value="206" calcext:value-type="currency">
            <text:p>206,00 ₽</text:p>
          </table:table-cell>
          <table:table-cell table:style-name="ce89" table:formula="of:=[.B12]*[$Настройки.$B$25]/[$БД.$B$47]" office:value-type="currency" office:currency="RUB" office:value="206" calcext:value-type="currency">
            <text:p>206 ₽</text:p>
          </table:table-cell>
          <table:table-cell table:style-name="ce106"/>
          <table:table-cell table:style-name="ce126" table:formula="of:=[.E10]+[.E11]" office:value-type="float" office:value="2" calcext:value-type="float">
            <text:p>2</text:p>
          </table:table-cell>
          <table:table-cell table:style-name="ce89" table:formula="of:=[.C12]*[.E12]" office:value-type="currency" office:currency="RUB" office:value="412" calcext:value-type="currency">
            <text:p>412 ₽</text:p>
          </table:table-cell>
          <table:table-cell table:style-name="ce25" office:value-type="string" calcext:value-type="string">
            <text:p><text:a xlink:href="http://alii.pub/6f6ep5" xlink:type="simple">AE</text:a></text:p>
          </table:table-cell>
          <table:table-cell table:style-name="ce25" office:value-type="string" calcext:value-type="string">
            <text:p><text:a xlink:href="http://alii.pub/6fdbkd" xlink:type="simple">AE</text:a></text:p>
          </table:table-cell>
          <table:table-cell table:style-name="ce117"/>
          <table:table-cell table:number-columns-repeated="1015"/>
        </table:table-row>
        <table:table-row table:style-name="ro4">
          <table:table-cell table:style-name="ce47" office:value-type="string" calcext:value-type="string">
            <text:p>Термистор</text:p>
          </table:table-cell>
          <table:table-cell table:style-name="ce22" office:value-type="currency" office:currency="RUB" office:value="180" calcext:value-type="currency">
            <text:p>180,00 ₽</text:p>
          </table:table-cell>
          <table:table-cell table:style-name="ce89" table:formula="of:=[.B13]*[$Настройки.$B$25]/[$БД.$B$47]" office:value-type="currency" office:currency="RUB" office:value="180" calcext:value-type="currency">
            <text:p>180 ₽</text:p>
          </table:table-cell>
          <table:table-cell table:style-name="ce106"/>
          <table:table-cell table:style-name="ce126" table:formula="of:=IF([.$E$11]&gt;0;0;1)*[$Настройки.$B$3]" office:value-type="float" office:value="2" calcext:value-type="float">
            <text:p>2</text:p>
          </table:table-cell>
          <table:table-cell table:style-name="ce89" table:formula="of:=[.C13]*[.E13]" office:value-type="currency" office:currency="RUB" office:value="360" calcext:value-type="currency">
            <text:p>360 ₽</text:p>
          </table:table-cell>
          <table:table-cell table:style-name="ce25" office:value-type="string" calcext:value-type="string">
            <text:p><text:a xlink:href="http://alii.pub/6f67vr" xlink:type="simple">AE</text:a></text:p>
          </table:table-cell>
          <table:table-cell table:style-name="ce25"/>
          <table:table-cell table:style-name="ce117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Нагревательный элемент 24в 40Вт</text:p>
          </table:table-cell>
          <table:table-cell table:style-name="ce22" office:value-type="currency" office:currency="RUB" office:value="166" calcext:value-type="currency">
            <text:p>166,00 ₽</text:p>
          </table:table-cell>
          <table:table-cell table:style-name="ce89" table:formula="of:=[.B14]*[$Настройки.$B$25]/[$БД.$B$47]" office:value-type="currency" office:currency="RUB" office:value="166" calcext:value-type="currency">
            <text:p>166 ₽</text:p>
          </table:table-cell>
          <table:table-cell table:style-name="ce106"/>
          <table:table-cell table:style-name="ce126" table:formula="of:=IF([.$E$11]&gt;0;0;1)*[$Настройки.$B$3]" office:value-type="float" office:value="2" calcext:value-type="float">
            <text:p>2</text:p>
          </table:table-cell>
          <table:table-cell table:style-name="ce89" table:formula="of:=[.C14]*[.E14]" office:value-type="currency" office:currency="RUB" office:value="332" calcext:value-type="currency">
            <text:p>332 ₽</text:p>
          </table:table-cell>
          <table:table-cell table:style-name="ce25" office:value-type="string" calcext:value-type="string">
            <text:p><text:a xlink:href="http://alli.pub/6fdf1z" xlink:type="simple">AE</text:a></text:p>
          </table:table-cell>
          <table:table-cell table:style-name="ce25"/>
          <table:table-cell table:style-name="ce117" office:value-type="string" calcext:value-type="string">
            <text:p>Для обычных хотэндов 40Вт нагреватель безопаснее всего так как он не может расплавить хитблок.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 table:number-columns-spanned="9" table:number-rows-spanned="1">
            <text:p>Система охлаждения</text:p>
          </table:table-cell>
          <table:covered-table-cell table:style-name="ce50"/>
          <table:covered-table-cell table:style-name="ce89" table:formula="of:=[.B15]*[$Настройки.$B$25]/[$БД.$B$47]" office:value-type="currency" office:currency="RUB" office:value="0" calcext:value-type="currency">
            <text:p>0 ₽</text:p>
          </table:covered-table-cell>
          <table:covered-table-cell table:style-name="ce104"/>
          <table:covered-table-cell table:style-name="ce125"/>
          <table:covered-table-cell table:style-name="ce89"/>
          <table:covered-table-cell table:number-columns-repeated="2" table:style-name="ce20"/>
          <table:covered-table-cell table:style-name="ce146"/>
          <table:table-cell table:number-columns-repeated="1015"/>
        </table:table-row>
        <table:table-row table:style-name="ro4">
          <table:table-cell table:style-name="ce47" office:value-type="string" calcext:value-type="string">
            <text:p>Вентилятор 5015 12-24в</text:p>
          </table:table-cell>
          <table:table-cell table:style-name="ce22" table:formula="of:=749/2" office:value-type="currency" office:currency="RUB" office:value="374.5" calcext:value-type="currency">
            <text:p>374,50 ₽</text:p>
          </table:table-cell>
          <table:table-cell table:style-name="ce89" table:formula="of:=[.B16]*[$Настройки.$B$25]/[$БД.$B$47]" office:value-type="currency" office:currency="RUB" office:value="374.5" calcext:value-type="currency">
            <text:p>375 ₽</text:p>
          </table:table-cell>
          <table:table-cell table:style-name="ce104"/>
          <table:table-cell table:style-name="ce125" table:formula="of:=COM.MICROSOFT.IFS([$Настройки.B4]=[$БД.A3];2;[$Настройки.B4]=[$БД.A4];2;[$Настройки.B4]=[#REF!];1;[$Настройки.B4]=#REF!;1;1;&quot;Ошибка&quot;)*[$Настройки.B3]" office:value-type="float" office:value="4" calcext:value-type="float">
            <text:p>4</text:p>
          </table:table-cell>
          <table:table-cell table:style-name="ce89" table:formula="of:=[.C16]*[.E16]" office:value-type="currency" office:currency="RUB" office:value="1498" calcext:value-type="currency">
            <text:p>1 498 ₽</text:p>
          </table:table-cell>
          <table:table-cell table:style-name="ce25" office:value-type="string" calcext:value-type="string">
            <text:p><text:a xlink:href="http://alli.pub/6fdf5h" xlink:type="simple">AE</text:a></text:p>
          </table:table-cell>
          <table:table-cell table:style-name="ce25"/>
          <table:table-cell table:style-name="ce117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Вентилятор 4010 12-24в</text:p>
          </table:table-cell>
          <table:table-cell table:style-name="ce22" office:value-type="currency" office:currency="RUB" office:value="300" calcext:value-type="currency">
            <text:p>300,00 ₽</text:p>
          </table:table-cell>
          <table:table-cell table:style-name="ce89" table:formula="of:=[.B17]*[$Настройки.$B$25]/[$БД.$B$47]" office:value-type="currency" office:currency="RUB" office:value="300" calcext:value-type="currency">
            <text:p>300 ₽</text:p>
          </table:table-cell>
          <table:table-cell table:style-name="ce104"/>
          <table:table-cell table:style-name="ce125" table:formula="of:=[$Настройки.B3]" office:value-type="float" office:value="2" calcext:value-type="float">
            <text:p>2</text:p>
          </table:table-cell>
          <table:table-cell table:style-name="ce89" table:formula="of:=[.C17]*[.E17]" office:value-type="currency" office:currency="RUB" office:value="600" calcext:value-type="currency">
            <text:p>600 ₽</text:p>
          </table:table-cell>
          <table:table-cell table:style-name="ce25" table:number-columns-repeated="2"/>
          <table:table-cell table:style-name="ce117" office:value-type="string" calcext:value-type="string">
            <text:p>Проще купить качественный недорогой в локальном компьютерном магазине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Трубка PTFE ID3 OD4</text:p>
          </table:table-cell>
          <table:table-cell table:style-name="ce22" table:formula="of:=122/1000" office:value-type="currency" office:currency="RUB" office:value="0.122" calcext:value-type="currency">
            <text:p>0,12 ₽</text:p>
          </table:table-cell>
          <table:table-cell table:style-name="ce91" table:formula="of:=[.B18]*[$Настройки.$B$25]/[$БД.$B$47]" office:value-type="currency" office:currency="RUB" office:value="0.122" calcext:value-type="currency">
            <text:p>0,12 ₽</text:p>
          </table:table-cell>
          <table:table-cell table:style-name="ce108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125" table:formula="of:=[$Настройки.B3]" office:value-type="float" office:value="2" calcext:value-type="float">
            <text:p>2</text:p>
          </table:table-cell>
          <table:table-cell table:style-name="ce89" table:formula="of:=[.C18]*[.D18]*[.E18]" office:value-type="currency" office:currency="RUB" office:value="153.72" calcext:value-type="currency">
            <text:p>154 ₽</text:p>
          </table:table-cell>
          <table:table-cell table:style-name="ce25" office:value-type="string" calcext:value-type="string">
            <text:p><text:a xlink:href="https://alli.pub/6qo429" xlink:type="simple">AE</text:a></text:p>
          </table:table-cell>
          <table:table-cell table:style-name="ce25"/>
          <table:table-cell table:style-name="ce117" office:value-type="string" calcext:value-type="string">
            <text:p>Для подвода прутка от катушек к экструдерам и сборки хотэнда. Длина расчитана грубо, брать с запасом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Ось X</text:p>
          </table:table-cell>
          <table:covered-table-cell table:style-name="ce80"/>
          <table:covered-table-cell table:style-name="ce89" table:formula="of:=[.B19]*[$Настройки.$B$25]/[$БД.$B$47]" office:value-type="currency" office:currency="RUB" office:value="0" calcext:value-type="currency">
            <text:p>0 ₽</text:p>
          </table:covered-table-cell>
          <table:covered-table-cell table:style-name="ce104"/>
          <table:covered-table-cell table:style-name="ce125"/>
          <table:covered-table-cell table:style-name="ce89"/>
          <table:covered-table-cell table:number-columns-repeated="2" table:style-name="ce20"/>
          <table:covered-table-cell table:style-name="ce117"/>
          <table:table-cell table:number-columns-repeated="1015"/>
        </table:table-row>
        <table:table-row table:style-name="ro4">
          <table:table-cell table:style-name="ce47" office:value-type="string" calcext:value-type="string">
            <text:p>Рельса MGN9</text:p>
          </table:table-cell>
          <table:table-cell table:style-name="ce22" table:formula="of:=(1316-[.B21])/500" office:value-type="currency" office:currency="RUB" office:value="1.586" calcext:value-type="currency">
            <text:p>1,59 ₽</text:p>
          </table:table-cell>
          <table:table-cell table:style-name="ce91" table:formula="of:=[.B20]*[$Настройки.$B$25]/[$БД.$B$47]" office:value-type="currency" office:currency="RUB" office:value="1.586" calcext:value-type="currency">
            <text:p>1,59 ₽</text:p>
          </table:table-cell>
          <table:table-cell table:style-name="ce108" table:formula="of:=[$Расчёты.B23]" office:value-type="float" office:value="520" calcext:value-type="float">
            <text:p>520 мм</text:p>
          </table:table-cell>
          <table:table-cell table:style-name="ce125" office:value-type="float" office:value="1" calcext:value-type="float">
            <text:p>1</text:p>
          </table:table-cell>
          <table:table-cell table:style-name="ce89" table:formula="of:=[.C20]*[.D20]*[.E20]" office:value-type="currency" office:currency="RUB" office:value="824.72" calcext:value-type="currency">
            <text:p>825 ₽</text:p>
          </table:table-cell>
          <table:table-cell table:style-name="ce25" office:value-type="string" calcext:value-type="string">
            <text:p><text:a xlink:href="http://alli.pub/6fdguc" xlink:type="simple">AE</text:a></text:p>
          </table:table-cell>
          <table:table-cell table:style-name="ce25"/>
          <table:table-cell table:style-name="ce147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Каретка MGN9H</text:p>
          </table:table-cell>
          <table:table-cell table:style-name="ce22" office:value-type="currency" office:currency="RUB" office:value="523" calcext:value-type="currency">
            <text:p>523,00 ₽</text:p>
          </table:table-cell>
          <table:table-cell table:style-name="ce89" table:formula="of:=[.B21]*[$Настройки.$B$25]/[$БД.$B$47]" office:value-type="currency" office:currency="RUB" office:value="523" calcext:value-type="currency">
            <text:p>523 ₽</text:p>
          </table:table-cell>
          <table:table-cell table:style-name="ce104"/>
          <table:table-cell table:style-name="ce125" table:formula="of:=[$Настройки.B3]" office:value-type="float" office:value="2" calcext:value-type="float">
            <text:p>2</text:p>
          </table:table-cell>
          <table:table-cell table:style-name="ce89" table:formula="of:=[.C21]*[.E21]" office:value-type="currency" office:currency="RUB" office:value="1046" calcext:value-type="currency">
            <text:p>1 046 ₽</text:p>
          </table:table-cell>
          <table:table-cell table:style-name="ce25" office:value-type="string" calcext:value-type="string">
            <text:p><text:a xlink:href="http://alli.pub/6fdguc" xlink:type="simple">AE</text:a></text:p>
          </table:table-cell>
          <table:table-cell table:style-name="ce25"/>
          <table:covered-table-cell table:style-name="ce117"/>
          <table:table-cell table:number-columns-repeated="1015"/>
        </table:table-row>
        <table:table-row table:style-name="ro6">
          <table:table-cell table:style-name="ce47" office:value-type="string" calcext:value-type="string">
            <text:p>Мотор Nema17; 38-60мм</text:p>
          </table:table-cell>
          <table:table-cell table:style-name="ce22" office:value-type="currency" office:currency="RUB" office:value="1031" calcext:value-type="currency">
            <text:p>1 031,00 ₽</text:p>
          </table:table-cell>
          <table:table-cell table:style-name="ce89" table:formula="of:=[.B22]*[$Настройки.$B$25]/[$БД.$B$47]" office:value-type="currency" office:currency="RUB" office:value="1031" calcext:value-type="currency">
            <text:p>1 031 ₽</text:p>
          </table:table-cell>
          <table:table-cell table:style-name="ce111"/>
          <table:table-cell table:style-name="ce125" table:formula="of:=[$Настройки.B3]" office:value-type="float" office:value="2" calcext:value-type="float">
            <text:p>2</text:p>
          </table:table-cell>
          <table:table-cell table:style-name="ce89" table:formula="of:=[.C22]*[.E22]" office:value-type="currency" office:currency="RUB" office:value="2062" calcext:value-type="currency">
            <text:p>2 062 ₽</text:p>
          </table:table-cell>
          <table:table-cell table:style-name="ce25" office:value-type="string" calcext:value-type="string">
            <text:p><text:a xlink:href="http://alli.pub/6fdh0r" xlink:type="simple">AE</text:a></text:p>
          </table:table-cell>
          <table:table-cell table:style-name="ce25"/>
          <table:table-cell table:style-name="ce117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5"/>
        </table:table-row>
        <table:table-row table:style-name="ro4">
          <table:table-cell table:style-name="ce58" office:value-type="string" calcext:value-type="string">
            <text:p>Шкив 2GT; вн.диам. 5 мм; 20 зубов </text:p>
          </table:table-cell>
          <table:table-cell table:style-name="ce22" table:formula="of:=1020/5" office:value-type="currency" office:currency="RUB" office:value="204" calcext:value-type="currency">
            <text:p>204,00 ₽</text:p>
          </table:table-cell>
          <table:table-cell table:style-name="ce89" table:formula="of:=[.B23]*[$Настройки.$B$25]/[$БД.$B$47]" office:value-type="currency" office:currency="RUB" office:value="204" calcext:value-type="currency">
            <text:p>204 ₽</text:p>
          </table:table-cell>
          <table:table-cell table:style-name="ce104"/>
          <table:table-cell table:style-name="ce125" table:formula="of:=[.E22]" office:value-type="float" office:value="2" calcext:value-type="float">
            <text:p>2</text:p>
          </table:table-cell>
          <table:table-cell table:style-name="ce89" table:formula="of:=[.C23]*[.E23]" office:value-type="currency" office:currency="RUB" office:value="408" calcext:value-type="currency">
            <text:p>408 ₽</text:p>
          </table:table-cell>
          <table:table-cell table:style-name="ce25" office:value-type="string" calcext:value-type="string">
            <text:p><text:a xlink:href="https://alli.pub/6qo44e" xlink:type="simple">AE</text:a></text:p>
          </table:table-cell>
          <table:table-cell table:style-name="ce25"/>
          <table:table-cell table:style-name="ce117"/>
          <table:table-cell table:number-columns-repeated="1015"/>
        </table:table-row>
        <table:table-row table:style-name="ro6">
          <table:table-cell table:style-name="ce47" office:value-type="string" calcext:value-type="string">
            <text:p>Ремень 2GT; 9-10мм</text:p>
          </table:table-cell>
          <table:table-cell table:style-name="ce22" table:formula="of:=1871/10000" office:value-type="currency" office:currency="RUB" office:value="0.1871" calcext:value-type="currency">
            <text:p>0,19 ₽</text:p>
          </table:table-cell>
          <table:table-cell table:style-name="ce91" table:formula="of:=[.B24]*[$Настройки.$B$25]/[$БД.$B$47]" office:value-type="currency" office:currency="RUB" office:value="0.1871" calcext:value-type="currency">
            <text:p>0,19 ₽</text:p>
          </table:table-cell>
          <table:table-cell table:style-name="ce108" table:formula="of:=3*([.D20]+80)+3*([$Настройки.B8]+120)" office:value-type="float" office:value="2910" calcext:value-type="float">
            <text:p>2910 мм</text:p>
          </table:table-cell>
          <table:table-cell table:style-name="ce125" table:formula="of:=[.E23]" office:value-type="float" office:value="2" calcext:value-type="float">
            <text:p>2</text:p>
          </table:table-cell>
          <table:table-cell table:style-name="ce89" table:formula="of:=[.C24]*[.D24]*[.E24]" office:value-type="currency" office:currency="RUB" office:value="1088.922" calcext:value-type="currency">
            <text:p>1 089 ₽</text:p>
          </table:table-cell>
          <table:table-cell table:style-name="ce25" office:value-type="string" calcext:value-type="string">
            <text:p><text:a xlink:href="https://alli.pub/6qo45k" xlink:type="simple">AE</text:a></text:p>
          </table:table-cell>
          <table:table-cell table:style-name="ce25"/>
          <table:table-cell table:style-name="ce117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Ось Y</text:p>
          </table:table-cell>
          <table:covered-table-cell table:style-name="ce80"/>
          <table:covered-table-cell table:style-name="ce89" table:formula="of:=[.B25]*[$Настройки.$B$25]/[$БД.$B$47]" office:value-type="currency" office:currency="RUB" office:value="0" calcext:value-type="currency">
            <text:p>0 ₽</text:p>
          </table:covered-table-cell>
          <table:covered-table-cell table:style-name="ce104"/>
          <table:covered-table-cell table:style-name="ce125"/>
          <table:covered-table-cell table:style-name="ce89"/>
          <table:covered-table-cell table:number-columns-repeated="2" table:style-name="ce20"/>
          <table:covered-table-cell table:style-name="ce117"/>
          <table:table-cell table:number-columns-repeated="1015"/>
        </table:table-row>
        <table:table-row table:style-name="ro4">
          <table:table-cell table:style-name="ce58" office:value-type="string" calcext:value-type="string">
            <text:p>Рельса MGN12</text:p>
          </table:table-cell>
          <table:table-cell table:style-name="ce85" table:formula="of:=(1595-[.B27])/500" office:value-type="currency" office:currency="RUB" office:value="1.974" calcext:value-type="currency">
            <text:p>1,97 ₽</text:p>
          </table:table-cell>
          <table:table-cell table:style-name="ce91" table:formula="of:=[.B26]*[$Настройки.$B$25]/[$БД.$B$47]" office:value-type="currency" office:currency="RUB" office:value="1.974" calcext:value-type="currency">
            <text:p>1,97 ₽</text:p>
          </table:table-cell>
          <table:table-cell table:style-name="ce111" table:formula="of:=[$Настройки.B8]+50" office:value-type="float" office:value="300" calcext:value-type="float">
            <text:p>300 мм</text:p>
          </table:table-cell>
          <table:table-cell table:style-name="ce127" office:value-type="float" office:value="2" calcext:value-type="float">
            <text:p>2</text:p>
          </table:table-cell>
          <table:table-cell table:style-name="ce89" table:formula="of:=[.C26]*[.D26]*[.E26]" office:value-type="currency" office:currency="RUB" office:value="1184.4" calcext:value-type="currency">
            <text:p>1 184 ₽</text:p>
          </table:table-cell>
          <table:table-cell table:style-name="ce25" office:value-type="string" calcext:value-type="string">
            <text:p><text:a xlink:href="http://alli.pub/6fdguc" xlink:type="simple">AE</text:a></text:p>
          </table:table-cell>
          <table:table-cell table:style-name="ce25"/>
          <table:table-cell table:style-name="ce147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4">
          <table:table-cell table:style-name="ce58" office:value-type="string" calcext:value-type="string">
            <text:p>Каретка MGN12H</text:p>
          </table:table-cell>
          <table:table-cell table:style-name="ce85" office:value-type="currency" office:currency="RUB" office:value="608" calcext:value-type="currency">
            <text:p>608,00 ₽</text:p>
          </table:table-cell>
          <table:table-cell table:style-name="ce89" table:formula="of:=[.B27]*[$Настройки.$B$25]/[$БД.$B$47]" office:value-type="currency" office:currency="RUB" office:value="608" calcext:value-type="currency">
            <text:p>608 ₽</text:p>
          </table:table-cell>
          <table:table-cell table:style-name="ce111"/>
          <table:table-cell table:style-name="ce127" table:formula="of:=[.E26]" office:value-type="float" office:value="2" calcext:value-type="float">
            <text:p>2</text:p>
          </table:table-cell>
          <table:table-cell table:style-name="ce89" table:formula="of:=[.C27]*[.E27]" office:value-type="currency" office:currency="RUB" office:value="1216" calcext:value-type="currency">
            <text:p>1 216 ₽</text:p>
          </table:table-cell>
          <table:table-cell table:style-name="ce25" office:value-type="string" calcext:value-type="string">
            <text:p><text:a xlink:href="http://alli.pub/6fdguc" xlink:type="simple">AE</text:a></text:p>
          </table:table-cell>
          <table:table-cell table:style-name="ce25"/>
          <table:covered-table-cell table:style-name="ce117"/>
          <table:table-cell table:number-columns-repeated="1015"/>
        </table:table-row>
        <table:table-row table:style-name="ro4">
          <table:table-cell table:style-name="ce47" office:value-type="string" calcext:value-type="string">
            <text:p>Мотор Nema17; 38-60мм</text:p>
          </table:table-cell>
          <table:table-cell table:style-name="ce22" office:value-type="currency" office:currency="RUB" office:value="1031" calcext:value-type="currency">
            <text:p>1 031,00 ₽</text:p>
          </table:table-cell>
          <table:table-cell table:style-name="ce89" table:formula="of:=[.B28]*[$Настройки.$B$25]/[$БД.$B$47]" office:value-type="currency" office:currency="RUB" office:value="1031" calcext:value-type="currency">
            <text:p>1 031 ₽</text:p>
          </table:table-cell>
          <table:table-cell table:style-name="ce104"/>
          <table:table-cell table:style-name="ce125" office:value-type="float" office:value="2" calcext:value-type="float">
            <text:p>2</text:p>
          </table:table-cell>
          <table:table-cell table:style-name="ce89" table:formula="of:=[.C28]*[.E28]" office:value-type="currency" office:currency="RUB" office:value="2062" calcext:value-type="currency">
            <text:p>2 062 ₽</text:p>
          </table:table-cell>
          <table:table-cell table:style-name="ce25" office:value-type="string" calcext:value-type="string">
            <text:p><text:a xlink:href="http://alli.pub/6fdh0r" xlink:type="simple">AE</text:a></text:p>
          </table:table-cell>
          <table:table-cell table:style-name="ce25"/>
          <table:table-cell table:style-name="ce117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5"/>
        </table:table-row>
        <table:table-row table:style-name="ro4">
          <table:table-cell table:style-name="ce58" office:value-type="string" calcext:value-type="string">
            <text:p>Шкив 2GT; вн.диам. 5 мм; 20 зубов </text:p>
          </table:table-cell>
          <table:table-cell table:style-name="ce22" table:formula="of:=[.B23]" office:value-type="currency" office:currency="RUB" office:value="204" calcext:value-type="currency">
            <text:p>204,00 ₽</text:p>
          </table:table-cell>
          <table:table-cell table:style-name="ce89" table:formula="of:=[.B29]*[$Настройки.$B$25]/[$БД.$B$47]" office:value-type="currency" office:currency="RUB" office:value="204" calcext:value-type="currency">
            <text:p>204 ₽</text:p>
          </table:table-cell>
          <table:table-cell table:style-name="ce79"/>
          <table:table-cell table:style-name="ce127" office:value-type="float" office:value="2" calcext:value-type="float">
            <text:p>2</text:p>
          </table:table-cell>
          <table:table-cell table:style-name="ce89" table:formula="of:=[.C29]*[.E29]" office:value-type="currency" office:currency="RUB" office:value="408" calcext:value-type="currency">
            <text:p>408 ₽</text:p>
          </table:table-cell>
          <table:table-cell table:style-name="ce25" office:value-type="string" calcext:value-type="string">
            <text:p><text:a xlink:href="https://alli.pub/6qo44e" xlink:type="simple">AE</text:a></text:p>
          </table:table-cell>
          <table:table-cell table:style-name="ce25"/>
          <table:table-cell table:style-name="ce123"/>
          <table:table-cell table:number-columns-repeated="1015"/>
        </table:table-row>
        <table:table-row table:style-name="ro4">
          <table:table-cell table:style-name="ce47" office:value-type="string" calcext:value-type="string">
            <text:p>Ремень 2GT; 9-10мм; открытый</text:p>
          </table:table-cell>
          <table:table-cell table:style-name="ce22" table:formula="of:=[.B24]" office:value-type="currency" office:currency="RUB" office:value="0.1871" calcext:value-type="currency">
            <text:p>0,19 ₽</text:p>
          </table:table-cell>
          <table:table-cell table:style-name="ce91" table:formula="of:=[.B30]*[$Настройки.$B$25]/[$БД.$B$47]" office:value-type="currency" office:currency="RUB" office:value="0.1871" calcext:value-type="currency">
            <text:p>0,19 ₽</text:p>
          </table:table-cell>
          <table:table-cell table:style-name="ce108" table:formula="of:=2*([$Настройки.B8]+120)" office:value-type="float" office:value="740" calcext:value-type="float">
            <text:p>740 мм</text:p>
          </table:table-cell>
          <table:table-cell table:style-name="ce125" office:value-type="float" office:value="2" calcext:value-type="float">
            <text:p>2</text:p>
          </table:table-cell>
          <table:table-cell table:style-name="ce89" table:formula="of:=[.C30]*[.D30]*[.E30]" office:value-type="currency" office:currency="RUB" office:value="276.908" calcext:value-type="currency">
            <text:p>277 ₽</text:p>
          </table:table-cell>
          <table:table-cell table:style-name="ce138" office:value-type="string" calcext:value-type="string">
            <text:p><text:a xlink:href="https://alli.pub/6qo45k" xlink:type="simple">AE</text:a></text:p>
          </table:table-cell>
          <table:table-cell table:style-name="ce138"/>
          <table:table-cell table:style-name="ce117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Ось Z</text:p>
          </table:table-cell>
          <table:covered-table-cell table:style-name="ce80"/>
          <table:covered-table-cell table:style-name="ce89" table:formula="of:=[.B31]*[$Настройки.$B$25]/[$БД.$B$47]" office:value-type="currency" office:currency="RUB" office:value="0" calcext:value-type="currency">
            <text:p>0 ₽</text:p>
          </table:covered-table-cell>
          <table:covered-table-cell table:style-name="ce79"/>
          <table:covered-table-cell table:style-name="ce127"/>
          <table:covered-table-cell table:style-name="ce136"/>
          <table:covered-table-cell table:number-columns-repeated="2" table:style-name="ce113"/>
          <table:covered-table-cell table:style-name="ce123"/>
          <table:table-cell table:number-columns-repeated="1015"/>
        </table:table-row>
        <table:table-row table:style-name="ro4">
          <table:table-cell table:style-name="ce58" office:value-type="string" calcext:value-type="string">
            <text:p>Каретка Openbuilds в сборе</text:p>
          </table:table-cell>
          <table:table-cell table:style-name="ce87" office:value-type="currency" office:currency="RUB" office:value="410" calcext:value-type="currency">
            <text:p>410,00 ₽</text:p>
          </table:table-cell>
          <table:table-cell table:style-name="ce89" table:formula="of:=[.B32]*[$Настройки.$B$25]/[$БД.$B$47]" office:value-type="currency" office:currency="RUB" office:value="410" calcext:value-type="currency">
            <text:p>410 ₽</text:p>
          </table:table-cell>
          <table:table-cell table:style-name="ce116"/>
          <table:table-cell table:style-name="ce128" table:formula="of:=[$Расчёты.B3]" office:value-type="float" office:value="2" calcext:value-type="float">
            <text:p>2</text:p>
          </table:table-cell>
          <table:table-cell table:style-name="ce89" table:formula="of:=[.C32]*[.E32]" office:value-type="currency" office:currency="RUB" office:value="820" calcext:value-type="currency">
            <text:p>820 ₽</text:p>
          </table:table-cell>
          <table:table-cell table:style-name="ce113" office:value-type="string" calcext:value-type="string">
            <text:p><text:a xlink:href="http://alli.pub/6fdhys" xlink:type="simple">AE</text:a></text:p>
          </table:table-cell>
          <table:table-cell table:style-name="ce113"/>
          <table:table-cell table:style-name="ce123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Винт Tr8x2</text:p>
          </table:table-cell>
          <table:table-cell table:style-name="ce85" table:formula="of:=484/300" office:value-type="currency" office:currency="RUB" office:value="1.61333333333333" calcext:value-type="currency">
            <text:p>1,61 ₽</text:p>
          </table:table-cell>
          <table:table-cell table:style-name="ce91" table:formula="of:=[.B33]*[$Настройки.$B$25]/[$БД.$B$47]" office:value-type="currency" office:currency="RUB" office:value="1.61333333333333" calcext:value-type="currency">
            <text:p>1,61 ₽</text:p>
          </table:table-cell>
          <table:table-cell table:style-name="ce108" table:formula="of:=CEILING([$Настройки.B9]+30;50)" office:value-type="float" office:value="300" calcext:value-type="float">
            <text:p>300 мм</text:p>
          </table:table-cell>
          <table:table-cell table:style-name="ce130" table:formula="of:=[$Расчёты.B4]" office:value-type="float" office:value="2" calcext:value-type="float">
            <text:p>2</text:p>
          </table:table-cell>
          <table:table-cell table:style-name="ce89" table:formula="of:=[.C33]*[.D33]*[.E33]" office:value-type="currency" office:currency="RUB" office:value="968" calcext:value-type="currency">
            <text:p>968 ₽</text:p>
          </table:table-cell>
          <table:table-cell table:style-name="ce138" office:value-type="string" calcext:value-type="string">
            <text:p><text:a xlink:href="http://alli.pub/6fdi93" xlink:type="simple">AE</text:a></text:p>
          </table:table-cell>
          <table:table-cell table:style-name="ce138"/>
          <table:table-cell table:style-name="ce117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Гайка POM Tr8x2</text:p>
          </table:table-cell>
          <table:table-cell table:style-name="ce22" table:formula="of:=308/2" office:value-type="currency" office:currency="RUB" office:value="154" calcext:value-type="currency">
            <text:p>154,00 ₽</text:p>
          </table:table-cell>
          <table:table-cell table:style-name="ce89" table:formula="of:=[.B34]*[$Настройки.$B$25]/[$БД.$B$47]" office:value-type="currency" office:currency="RUB" office:value="154" calcext:value-type="currency">
            <text:p>154 ₽</text:p>
          </table:table-cell>
          <table:table-cell table:style-name="ce104"/>
          <table:table-cell table:style-name="ce131" table:formula="of:=[.E33]" office:value-type="float" office:value="2" calcext:value-type="float">
            <text:p>2</text:p>
          </table:table-cell>
          <table:table-cell table:style-name="ce89" table:formula="of:=[.C34]*[.E34]" office:value-type="currency" office:currency="RUB" office:value="308" calcext:value-type="currency">
            <text:p>308 ₽</text:p>
          </table:table-cell>
          <table:table-cell table:style-name="ce138" office:value-type="string" calcext:value-type="string">
            <text:p><text:a xlink:href="http://alli.pub/6fdid6" xlink:type="simple">AE</text:a></text:p>
          </table:table-cell>
          <table:table-cell table:style-name="ce138"/>
          <table:covered-table-cell table:style-name="ce117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Мотор Nema17; 30-42мм</text:p>
          </table:table-cell>
          <table:table-cell table:style-name="ce22" office:value-type="currency" office:currency="RUB" office:value="1031" calcext:value-type="currency">
            <text:p>1 031,00 ₽</text:p>
          </table:table-cell>
          <table:table-cell table:style-name="ce89" table:formula="of:=[.B35]*[$Настройки.$B$25]/[$БД.$B$47]" office:value-type="currency" office:currency="RUB" office:value="1031" calcext:value-type="currency">
            <text:p>1 031 ₽</text:p>
          </table:table-cell>
          <table:table-cell table:style-name="ce104"/>
          <table:table-cell table:style-name="ce131" table:formula="of:=[.E34]" office:value-type="float" office:value="2" calcext:value-type="float">
            <text:p>2</text:p>
          </table:table-cell>
          <table:table-cell table:style-name="ce89" table:formula="of:=[.C35]*[.E35]" office:value-type="currency" office:currency="RUB" office:value="2062" calcext:value-type="currency">
            <text:p>2 062 ₽</text:p>
          </table:table-cell>
          <table:table-cell table:style-name="ce138" office:value-type="string" calcext:value-type="string">
            <text:p><text:a xlink:href="http://alli.pub/6fdh0r" xlink:type="simple">AE</text:a></text:p>
          </table:table-cell>
          <table:table-cell table:style-name="ce138"/>
          <table:table-cell table:style-name="ce117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Муфта жесткая 5x8мм</text:p>
          </table:table-cell>
          <table:table-cell table:style-name="ce22" office:value-type="currency" office:currency="RUB" office:value="128" calcext:value-type="currency">
            <text:p>128,00 ₽</text:p>
          </table:table-cell>
          <table:table-cell table:style-name="ce89" table:formula="of:=[.B36]*[$Настройки.$B$25]/[$БД.$B$47]" office:value-type="currency" office:currency="RUB" office:value="128" calcext:value-type="currency">
            <text:p>128 ₽</text:p>
          </table:table-cell>
          <table:table-cell table:style-name="ce104"/>
          <table:table-cell table:style-name="ce131" table:formula="of:=[.E35]" office:value-type="float" office:value="2" calcext:value-type="float">
            <text:p>2</text:p>
          </table:table-cell>
          <table:table-cell table:style-name="ce89" table:formula="of:=[.C36]*[.E36]" office:value-type="currency" office:currency="RUB" office:value="256" calcext:value-type="currency">
            <text:p>256 ₽</text:p>
          </table:table-cell>
          <table:table-cell table:style-name="ce138" office:value-type="string" calcext:value-type="string">
            <text:p><text:a xlink:href="http://alii.pub/6fdb9h" xlink:type="simple">AE</text:a></text:p>
          </table:table-cell>
          <table:table-cell table:style-name="ce138"/>
          <table:table-cell table:style-name="ce117" office:value-type="string" calcext:value-type="string">
            <text:p>Можно заменить на кулачковую или печатную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Стол</text:p>
          </table:table-cell>
          <table:covered-table-cell table:style-name="ce80"/>
          <table:covered-table-cell table:style-name="ce89" table:formula="of:=[.B37]*[$Настройки.$B$25]/[$БД.$B$47]" office:value-type="currency" office:currency="RUB" office:value="0" calcext:value-type="currency">
            <text:p>0 ₽</text:p>
          </table:covered-table-cell>
          <table:covered-table-cell table:style-name="ce79"/>
          <table:covered-table-cell table:style-name="ce127"/>
          <table:covered-table-cell table:style-name="ce136"/>
          <table:covered-table-cell table:number-columns-repeated="2" table:style-name="ce113"/>
          <table:covered-table-cell table:style-name="ce123"/>
          <table:table-cell table:number-columns-repeated="1015"/>
        </table:table-row>
        <table:table-row table:style-name="ro4">
          <table:table-cell table:style-name="ce62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22" table:formula="of:=1000/0.3/0.4" office:value-type="currency" office:currency="RUB" office:value="8333.33333333333" calcext:value-type="currency">
            <text:p>8 333,33 ₽</text:p>
          </table:table-cell>
          <table:table-cell table:style-name="ce89" table:formula="of:=[.B38]*[$Настройки.$B$25]/[$БД.$B$47]" office:value-type="currency" office:currency="RUB" office:value="8333.33333333333" calcext:value-type="currency">
            <text:p>8 333 ₽</text:p>
          </table:table-cell>
          <table:table-cell table:style-name="ce118" table:formula="of:=[$Настройки.B7]*([$Настройки.B8]+50)/1000000" office:value-type="float" office:value="0.12" calcext:value-type="float">
            <text:p>0,12 м²</text:p>
          </table:table-cell>
          <table:table-cell table:style-name="ce125" office:value-type="float" office:value="1" calcext:value-type="float">
            <text:p>1</text:p>
          </table:table-cell>
          <table:table-cell table:style-name="ce89" table:formula="of:=[.C38]*[.D38]*[.E38]" office:value-type="currency" office:currency="RUB" office:value="1000" calcext:value-type="currency">
            <text:p>1 000 ₽</text:p>
          </table:table-cell>
          <table:table-cell table:style-name="ce138" office:value-type="string" calcext:value-type="string">
            <text:p><text:a xlink:href="http://prutki.ru/list-alyuminievyj-amg2-tolshchina-4-mm/" xlink:type="simple">Prutki</text:a></text:p>
          </table:table-cell>
          <table:table-cell table:style-name="ce138"/>
          <table:table-cell table:style-name="ce117" office:value-type="string" calcext:value-type="string">
            <text:p>Можно заменить на латунь или стеклотекстолит</text:p>
          </table:table-cell>
          <table:table-cell table:number-columns-repeated="1015"/>
        </table:table-row>
        <table:table-row table:style-name="ro4">
          <table:table-cell table:style-name="ce62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22" table:formula="of:=2464/0.31/0.31" office:value-type="currency" office:currency="RUB" office:value="25639.9583766909" calcext:value-type="currency">
            <text:p>25 639,96 ₽</text:p>
          </table:table-cell>
          <table:table-cell table:style-name="ce89" table:formula="of:=[.B39]*[$Настройки.$B$25]/[$БД.$B$47]" office:value-type="currency" office:currency="RUB" office:value="25639.9583766909" calcext:value-type="currency">
            <text:p>25 640 ₽</text:p>
          </table:table-cell>
          <table:table-cell table:style-name="ce118" table:formula="of:=[$Настройки.B7]*[$Настройки.B8]/1000000" office:value-type="float" office:value="0.1" calcext:value-type="float">
            <text:p>0,1 м²</text:p>
          </table:table-cell>
          <table:table-cell table:style-name="ce125" office:value-type="float" office:value="1" calcext:value-type="float">
            <text:p>1</text:p>
          </table:table-cell>
          <table:table-cell table:style-name="ce89" table:formula="of:=[.C39]*[.D39]*[.E39]" office:value-type="currency" office:currency="RUB" office:value="2563.99583766909" calcext:value-type="currency">
            <text:p>2 564 ₽</text:p>
          </table:table-cell>
          <table:table-cell table:style-name="ce138" office:value-type="string" calcext:value-type="string">
            <text:p><text:a xlink:href="http://alli.pub/6fdk03" xlink:type="simple">AE</text:a></text:p>
          </table:table-cell>
          <table:table-cell table:style-name="ce138" office:value-type="string" calcext:value-type="string">
            <text:p><text:a xlink:href="http://alli.pub/6fdk4d" xlink:type="simple">AE</text:a></text:p>
          </table:table-cell>
          <table:table-cell table:style-name="ce117" office:value-type="string" calcext:value-type="string">
            <text:p>Желательно брать от проверенного проивзодителя ради безопасности</text:p>
          </table:table-cell>
          <table:table-cell table:number-columns-repeated="1015"/>
        </table:table-row>
        <table:table-row table:style-name="ro4">
          <table:table-cell table:style-name="ce62" table:formula="of:=CONCATENATE(&quot;Стекло &quot;;CEILING([Настройки.$B$7];10);&quot; х &quot;;CEILING([Настройки.$B$8] + 40;50);&quot; х 4 мм&quot;)" office:value-type="string" office:string-value="Стекло 400 х 300 х 4 мм" calcext:value-type="string">
            <text:p>Стекло 400 х 300 х 4 мм</text:p>
          </table:table-cell>
          <table:table-cell table:style-name="ce22" office:value-type="currency" office:currency="RUB" office:value="2000" calcext:value-type="currency">
            <text:p>2 000,00 ₽</text:p>
          </table:table-cell>
          <table:table-cell table:style-name="ce89" table:formula="of:=[.B40]*[$Настройки.$B$25]/[$БД.$B$47]" office:value-type="currency" office:currency="RUB" office:value="2000" calcext:value-type="currency">
            <text:p>2 000 ₽</text:p>
          </table:table-cell>
          <table:table-cell table:style-name="ce118" table:formula="of:=[.D38]" office:value-type="float" office:value="0.12" calcext:value-type="float">
            <text:p>0,12 м²</text:p>
          </table:table-cell>
          <table:table-cell table:style-name="ce125" office:value-type="float" office:value="1" calcext:value-type="float">
            <text:p>1</text:p>
          </table:table-cell>
          <table:table-cell table:style-name="ce89" table:formula="of:=[.C40]*[.D40]*[.E40]" office:value-type="currency" office:currency="RUB" office:value="240" calcext:value-type="currency">
            <text:p>240 ₽</text:p>
          </table:table-cell>
          <table:table-cell table:number-columns-repeated="2" table:style-name="ce138" office:value-type="string" calcext:value-type="string">
            <text:p>N/A</text:p>
          </table:table-cell>
          <table:table-cell table:style-name="ce117" office:value-type="string" calcext:value-type="string">
            <text:p>Обычное оконное стекло из ближайшей стеклорезки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Прищепка для стекла</text:p>
          </table:table-cell>
          <table:table-cell table:style-name="ce22" table:formula="of:=92/4" office:value-type="currency" office:currency="RUB" office:value="23" calcext:value-type="currency">
            <text:p>23,00 ₽</text:p>
          </table:table-cell>
          <table:table-cell table:style-name="ce89" table:formula="of:=[.B41]*[$Настройки.$B$25]/[$БД.$B$47]" office:value-type="currency" office:currency="RUB" office:value="23" calcext:value-type="currency">
            <text:p>23 ₽</text:p>
          </table:table-cell>
          <table:table-cell table:style-name="ce104"/>
          <table:table-cell table:style-name="ce125" office:value-type="float" office:value="4" calcext:value-type="float">
            <text:p>4</text:p>
          </table:table-cell>
          <table:table-cell table:style-name="ce89" table:formula="of:=[.C41]*[.E41]" office:value-type="currency" office:currency="RUB" office:value="92" calcext:value-type="currency">
            <text:p>92 ₽</text:p>
          </table:table-cell>
          <table:table-cell table:style-name="ce138" office:value-type="string" calcext:value-type="string">
            <text:p><text:a xlink:href="http://alli.pub/6fdkaz" xlink:type="simple">AE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4">
          <table:table-cell table:style-name="ce47" office:value-type="string" calcext:value-type="string">
            <text:p>Пружина OD8 L25</text:p>
          </table:table-cell>
          <table:table-cell table:style-name="ce22" table:formula="of:=92/5" office:value-type="currency" office:currency="RUB" office:value="18.4" calcext:value-type="currency">
            <text:p>18,40 ₽</text:p>
          </table:table-cell>
          <table:table-cell table:style-name="ce89" table:formula="of:=[.B42]*[$Настройки.$B$25]/[$БД.$B$47]" office:value-type="currency" office:currency="RUB" office:value="18.4" calcext:value-type="currency">
            <text:p>18 ₽</text:p>
          </table:table-cell>
          <table:table-cell table:style-name="ce104"/>
          <table:table-cell table:style-name="ce125" table:formula="of:=[$Настройки.B10]" office:value-type="float" office:value="6" calcext:value-type="float">
            <text:p>6</text:p>
          </table:table-cell>
          <table:table-cell table:style-name="ce89" table:formula="of:=[.C42]*[.E42]" office:value-type="currency" office:currency="RUB" office:value="110.4" calcext:value-type="currency">
            <text:p>110 ₽</text:p>
          </table:table-cell>
          <table:table-cell table:style-name="ce138" office:value-type="string" calcext:value-type="string">
            <text:p><text:a xlink:href="http://alli.pub/6fdosk" xlink:type="simple">AE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Электроника</text:p>
          </table:table-cell>
          <table:covered-table-cell table:style-name="ce80"/>
          <table:covered-table-cell table:style-name="ce89" table:formula="of:=[.B43]*[$Настройки.$B$25]/[$БД.$B$47]" office:value-type="currency" office:currency="RUB" office:value="0" calcext:value-type="currency">
            <text:p>0 ₽</text:p>
          </table:covered-table-cell>
          <table:covered-table-cell table:style-name="ce79"/>
          <table:covered-table-cell table:style-name="ce127"/>
          <table:covered-table-cell table:style-name="ce136"/>
          <table:covered-table-cell table:number-columns-repeated="2" table:style-name="ce113"/>
          <table:covered-table-cell table:style-name="ce123"/>
          <table:table-cell table:number-columns-repeated="1015"/>
        </table:table-row>
        <table:table-row table:style-name="ro4">
          <table:table-cell table:style-name="ce47" office:value-type="string" calcext:value-type="string">
            <text:p>Блок питания 24в 200Вт</text:p>
          </table:table-cell>
          <table:table-cell table:style-name="ce22" office:value-type="currency" office:currency="RUB" office:value="2240" calcext:value-type="currency">
            <text:p>2 240,00 ₽</text:p>
          </table:table-cell>
          <table:table-cell table:style-name="ce89" table:formula="of:=[.B44]*[$Настройки.$B$25]/[$БД.$B$47]" office:value-type="currency" office:currency="RUB" office:value="2240" calcext:value-type="currency">
            <text:p>2 240 ₽</text:p>
          </table:table-cell>
          <table:table-cell table:style-name="ce104"/>
          <table:table-cell table:style-name="ce125" table:formula="of:=IF([$Расчёты.D16]&lt;=200;1;0)" office:value-type="float" office:value="1" calcext:value-type="float">
            <text:p>1</text:p>
          </table:table-cell>
          <table:table-cell table:style-name="ce89" table:formula="of:=[.C44]*[.E44]" office:value-type="currency" office:currency="RUB" office:value="2240" calcext:value-type="currency">
            <text:p>2 240 ₽</text:p>
          </table:table-cell>
          <table:table-cell table:style-name="ce138" office:value-type="string" calcext:value-type="string">
            <text:p><text:a xlink:href="https://www.chipdip.ru/product/lrs-200-24" xlink:type="simple">CD</text:a></text:p>
          </table:table-cell>
          <table:table-cell table:style-name="ce138"/>
          <table:table-cell table:style-name="ce117" office:value-type="string" calcext:value-type="string">
            <text:p>Качественный блок питания с пассивным охлаждением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Блок питания 24в 350Вт</text:p>
          </table:table-cell>
          <table:table-cell table:style-name="ce22" office:value-type="currency" office:currency="RUB" office:value="2440" calcext:value-type="currency">
            <text:p>2 440,00 ₽</text:p>
          </table:table-cell>
          <table:table-cell table:style-name="ce89" table:formula="of:=[.B45]*[$Настройки.$B$25]/[$БД.$B$47]" office:value-type="currency" office:currency="RUB" office:value="2440" calcext:value-type="currency">
            <text:p>2 440 ₽</text:p>
          </table:table-cell>
          <table:table-cell table:style-name="ce104"/>
          <table:table-cell table:style-name="ce125" table:formula="of:=IF([$Расчёты.D16]&gt;200;1;0)" office:value-type="float" office:value="0" calcext:value-type="float">
            <text:p>0</text:p>
          </table:table-cell>
          <table:table-cell table:style-name="ce89" table:formula="of:=[.C45]*[.E45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s://www.chipdip.ru/product/lrs-350-24" xlink:type="simple">CD</text:a></text:p>
          </table:table-cell>
          <table:table-cell table:style-name="ce138"/>
          <table:table-cell table:style-name="ce117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Блок питания 48в 200Вт</text:p>
          </table:table-cell>
          <table:table-cell table:style-name="ce22" office:value-type="currency" office:currency="RUB" office:value="2250" calcext:value-type="currency">
            <text:p>2 250,00 ₽</text:p>
          </table:table-cell>
          <table:table-cell table:style-name="ce89" table:formula="of:=[.B46]*[$Настройки.$B$25]/[$БД.$B$47]" office:value-type="currency" office:currency="RUB" office:value="2250" calcext:value-type="currency">
            <text:p>2 250 ₽</text:p>
          </table:table-cell>
          <table:table-cell table:style-name="ce104"/>
          <table:table-cell table:style-name="ce125" table:formula="of:=IF([$Настройки.B13]=[$БД.A21];1;0)" office:value-type="float" office:value="0" calcext:value-type="float">
            <text:p>0</text:p>
          </table:table-cell>
          <table:table-cell table:style-name="ce89" table:formula="of:=[.C46]*[.E46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s://www.chipdip.ru/product/lrs-200-48" xlink:type="simple">CD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4">
          <table:table-cell table:style-name="ce47" office:value-type="string" calcext:value-type="string">
            <text:p>Блок питания 5в 25Вт</text:p>
          </table:table-cell>
          <table:table-cell table:style-name="ce22" office:value-type="currency" office:currency="RUB" office:value="770" calcext:value-type="currency">
            <text:p>770,00 ₽</text:p>
          </table:table-cell>
          <table:table-cell table:style-name="ce89" table:formula="of:=[.B47]*[$Настройки.$B$25]/[$БД.$B$47]" office:value-type="currency" office:currency="RUB" office:value="770" calcext:value-type="currency">
            <text:p>770 ₽</text:p>
          </table:table-cell>
          <table:table-cell table:style-name="ce104"/>
          <table:table-cell table:style-name="ce125" table:formula="of:=IF([$Настройки.B13]=[$БД.A22];1;0)" office:value-type="float" office:value="0" calcext:value-type="float">
            <text:p>0</text:p>
          </table:table-cell>
          <table:table-cell table:style-name="ce89" table:formula="of:=[.C47]*[.E47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s://www.chipdip.ru/product/rs-25-5" xlink:type="simple">CD</text:a></text:p>
          </table:table-cell>
          <table:table-cell table:style-name="ce138"/>
          <table:table-cell table:style-name="ce117" office:value-type="string" calcext:value-type="string">
            <text:p>На случай, если 5в линии питания материнской платы не будет хватать для питания управляющей платы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Вентилятор 90-120 мм 12 в</text:p>
          </table:table-cell>
          <table:table-cell table:style-name="ce22" office:value-type="currency" office:currency="RUB" office:value="299" calcext:value-type="currency">
            <text:p>299,00 ₽</text:p>
          </table:table-cell>
          <table:table-cell table:style-name="ce89" table:formula="of:=[.B48]*[$Настройки.$B$25]/[$БД.$B$47]" office:value-type="currency" office:currency="RUB" office:value="299" calcext:value-type="currency">
            <text:p>299 ₽</text:p>
          </table:table-cell>
          <table:table-cell table:style-name="ce104"/>
          <table:table-cell table:style-name="ce125" table:formula="of:=[.E45]" office:value-type="float" office:value="0" calcext:value-type="float">
            <text:p>0</text:p>
          </table:table-cell>
          <table:table-cell table:style-name="ce89" table:formula="of:=[.C48]*[.E48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s://www.dns-shop.ru/product/0b8ea57aad253332/ventilator-xilence-xf038-xpf92r/" xlink:type="simple">DNS</text:a></text:p>
          </table:table-cell>
          <table:table-cell table:style-name="ce141"/>
          <table:table-cell table:style-name="ce117" office:value-type="string" calcext:value-type="string">
            <text:p>Для замены вентилятора в блоке питания LRS-350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Fysetc Spider + 8x tmc2209</text:p>
          </table:table-cell>
          <table:table-cell table:style-name="ce22" office:value-type="currency" office:currency="RUB" office:value="6673" calcext:value-type="currency">
            <text:p>6 673,00 ₽</text:p>
          </table:table-cell>
          <table:table-cell table:style-name="ce89" table:formula="of:=[.B49]*[$Настройки.$B$25]/[$БД.$B$47]" office:value-type="currency" office:currency="RUB" office:value="6673" calcext:value-type="currency">
            <text:p>6 673 ₽</text:p>
          </table:table-cell>
          <table:table-cell table:style-name="ce104"/>
          <table:table-cell table:style-name="ce125" table:formula="of:=IF([$Настройки.B13]=[$БД.A19];1;0)" office:value-type="float" office:value="0" calcext:value-type="float">
            <text:p>0</text:p>
          </table:table-cell>
          <table:table-cell table:style-name="ce89" table:formula="of:=[.C49]*[.E49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://alli.pub/6fdksh" xlink:type="simple">AE</text:a></text:p>
          </table:table-cell>
          <table:table-cell table:style-name="ce138"/>
          <table:table-cell table:style-name="ce117" table:formula="of:=[$БД.B19]" office:value-type="string" office:string-value="Подходит для обычной сборки принтера с IDEX, но без высоковольтных драйверов" calcext:value-type="string">
            <text:p>Подходит для обычной сборки принтера с IDEX, но без высоковольтных драйверов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BTT Octopus + 8x tmc2209</text:p>
          </table:table-cell>
          <table:table-cell table:style-name="ce22" office:value-type="currency" office:currency="RUB" office:value="6186" calcext:value-type="currency">
            <text:p>6 186,00 ₽</text:p>
          </table:table-cell>
          <table:table-cell table:style-name="ce89" table:formula="of:=[.B50]*[$Настройки.$B$25]/[$БД.$B$47]" office:value-type="currency" office:currency="RUB" office:value="6186" calcext:value-type="currency">
            <text:p>6 186 ₽</text:p>
          </table:table-cell>
          <table:table-cell table:style-name="ce104"/>
          <table:table-cell table:style-name="ce125" table:formula="of:=IF([$Настройки.B13]=[$БД.A20];1;0)" office:value-type="float" office:value="1" calcext:value-type="float">
            <text:p>1</text:p>
          </table:table-cell>
          <table:table-cell table:style-name="ce89" table:formula="of:=[.C50]*[.E50]" office:value-type="currency" office:currency="RUB" office:value="6186" calcext:value-type="currency">
            <text:p>6 186 ₽</text:p>
          </table:table-cell>
          <table:table-cell table:style-name="ce138" office:value-type="string" calcext:value-type="string">
            <text:p><text:a xlink:href="http://alli.pub/6fdkrb" xlink:type="simple">AE</text:a></text:p>
          </table:table-cell>
          <table:table-cell table:style-name="ce138"/>
          <table:table-cell table:style-name="ce117" table:formula="of:=[$БД.B20]" office:value-type="string" office:string-value="Подходит для обычной сборки принтера с IDEX, но без высоковольтных драйверов" calcext:value-type="string">
            <text:p>Подходит для обычной сборки принтера с IDEX, но без высоковольтных драйверов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BTT Octopus Pro + 4x tmc2209 + 4x tmc5160pro</text:p>
          </table:table-cell>
          <table:table-cell table:style-name="ce22" office:value-type="currency" office:currency="RUB" office:value="12000" calcext:value-type="currency">
            <text:p>12 000,00 ₽</text:p>
          </table:table-cell>
          <table:table-cell table:style-name="ce89" table:formula="of:=[.B51]*[$Настройки.$B$25]/[$БД.$B$47]" office:value-type="currency" office:currency="RUB" office:value="12000" calcext:value-type="currency">
            <text:p>12 000 ₽</text:p>
          </table:table-cell>
          <table:table-cell table:style-name="ce104"/>
          <table:table-cell table:style-name="ce125" table:formula="of:=IF([$Настройки.B13]=[$БД.A21];1;0)" office:value-type="float" office:value="0" calcext:value-type="float">
            <text:p>0</text:p>
          </table:table-cell>
          <table:table-cell table:style-name="ce89" table:formula="of:=[.C51]*[.E51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://alli.pub/6fdkn8" xlink:type="simple">AE</text:a></text:p>
          </table:table-cell>
          <table:table-cell table:style-name="ce138"/>
          <table:table-cell table:style-name="ce117" table:formula="of:=[$БД.B21]" office:value-type="string" office:string-value="Подходит для сборки принтера с IDEX и высоковольтными драйверами" calcext:value-type="string">
            <text:p>Подходит для сборки принтера с IDEX и высоковольтными драйверами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BTT SKR 1.4 + 5x tmc2209</text:p>
          </table:table-cell>
          <table:table-cell table:style-name="ce22" office:value-type="currency" office:currency="RUB" office:value="3909" calcext:value-type="currency">
            <text:p>3 909,00 ₽</text:p>
          </table:table-cell>
          <table:table-cell table:style-name="ce89" table:formula="of:=[.B52]*[$Настройки.$B$25]/[$БД.$B$47]" office:value-type="currency" office:currency="RUB" office:value="3909" calcext:value-type="currency">
            <text:p>3 909 ₽</text:p>
          </table:table-cell>
          <table:table-cell table:style-name="ce104"/>
          <table:table-cell table:style-name="ce125" table:formula="of:=IF([$Настройки.B13]=[$БД.A22];1;0)" office:value-type="float" office:value="0" calcext:value-type="float">
            <text:p>0</text:p>
          </table:table-cell>
          <table:table-cell table:style-name="ce89" table:formula="of:=[.C52]*[.E52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://alli.pub/6fdkn8" xlink:type="simple">AE</text:a></text:p>
          </table:table-cell>
          <table:table-cell table:style-name="ce138"/>
          <table:table-cell table:style-name="ce117" table:formula="of:=[$БД.B22]" office:value-type="string" office:string-value="Подходит для сборки принтера без IDEX (с 1 печатающей головой)" calcext:value-type="string">
            <text:p>Подходит для сборки принтера без IDEX (с 1 печатающей головой)</text:p>
          </table:table-cell>
          <table:table-cell table:number-columns-repeated="1015"/>
        </table:table-row>
        <table:table-row table:style-name="ro4">
          <table:table-cell table:style-name="ce64" office:value-type="string" calcext:value-type="string">
            <text:p>Orange Pi Lite</text:p>
          </table:table-cell>
          <table:table-cell table:style-name="ce22" office:value-type="currency" office:currency="RUB" office:value="2573" calcext:value-type="currency">
            <text:p>2 573,00 ₽</text:p>
          </table:table-cell>
          <table:table-cell table:style-name="ce89" table:formula="of:=[.B53]*[$Настройки.$B$25]/[$БД.$B$47]" office:value-type="currency" office:currency="RUB" office:value="2573" calcext:value-type="currency">
            <text:p>2 573 ₽</text:p>
          </table:table-cell>
          <table:table-cell table:style-name="ce104"/>
          <table:table-cell table:style-name="ce125" table:formula="of:=IF([$Настройки.B14]=[$БД.A26];1;0)" office:value-type="float" office:value="0" calcext:value-type="float">
            <text:p>0</text:p>
          </table:table-cell>
          <table:table-cell table:style-name="ce89" table:formula="of:=[.C53]*[.E53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://alli.pub/6fdkvl" xlink:type="simple">AE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4">
          <table:table-cell table:style-name="ce64" office:value-type="string" calcext:value-type="string">
            <text:p>Orange Pi 3 LTS</text:p>
          </table:table-cell>
          <table:table-cell table:style-name="ce22" office:value-type="currency" office:currency="RUB" office:value="3336" calcext:value-type="currency">
            <text:p>3 336,00 ₽</text:p>
          </table:table-cell>
          <table:table-cell table:style-name="ce89" table:formula="of:=[.B54]*[$Настройки.$B$25]/[$БД.$B$47]" office:value-type="currency" office:currency="RUB" office:value="3336" calcext:value-type="currency">
            <text:p>3 336 ₽</text:p>
          </table:table-cell>
          <table:table-cell table:style-name="ce104"/>
          <table:table-cell table:style-name="ce125" table:formula="of:=IF([$Настройки.B14]=[$БД.A27];1;0)" office:value-type="float" office:value="1" calcext:value-type="float">
            <text:p>1</text:p>
          </table:table-cell>
          <table:table-cell table:style-name="ce89" table:formula="of:=[.C54]*[.E54]" office:value-type="currency" office:currency="RUB" office:value="3336" calcext:value-type="currency">
            <text:p>3 336 ₽</text:p>
          </table:table-cell>
          <table:table-cell table:style-name="ce138" office:value-type="string" calcext:value-type="string">
            <text:p><text:a xlink:href="http://alii.pub/6fdbj0" xlink:type="simple">AE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4">
          <table:table-cell table:style-name="ce64" office:value-type="string" calcext:value-type="string">
            <text:p>Orange Pi 4 LTS</text:p>
          </table:table-cell>
          <table:table-cell table:style-name="ce22" office:value-type="currency" office:currency="RUB" office:value="6949" calcext:value-type="currency">
            <text:p>6 949,00 ₽</text:p>
          </table:table-cell>
          <table:table-cell table:style-name="ce89" table:formula="of:=[.B55]*[$Настройки.$B$25]/[$БД.$B$47]" office:value-type="currency" office:currency="RUB" office:value="6949" calcext:value-type="currency">
            <text:p>6 949 ₽</text:p>
          </table:table-cell>
          <table:table-cell table:style-name="ce104"/>
          <table:table-cell table:style-name="ce125" table:formula="of:=IF([$Настройки.B14]=[$БД.A28];1;0)" office:value-type="float" office:value="0" calcext:value-type="float">
            <text:p>0</text:p>
          </table:table-cell>
          <table:table-cell table:style-name="ce89" table:formula="of:=[.C55]*[.E55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://alli.pub/6fdkum" xlink:type="simple">AE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4">
          <table:table-cell table:style-name="ce64" office:value-type="string" calcext:value-type="string">
            <text:p>Fysetc mini 12864</text:p>
          </table:table-cell>
          <table:table-cell table:style-name="ce22" office:value-type="currency" office:currency="RUB" office:value="1130" calcext:value-type="currency">
            <text:p>1 130,00 ₽</text:p>
          </table:table-cell>
          <table:table-cell table:style-name="ce89" table:formula="of:=[.B56]*[$Настройки.$B$25]/[$БД.$B$47]" office:value-type="currency" office:currency="RUB" office:value="1130" calcext:value-type="currency">
            <text:p>1 130 ₽</text:p>
          </table:table-cell>
          <table:table-cell table:style-name="ce104"/>
          <table:table-cell table:style-name="ce125" table:formula="of:=IF([$Настройки.B15]=[$БД.A74];1;0)" office:value-type="float" office:value="0" calcext:value-type="float">
            <text:p>0</text:p>
          </table:table-cell>
          <table:table-cell table:style-name="ce89" table:formula="of:=[.C56]*[.E56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s://aliclick.shop/s/vmlvzb" xlink:type="simple">AE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4">
          <table:table-cell table:style-name="ce64" office:value-type="string" calcext:value-type="string">
            <text:p>Карта памяти microSD 16Gb</text:p>
          </table:table-cell>
          <table:table-cell table:style-name="ce22" office:value-type="currency" office:currency="RUB" office:value="599" calcext:value-type="currency">
            <text:p>599,00 ₽</text:p>
          </table:table-cell>
          <table:table-cell table:style-name="ce89" table:formula="of:=[.B57]*[$Настройки.$B$25]/[$БД.$B$47]" office:value-type="currency" office:currency="RUB" office:value="599" calcext:value-type="currency">
            <text:p>599 ₽</text:p>
          </table:table-cell>
          <table:table-cell table:style-name="ce104"/>
          <table:table-cell table:style-name="ce125" office:value-type="float" office:value="1" calcext:value-type="float">
            <text:p>1</text:p>
          </table:table-cell>
          <table:table-cell table:style-name="ce89" table:formula="of:=[.C57]*[.E57]" office:value-type="currency" office:currency="RUB" office:value="599" calcext:value-type="currency">
            <text:p>599 ₽</text:p>
          </table:table-cell>
          <table:table-cell table:style-name="ce138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4">
          <table:table-cell table:style-name="ce47" office:value-type="string" calcext:value-type="string">
            <text:p>Реле твердотельное 25А</text:p>
          </table:table-cell>
          <table:table-cell table:style-name="ce22" office:value-type="currency" office:currency="RUB" office:value="284" calcext:value-type="currency">
            <text:p>284,00 ₽</text:p>
          </table:table-cell>
          <table:table-cell table:style-name="ce89" table:formula="of:=[.B58]*[$Настройки.$B$25]/[$БД.$B$47]" office:value-type="currency" office:currency="RUB" office:value="284" calcext:value-type="currency">
            <text:p>284 ₽</text:p>
          </table:table-cell>
          <table:table-cell table:style-name="ce104"/>
          <table:table-cell table:style-name="ce125" office:value-type="float" office:value="2" calcext:value-type="float">
            <text:p>2</text:p>
          </table:table-cell>
          <table:table-cell table:style-name="ce89" table:formula="of:=[.C58]*[.E58]" office:value-type="currency" office:currency="RUB" office:value="568" calcext:value-type="currency">
            <text:p>568 ₽</text:p>
          </table:table-cell>
          <table:table-cell table:style-name="ce138" office:value-type="string" calcext:value-type="string">
            <text:p><text:a xlink:href="http://alli.pub/6fdkwk" xlink:type="simple">AE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4">
          <table:table-cell table:style-name="ce47" office:value-type="string" calcext:value-type="string">
            <text:p>Концевик оптический</text:p>
          </table:table-cell>
          <table:table-cell table:style-name="ce22" office:value-type="currency" office:currency="RUB" office:value="86" calcext:value-type="currency">
            <text:p>86,00 ₽</text:p>
          </table:table-cell>
          <table:table-cell table:style-name="ce89" table:formula="of:=[.B59]*[$Настройки.$B$25]/[$БД.$B$47]" office:value-type="currency" office:currency="RUB" office:value="86" calcext:value-type="currency">
            <text:p>86 ₽</text:p>
          </table:table-cell>
          <table:table-cell table:style-name="ce104"/>
          <table:table-cell table:style-name="ce125" office:value-type="float" office:value="2" calcext:value-type="float">
            <text:p>2</text:p>
          </table:table-cell>
          <table:table-cell table:style-name="ce89" table:formula="of:=[.C59]*[.E59]" office:value-type="currency" office:currency="RUB" office:value="172" calcext:value-type="currency">
            <text:p>172 ₽</text:p>
          </table:table-cell>
          <table:table-cell table:style-name="ce138" office:value-type="string" calcext:value-type="string">
            <text:p><text:a xlink:href="http://alli.pub/6fdkg8" xlink:type="simple">AE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6">
          <table:table-cell table:style-name="ce47" office:value-type="string" calcext:value-type="string">
            <text:p>Концевик механический</text:p>
          </table:table-cell>
          <table:table-cell table:style-name="ce22" table:formula="of:=125/10" office:value-type="currency" office:currency="RUB" office:value="12.5" calcext:value-type="currency">
            <text:p>12,50 ₽</text:p>
          </table:table-cell>
          <table:table-cell table:style-name="ce89" table:formula="of:=[.B60]*[$Настройки.$B$25]/[$БД.$B$47]" office:value-type="currency" office:currency="RUB" office:value="12.5" calcext:value-type="currency">
            <text:p>13 ₽</text:p>
          </table:table-cell>
          <table:table-cell table:style-name="ce104"/>
          <table:table-cell table:style-name="ce125" table:formula="of:=IF([$Настройки.B3]=2;2;0)" office:value-type="float" office:value="2" calcext:value-type="float">
            <text:p>2</text:p>
          </table:table-cell>
          <table:table-cell table:style-name="ce89" table:formula="of:=[.C60]*[.E60]" office:value-type="currency" office:currency="RUB" office:value="25" calcext:value-type="currency">
            <text:p>25 ₽</text:p>
          </table:table-cell>
          <table:table-cell table:style-name="ce138" office:value-type="string" calcext:value-type="string">
            <text:p><text:a xlink:href="http://alli.pub/6fdkwy" xlink:type="simple">AE</text:a></text:p>
          </table:table-cell>
          <table:table-cell table:style-name="ce138"/>
          <table:table-cell table:style-name="ce117" office:value-type="string" calcext:value-type="string">
            <text:p>С лапкой со скруглением или роликом на конце. Если не хотите использовать sensorless homing на оси Y, то добавьте еще 2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Розетка 250В</text:p>
          </table:table-cell>
          <table:table-cell table:style-name="ce22" office:value-type="currency" office:currency="RUB" office:value="213" calcext:value-type="currency">
            <text:p>213,00 ₽</text:p>
          </table:table-cell>
          <table:table-cell table:style-name="ce89" table:formula="of:=[.B61]*[$Настройки.$B$25]/[$БД.$B$47]" office:value-type="currency" office:currency="RUB" office:value="213" calcext:value-type="currency">
            <text:p>213 ₽</text:p>
          </table:table-cell>
          <table:table-cell table:style-name="ce104"/>
          <table:table-cell table:style-name="ce125" office:value-type="float" office:value="1" calcext:value-type="float">
            <text:p>1</text:p>
          </table:table-cell>
          <table:table-cell table:style-name="ce89" table:formula="of:=[.C61]*[.E61]" office:value-type="currency" office:currency="RUB" office:value="213" calcext:value-type="currency">
            <text:p>213 ₽</text:p>
          </table:table-cell>
          <table:table-cell table:style-name="ce138" office:value-type="string" calcext:value-type="string">
            <text:p><text:a xlink:href="http://alli.pub/6fdkdi" xlink:type="simple">AE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Зашивка и навесное</text:p>
          </table:table-cell>
          <table:covered-table-cell table:style-name="ce80"/>
          <table:covered-table-cell table:style-name="ce89" table:formula="of:=[.B62]*[$Настройки.$B$25]/[$БД.$B$47]" office:value-type="currency" office:currency="RUB" office:value="0" calcext:value-type="currency">
            <text:p>0 ₽</text:p>
          </table:covered-table-cell>
          <table:covered-table-cell table:style-name="ce79"/>
          <table:covered-table-cell table:style-name="ce127"/>
          <table:covered-table-cell table:style-name="ce136"/>
          <table:covered-table-cell table:number-columns-repeated="2" table:style-name="ce113"/>
          <table:covered-table-cell table:style-name="ce123"/>
          <table:table-cell table:number-columns-repeated="1015"/>
        </table:table-row>
        <table:table-row table:style-name="ro4">
          <table:table-cell table:style-name="ce47" office:value-type="string" calcext:value-type="string">
            <text:p>Вентилятор 120-200мм</text:p>
          </table:table-cell>
          <table:table-cell table:style-name="ce22" office:value-type="currency" office:currency="RUB" office:value="299" calcext:value-type="currency">
            <text:p>299,00 ₽</text:p>
          </table:table-cell>
          <table:table-cell table:style-name="ce89" table:formula="of:=[.B63]*[$Настройки.$B$25]/[$БД.$B$47]" office:value-type="currency" office:currency="RUB" office:value="299" calcext:value-type="currency">
            <text:p>299 ₽</text:p>
          </table:table-cell>
          <table:table-cell table:style-name="ce104"/>
          <table:table-cell table:style-name="ce125" office:value-type="float" office:value="1" calcext:value-type="float">
            <text:p>1</text:p>
          </table:table-cell>
          <table:table-cell table:style-name="ce89" table:formula="of:=[.C63]*[.E63]" office:value-type="currency" office:currency="RUB" office:value="299" calcext:value-type="currency">
            <text:p>299 ₽</text:p>
          </table:table-cell>
          <table:table-cell table:style-name="ce138" office:value-type="string" calcext:value-type="string">
            <text:p><text:a xlink:href="https://www.dns-shop.ru/product/c9d7a93960ec3332/ventilator-aerocool-force-12-acf3-fc0011011/" xlink:type="simple">DNS</text:a></text:p>
          </table:table-cell>
          <table:table-cell table:style-name="ce138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117" office:value-type="string" calcext:value-type="string">
            <text:p>Чем больше, тем меньше шума при равном расходе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Магнит D10 L1</text:p>
          </table:table-cell>
          <table:table-cell table:style-name="ce22" office:value-type="currency" office:currency="RUB" office:value="10.95" calcext:value-type="currency">
            <text:p>10,95 ₽</text:p>
          </table:table-cell>
          <table:table-cell table:style-name="ce89" table:formula="of:=[.B64]*[$Настройки.$B$25]/[$БД.$B$47]" office:value-type="currency" office:currency="RUB" office:value="10.95" calcext:value-type="currency">
            <text:p>11 ₽</text:p>
          </table:table-cell>
          <table:table-cell table:style-name="ce104"/>
          <table:table-cell table:style-name="ce125" office:value-type="float" office:value="4" calcext:value-type="float">
            <text:p>4</text:p>
          </table:table-cell>
          <table:table-cell table:style-name="ce89" table:formula="of:=[.C64]*[.E64]" office:value-type="currency" office:currency="RUB" office:value="43.8" calcext:value-type="currency">
            <text:p>44 ₽</text:p>
          </table:table-cell>
          <table:table-cell table:style-name="ce138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4">
          <table:table-cell table:style-name="ce55" office:value-type="string" calcext:value-type="string" table:number-columns-spanned="5" table:number-rows-spanned="2">
            <text:p>Итого: </text:p>
          </table:table-cell>
          <table:covered-table-cell table:style-name="ce55"/>
          <table:covered-table-cell table:style-name="ce89"/>
          <table:covered-table-cell table:style-name="ce104"/>
          <table:covered-table-cell table:style-name="ce125"/>
          <table:table-cell table:style-name="ce137" table:formula="of:=SUM([.F$4:.F$64])" office:value-type="currency" office:currency="RUB" office:value="42726.8658376691" calcext:value-type="currency" table:number-columns-spanned="3" table:number-rows-spanned="2">
            <text:p>42 727 ₽</text:p>
          </table:table-cell>
          <table:covered-table-cell table:number-columns-repeated="2" table:style-name="ce20"/>
          <table:table-cell table:style-name="ce150" table:number-columns-spanned="1" table:number-rows-spanned="2"/>
          <table:table-cell table:number-columns-repeated="1015"/>
        </table:table-row>
        <table:table-row table:style-name="ro4">
          <table:covered-table-cell table:number-columns-repeated="2" table:style-name="ce56"/>
          <table:covered-table-cell table:style-name="ce70"/>
          <table:covered-table-cell table:style-name="ce119"/>
          <table:covered-table-cell table:style-name="ce132"/>
          <table:covered-table-cell table:style-name="ce70"/>
          <table:covered-table-cell table:number-columns-repeated="2" table:style-name="ce140"/>
          <table:covered-table-cell table:style-name="ce151"/>
          <table:table-cell table:number-columns-repeated="1015"/>
        </table:table-row>
        <table:table-row table:style-name="ro7" table:number-rows-repeated="104850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Стандартные изделия" table:style-name="ta1">
        <office:forms form:automatic-focus="false" form:apply-design-mode="false"/>
        <table:table-column table:style-name="co15" table:default-cell-style-name="ce145"/>
        <table:table-column table:style-name="co16" table:default-cell-style-name="ce161"/>
        <table:table-column table:style-name="co17" table:default-cell-style-name="ce161"/>
        <table:table-column table:style-name="co18" table:default-cell-style-name="ce172"/>
        <table:table-column table:style-name="co19" table:default-cell-style-name="ce161"/>
        <table:table-column table:style-name="co20" table:default-cell-style-name="ce172"/>
        <table:table-column table:style-name="co9" table:default-cell-style-name="ce161"/>
        <table:table-column table:style-name="co21" table:default-cell-style-name="ce161"/>
        <table:table-column table:style-name="co22" table:number-columns-repeated="38" table:default-cell-style-name="ce161"/>
        <table:table-column table:style-name="co5" table:number-columns-repeated="969" table:default-cell-style-name="ce161"/>
        <table:table-row table:style-name="ro8" table:visibility="collapse">
          <table:table-cell table:style-name="ce154" office:value-type="string" calcext:value-type="string" table:number-columns-spanned="8" table:number-rows-spanned="3">
            <text:p><text:span text:style-name="T2">На данном листе производится расчёт количества стандартных изделий</text:span></text:p>
            <text:p/>
            <text:p>Так как в принтере нет сильно нагруженных соединений, то крепеж (винтов, гаек и т. д.) подобран исходя из наименьшей цены за единицу в розницу. Но не будет плохой идеей взять и более качественный крепеж. Также важно отметить, что в некоторых случаях можно будет значительно сэкономить, если взять некоторые виды крепежа оптом, пачками по 1 тыс. штук вскладчину с кем-то.</text:p>
            <text:p/>
            <text:p>Подшипники подобраны хорошего качества так как дешевые подшипники не сильно то и дешевле, но быстро умирают.</text:p>
            <text:p/>
            <text:p>Автор не сотрудничает с магазинами крепежа.</text:p>
          </table:table-cell>
          <table:covered-table-cell table:style-name="ce159"/>
          <table:covered-table-cell table:style-name="ce152"/>
          <table:covered-table-cell table:style-name="ce165"/>
          <table:covered-table-cell table:style-name="ce152"/>
          <table:covered-table-cell table:style-name="ce165"/>
          <table:covered-table-cell table:number-columns-repeated="2" table:style-name="ce152"/>
          <table:table-cell table:style-name="ce235" office:value-type="string" calcext:value-type="string">
            <text:p>Обозначение сборки</text:p>
          </table:table-cell>
          <table:table-cell table:style-name="ce239" office:value-type="string" calcext:value-type="string">
            <text:p>V07-00-00</text:p>
          </table:table-cell>
          <table:table-cell table:style-name="ce239" office:value-type="string" calcext:value-type="string">
            <text:p>V07-01-00</text:p>
          </table:table-cell>
          <table:table-cell table:style-name="ce239" office:value-type="string" calcext:value-type="string">
            <text:p>V07-01-01-00</text:p>
          </table:table-cell>
          <table:table-cell table:style-name="ce239" office:value-type="string" calcext:value-type="string">
            <text:p>V07-01-01-01-00</text:p>
          </table:table-cell>
          <table:table-cell table:style-name="ce239" office:value-type="string" calcext:value-type="string">
            <text:p>V07-01-01-01-05-00</text:p>
          </table:table-cell>
          <table:table-cell table:style-name="ce239" office:value-type="string" calcext:value-type="string">
            <text:p>V07-01-01-02-00</text:p>
          </table:table-cell>
          <table:table-cell table:style-name="ce239" office:value-type="string" calcext:value-type="string">
            <text:p>V07-01-01-04-00</text:p>
          </table:table-cell>
          <table:table-cell table:style-name="ce239" office:value-type="string" calcext:value-type="string">
            <text:p>V07-01-02-00</text:p>
          </table:table-cell>
          <table:table-cell table:style-name="ce239" office:value-type="string" calcext:value-type="string">
            <text:p>V07-01-03-00</text:p>
          </table:table-cell>
          <table:table-cell table:style-name="ce239" office:value-type="string" calcext:value-type="string">
            <text:p>V07-01-04-00</text:p>
          </table:table-cell>
          <table:table-cell table:style-name="ce239" office:value-type="string" calcext:value-type="string">
            <text:p>V07-01-04-02-00</text:p>
          </table:table-cell>
          <table:table-cell table:style-name="ce239" office:value-type="string" calcext:value-type="string">
            <text:p>V07-01-04-03-00</text:p>
          </table:table-cell>
          <table:table-cell table:style-name="ce239" office:value-type="string" calcext:value-type="string">
            <text:p>V07-01-05-00</text:p>
          </table:table-cell>
          <table:table-cell table:style-name="ce239" office:value-type="string" calcext:value-type="string">
            <text:p>V07-01-06-00</text:p>
          </table:table-cell>
          <table:table-cell table:style-name="ce239" office:value-type="string" calcext:value-type="string">
            <text:p>V07-01-07-00</text:p>
          </table:table-cell>
          <table:table-cell table:style-name="ce239" office:value-type="string" calcext:value-type="string">
            <text:p>V07-02-00</text:p>
          </table:table-cell>
          <table:table-cell table:style-name="ce239" office:value-type="string" calcext:value-type="string">
            <text:p>V07-03-00</text:p>
          </table:table-cell>
          <table:table-cell table:style-name="ce239" office:value-type="string" calcext:value-type="string">
            <text:p>V07-03-01-00</text:p>
          </table:table-cell>
          <table:table-cell table:style-name="ce239" office:value-type="string" calcext:value-type="string">
            <text:p>V07-03-02-00</text:p>
          </table:table-cell>
          <table:table-cell table:style-name="ce239" office:value-type="string" calcext:value-type="string">
            <text:p>V07-03-03-00</text:p>
          </table:table-cell>
          <table:table-cell table:style-name="ce239" office:value-type="string" calcext:value-type="string">
            <text:p>V05-03-03-01-00</text:p>
          </table:table-cell>
          <table:table-cell table:style-name="ce239" office:value-type="string" calcext:value-type="string">
            <text:p>V05-03-04-00</text:p>
          </table:table-cell>
          <table:table-cell table:style-name="ce239" office:value-type="string" calcext:value-type="string">
            <text:p>V07-03-05-00</text:p>
          </table:table-cell>
          <table:table-cell table:style-name="ce239" office:value-type="string" calcext:value-type="string">
            <text:p>V07-03-06-00</text:p>
          </table:table-cell>
          <table:table-cell table:style-name="ce239" office:value-type="string" calcext:value-type="string">
            <text:p>V07-03-07-00</text:p>
          </table:table-cell>
          <table:table-cell table:style-name="ce239" office:value-type="string" calcext:value-type="string">
            <text:p>V07-04-00</text:p>
          </table:table-cell>
          <table:table-cell table:style-name="ce239" office:value-type="string" calcext:value-type="string">
            <text:p>V05-04-07-00</text:p>
          </table:table-cell>
          <table:table-cell table:style-name="ce239" office:value-type="string" calcext:value-type="string">
            <text:p>V05-04-07-02-00</text:p>
          </table:table-cell>
          <table:table-cell table:style-name="ce239" office:value-type="string" calcext:value-type="string">
            <text:p>V05-04-09-00</text:p>
          </table:table-cell>
          <table:table-cell table:style-name="ce239" office:value-type="string" calcext:value-type="string">
            <text:p>V05-04-10-00</text:p>
          </table:table-cell>
          <table:table-cell table:style-name="ce239" office:value-type="string" calcext:value-type="string">
            <text:p>V05-05-00</text:p>
          </table:table-cell>
          <table:table-cell table:style-name="ce239" office:value-type="string" calcext:value-type="string">
            <text:p>V08-05-01-00</text:p>
          </table:table-cell>
          <table:table-cell table:style-name="ce239" office:value-type="string" calcext:value-type="string">
            <text:p>V07-06-00</text:p>
          </table:table-cell>
          <table:table-cell table:style-name="ce239" office:value-type="string" calcext:value-type="string">
            <text:p>V07-06-01-00</text:p>
          </table:table-cell>
          <table:table-cell table:style-name="ce239" office:value-type="string" calcext:value-type="string">
            <text:p>V05-06-01-01-00</text:p>
          </table:table-cell>
          <table:table-cell table:style-name="ce239" office:value-type="string" calcext:value-type="string">
            <text:p>V05-07-00</text:p>
          </table:table-cell>
          <table:table-cell table:style-name="ce239" office:value-type="string" calcext:value-type="string">
            <text:p>V05-07-06-00</text:p>
          </table:table-cell>
          <table:table-cell table:style-name="ce384" table:number-columns-repeated="969"/>
        </table:table-row>
        <table:table-row table:style-name="ro9">
          <table:covered-table-cell table:style-name="ce155"/>
          <table:covered-table-cell table:number-columns-repeated="2" table:style-name="ce152"/>
          <table:covered-table-cell table:style-name="ce165"/>
          <table:covered-table-cell table:style-name="ce152"/>
          <table:covered-table-cell table:style-name="ce165"/>
          <table:covered-table-cell table:number-columns-repeated="2" table:style-name="ce152"/>
          <table:table-cell table:style-name="ce235" office:value-type="string" calcext:value-type="string">
            <text:p>Наименование сборки</text:p>
          </table:table-cell>
          <table:table-cell table:style-name="ce239" office:value-type="string" calcext:value-type="string">
            <text:p><text:s/>K3D VOSTOK</text:p>
          </table:table-cell>
          <table:table-cell table:style-name="ce239" office:value-type="string" calcext:value-type="string">
            <text:p><text:s/>XY portal</text:p>
          </table:table-cell>
          <table:table-cell table:style-name="ce239" office:value-type="string" calcext:value-type="string">
            <text:p><text:s/>X axis</text:p>
          </table:table-cell>
          <table:table-cell table:style-name="ce239" office:value-type="string" calcext:value-type="string">
            <text:p><text:s/>Y axis carriage</text:p>
          </table:table-cell>
          <table:table-cell table:style-name="ce239" office:value-type="string" calcext:value-type="string">
            <text:p><text:s/>Roller</text:p>
          </table:table-cell>
          <table:table-cell table:style-name="ce239" office:value-type="string" calcext:value-type="string">
            <text:p><text:s/>BMG print head</text:p>
          </table:table-cell>
          <table:table-cell table:style-name="ce239" office:value-type="string" calcext:value-type="string">
            <text:p><text:s/>Lite print head</text:p>
          </table:table-cell>
          <table:table-cell table:style-name="ce239" office:value-type="string" calcext:value-type="string">
            <text:p><text:s/>X axis drive</text:p>
          </table:table-cell>
          <table:table-cell table:style-name="ce239" office:value-type="string" calcext:value-type="string">
            <text:p><text:s/>Y axis drive</text:p>
          </table:table-cell>
          <table:table-cell table:style-name="ce239" office:value-type="string" calcext:value-type="string">
            <text:p><text:s/>Left belt tensioner</text:p>
          </table:table-cell>
          <table:table-cell table:style-name="ce239" office:value-type="string" calcext:value-type="string">
            <text:p><text:s/>Belt tensioner (roller)</text:p>
          </table:table-cell>
          <table:table-cell table:style-name="ce239" office:value-type="string" calcext:value-type="string">
            <text:p><text:s/>Belt tensioner (fixed)</text:p>
          </table:table-cell>
          <table:table-cell table:style-name="ce239" office:value-type="string" calcext:value-type="string">
            <text:p><text:s/>Right belt tensioner</text:p>
          </table:table-cell>
          <table:table-cell table:style-name="ce239" office:value-type="string" calcext:value-type="string">
            <text:p><text:s/>X axis mechanical endstop</text:p>
          </table:table-cell>
          <table:table-cell table:style-name="ce239" office:value-type="string" calcext:value-type="string">
            <text:p><text:s/>Y axis mechanical endstop</text:p>
          </table:table-cell>
          <table:table-cell table:style-name="ce239" office:value-type="string" calcext:value-type="string">
            <text:p><text:s/>Lower frame</text:p>
          </table:table-cell>
          <table:table-cell table:style-name="ce239" office:value-type="string" calcext:value-type="string">
            <text:p><text:s/>Z axis</text:p>
          </table:table-cell>
          <table:table-cell table:style-name="ce239" office:value-type="string" calcext:value-type="string">
            <text:p><text:s/>Z axis guide</text:p>
          </table:table-cell>
          <table:table-cell table:style-name="ce239" office:value-type="string" calcext:value-type="string">
            <text:p><text:s/>Z axis drive</text:p>
          </table:table-cell>
          <table:table-cell table:style-name="ce239" office:value-type="string" calcext:value-type="string">
            <text:p><text:s/>Heatbed frame</text:p>
          </table:table-cell>
          <table:table-cell table:style-name="ce239" office:value-type="string" calcext:value-type="string">
            <text:p><text:s/>Bed arm</text:p>
          </table:table-cell>
          <table:table-cell table:style-name="ce239" office:value-type="string" calcext:value-type="string">
            <text:p><text:s/>Heatbed install</text:p>
          </table:table-cell>
          <table:table-cell table:style-name="ce239" office:value-type="string" calcext:value-type="string">
            <text:p><text:s/>Optical endstop install</text:p>
          </table:table-cell>
          <table:table-cell table:style-name="ce239" office:value-type="string" calcext:value-type="string">
            <text:p><text:s/>Optical endstop trigger</text:p>
          </table:table-cell>
          <table:table-cell table:style-name="ce239" office:value-type="string" calcext:value-type="string">
            <text:p><text:s/>Quad guide nut install</text:p>
          </table:table-cell>
          <table:table-cell table:style-name="ce239" office:value-type="string" calcext:value-type="string">
            <text:p><text:s/>Enclosure</text:p>
          </table:table-cell>
          <table:table-cell table:style-name="ce239" office:value-type="string" calcext:value-type="string">
            <text:p><text:s/>Front door</text:p>
          </table:table-cell>
          <table:table-cell table:style-name="ce239" office:value-type="string" calcext:value-type="string">
            <text:p><text:s/>Enclosure hinge</text:p>
          </table:table-cell>
          <table:table-cell table:style-name="ce239" office:value-type="string" calcext:value-type="string">
            <text:p><text:s/>Back door</text:p>
          </table:table-cell>
          <table:table-cell table:style-name="ce239" office:value-type="string" calcext:value-type="string">
            <text:p><text:s/>Back door lock </text:p>
          </table:table-cell>
          <table:table-cell table:style-name="ce239" office:value-type="string" calcext:value-type="string">
            <text:p><text:s/>Electronics</text:p>
          </table:table-cell>
          <table:table-cell table:style-name="ce239" office:value-type="string" calcext:value-type="string">
            <text:p><text:s/>Fysetc mini 12864 install</text:p>
          </table:table-cell>
          <table:table-cell table:style-name="ce239" office:value-type="string" calcext:value-type="string">
            <text:p><text:s/>Additions</text:p>
          </table:table-cell>
          <table:table-cell table:style-name="ce239" office:value-type="string" calcext:value-type="string">
            <text:p><text:s/>Inner spool holder</text:p>
          </table:table-cell>
          <table:table-cell table:style-name="ce239" office:value-type="string" calcext:value-type="string">
            <text:p><text:s/>Inner spool holder rocker</text:p>
          </table:table-cell>
          <table:table-cell table:style-name="ce239" office:value-type="string" calcext:value-type="string">
            <text:p><text:s/>Enclosure top</text:p>
          </table:table-cell>
          <table:table-cell table:style-name="ce239" office:value-type="string" calcext:value-type="string">
            <text:p><text:s/>Enclosure top hinge</text:p>
          </table:table-cell>
          <table:table-cell table:style-name="ce384" table:number-columns-repeated="969"/>
        </table:table-row>
        <table:table-row table:style-name="ro10">
          <table:covered-table-cell table:style-name="ce155"/>
          <table:covered-table-cell table:number-columns-repeated="2" table:style-name="ce162"/>
          <table:covered-table-cell table:style-name="ce169"/>
          <table:covered-table-cell table:style-name="ce162"/>
          <table:covered-table-cell table:style-name="ce169"/>
          <table:covered-table-cell table:number-columns-repeated="2" table:style-name="ce160"/>
          <table:table-cell table:style-name="ce236" office:value-type="string" calcext:value-type="string">
            <text:p>Ед.</text:p>
          </table:table-cell>
          <table:table-cell table:number-columns-repeated="3"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table:formula="of:=[$Настройки.B3]*4+2*[.O3]+2*[.P3]+2*[$Настройки.B3]+1+[.T3]" office:value-type="float" office:value="19" calcext:value-type="float">
            <text:p>19</text:p>
          </table:table-cell>
          <table:table-cell table:style-name="ce240" table:formula="of:=IF([$Настройки.B4]=[$БД.A3];1;0)*[$Настройки.B3]" office:value-type="float" office:value="0" calcext:value-type="float">
            <text:p>0</text:p>
          </table:table-cell>
          <table:table-cell table:style-name="ce240" table:formula="of:=(IF([$Настройки.B4]=[$БД.A3];1;0)+IF([$Настройки.B4]=[$БД.A4];1;0)*[$Настройки.B3])" office:value-type="float" office:value="2" calcext:value-type="float">
            <text:p>2</text:p>
          </table:table-cell>
          <table:table-cell table:style-name="ce240" office:value-type="float" office:value="2" calcext:value-type="float">
            <text:p>2</text:p>
          </table:table-cell>
          <table:table-cell table:number-columns-repeated="2"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table:formula="of:=[$Настройки.B3]" office:value-type="float" office:value="2" calcext:value-type="float">
            <text:p>2</text:p>
          </table:table-cell>
          <table:table-cell table:style-name="ce240" office:value-type="float" office:value="1" calcext:value-type="float">
            <text:p>1</text:p>
          </table:table-cell>
          <table:table-cell table:style-name="ce240" table:formula="of:=[$Настройки.B3]" office:value-type="float" office:value="2" calcext:value-type="float">
            <text:p>2</text:p>
          </table:table-cell>
          <table:table-cell table:number-columns-repeated="3" table:style-name="ce240" office:value-type="float" office:value="1" calcext:value-type="float">
            <text:p>1</text:p>
          </table:table-cell>
          <table:table-cell table:style-name="ce243" table:formula="of:=[$Расчёты.B3]" office:value-type="float" office:value="2" calcext:value-type="float">
            <text:p>2</text:p>
          </table:table-cell>
          <table:table-cell table:style-name="ce243" table:formula="of:=[$Расчёты.B4]" office:value-type="float" office:value="2" calcext:value-type="float">
            <text:p>2</text:p>
          </table:table-cell>
          <table:table-cell table:style-name="ce240" office:value-type="float" office:value="1" calcext:value-type="float">
            <text:p>1</text:p>
          </table:table-cell>
          <table:table-cell table:style-name="ce240" table:formula="of:=IF([Настройки.$B$10]=4;2;3)" office:value-type="float" office:value="3" calcext:value-type="float">
            <text:p>3</text:p>
          </table:table-cell>
          <table:table-cell table:number-columns-repeated="3" table:style-name="ce240" office:value-type="float" office:value="1" calcext:value-type="float">
            <text:p>1</text:p>
          </table:table-cell>
          <table:table-cell table:style-name="ce240" table:formula="of:=IF([$Настройки.B11]=[$БД.A14];2;0)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6" calcext:value-type="float">
            <text:p>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1" calcext:value-type="float">
            <text:p>1</text:p>
          </table:table-cell>
          <table:table-cell table:style-name="ce240" table:formula="of:=[$'Покупные изделия'.E56]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table:formula="of:=[$Настройки.B3]" office:value-type="float" office:value="2" calcext:value-type="float">
            <text:p>2</text:p>
          </table:table-cell>
          <table:table-cell table:style-name="ce240" table:formula="of:=2*[.AQ3]" office:value-type="float" office:value="4" calcext:value-type="float">
            <text:p>4</text:p>
          </table:table-cell>
          <table:table-cell table:number-columns-repeated="2" table:style-name="ce240" office:value-type="float" office:value="2" calcext:value-type="float">
            <text:p>2</text:p>
          </table:table-cell>
          <table:table-cell table:style-name="ce384" table:number-columns-repeated="969"/>
        </table:table-row>
        <table:table-row table:style-name="ro11">
          <table:table-cell table:style-name="ce156" office:value-type="string" calcext:value-type="string">
            <text:p>Наименование</text:p>
          </table:table-cell>
          <table:table-cell table:style-name="ce157" office:value-type="string" calcext:value-type="string">
            <text:p>Стандарт</text:p>
          </table:table-cell>
          <table:table-cell table:style-name="ce157" office:value-type="string" calcext:value-type="string">
            <text:p>Резьба</text:p>
          </table:table-cell>
          <table:table-cell table:style-name="ce167" office:value-type="string" calcext:value-type="string">
            <text:p>Цена/ед.</text:p>
          </table:table-cell>
          <table:table-cell table:style-name="ce156" office:value-type="string" calcext:value-type="string">
            <text:p>Ед.</text:p>
          </table:table-cell>
          <table:table-cell table:style-name="ce167" office:value-type="string" calcext:value-type="string">
            <text:p>Цена всего</text:p>
          </table:table-cell>
          <table:table-cell table:style-name="ce157" office:value-type="string" calcext:value-type="string" table:number-columns-spanned="2" table:number-rows-spanned="1">
            <text:p>Ссылки</text:p>
          </table:table-cell>
          <table:covered-table-cell table:style-name="ce157" office:value-type="string" calcext:value-type="string">
            <text:p>Ссылка</text:p>
          </table:covered-table-cell>
          <table:table-cell table:style-name="ce237" table:number-columns-spanned="38" table:number-rows-spanned="1"/>
          <table:covered-table-cell table:number-columns-repeated="37" table:style-name="ce240"/>
          <table:table-cell table:style-name="ce384" table:number-columns-repeated="969"/>
        </table:table-row>
        <table:table-row table:style-name="ro7">
          <table:table-cell table:style-name="ce40" office:value-type="string" calcext:value-type="string" table:number-columns-spanned="1" table:number-rows-spanned="6">
            <text:p>Винт с полукруглой головкой и шестигранным углублением под ключ</text:p>
          </table:table-cell>
          <table:table-cell table:style-name="ce160" office:value-type="string" calcext:value-type="string" table:number-columns-spanned="1" table:number-rows-spanned="6">
            <text:p>ISO 7380-1</text:p>
          </table:table-cell>
          <table:table-cell table:style-name="ce48" office:value-type="string" calcext:value-type="string">
            <text:p>М3х6</text:p>
          </table:table-cell>
          <table:table-cell table:style-name="ce168" office:value-type="currency" office:currency="RUB" office:value="3" calcext:value-type="currency">
            <text:p>3 ₽</text:p>
          </table:table-cell>
          <table:table-cell table:style-name="ce160" table:formula="of:=[.J5]*[.$J$3]+[.K5]*[.$K$3]+[.L5]*[.$L$3]+[.M5]*[.$M$3]+[.N5]*[.$N$3]+[.O5]*[.$O$3]+[.P5]*[.$P$3]+[.Q5]*[.$Q$3]+[.R5]*[.$R$3]+[.S5]*[.$S$3]+[.T5]*[.$T$3]+[.U5]*[.$U$3]+[.V5]*[.$V$3]+[.W5]*[.$W$3]+[.X5]*[.$X$3]+[.Y5]*[.$Y$3]+[.Z5]*[.$Z$3]+[.AA5]*[.$AA$3]+[.AB5]*[.$AB$3]+[.AC5]*[.$AC$3]+[.AD5]*[.$AD$3]+[.AE5]*[.$AE$3]+[.AF5]*[.$AF$3]+[.AG5]*[.$AG$3]+[.AH5]*[.$AH$3]+[.AI5]*[.$AI$3]+[.AJ5]*[.$AJ$3]+[.AK5]*[.$AK$3]+[.AL5]*[.$AL$3]+[.AM5]*[.$AM$3]+[.AN5]*[.$AN$3]+[.AO5]*[.$AO$3]+[.AP5]*[.$AP$3]+[.AQ5]*[.$AQ$3]+[.AR5]*[.$AR$3]+[.AS5]*[.$AS$3]+[.AT5]*[.$AT$3]" office:value-type="float" office:value="30" calcext:value-type="float">
            <text:p>30</text:p>
          </table:table-cell>
          <table:table-cell table:style-name="ce168" table:formula="of:=[.D5]*[.E5]" office:value-type="currency" office:currency="RUB" office:value="90" calcext:value-type="currency">
            <text:p>90 ₽</text:p>
          </table:table-cell>
          <table:table-cell table:style-name="ce176" office:value-type="string" calcext:value-type="string">
            <text:p><text:a xlink:href="https://krepcom.ru/catalog/vinty-razdel/vint_3kh6_s_polukrugloy_golovkoy_i_vnutrennim_shestigrannikom_din_7380_nerzh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iso_7380_1/3kh6_v_sh_p_kr_nerzh_a2_iso_7380/" xlink:type="simple">krep-shop</text:a></text:p>
          </table:table-cell>
          <table:table-cell table:style-name="ce181" table:number-columns-spanned="1" table:number-rows-spanned="38"/>
          <table:table-cell table:style-name="ce186" table:number-columns-repeated="3"/>
          <table:table-cell table:style-name="ce186" office:value-type="float" office:value="2" calcext:value-type="float">
            <text:p>2</text:p>
          </table:table-cell>
          <table:table-cell table:style-name="ce187"/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7" calcext:value-type="float">
            <text:p>7</text:p>
          </table:table-cell>
          <table:table-cell table:style-name="ce187" office:value-type="float" office:value="3" calcext:value-type="float">
            <text:p>3</text:p>
          </table:table-cell>
          <table:table-cell table:style-name="ce187" table:number-columns-repeated="5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/>
          <table:table-cell table:style-name="ce186" office:value-type="float" office:value="2" calcext:value-type="float">
            <text:p>2</text:p>
          </table:table-cell>
          <table:table-cell table:style-name="ce186" table:number-columns-repeated="2"/>
          <table:table-cell table:style-name="ce186" office:value-type="float" office:value="2" calcext:value-type="float">
            <text:p>2</text:p>
          </table:table-cell>
          <table:table-cell table:style-name="ce186" table:number-columns-repeated="10"/>
          <table:table-cell table:number-columns-repeated="969"/>
        </table:table-row>
        <table:table-row table:style-name="ro7">
          <table:covered-table-cell table:style-name="ce40"/>
          <table:covered-table-cell table:style-name="ce160" office:value-type="string" calcext:value-type="string">
            <text:p>ISO 7380-1</text:p>
          </table:covered-table-cell>
          <table:table-cell table:style-name="ce48" office:value-type="string" calcext:value-type="string">
            <text:p>М3х12</text:p>
          </table:table-cell>
          <table:table-cell table:style-name="ce168" office:value-type="currency" office:currency="RUB" office:value="3" calcext:value-type="currency">
            <text:p>3 ₽</text:p>
          </table:table-cell>
          <table:table-cell table:style-name="ce160" table:formula="of:=[.J6]*[.$J$3]+[.K6]*[.$K$3]+[.L6]*[.$L$3]+[.M6]*[.$M$3]+[.N6]*[.$N$3]+[.O6]*[.$O$3]+[.P6]*[.$P$3]+[.Q6]*[.$Q$3]+[.R6]*[.$R$3]+[.S6]*[.$S$3]+[.T6]*[.$T$3]+[.U6]*[.$U$3]+[.V6]*[.$V$3]+[.W6]*[.$W$3]+[.X6]*[.$X$3]+[.Y6]*[.$Y$3]+[.Z6]*[.$Z$3]+[.AA6]*[.$AA$3]+[.AB6]*[.$AB$3]+[.AC6]*[.$AC$3]+[.AD6]*[.$AD$3]+[.AE6]*[.$AE$3]+[.AF6]*[.$AF$3]+[.AG6]*[.$AG$3]+[.AH6]*[.$AH$3]+[.AI6]*[.$AI$3]+[.AJ6]*[.$AJ$3]+[.AK6]*[.$AK$3]+[.AL6]*[.$AL$3]+[.AM6]*[.$AM$3]+[.AN6]*[.$AN$3]+[.AO6]*[.$AO$3]+[.AP6]*[.$AP$3]+[.AQ6]*[.$AQ$3]+[.AR6]*[.$AR$3]+[.AS6]*[.$AS$3]+[.AT6]*[.$AT$3]" office:value-type="float" office:value="16" calcext:value-type="float">
            <text:p>16</text:p>
          </table:table-cell>
          <table:table-cell table:style-name="ce168" table:formula="of:=[.D6]*[.E6]" office:value-type="currency" office:currency="RUB" office:value="48" calcext:value-type="currency">
            <text:p>48 ₽</text:p>
          </table:table-cell>
          <table:table-cell table:style-name="ce176" office:value-type="string" calcext:value-type="string">
            <text:p><text:a xlink:href="https://krepcom.ru/catalog/vinty-razdel/vint_3kh12_s_polukrugloy_golovkoy_i_vnutrennim_shestigrannikom_din_7380_nerzh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iso_7380_1/3kh12_v_sh_p_kr_nerzh_a2_iso_7380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4"/>
          <table:table-cell table:style-name="ce187" office:value-type="float" office:value="8" calcext:value-type="float">
            <text:p>8</text:p>
          </table:table-cell>
          <table:table-cell table:style-name="ce187" table:number-columns-repeated="4"/>
          <table:table-cell table:style-name="ce186" table:number-columns-repeated="4"/>
          <table:table-cell table:style-name="ce187"/>
          <table:table-cell table:style-name="ce187" office:value-type="float" office:value="4" calcext:value-type="float">
            <text:p>4</text:p>
          </table:table-cell>
          <table:table-cell table:style-name="ce186"/>
          <table:table-cell table:style-name="ce187" table:number-columns-repeated="2"/>
          <table:table-cell table:style-name="ce186" table:number-columns-repeated="2"/>
          <table:table-cell table:style-name="ce186" office:value-type="float" office:value="4" calcext:value-type="float">
            <text:p>4</text:p>
          </table:table-cell>
          <table:table-cell table:style-name="ce186" table:number-columns-repeated="12"/>
          <table:table-cell table:number-columns-repeated="969"/>
        </table:table-row>
        <table:table-row table:style-name="ro7">
          <table:covered-table-cell table:style-name="ce40"/>
          <table:covered-table-cell table:style-name="ce160" office:value-type="string" calcext:value-type="string">
            <text:p>ISO 7380-1</text:p>
          </table:covered-table-cell>
          <table:table-cell table:style-name="ce48" office:value-type="string" calcext:value-type="string">
            <text:p>М3х16</text:p>
          </table:table-cell>
          <table:table-cell table:style-name="ce168" office:value-type="currency" office:currency="RUB" office:value="4" calcext:value-type="currency">
            <text:p>4 ₽</text:p>
          </table:table-cell>
          <table:table-cell table:style-name="ce160" table:formula="of:=[.J7]*[.$J$3]+[.K7]*[.$K$3]+[.L7]*[.$L$3]+[.M7]*[.$M$3]+[.N7]*[.$N$3]+[.O7]*[.$O$3]+[.P7]*[.$P$3]+[.Q7]*[.$Q$3]+[.R7]*[.$R$3]+[.S7]*[.$S$3]+[.T7]*[.$T$3]+[.U7]*[.$U$3]+[.V7]*[.$V$3]+[.W7]*[.$W$3]+[.X7]*[.$X$3]+[.Y7]*[.$Y$3]+[.Z7]*[.$Z$3]+[.AA7]*[.$AA$3]+[.AB7]*[.$AB$3]+[.AC7]*[.$AC$3]+[.AD7]*[.$AD$3]+[.AE7]*[.$AE$3]+[.AF7]*[.$AF$3]+[.AG7]*[.$AG$3]+[.AH7]*[.$AH$3]+[.AI7]*[.$AI$3]+[.AJ7]*[.$AJ$3]+[.AK7]*[.$AK$3]+[.AL7]*[.$AL$3]+[.AM7]*[.$AM$3]+[.AN7]*[.$AN$3]+[.AO7]*[.$AO$3]+[.AP7]*[.$AP$3]+[.AQ7]*[.$AQ$3]+[.AR7]*[.$AR$3]+[.AS7]*[.$AS$3]+[.AT7]*[.$AT$3]" office:value-type="float" office:value="0" calcext:value-type="float">
            <text:p>0</text:p>
          </table:table-cell>
          <table:table-cell table:style-name="ce168" table:formula="of:=[.D7]*[.E7]" office:value-type="currency" office:currency="RUB" office:value="0" calcext:value-type="currency">
            <text:p>0 ₽</text:p>
          </table:table-cell>
          <table:table-cell table:style-name="ce176" office:value-type="string" calcext:value-type="string">
            <text:p><text:a xlink:href="https://krepcom.ru/catalog/vinty-razdel/vint_3kh16_s_polukrugloy_golovkoy_i_vnutrennim_shestigrannikom_din_7380_nerzh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iso_7380_1/3kh16_v_sh_p_kr_nerzh_a2_iso_7380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/>
          <table:table-cell table:style-name="ce187" office:value-type="float" office:value="2" calcext:value-type="float">
            <text:p>2</text:p>
          </table:table-cell>
          <table:table-cell table:style-name="ce187" table:number-columns-repeated="7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0"/>
          <table:covered-table-cell table:style-name="ce160" office:value-type="string" calcext:value-type="string">
            <text:p>ISO 7380-1</text:p>
          </table:covered-table-cell>
          <table:table-cell table:style-name="ce48" office:value-type="string" calcext:value-type="string">
            <text:p>М4х8</text:p>
          </table:table-cell>
          <table:table-cell table:style-name="ce168" office:value-type="currency" office:currency="RUB" office:value="5" calcext:value-type="currency">
            <text:p>5 ₽</text:p>
          </table:table-cell>
          <table:table-cell table:style-name="ce160" table:formula="of:=[.J8]*[.$J$3]+[.K8]*[.$K$3]+[.L8]*[.$L$3]+[.M8]*[.$M$3]+[.N8]*[.$N$3]+[.O8]*[.$O$3]+[.P8]*[.$P$3]+[.Q8]*[.$Q$3]+[.R8]*[.$R$3]+[.S8]*[.$S$3]+[.T8]*[.$T$3]+[.U8]*[.$U$3]+[.V8]*[.$V$3]+[.W8]*[.$W$3]+[.X8]*[.$X$3]+[.Y8]*[.$Y$3]+[.Z8]*[.$Z$3]+[.AA8]*[.$AA$3]+[.AB8]*[.$AB$3]+[.AC8]*[.$AC$3]+[.AD8]*[.$AD$3]+[.AE8]*[.$AE$3]+[.AF8]*[.$AF$3]+[.AG8]*[.$AG$3]+[.AH8]*[.$AH$3]+[.AI8]*[.$AI$3]+[.AJ8]*[.$AJ$3]+[.AK8]*[.$AK$3]+[.AL8]*[.$AL$3]+[.AM8]*[.$AM$3]+[.AN8]*[.$AN$3]+[.AO8]*[.$AO$3]+[.AP8]*[.$AP$3]+[.AQ8]*[.$AQ$3]+[.AR8]*[.$AR$3]+[.AS8]*[.$AS$3]+[.AT8]*[.$AT$3]" office:value-type="float" office:value="49" calcext:value-type="float">
            <text:p>49</text:p>
          </table:table-cell>
          <table:table-cell table:style-name="ce168" table:formula="of:=[.D8]*[.E8]" office:value-type="currency" office:currency="RUB" office:value="245" calcext:value-type="currency">
            <text:p>245 ₽</text:p>
          </table:table-cell>
          <table:table-cell table:style-name="ce176" office:value-type="string" calcext:value-type="string">
            <text:p><text:a xlink:href="https://krepcom.ru/catalog/vinty-razdel/vint_4kh8_s_polukrugloy_golovkoy_i_vnutrennim_shestigrannikom_din_7380_nerzh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iso_7380_1/4kh8_v_sh_p_kr_nerzh_a2_iso_7380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3"/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6" calcext:value-type="float">
            <text:p>6</text:p>
          </table:table-cell>
          <table:table-cell table:style-name="ce187" office:value-type="float" office:value="4" calcext:value-type="float">
            <text:p>4</text:p>
          </table:table-cell>
          <table:table-cell table:style-name="ce187" table:number-columns-repeated="2"/>
          <table:table-cell table:style-name="ce187" office:value-type="float" office:value="4" calcext:value-type="float">
            <text:p>4</text:p>
          </table:table-cell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1" calcext:value-type="float">
            <text:p>1</text:p>
          </table:table-cell>
          <table:table-cell table:style-name="ce186" table:number-columns-repeated="2"/>
          <table:table-cell table:style-name="ce187"/>
          <table:table-cell table:style-name="ce187" office:value-type="float" office:value="2" calcext:value-type="float">
            <text:p>2</text:p>
          </table:table-cell>
          <table:table-cell table:style-name="ce186"/>
          <table:table-cell table:style-name="ce187" table:formula="of:=IF([.AH3]=0;6;8)" office:value-type="float" office:value="6" calcext:value-type="float">
            <text:p>6</text:p>
          </table:table-cell>
          <table:table-cell table:style-name="ce187"/>
          <table:table-cell table:style-name="ce186" table:number-columns-repeated="9"/>
          <table:table-cell table:style-name="ce186" office:value-type="float" office:value="2" calcext:value-type="float">
            <text:p>2</text:p>
          </table:table-cell>
          <table:table-cell table:style-name="ce186" table:number-columns-repeated="5"/>
          <table:table-cell table:number-columns-repeated="969"/>
        </table:table-row>
        <table:table-row table:style-name="ro7">
          <table:covered-table-cell table:style-name="ce40"/>
          <table:covered-table-cell table:style-name="ce160" office:value-type="string" calcext:value-type="string">
            <text:p>ISO 7380-1</text:p>
          </table:covered-table-cell>
          <table:table-cell table:style-name="ce48" office:value-type="string" calcext:value-type="string">
            <text:p>М4х12</text:p>
          </table:table-cell>
          <table:table-cell table:style-name="ce168" office:value-type="currency" office:currency="RUB" office:value="5" calcext:value-type="currency">
            <text:p>5 ₽</text:p>
          </table:table-cell>
          <table:table-cell table:style-name="ce160" table:formula="of:=[.J9]*[.$J$3]+[.K9]*[.$K$3]+[.L9]*[.$L$3]+[.M9]*[.$M$3]+[.N9]*[.$N$3]+[.O9]*[.$O$3]+[.P9]*[.$P$3]+[.Q9]*[.$Q$3]+[.R9]*[.$R$3]+[.S9]*[.$S$3]+[.T9]*[.$T$3]+[.U9]*[.$U$3]+[.V9]*[.$V$3]+[.W9]*[.$W$3]+[.X9]*[.$X$3]+[.Y9]*[.$Y$3]+[.Z9]*[.$Z$3]+[.AA9]*[.$AA$3]+[.AB9]*[.$AB$3]+[.AC9]*[.$AC$3]+[.AD9]*[.$AD$3]+[.AE9]*[.$AE$3]+[.AF9]*[.$AF$3]+[.AG9]*[.$AG$3]+[.AH9]*[.$AH$3]+[.AI9]*[.$AI$3]+[.AJ9]*[.$AJ$3]+[.AK9]*[.$AK$3]+[.AL9]*[.$AL$3]+[.AM9]*[.$AM$3]+[.AN9]*[.$AN$3]+[.AO9]*[.$AO$3]+[.AP9]*[.$AP$3]+[.AQ9]*[.$AQ$3]+[.AR9]*[.$AR$3]+[.AS9]*[.$AS$3]+[.AT9]*[.$AT$3]" office:value-type="float" office:value="18" calcext:value-type="float">
            <text:p>18</text:p>
          </table:table-cell>
          <table:table-cell table:style-name="ce168" table:formula="of:=[.D9]*[.E9]" office:value-type="currency" office:currency="RUB" office:value="90" calcext:value-type="currency">
            <text:p>90 ₽</text:p>
          </table:table-cell>
          <table:table-cell table:style-name="ce176" office:value-type="string" calcext:value-type="string">
            <text:p><text:a xlink:href="https://krepcom.ru/catalog/vinty-razdel/vint_4kh12_s_polukrugloy_golovkoy_i_vnutrennim_shestigrannikom_din_7380_nerzh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iso_7380_1/4kh12_v_sh_p_kr_nerzh_a2_iso_7380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office:value-type="float" office:value="3" calcext:value-type="float">
            <text:p>3</text:p>
          </table:table-cell>
          <table:table-cell table:style-name="ce187"/>
          <table:table-cell table:style-name="ce186"/>
          <table:table-cell table:style-name="ce187" table:number-columns-repeated="2"/>
          <table:table-cell table:style-name="ce186" table:number-columns-repeated="11"/>
          <table:table-cell table:style-name="ce186" office:value-type="float" office:value="4" calcext:value-type="float">
            <text:p>4</text:p>
          </table:table-cell>
          <table:table-cell table:style-name="ce186"/>
          <table:table-cell table:style-name="ce186" office:value-type="float" office:value="2" calcext:value-type="float">
            <text:p>2</text:p>
          </table:table-cell>
          <table:table-cell table:style-name="ce186"/>
          <table:table-cell table:number-columns-repeated="969"/>
        </table:table-row>
        <table:table-row table:style-name="ro7">
          <table:covered-table-cell table:style-name="ce40"/>
          <table:covered-table-cell table:style-name="ce160" office:value-type="string" calcext:value-type="string">
            <text:p>ISO 7380-1</text:p>
          </table:covered-table-cell>
          <table:table-cell table:style-name="ce48" office:value-type="string" calcext:value-type="string">
            <text:p>М6х12</text:p>
          </table:table-cell>
          <table:table-cell table:style-name="ce168" office:value-type="currency" office:currency="RUB" office:value="7" calcext:value-type="currency">
            <text:p>7 ₽</text:p>
          </table:table-cell>
          <table:table-cell table:style-name="ce160" table:formula="of:=[.J10]*[.$J$3]+[.K10]*[.$K$3]+[.L10]*[.$L$3]+[.M10]*[.$M$3]+[.N10]*[.$N$3]+[.O10]*[.$O$3]+[.P10]*[.$P$3]+[.Q10]*[.$Q$3]+[.R10]*[.$R$3]+[.S10]*[.$S$3]+[.T10]*[.$T$3]+[.U10]*[.$U$3]+[.V10]*[.$V$3]+[.W10]*[.$W$3]+[.X10]*[.$X$3]+[.Y10]*[.$Y$3]+[.Z10]*[.$Z$3]+[.AA10]*[.$AA$3]+[.AB10]*[.$AB$3]+[.AC10]*[.$AC$3]+[.AD10]*[.$AD$3]+[.AE10]*[.$AE$3]+[.AF10]*[.$AF$3]+[.AG10]*[.$AG$3]+[.AH10]*[.$AH$3]+[.AI10]*[.$AI$3]+[.AJ10]*[.$AJ$3]+[.AK10]*[.$AK$3]+[.AL10]*[.$AL$3]+[.AM10]*[.$AM$3]+[.AN10]*[.$AN$3]+[.AO10]*[.$AO$3]+[.AP10]*[.$AP$3]+[.AQ10]*[.$AQ$3]+[.AR10]*[.$AR$3]+[.AS10]*[.$AS$3]+[.AT10]*[.$AT$3]" office:value-type="float" office:value="42" calcext:value-type="float">
            <text:p>42</text:p>
          </table:table-cell>
          <table:table-cell table:style-name="ce168" table:formula="of:=[.D10]*[.E10]" office:value-type="currency" office:currency="RUB" office:value="294" calcext:value-type="currency">
            <text:p>294 ₽</text:p>
          </table:table-cell>
          <table:table-cell table:style-name="ce176" office:value-type="string" calcext:value-type="string">
            <text:p><text:a xlink:href="https://krepcom.ru/catalog/vinty-razdel/vint_6kh12_s_polukrugloy_golovkoy_i_vnutrennim_shestigrannikom_din_7380_nerzh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iso_7380_1/6kh12_v_sh_p_kr_nerzh_a2_iso_7380/" xlink:type="simple">krep-shop</text:a></text:p>
          </table:table-cell>
          <table:covered-table-cell table:style-name="ce160"/>
          <table:table-cell table:style-name="ce186" table:formula="of:=32+[$Расчёты.B3]" office:value-type="float" office:value="34" calcext:value-type="float">
            <text:p>34</text:p>
          </table:table-cell>
          <table:table-cell table:style-name="ce186" table:number-columns-repeated="3"/>
          <table:table-cell table:style-name="ce187" table:number-columns-repeated="9"/>
          <table:table-cell table:style-name="ce186" table:number-columns-repeated="2"/>
          <table:table-cell table:style-name="ce186" office:value-type="float" office:value="4" calcext:value-type="float">
            <text:p>4</text:p>
          </table:table-cell>
          <table:table-cell table:style-name="ce186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3"/>
          <table:table-cell table:style-name="ce186" office:value-type="float" office:value="4" calcext:value-type="float">
            <text:p>4</text:p>
          </table:table-cell>
          <table:table-cell table:style-name="ce186" table:number-columns-repeated="11"/>
          <table:table-cell table:number-columns-repeated="969"/>
        </table:table-row>
        <table:table-row table:style-name="ro7">
          <table:table-cell table:style-name="ce40" office:value-type="string" calcext:value-type="string">
            <text:p>-||- с прессшайбой</text:p>
          </table:table-cell>
          <table:table-cell table:style-name="ce160" office:value-type="string" calcext:value-type="string">
            <text:p>ISO 7380-2</text:p>
          </table:table-cell>
          <table:table-cell table:style-name="ce48" office:value-type="string" calcext:value-type="string">
            <text:p>М4х8</text:p>
          </table:table-cell>
          <table:table-cell table:style-name="ce168" office:value-type="currency" office:currency="RUB" office:value="3" calcext:value-type="currency">
            <text:p>3 ₽</text:p>
          </table:table-cell>
          <table:table-cell table:style-name="ce160" table:formula="of:=[.J11]*[.$J$3]+[.K11]*[.$K$3]+[.L11]*[.$L$3]+[.M11]*[.$M$3]+[.N11]*[.$N$3]+[.O11]*[.$O$3]+[.P11]*[.$P$3]+[.Q11]*[.$Q$3]+[.R11]*[.$R$3]+[.S11]*[.$S$3]+[.T11]*[.$T$3]+[.U11]*[.$U$3]+[.V11]*[.$V$3]+[.W11]*[.$W$3]+[.X11]*[.$X$3]+[.Y11]*[.$Y$3]+[.Z11]*[.$Z$3]+[.AA11]*[.$AA$3]+[.AB11]*[.$AB$3]+[.AC11]*[.$AC$3]+[.AD11]*[.$AD$3]+[.AE11]*[.$AE$3]+[.AF11]*[.$AF$3]+[.AG11]*[.$AG$3]+[.AH11]*[.$AH$3]+[.AI11]*[.$AI$3]+[.AJ11]*[.$AJ$3]+[.AK11]*[.$AK$3]+[.AL11]*[.$AL$3]+[.AM11]*[.$AM$3]+[.AN11]*[.$AN$3]+[.AO11]*[.$AO$3]+[.AP11]*[.$AP$3]+[.AQ11]*[.$AQ$3]+[.AR11]*[.$AR$3]+[.AS11]*[.$AS$3]+[.AT11]*[.$AT$3]" office:value-type="float" office:value="190" calcext:value-type="float">
            <text:p>190</text:p>
          </table:table-cell>
          <table:table-cell table:style-name="ce168" table:formula="of:=[.D11]*[.E11]" office:value-type="currency" office:currency="RUB" office:value="570" calcext:value-type="currency">
            <text:p>570 ₽</text:p>
          </table:table-cell>
          <table:table-cell table:style-name="ce176" office:value-type="string" calcext:value-type="string">
            <text:p><text:a xlink:href="https://krepcom.ru/catalog/vinty-razdel/vint_4kh8_s_polukrugloy_golovkoy_i_flantsem_9335_nerzh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iso_7380w/4kh8_v_sh_p_kr_i_flanets_nerzh_a2_iso_7380_mf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3"/>
          <table:table-cell table:style-name="ce186" table:formula="of:=[$'Расчёт крепежа для зашивки'.K65]-[.AS9]-[.AQ9]*[.AQ3]-[.AO8]*[.AO3]" office:value-type="float" office:value="190" calcext:value-type="float">
            <text:p>190</text:p>
          </table:table-cell>
          <table:table-cell table:style-name="ce186" table:number-columns-repeated="11"/>
          <table:table-cell table:number-columns-repeated="969"/>
        </table:table-row>
        <table:table-row table:style-name="ro7">
          <table:table-cell table:style-name="ce40" office:value-type="string" calcext:value-type="string" table:number-columns-spanned="1" table:number-rows-spanned="13">
            <text:p>Винт с потайной головкой и шестигранным углублением под ключ</text:p>
          </table:table-cell>
          <table:table-cell table:style-name="ce160" office:value-type="string" calcext:value-type="string" table:number-columns-spanned="1" table:number-rows-spanned="13">
            <text:p>DIN 7991</text:p>
          </table:table-cell>
          <table:table-cell table:style-name="ce48" office:value-type="string" calcext:value-type="string">
            <text:p>М3х6</text:p>
          </table:table-cell>
          <table:table-cell table:style-name="ce168" office:value-type="currency" office:currency="RUB" office:value="3" calcext:value-type="currency">
            <text:p>3 ₽</text:p>
          </table:table-cell>
          <table:table-cell table:style-name="ce160" table:formula="of:=[.J12]*[.$J$3]+[.K12]*[.$K$3]+[.L12]*[.$L$3]+[.M12]*[.$M$3]+[.N12]*[.$N$3]+[.O12]*[.$O$3]+[.P12]*[.$P$3]+[.Q12]*[.$Q$3]+[.R12]*[.$R$3]+[.S12]*[.$S$3]+[.T12]*[.$T$3]+[.U12]*[.$U$3]+[.V12]*[.$V$3]+[.W12]*[.$W$3]+[.X12]*[.$X$3]+[.Y12]*[.$Y$3]+[.Z12]*[.$Z$3]+[.AA12]*[.$AA$3]+[.AB12]*[.$AB$3]+[.AC12]*[.$AC$3]+[.AD12]*[.$AD$3]+[.AE12]*[.$AE$3]+[.AF12]*[.$AF$3]+[.AG12]*[.$AG$3]+[.AH12]*[.$AH$3]+[.AI12]*[.$AI$3]+[.AJ12]*[.$AJ$3]+[.AK12]*[.$AK$3]+[.AL12]*[.$AL$3]+[.AM12]*[.$AM$3]+[.AN12]*[.$AN$3]+[.AO12]*[.$AO$3]+[.AP12]*[.$AP$3]+[.AQ12]*[.$AQ$3]+[.AR12]*[.$AR$3]+[.AS12]*[.$AS$3]+[.AT12]*[.$AT$3]" office:value-type="float" office:value="8" calcext:value-type="float">
            <text:p>8</text:p>
          </table:table-cell>
          <table:table-cell table:style-name="ce168" table:formula="of:=[.D12]*[.E12]" office:value-type="currency" office:currency="RUB" office:value="24" calcext:value-type="currency">
            <text:p>24 ₽</text:p>
          </table:table-cell>
          <table:table-cell table:style-name="ce176" office:value-type="string" calcext:value-type="string">
            <text:p><text:a xlink:href="https://krepcom.ru/catalog/vinty-razdel/vint_3kh6_potay_s_vnutrennim_shestigrannikom_nerzhaveyka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6_pot_v_sh_nerzh_a2_din_7991/" xlink:type="simple">krep-shop</text:a></text:p>
          </table:table-cell>
          <table:covered-table-cell table:style-name="ce160"/>
          <table:table-cell table:style-name="ce186" table:number-columns-repeated="3"/>
          <table:table-cell table:style-name="ce186" office:value-type="float" office:value="4" calcext:value-type="float">
            <text:p>4</text:p>
          </table:table-cell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0"/>
          <table:covered-table-cell table:style-name="ce160"/>
          <table:table-cell table:style-name="ce48" office:value-type="string" calcext:value-type="string">
            <text:p>M3x8</text:p>
          </table:table-cell>
          <table:table-cell table:style-name="ce168" office:value-type="currency" office:currency="RUB" office:value="3" calcext:value-type="currency">
            <text:p>3 ₽</text:p>
          </table:table-cell>
          <table:table-cell table:style-name="ce160" table:formula="of:=[.J13]*[.$J$3]+[.K13]*[.$K$3]+[.L13]*[.$L$3]+[.M13]*[.$M$3]+[.N13]*[.$N$3]+[.O13]*[.$O$3]+[.P13]*[.$P$3]+[.Q13]*[.$Q$3]+[.R13]*[.$R$3]+[.S13]*[.$S$3]+[.T13]*[.$T$3]+[.U13]*[.$U$3]+[.V13]*[.$V$3]+[.W13]*[.$W$3]+[.X13]*[.$X$3]+[.Y13]*[.$Y$3]+[.Z13]*[.$Z$3]+[.AA13]*[.$AA$3]+[.AB13]*[.$AB$3]+[.AC13]*[.$AC$3]+[.AD13]*[.$AD$3]+[.AE13]*[.$AE$3]+[.AF13]*[.$AF$3]+[.AG13]*[.$AG$3]+[.AH13]*[.$AH$3]+[.AI13]*[.$AI$3]+[.AJ13]*[.$AJ$3]+[.AK13]*[.$AK$3]+[.AL13]*[.$AL$3]+[.AM13]*[.$AM$3]+[.AN13]*[.$AN$3]+[.AO13]*[.$AO$3]+[.AP13]*[.$AP$3]+[.AQ13]*[.$AQ$3]+[.AR13]*[.$AR$3]+[.AS13]*[.$AS$3]+[.AT13]*[.$AT$3]" office:value-type="float" office:value="8" calcext:value-type="float">
            <text:p>8</text:p>
          </table:table-cell>
          <table:table-cell table:style-name="ce168" table:formula="of:=[.D13]*[.E13]" office:value-type="currency" office:currency="RUB" office:value="24" calcext:value-type="currency">
            <text:p>24 ₽</text:p>
          </table:table-cell>
          <table:table-cell table:style-name="ce176" office:value-type="string" calcext:value-type="string">
            <text:p><text:a xlink:href="https://krepcom.ru/catalog/vinty-razdel/vint_potay_3kh8_s_vnutrennim_shestigrannikom_nerzhaveyka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8_pot_v_sh_nerzh_a2_din_7991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2"/>
          <table:table-cell table:style-name="ce187" office:value-type="float" office:value="4" calcext:value-type="float">
            <text:p>4</text:p>
          </table:table-cell>
          <table:table-cell table:style-name="ce187" table:number-columns-repeated="6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0"/>
          <table:covered-table-cell table:style-name="ce160" office:value-type="string" calcext:value-type="string">
            <text:p>DIN 7991</text:p>
          </table:covered-table-cell>
          <table:table-cell table:style-name="ce48" office:value-type="string" calcext:value-type="string">
            <text:p>М3х12</text:p>
          </table:table-cell>
          <table:table-cell table:style-name="ce168" office:value-type="currency" office:currency="RUB" office:value="3" calcext:value-type="currency">
            <text:p>3 ₽</text:p>
          </table:table-cell>
          <table:table-cell table:style-name="ce160" table:formula="of:=[.J14]*[.$J$3]+[.K14]*[.$K$3]+[.L14]*[.$L$3]+[.M14]*[.$M$3]+[.N14]*[.$N$3]+[.O14]*[.$O$3]+[.P14]*[.$P$3]+[.Q14]*[.$Q$3]+[.R14]*[.$R$3]+[.S14]*[.$S$3]+[.T14]*[.$T$3]+[.U14]*[.$U$3]+[.V14]*[.$V$3]+[.W14]*[.$W$3]+[.X14]*[.$X$3]+[.Y14]*[.$Y$3]+[.Z14]*[.$Z$3]+[.AA14]*[.$AA$3]+[.AB14]*[.$AB$3]+[.AC14]*[.$AC$3]+[.AD14]*[.$AD$3]+[.AE14]*[.$AE$3]+[.AF14]*[.$AF$3]+[.AG14]*[.$AG$3]+[.AH14]*[.$AH$3]+[.AI14]*[.$AI$3]+[.AJ14]*[.$AJ$3]+[.AK14]*[.$AK$3]+[.AL14]*[.$AL$3]+[.AM14]*[.$AM$3]+[.AN14]*[.$AN$3]+[.AO14]*[.$AO$3]+[.AP14]*[.$AP$3]+[.AQ14]*[.$AQ$3]+[.AR14]*[.$AR$3]+[.AS14]*[.$AS$3]+[.AT14]*[.$AT$3]" office:value-type="float" office:value="16" calcext:value-type="float">
            <text:p>16</text:p>
          </table:table-cell>
          <table:table-cell table:style-name="ce168" table:formula="of:=[.D14]*[.E14]" office:value-type="currency" office:currency="RUB" office:value="48" calcext:value-type="currency">
            <text:p>48 ₽</text:p>
          </table:table-cell>
          <table:table-cell table:style-name="ce176" office:value-type="string" calcext:value-type="string">
            <text:p><text:a xlink:href="https://krepcom.ru/catalog/vinty-razdel/vint_3kh12_potay_s_vnutrennim_shestigrannikom_nerzhaveyka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12_pot_v_sh_nerzh_a2_din_7991/" xlink:type="simple">krep-shop</text:a></text:p>
          </table:table-cell>
          <table:covered-table-cell table:style-name="ce160"/>
          <table:table-cell table:style-name="ce186" table:number-columns-repeated="3"/>
          <table:table-cell table:style-name="ce186" office:value-type="float" office:value="2" calcext:value-type="float">
            <text:p>2</text:p>
          </table:table-cell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5"/>
          <table:table-cell table:style-name="ce186" office:value-type="float" office:value="2" calcext:value-type="float">
            <text:p>2</text:p>
          </table:table-cell>
          <table:table-cell table:style-name="ce186" table:number-columns-repeated="9"/>
          <table:table-cell table:number-columns-repeated="969"/>
        </table:table-row>
        <table:table-row table:style-name="ro7">
          <table:covered-table-cell table:style-name="ce40"/>
          <table:covered-table-cell table:style-name="ce160" office:value-type="string" calcext:value-type="string">
            <text:p>DIN 7991</text:p>
          </table:covered-table-cell>
          <table:table-cell table:style-name="ce48" office:value-type="string" calcext:value-type="string">
            <text:p>М3х16</text:p>
          </table:table-cell>
          <table:table-cell table:style-name="ce168" office:value-type="currency" office:currency="RUB" office:value="4" calcext:value-type="currency">
            <text:p>4 ₽</text:p>
          </table:table-cell>
          <table:table-cell table:style-name="ce160" table:formula="of:=[.J15]*[.$J$3]+[.K15]*[.$K$3]+[.L15]*[.$L$3]+[.M15]*[.$M$3]+[.N15]*[.$N$3]+[.O15]*[.$O$3]+[.P15]*[.$P$3]+[.Q15]*[.$Q$3]+[.R15]*[.$R$3]+[.S15]*[.$S$3]+[.T15]*[.$T$3]+[.U15]*[.$U$3]+[.V15]*[.$V$3]+[.W15]*[.$W$3]+[.X15]*[.$X$3]+[.Y15]*[.$Y$3]+[.Z15]*[.$Z$3]+[.AA15]*[.$AA$3]+[.AB15]*[.$AB$3]+[.AC15]*[.$AC$3]+[.AD15]*[.$AD$3]+[.AE15]*[.$AE$3]+[.AF15]*[.$AF$3]+[.AG15]*[.$AG$3]+[.AH15]*[.$AH$3]+[.AI15]*[.$AI$3]+[.AJ15]*[.$AJ$3]+[.AK15]*[.$AK$3]+[.AL15]*[.$AL$3]+[.AM15]*[.$AM$3]+[.AN15]*[.$AN$3]+[.AO15]*[.$AO$3]+[.AP15]*[.$AP$3]+[.AQ15]*[.$AQ$3]+[.AR15]*[.$AR$3]+[.AS15]*[.$AS$3]+[.AT15]*[.$AT$3]" office:value-type="float" office:value="20" calcext:value-type="float">
            <text:p>20</text:p>
          </table:table-cell>
          <table:table-cell table:style-name="ce168" table:formula="of:=[.D15]*[.E15]" office:value-type="currency" office:currency="RUB" office:value="80" calcext:value-type="currency">
            <text:p>80 ₽</text:p>
          </table:table-cell>
          <table:table-cell table:style-name="ce176" office:value-type="string" calcext:value-type="string">
            <text:p><text:a xlink:href="https://krepcom.ru/catalog/vinty-razdel/vint_potay_s_vnutrennim_shestigrannikom_m3kh16_din_7991_iso_10642_klass_prochnosti_10_9_otsinkovanny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16_pot_v_sh_nerzh_a2_din_7991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2"/>
          <table:table-cell table:style-name="ce187" office:value-type="float" office:value="4" calcext:value-type="float">
            <text:p>4</text:p>
          </table:table-cell>
          <table:table-cell table:style-name="ce187" table:number-columns-repeated="6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5"/>
          <table:table-cell table:style-name="ce186" office:value-type="float" office:value="2" calcext:value-type="float">
            <text:p>2</text:p>
          </table:table-cell>
          <table:table-cell table:style-name="ce186" table:number-columns-repeated="9"/>
          <table:table-cell table:number-columns-repeated="969"/>
        </table:table-row>
        <table:table-row table:style-name="ro7">
          <table:covered-table-cell table:style-name="ce40"/>
          <table:covered-table-cell table:style-name="ce160"/>
          <table:table-cell table:style-name="ce48" office:value-type="string" calcext:value-type="string">
            <text:p>М3х18</text:p>
          </table:table-cell>
          <table:table-cell table:style-name="ce168" office:value-type="currency" office:currency="RUB" office:value="4" calcext:value-type="currency">
            <text:p>4 ₽</text:p>
          </table:table-cell>
          <table:table-cell table:style-name="ce160" table:formula="of:=[.J16]*[.$J$3]+[.K16]*[.$K$3]+[.L16]*[.$L$3]+[.M16]*[.$M$3]+[.N16]*[.$N$3]+[.O16]*[.$O$3]+[.P16]*[.$P$3]+[.Q16]*[.$Q$3]+[.R16]*[.$R$3]+[.S16]*[.$S$3]+[.T16]*[.$T$3]+[.U16]*[.$U$3]+[.V16]*[.$V$3]+[.W16]*[.$W$3]+[.X16]*[.$X$3]+[.Y16]*[.$Y$3]+[.Z16]*[.$Z$3]+[.AA16]*[.$AA$3]+[.AB16]*[.$AB$3]+[.AC16]*[.$AC$3]+[.AD16]*[.$AD$3]+[.AE16]*[.$AE$3]+[.AF16]*[.$AF$3]+[.AG16]*[.$AG$3]+[.AH16]*[.$AH$3]+[.AI16]*[.$AI$3]+[.AJ16]*[.$AJ$3]+[.AK16]*[.$AK$3]+[.AL16]*[.$AL$3]+[.AM16]*[.$AM$3]+[.AN16]*[.$AN$3]+[.AO16]*[.$AO$3]+[.AP16]*[.$AP$3]+[.AQ16]*[.$AQ$3]+[.AR16]*[.$AR$3]+[.AS16]*[.$AS$3]+[.AT16]*[.$AT$3]" office:value-type="float" office:value="8" calcext:value-type="float">
            <text:p>8</text:p>
          </table:table-cell>
          <table:table-cell table:style-name="ce168" table:formula="of:=[.D16]*[.E16]" office:value-type="currency" office:currency="RUB" office:value="32" calcext:value-type="currency">
            <text:p>32 ₽</text:p>
          </table:table-cell>
          <table:table-cell table:style-name="ce176" office:value-type="string" calcext:value-type="string">
            <text:p><text:a xlink:href="https://krepcom.ru/catalog/vinty-razdel/vint_3kh18_potay_s_vnutrennim_shestigrannikom_nerzhaveyka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18_pot_v_sh_nerzh_a2_din_7991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2"/>
          <table:table-cell table:style-name="ce187" office:value-type="float" office:value="4" calcext:value-type="float">
            <text:p>4</text:p>
          </table:table-cell>
          <table:table-cell table:style-name="ce187" table:number-columns-repeated="6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0"/>
          <table:covered-table-cell table:style-name="ce160" office:value-type="string" calcext:value-type="string">
            <text:p>DIN 7991</text:p>
          </table:covered-table-cell>
          <table:table-cell table:style-name="ce48" office:value-type="string" calcext:value-type="string">
            <text:p>М3х20</text:p>
          </table:table-cell>
          <table:table-cell table:style-name="ce168" office:value-type="currency" office:currency="RUB" office:value="5" calcext:value-type="currency">
            <text:p>5 ₽</text:p>
          </table:table-cell>
          <table:table-cell table:style-name="ce160" table:formula="of:=[.J17]*[.$J$3]+[.K17]*[.$K$3]+[.L17]*[.$L$3]+[.M17]*[.$M$3]+[.N17]*[.$N$3]+[.O17]*[.$O$3]+[.P17]*[.$P$3]+[.Q17]*[.$Q$3]+[.R17]*[.$R$3]+[.S17]*[.$S$3]+[.T17]*[.$T$3]+[.U17]*[.$U$3]+[.V17]*[.$V$3]+[.W17]*[.$W$3]+[.X17]*[.$X$3]+[.Y17]*[.$Y$3]+[.Z17]*[.$Z$3]+[.AA17]*[.$AA$3]+[.AB17]*[.$AB$3]+[.AC17]*[.$AC$3]+[.AD17]*[.$AD$3]+[.AE17]*[.$AE$3]+[.AF17]*[.$AF$3]+[.AG17]*[.$AG$3]+[.AH17]*[.$AH$3]+[.AI17]*[.$AI$3]+[.AJ17]*[.$AJ$3]+[.AK17]*[.$AK$3]+[.AL17]*[.$AL$3]+[.AM17]*[.$AM$3]+[.AN17]*[.$AN$3]+[.AO17]*[.$AO$3]+[.AP17]*[.$AP$3]+[.AQ17]*[.$AQ$3]+[.AR17]*[.$AR$3]+[.AS17]*[.$AS$3]+[.AT17]*[.$AT$3]" office:value-type="float" office:value="8" calcext:value-type="float">
            <text:p>8</text:p>
          </table:table-cell>
          <table:table-cell table:style-name="ce168" table:formula="of:=[.D17]*[.E17]" office:value-type="currency" office:currency="RUB" office:value="40" calcext:value-type="currency">
            <text:p>40 ₽</text:p>
          </table:table-cell>
          <table:table-cell table:style-name="ce176" office:value-type="string" calcext:value-type="string">
            <text:p><text:a xlink:href="https://krepcom.ru/catalog/vinty-razdel/vint_potay_s_vnutrennim_shestigrannikom_m3kh20_din_7991_iso_10642_klass_prochnosti_10_9_otsinkovanny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20_pot_v_sh_nerzh_a2_din_7991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6"/>
          <table:table-cell table:style-name="ce187" office:value-type="float" office:value="1" calcext:value-type="float">
            <text:p>1</text:p>
          </table:table-cell>
          <table:table-cell table:style-name="ce187" table:number-columns-repeated="2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5"/>
          <table:table-cell table:style-name="ce186" office:value-type="float" office:value="1" calcext:value-type="float">
            <text:p>1</text:p>
          </table:table-cell>
          <table:table-cell table:style-name="ce186" table:number-columns-repeated="9"/>
          <table:table-cell table:number-columns-repeated="969"/>
        </table:table-row>
        <table:table-row table:style-name="ro7">
          <table:covered-table-cell table:style-name="ce40"/>
          <table:covered-table-cell table:style-name="ce160" office:value-type="string" calcext:value-type="string">
            <text:p>DIN 7991</text:p>
          </table:covered-table-cell>
          <table:table-cell table:style-name="ce48" office:value-type="string" calcext:value-type="string">
            <text:p>М3х30</text:p>
          </table:table-cell>
          <table:table-cell table:style-name="ce168" office:value-type="currency" office:currency="RUB" office:value="6" calcext:value-type="currency">
            <text:p>6 ₽</text:p>
          </table:table-cell>
          <table:table-cell table:style-name="ce160" table:formula="of:=[.J18]*[.$J$3]+[.K18]*[.$K$3]+[.L18]*[.$L$3]+[.M18]*[.$M$3]+[.N18]*[.$N$3]+[.O18]*[.$O$3]+[.P18]*[.$P$3]+[.Q18]*[.$Q$3]+[.R18]*[.$R$3]+[.S18]*[.$S$3]+[.T18]*[.$T$3]+[.U18]*[.$U$3]+[.V18]*[.$V$3]+[.W18]*[.$W$3]+[.X18]*[.$X$3]+[.Y18]*[.$Y$3]+[.Z18]*[.$Z$3]+[.AA18]*[.$AA$3]+[.AB18]*[.$AB$3]+[.AC18]*[.$AC$3]+[.AD18]*[.$AD$3]+[.AE18]*[.$AE$3]+[.AF18]*[.$AF$3]+[.AG18]*[.$AG$3]+[.AH18]*[.$AH$3]+[.AI18]*[.$AI$3]+[.AJ18]*[.$AJ$3]+[.AK18]*[.$AK$3]+[.AL18]*[.$AL$3]+[.AM18]*[.$AM$3]+[.AN18]*[.$AN$3]+[.AO18]*[.$AO$3]+[.AP18]*[.$AP$3]+[.AQ18]*[.$AQ$3]+[.AR18]*[.$AR$3]+[.AS18]*[.$AS$3]+[.AT18]*[.$AT$3]" office:value-type="float" office:value="6" calcext:value-type="float">
            <text:p>6</text:p>
          </table:table-cell>
          <table:table-cell table:style-name="ce168" table:formula="of:=[.D18]*[.E18]" office:value-type="currency" office:currency="RUB" office:value="36" calcext:value-type="currency">
            <text:p>36 ₽</text:p>
          </table:table-cell>
          <table:table-cell table:style-name="ce176" office:value-type="string" calcext:value-type="string">
            <text:p><text:a xlink:href="https://krepcom.ru/catalog/vinty-razdel/vint_potay_s_vnutrennim_shestigrannikom_3kh30_din_7991_otsinkovannyy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30_pot_v_sh_nerzh_a2_din_7991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6"/>
          <table:table-cell table:style-name="ce186" office:value-type="float" office:value="4" calcext:value-type="float">
            <text:p>4</text:p>
          </table:table-cell>
          <table:table-cell table:style-name="ce186" table:number-columns-repeated="7"/>
          <table:table-cell table:style-name="ce186" office:value-type="float" office:value="1" calcext:value-type="float">
            <text:p>1</text:p>
          </table:table-cell>
          <table:table-cell table:number-columns-repeated="969"/>
        </table:table-row>
        <table:table-row table:style-name="ro7">
          <table:covered-table-cell table:style-name="ce40"/>
          <table:covered-table-cell table:style-name="ce160" office:value-type="string" calcext:value-type="string">
            <text:p>DIN 7991</text:p>
          </table:covered-table-cell>
          <table:table-cell table:style-name="ce48" office:value-type="string" calcext:value-type="string">
            <text:p>М3х35</text:p>
          </table:table-cell>
          <table:table-cell table:style-name="ce168" office:value-type="currency" office:currency="RUB" office:value="6" calcext:value-type="currency">
            <text:p>6 ₽</text:p>
          </table:table-cell>
          <table:table-cell table:style-name="ce160" table:formula="of:=[.J19]*[.$J$3]+[.K19]*[.$K$3]+[.L19]*[.$L$3]+[.M19]*[.$M$3]+[.N19]*[.$N$3]+[.O19]*[.$O$3]+[.P19]*[.$P$3]+[.Q19]*[.$Q$3]+[.R19]*[.$R$3]+[.S19]*[.$S$3]+[.T19]*[.$T$3]+[.U19]*[.$U$3]+[.V19]*[.$V$3]+[.W19]*[.$W$3]+[.X19]*[.$X$3]+[.Y19]*[.$Y$3]+[.Z19]*[.$Z$3]+[.AA19]*[.$AA$3]+[.AB19]*[.$AB$3]+[.AC19]*[.$AC$3]+[.AD19]*[.$AD$3]+[.AE19]*[.$AE$3]+[.AF19]*[.$AF$3]+[.AG19]*[.$AG$3]+[.AH19]*[.$AH$3]+[.AI19]*[.$AI$3]+[.AJ19]*[.$AJ$3]+[.AK19]*[.$AK$3]+[.AL19]*[.$AL$3]+[.AM19]*[.$AM$3]+[.AN19]*[.$AN$3]+[.AO19]*[.$AO$3]+[.AP19]*[.$AP$3]+[.AQ19]*[.$AQ$3]+[.AR19]*[.$AR$3]+[.AS19]*[.$AS$3]+[.AT19]*[.$AT$3]" office:value-type="float" office:value="12" calcext:value-type="float">
            <text:p>12</text:p>
          </table:table-cell>
          <table:table-cell table:style-name="ce168" table:formula="of:=[.D19]*[.E19]" office:value-type="currency" office:currency="RUB" office:value="72" calcext:value-type="currency">
            <text:p>72 ₽</text:p>
          </table:table-cell>
          <table:table-cell table:style-name="ce176" office:value-type="string" calcext:value-type="string">
            <text:p><text:a xlink:href="https://krepcom.ru/catalog/vinty-razdel/vint_potay_s_vnutrennim_shestigrannikom_din_7991_3x35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35_pot_v_sh_nerzh_a2_din_7991/" xlink:type="simple">krep-shop</text:a></text:p>
          </table:table-cell>
          <table:covered-table-cell table:style-name="ce160"/>
          <table:table-cell table:style-name="ce186" table:number-columns-repeated="3"/>
          <table:table-cell table:style-name="ce186" office:value-type="float" office:value="2" calcext:value-type="float">
            <text:p>2</text:p>
          </table:table-cell>
          <table:table-cell table:style-name="ce187"/>
          <table:table-cell table:number-columns-repeated="3" table:style-name="ce187" office:value-type="float" office:value="2" calcext:value-type="float">
            <text:p>2</text:p>
          </table:table-cell>
          <table:table-cell table:style-name="ce187" table:number-columns-repeated="5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0"/>
          <table:covered-table-cell table:style-name="ce160" office:value-type="string" calcext:value-type="string">
            <text:p>DIN 7991</text:p>
          </table:covered-table-cell>
          <table:table-cell table:style-name="ce48" office:value-type="string" calcext:value-type="string">
            <text:p>М3х50</text:p>
          </table:table-cell>
          <table:table-cell table:style-name="ce168" office:value-type="currency" office:currency="RUB" office:value="10" calcext:value-type="currency">
            <text:p>10 ₽</text:p>
          </table:table-cell>
          <table:table-cell table:style-name="ce160" table:formula="of:=[.J20]*[.$J$3]+[.K20]*[.$K$3]+[.L20]*[.$L$3]+[.M20]*[.$M$3]+[.N20]*[.$N$3]+[.O20]*[.$O$3]+[.P20]*[.$P$3]+[.Q20]*[.$Q$3]+[.R20]*[.$R$3]+[.S20]*[.$S$3]+[.T20]*[.$T$3]+[.U20]*[.$U$3]+[.V20]*[.$V$3]+[.W20]*[.$W$3]+[.X20]*[.$X$3]+[.Y20]*[.$Y$3]+[.Z20]*[.$Z$3]+[.AA20]*[.$AA$3]+[.AB20]*[.$AB$3]+[.AC20]*[.$AC$3]+[.AD20]*[.$AD$3]+[.AE20]*[.$AE$3]+[.AF20]*[.$AF$3]+[.AG20]*[.$AG$3]+[.AH20]*[.$AH$3]+[.AI20]*[.$AI$3]+[.AJ20]*[.$AJ$3]+[.AK20]*[.$AK$3]+[.AL20]*[.$AL$3]+[.AM20]*[.$AM$3]+[.AN20]*[.$AN$3]+[.AO20]*[.$AO$3]+[.AP20]*[.$AP$3]+[.AQ20]*[.$AQ$3]+[.AR20]*[.$AR$3]+[.AS20]*[.$AS$3]+[.AT20]*[.$AT$3]" office:value-type="float" office:value="10" calcext:value-type="float">
            <text:p>10</text:p>
          </table:table-cell>
          <table:table-cell table:style-name="ce168" table:formula="of:=[.D20]*[.E20]" office:value-type="currency" office:currency="RUB" office:value="100" calcext:value-type="currency">
            <text:p>100 ₽</text:p>
          </table:table-cell>
          <table:table-cell table:style-name="ce176" office:value-type="string" calcext:value-type="string">
            <text:p><text:a xlink:href="https://krepcom.ru/catalog/vinty-razdel/vint_potay_3kh50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50_pot_v_sh_nerzh_a2_din_7991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4"/>
          <table:table-cell table:style-name="ce187" office:value-type="float" office:value="4" calcext:value-type="float">
            <text:p>4</text:p>
          </table:table-cell>
          <table:table-cell table:style-name="ce187" table:number-columns-repeated="4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/>
          <table:table-cell table:style-name="ce187" table:formula="of:=[$Настройки.$B$10]" office:value-type="float" office:value="6" calcext:value-type="float">
            <text:p>6</text:p>
          </table:table-cell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0"/>
          <table:covered-table-cell table:style-name="ce160"/>
          <table:table-cell table:style-name="ce48" office:value-type="string" calcext:value-type="string">
            <text:p>М4х8</text:p>
          </table:table-cell>
          <table:table-cell table:style-name="ce168" office:value-type="currency" office:currency="RUB" office:value="3" calcext:value-type="currency">
            <text:p>3 ₽</text:p>
          </table:table-cell>
          <table:table-cell table:style-name="ce160" table:formula="of:=[.J21]*[.$J$3]+[.K21]*[.$K$3]+[.L21]*[.$L$3]+[.M21]*[.$M$3]+[.N21]*[.$N$3]+[.O21]*[.$O$3]+[.P21]*[.$P$3]+[.Q21]*[.$Q$3]+[.R21]*[.$R$3]+[.S21]*[.$S$3]+[.T21]*[.$T$3]+[.U21]*[.$U$3]+[.V21]*[.$V$3]+[.W21]*[.$W$3]+[.X21]*[.$X$3]+[.Y21]*[.$Y$3]+[.Z21]*[.$Z$3]+[.AA21]*[.$AA$3]+[.AB21]*[.$AB$3]+[.AC21]*[.$AC$3]+[.AD21]*[.$AD$3]+[.AE21]*[.$AE$3]+[.AF21]*[.$AF$3]+[.AG21]*[.$AG$3]+[.AH21]*[.$AH$3]+[.AI21]*[.$AI$3]+[.AJ21]*[.$AJ$3]+[.AK21]*[.$AK$3]+[.AL21]*[.$AL$3]+[.AM21]*[.$AM$3]+[.AN21]*[.$AN$3]+[.AO21]*[.$AO$3]+[.AP21]*[.$AP$3]+[.AQ21]*[.$AQ$3]+[.AR21]*[.$AR$3]+[.AS21]*[.$AS$3]+[.AT21]*[.$AT$3]" office:value-type="float" office:value="29" calcext:value-type="float">
            <text:p>29</text:p>
          </table:table-cell>
          <table:table-cell table:style-name="ce168" table:formula="of:=[.D21]*[.E21]" office:value-type="currency" office:currency="RUB" office:value="87" calcext:value-type="currency">
            <text:p>87 ₽</text:p>
          </table:table-cell>
          <table:table-cell table:style-name="ce176" office:value-type="string" calcext:value-type="string">
            <text:p><text:a xlink:href="https://krepcom.ru/catalog/vinty-razdel/vint_potay_s_vnutrennim_shestigrannikom_m4kh8_din_7991_iso_10642_klass_prochnosti_10_9_otsinkovannyy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4kh8_pot_v_sh_nerzh_a2_din_7991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3"/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4" calcext:value-type="float">
            <text:p>4</text:p>
          </table:table-cell>
          <table:table-cell table:style-name="ce187" table:number-columns-repeated="4"/>
          <table:table-cell table:style-name="ce186" table:number-columns-repeated="4"/>
          <table:table-cell table:style-name="ce187" office:value-type="float" office:value="6" calcext:value-type="float">
            <text:p>6</text:p>
          </table:table-cell>
          <table:table-cell table:style-name="ce187"/>
          <table:table-cell table:style-name="ce186"/>
          <table:table-cell table:style-name="ce187" table:formula="of:=[Настройки.$B$10]/[.AD3]" office:value-type="float" office:value="2" calcext:value-type="float">
            <text:p>2</text:p>
          </table:table-cell>
          <table:table-cell table:style-name="ce187"/>
          <table:table-cell table:style-name="ce186" office:value-type="float" office:value="3" calcext:value-type="float">
            <text:p>3</text:p>
          </table:table-cell>
          <table:table-cell table:style-name="ce186"/>
          <table:table-cell table:style-name="ce186" office:value-type="float" office:value="4" calcext:value-type="float">
            <text:p>4</text:p>
          </table:table-cell>
          <table:table-cell table:style-name="ce186" table:number-columns-repeated="12"/>
          <table:table-cell table:number-columns-repeated="969"/>
        </table:table-row>
        <table:table-row table:style-name="ro7">
          <table:covered-table-cell table:style-name="ce40"/>
          <table:covered-table-cell table:style-name="ce160"/>
          <table:table-cell table:style-name="ce48" office:value-type="string" calcext:value-type="string">
            <text:p>М4х12</text:p>
          </table:table-cell>
          <table:table-cell table:style-name="ce168" office:value-type="currency" office:currency="RUB" office:value="4" calcext:value-type="currency">
            <text:p>4 ₽</text:p>
          </table:table-cell>
          <table:table-cell table:style-name="ce160" table:formula="of:=[.J22]*[.$J$3]+[.K22]*[.$K$3]+[.L22]*[.$L$3]+[.M22]*[.$M$3]+[.N22]*[.$N$3]+[.O22]*[.$O$3]+[.P22]*[.$P$3]+[.Q22]*[.$Q$3]+[.R22]*[.$R$3]+[.S22]*[.$S$3]+[.T22]*[.$T$3]+[.U22]*[.$U$3]+[.V22]*[.$V$3]+[.W22]*[.$W$3]+[.X22]*[.$X$3]+[.Y22]*[.$Y$3]+[.Z22]*[.$Z$3]+[.AA22]*[.$AA$3]+[.AB22]*[.$AB$3]+[.AC22]*[.$AC$3]+[.AD22]*[.$AD$3]+[.AE22]*[.$AE$3]+[.AF22]*[.$AF$3]+[.AG22]*[.$AG$3]+[.AH22]*[.$AH$3]+[.AI22]*[.$AI$3]+[.AJ22]*[.$AJ$3]+[.AK22]*[.$AK$3]+[.AL22]*[.$AL$3]+[.AM22]*[.$AM$3]+[.AN22]*[.$AN$3]+[.AO22]*[.$AO$3]+[.AP22]*[.$AP$3]+[.AQ22]*[.$AQ$3]+[.AR22]*[.$AR$3]+[.AS22]*[.$AS$3]+[.AT22]*[.$AT$3]" office:value-type="float" office:value="8" calcext:value-type="float">
            <text:p>8</text:p>
          </table:table-cell>
          <table:table-cell table:style-name="ce168" table:formula="of:=[.D22]*[.E22]" office:value-type="currency" office:currency="RUB" office:value="32" calcext:value-type="currency">
            <text:p>32 ₽</text:p>
          </table:table-cell>
          <table:table-cell table:style-name="ce176" office:value-type="string" calcext:value-type="string">
            <text:p><text:a xlink:href="https://krepcom.ru/catalog/vinty-razdel/vint_potay_s_vnutrennim_shestigrannikom_m4kh12_din_7991_iso_10642_klass_prochnosti_10_9_otsinkovanny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4kh12_pot_v_sh_nerzh_a2_din_7991/" xlink:type="simple">krep-shop</text:a></text:p>
          </table:table-cell>
          <table:covered-table-cell table:style-name="ce160"/>
          <table:table-cell table:style-name="ce186" table:number-columns-repeated="3"/>
          <table:table-cell table:style-name="ce186" office:value-type="float" office:value="2" calcext:value-type="float">
            <text:p>2</text:p>
          </table:table-cell>
          <table:table-cell table:style-name="ce187" table:number-columns-repeated="9"/>
          <table:table-cell table:style-name="ce186" table:number-columns-repeated="4"/>
          <table:table-cell table:style-name="ce187"/>
          <table:table-cell table:style-name="ce187" office:value-type="float" office:value="2" calcext:value-type="float">
            <text:p>2</text:p>
          </table:table-cell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0"/>
          <table:covered-table-cell table:style-name="ce160"/>
          <table:table-cell table:style-name="ce48" office:value-type="string" calcext:value-type="string">
            <text:p>М5х12</text:p>
          </table:table-cell>
          <table:table-cell table:style-name="ce168" office:value-type="currency" office:currency="RUB" office:value="4" calcext:value-type="currency">
            <text:p>4 ₽</text:p>
          </table:table-cell>
          <table:table-cell table:style-name="ce160" table:formula="of:=[.J23]*[.$J$3]+[.K23]*[.$K$3]+[.L23]*[.$L$3]+[.M23]*[.$M$3]+[.N23]*[.$N$3]+[.O23]*[.$O$3]+[.P23]*[.$P$3]+[.Q23]*[.$Q$3]+[.R23]*[.$R$3]+[.S23]*[.$S$3]+[.T23]*[.$T$3]+[.U23]*[.$U$3]+[.V23]*[.$V$3]+[.W23]*[.$W$3]+[.X23]*[.$X$3]+[.Y23]*[.$Y$3]+[.Z23]*[.$Z$3]+[.AA23]*[.$AA$3]+[.AB23]*[.$AB$3]+[.AC23]*[.$AC$3]+[.AD23]*[.$AD$3]+[.AE23]*[.$AE$3]+[.AF23]*[.$AF$3]+[.AG23]*[.$AG$3]+[.AH23]*[.$AH$3]+[.AI23]*[.$AI$3]+[.AJ23]*[.$AJ$3]+[.AK23]*[.$AK$3]+[.AL23]*[.$AL$3]+[.AM23]*[.$AM$3]+[.AN23]*[.$AN$3]+[.AO23]*[.$AO$3]+[.AP23]*[.$AP$3]+[.AQ23]*[.$AQ$3]+[.AR23]*[.$AR$3]+[.AS23]*[.$AS$3]+[.AT23]*[.$AT$3]" office:value-type="float" office:value="24" calcext:value-type="float">
            <text:p>24</text:p>
          </table:table-cell>
          <table:table-cell table:style-name="ce168" table:formula="of:=[.D23]*[.E23]" office:value-type="currency" office:currency="RUB" office:value="96" calcext:value-type="currency">
            <text:p>96 ₽</text:p>
          </table:table-cell>
          <table:table-cell table:style-name="ce176" office:value-type="string" calcext:value-type="string">
            <text:p><text:a xlink:href="https://krepcom.ru/catalog/vinty-razdel/vint_potay_5kh12_s_vnutrennim_shestigrannikom_otsinkovannyy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5kh12_pot_v_sh_nerzh_a2_din_7991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2"/>
          <table:table-cell table:style-name="ce186" office:value-type="float" office:value="6" calcext:value-type="float">
            <text:p>6</text:p>
          </table:table-cell>
          <table:table-cell table:style-name="ce186" table:number-columns-repeated="2"/>
          <table:table-cell table:number-columns-repeated="969"/>
        </table:table-row>
        <table:table-row table:style-name="ro7">
          <table:covered-table-cell table:style-name="ce40"/>
          <table:covered-table-cell table:style-name="ce160"/>
          <table:table-cell table:style-name="ce48" office:value-type="string" calcext:value-type="string">
            <text:p>М5х16</text:p>
          </table:table-cell>
          <table:table-cell table:style-name="ce168" office:value-type="currency" office:currency="RUB" office:value="5" calcext:value-type="currency">
            <text:p>5 ₽</text:p>
          </table:table-cell>
          <table:table-cell table:style-name="ce160" table:formula="of:=[.J24]*[.$J$3]+[.K24]*[.$K$3]+[.L24]*[.$L$3]+[.M24]*[.$M$3]+[.N24]*[.$N$3]+[.O24]*[.$O$3]+[.P24]*[.$P$3]+[.Q24]*[.$Q$3]+[.R24]*[.$R$3]+[.S24]*[.$S$3]+[.T24]*[.$T$3]+[.U24]*[.$U$3]+[.V24]*[.$V$3]+[.W24]*[.$W$3]+[.X24]*[.$X$3]+[.Y24]*[.$Y$3]+[.Z24]*[.$Z$3]+[.AA24]*[.$AA$3]+[.AB24]*[.$AB$3]+[.AC24]*[.$AC$3]+[.AD24]*[.$AD$3]+[.AE24]*[.$AE$3]+[.AF24]*[.$AF$3]+[.AG24]*[.$AG$3]+[.AH24]*[.$AH$3]+[.AI24]*[.$AI$3]+[.AJ24]*[.$AJ$3]+[.AK24]*[.$AK$3]+[.AL24]*[.$AL$3]+[.AM24]*[.$AM$3]+[.AN24]*[.$AN$3]+[.AO24]*[.$AO$3]+[.AP24]*[.$AP$3]+[.AQ24]*[.$AQ$3]+[.AR24]*[.$AR$3]+[.AS24]*[.$AS$3]+[.AT24]*[.$AT$3]" office:value-type="float" office:value="2" calcext:value-type="float">
            <text:p>2</text:p>
          </table:table-cell>
          <table:table-cell table:style-name="ce168" table:formula="of:=[.D24]*[.E24]" office:value-type="currency" office:currency="RUB" office:value="10" calcext:value-type="currency">
            <text:p>10 ₽</text:p>
          </table:table-cell>
          <table:table-cell table:style-name="ce176" office:value-type="string" calcext:value-type="string">
            <text:p><text:a xlink:href="https://krepcom.ru/catalog/vinty-razdel/vint_potay_s_vnutrennim_shestigrannikom_m5kh16_din_7991_iso_10642_klass_prochnosti_10_9_otsinkovanny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5kh16_pot_v_sh_nerzh_a2_din_7991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5"/>
          <table:table-cell table:style-name="ce187" office:value-type="float" office:value="1" calcext:value-type="float">
            <text:p>1</text:p>
          </table:table-cell>
          <table:table-cell table:style-name="ce187" table:number-columns-repeated="2"/>
          <table:table-cell table:style-name="ce187" office:value-type="float" office:value="1" calcext:value-type="float">
            <text:p>1</text:p>
          </table:table-cell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table-cell table:style-name="ce144" office:value-type="string" calcext:value-type="string" table:number-columns-spanned="1" table:number-rows-spanned="4">
            <text:p>Винт с цилиндрической головкой и шестигранным углублением под ключ</text:p>
          </table:table-cell>
          <table:table-cell table:style-name="ce160" office:value-type="string" calcext:value-type="string" table:number-columns-spanned="1" table:number-rows-spanned="4">
            <text:p>DIN 912</text:p>
          </table:table-cell>
          <table:table-cell table:style-name="ce48" office:value-type="string" calcext:value-type="string">
            <text:p>М3х8</text:p>
          </table:table-cell>
          <table:table-cell table:style-name="ce168" office:value-type="currency" office:currency="RUB" office:value="2" calcext:value-type="currency">
            <text:p>2 ₽</text:p>
          </table:table-cell>
          <table:table-cell table:style-name="ce160" table:formula="of:=[.J25]*[.$J$3]+[.K25]*[.$K$3]+[.L25]*[.$L$3]+[.M25]*[.$M$3]+[.N25]*[.$N$3]+[.O25]*[.$O$3]+[.P25]*[.$P$3]+[.Q25]*[.$Q$3]+[.R25]*[.$R$3]+[.S25]*[.$S$3]+[.T25]*[.$T$3]+[.U25]*[.$U$3]+[.V25]*[.$V$3]+[.W25]*[.$W$3]+[.X25]*[.$X$3]+[.Y25]*[.$Y$3]+[.Z25]*[.$Z$3]+[.AA25]*[.$AA$3]+[.AB25]*[.$AB$3]+[.AC25]*[.$AC$3]+[.AD25]*[.$AD$3]+[.AE25]*[.$AE$3]+[.AF25]*[.$AF$3]+[.AG25]*[.$AG$3]+[.AH25]*[.$AH$3]+[.AI25]*[.$AI$3]+[.AJ25]*[.$AJ$3]+[.AK25]*[.$AK$3]+[.AL25]*[.$AL$3]+[.AM25]*[.$AM$3]+[.AN25]*[.$AN$3]+[.AO25]*[.$AO$3]+[.AP25]*[.$AP$3]+[.AQ25]*[.$AQ$3]+[.AR25]*[.$AR$3]+[.AS25]*[.$AS$3]+[.AT25]*[.$AT$3]" office:value-type="float" office:value="150" calcext:value-type="float">
            <text:p>150</text:p>
          </table:table-cell>
          <table:table-cell table:style-name="ce168" table:formula="of:=[.D25]*[.E25]" office:value-type="currency" office:currency="RUB" office:value="300" calcext:value-type="currency">
            <text:p>300 ₽</text:p>
          </table:table-cell>
          <table:table-cell table:style-name="ce176" office:value-type="string" calcext:value-type="string">
            <text:p><text:a xlink:href="https://krepcom.ru/catalog/vinty-razdel/vint_s_vnutrennim_shestigrannikom_3kh8_din_912_klass_10_9_otsinkovannyy.htm" xlink:type="simple">krepcom</text:a></text:p>
          </table:table-cell>
          <table:table-cell table:style-name="ce176" office:value-type="string" calcext:value-type="string">
            <text:p><text:a xlink:href="https://krep-shop.ru/katalog/bolty_i_vinty/din_912/3kh8_v_sh_nerzh_a2_din_912/" xlink:type="simple">krep-shop</text:a></text:p>
          </table:table-cell>
          <table:covered-table-cell table:style-name="ce160"/>
          <table:table-cell table:style-name="ce186"/>
          <table:table-cell table:style-name="ce186" table:formula="of:=FLOOR([$'Покупные изделия'.D26]/30;1)*2" office:value-type="float" office:value="20" calcext:value-type="float">
            <text:p>20</text:p>
          </table:table-cell>
          <table:table-cell table:style-name="ce186" table:formula="of:=CEILING([$'Покупные изделия'.D20]/20;1)" office:value-type="float" office:value="26" calcext:value-type="float">
            <text:p>26</text:p>
          </table:table-cell>
          <table:table-cell table:style-name="ce186"/>
          <table:table-cell table:style-name="ce187" table:number-columns-repeated="9"/>
          <table:table-cell table:style-name="ce186" table:number-columns-repeated="4"/>
          <table:table-cell table:style-name="ce187"/>
          <table:table-cell table:style-name="ce187" office:value-type="float" office:value="4" calcext:value-type="float">
            <text:p>4</text:p>
          </table:table-cell>
          <table:table-cell table:style-name="ce186"/>
          <table:table-cell table:style-name="ce187" table:number-columns-repeated="2"/>
          <table:table-cell table:style-name="ce186" office:value-type="float" office:value="2" calcext:value-type="float">
            <text:p>2</text:p>
          </table:table-cell>
          <table:table-cell table:style-name="ce186" table:number-columns-repeated="6"/>
          <table:table-cell table:style-name="ce186" office:value-type="float" office:value="1" calcext:value-type="float">
            <text:p>1</text:p>
          </table:table-cell>
          <table:table-cell table:style-name="ce186" table:number-columns-repeated="5"/>
          <table:table-cell table:style-name="ce186" table:formula="of:=[$Расчёты.B93]+2*9" office:value-type="float" office:value="40" calcext:value-type="float">
            <text:p>40</text:p>
          </table:table-cell>
          <table:table-cell table:style-name="ce186" office:value-type="float" office:value="6" calcext:value-type="float">
            <text:p>6</text:p>
          </table:table-cell>
          <table:table-cell table:number-columns-repeated="969"/>
        </table:table-row>
        <table:table-row table:style-name="ro7">
          <table:covered-table-cell table:style-name="ce40"/>
          <table:covered-table-cell table:style-name="ce160"/>
          <table:table-cell table:style-name="ce48" office:value-type="string" calcext:value-type="string">
            <text:p>М3х20</text:p>
          </table:table-cell>
          <table:table-cell table:style-name="ce168" office:value-type="currency" office:currency="RUB" office:value="5" calcext:value-type="currency">
            <text:p>5 ₽</text:p>
          </table:table-cell>
          <table:table-cell table:style-name="ce160" table:formula="of:=[.J26]*[.$J$3]+[.K26]*[.$K$3]+[.L26]*[.$L$3]+[.M26]*[.$M$3]+[.N26]*[.$N$3]+[.O26]*[.$O$3]+[.P26]*[.$P$3]+[.Q26]*[.$Q$3]+[.R26]*[.$R$3]+[.S26]*[.$S$3]+[.T26]*[.$T$3]+[.U26]*[.$U$3]+[.V26]*[.$V$3]+[.W26]*[.$W$3]+[.X26]*[.$X$3]+[.Y26]*[.$Y$3]+[.Z26]*[.$Z$3]+[.AA26]*[.$AA$3]+[.AB26]*[.$AB$3]+[.AC26]*[.$AC$3]+[.AD26]*[.$AD$3]+[.AE26]*[.$AE$3]+[.AF26]*[.$AF$3]+[.AG26]*[.$AG$3]+[.AH26]*[.$AH$3]+[.AI26]*[.$AI$3]+[.AJ26]*[.$AJ$3]+[.AK26]*[.$AK$3]+[.AL26]*[.$AL$3]+[.AM26]*[.$AM$3]+[.AN26]*[.$AN$3]+[.AO26]*[.$AO$3]+[.AP26]*[.$AP$3]+[.AQ26]*[.$AQ$3]+[.AR26]*[.$AR$3]+[.AS26]*[.$AS$3]+[.AT26]*[.$AT$3]" office:value-type="float" office:value="8" calcext:value-type="float">
            <text:p>8</text:p>
          </table:table-cell>
          <table:table-cell table:style-name="ce168" table:formula="of:=[.D26]*[.E26]" office:value-type="currency" office:currency="RUB" office:value="40" calcext:value-type="currency">
            <text:p>40 ₽</text:p>
          </table:table-cell>
          <table:table-cell table:style-name="ce176" office:value-type="string" calcext:value-type="string">
            <text:p><text:a xlink:href="https://krepcom.ru/catalog/bolty-razdel/bolt_imbus_3h20_nerj_DIN_912__stal__a2.htm" xlink:type="simple">krepcom</text:a></text:p>
          </table:table-cell>
          <table:table-cell table:style-name="ce176" office:value-type="string" calcext:value-type="string">
            <text:p><text:a xlink:href="https://krep-shop.ru/katalog/bolty_i_vinty/din_912/3kh20_v_sh_nerzh_a2_din_912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2"/>
          <table:table-cell table:style-name="ce187" office:value-type="float" office:value="2" calcext:value-type="float">
            <text:p>2</text:p>
          </table:table-cell>
          <table:table-cell table:style-name="ce187" table:number-columns-repeated="4"/>
          <table:table-cell table:style-name="ce187" office:value-type="float" office:value="2" calcext:value-type="float">
            <text:p>2</text:p>
          </table:table-cell>
          <table:table-cell table:style-name="ce187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0"/>
          <table:covered-table-cell table:style-name="ce160"/>
          <table:table-cell table:style-name="ce48" office:value-type="string" calcext:value-type="string">
            <text:p>М3х40</text:p>
          </table:table-cell>
          <table:table-cell table:style-name="ce168" office:value-type="currency" office:currency="RUB" office:value="8" calcext:value-type="currency">
            <text:p>8 ₽</text:p>
          </table:table-cell>
          <table:table-cell table:style-name="ce160" table:formula="of:=[.J27]*[.$J$3]+[.K27]*[.$K$3]+[.L27]*[.$L$3]+[.M27]*[.$M$3]+[.N27]*[.$N$3]+[.O27]*[.$O$3]+[.P27]*[.$P$3]+[.Q27]*[.$Q$3]+[.R27]*[.$R$3]+[.S27]*[.$S$3]+[.T27]*[.$T$3]+[.U27]*[.$U$3]+[.V27]*[.$V$3]+[.W27]*[.$W$3]+[.X27]*[.$X$3]+[.Y27]*[.$Y$3]+[.Z27]*[.$Z$3]+[.AA27]*[.$AA$3]+[.AB27]*[.$AB$3]+[.AC27]*[.$AC$3]+[.AD27]*[.$AD$3]+[.AE27]*[.$AE$3]+[.AF27]*[.$AF$3]+[.AG27]*[.$AG$3]+[.AH27]*[.$AH$3]+[.AI27]*[.$AI$3]+[.AJ27]*[.$AJ$3]+[.AK27]*[.$AK$3]+[.AL27]*[.$AL$3]+[.AM27]*[.$AM$3]+[.AN27]*[.$AN$3]+[.AO27]*[.$AO$3]+[.AP27]*[.$AP$3]+[.AQ27]*[.$AQ$3]+[.AR27]*[.$AR$3]+[.AS27]*[.$AS$3]+[.AT27]*[.$AT$3]" office:value-type="float" office:value="0" calcext:value-type="float">
            <text:p>0</text:p>
          </table:table-cell>
          <table:table-cell table:style-name="ce168" table:formula="of:=[.D27]*[.E27]" office:value-type="currency" office:currency="RUB" office:value="0" calcext:value-type="currency">
            <text:p>0 ₽</text:p>
          </table:table-cell>
          <table:table-cell table:style-name="ce176" office:value-type="string" calcext:value-type="string">
            <text:p><text:a xlink:href="https://krepcom.ru/catalog/vysokoprochnyy_krepezh_12_9/vint_s_tsilindricheskoy_golovkoy_i_vnutrennim_shestigrannikom_din_912_3x40_vysokoprochnyy_12_9.htm" xlink:type="simple">krepcom</text:a></text:p>
          </table:table-cell>
          <table:table-cell table:style-name="ce176" office:value-type="string" calcext:value-type="string">
            <text:p><text:a xlink:href="https://krep-shop.ru/katalog/bolty_i_vinty/din_912/3kh40_v_sh_nerzh_a2_din_912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/>
          <table:table-cell table:style-name="ce187" office:value-type="float" office:value="3" calcext:value-type="float">
            <text:p>3</text:p>
          </table:table-cell>
          <table:table-cell table:style-name="ce187" table:number-columns-repeated="7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0"/>
          <table:covered-table-cell table:style-name="ce160"/>
          <table:table-cell table:style-name="ce48" office:value-type="string" calcext:value-type="string">
            <text:p>М5х16</text:p>
          </table:table-cell>
          <table:table-cell table:style-name="ce168" office:value-type="currency" office:currency="RUB" office:value="4" calcext:value-type="currency">
            <text:p>4 ₽</text:p>
          </table:table-cell>
          <table:table-cell table:style-name="ce160" table:formula="of:=[.J28]*[.$J$3]+[.K28]*[.$K$3]+[.L28]*[.$L$3]+[.M28]*[.$M$3]+[.N28]*[.$N$3]+[.O28]*[.$O$3]+[.P28]*[.$P$3]+[.Q28]*[.$Q$3]+[.R28]*[.$R$3]+[.S28]*[.$S$3]+[.T28]*[.$T$3]+[.U28]*[.$U$3]+[.V28]*[.$V$3]+[.W28]*[.$W$3]+[.X28]*[.$X$3]+[.Y28]*[.$Y$3]+[.Z28]*[.$Z$3]+[.AA28]*[.$AA$3]+[.AB28]*[.$AB$3]+[.AC28]*[.$AC$3]+[.AD28]*[.$AD$3]+[.AE28]*[.$AE$3]+[.AF28]*[.$AF$3]+[.AG28]*[.$AG$3]+[.AH28]*[.$AH$3]+[.AI28]*[.$AI$3]+[.AJ28]*[.$AJ$3]+[.AK28]*[.$AK$3]+[.AL28]*[.$AL$3]+[.AM28]*[.$AM$3]+[.AN28]*[.$AN$3]+[.AO28]*[.$AO$3]+[.AP28]*[.$AP$3]+[.AQ28]*[.$AQ$3]+[.AR28]*[.$AR$3]+[.AS28]*[.$AS$3]+[.AT28]*[.$AT$3]" office:value-type="float" office:value="2" calcext:value-type="float">
            <text:p>2</text:p>
          </table:table-cell>
          <table:table-cell table:style-name="ce168" table:formula="of:=[.D28]*[.E28]" office:value-type="currency" office:currency="RUB" office:value="8" calcext:value-type="currency">
            <text:p>8 ₽</text:p>
          </table:table-cell>
          <table:table-cell table:style-name="ce176" office:value-type="string" calcext:value-type="string">
            <text:p><text:a xlink:href="https://krepcom.ru/catalog/bolty-razdel/vint_bolt_din_912_m5kh16_klass_prochnosti_8_8.htm" xlink:type="simple">krepcom</text:a></text:p>
          </table:table-cell>
          <table:table-cell table:style-name="ce176" office:value-type="string" calcext:value-type="string">
            <text:p><text:a xlink:href="https://krep-shop.ru/katalog/bolty_i_vinty/din_912/5kh16_v_sh_nerzh_a2_din_912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7"/>
          <table:table-cell table:style-name="ce187" office:value-type="float" office:value="1" calcext:value-type="float">
            <text:p>1</text:p>
          </table:table-cell>
          <table:table-cell table:style-name="ce187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table-cell table:style-name="ce40" office:value-type="string" calcext:value-type="string">
            <text:p>Болт</text:p>
          </table:table-cell>
          <table:table-cell table:style-name="ce160" office:value-type="string" calcext:value-type="string">
            <text:p>DIN 933</text:p>
          </table:table-cell>
          <table:table-cell table:style-name="ce48" office:value-type="string" calcext:value-type="string">
            <text:p>М5х50</text:p>
          </table:table-cell>
          <table:table-cell table:style-name="ce168" office:value-type="currency" office:currency="RUB" office:value="4" calcext:value-type="currency">
            <text:p>4 ₽</text:p>
          </table:table-cell>
          <table:table-cell table:style-name="ce160" table:formula="of:=[.J29]*[.$J$3]+[.K29]*[.$K$3]+[.L29]*[.$L$3]+[.M29]*[.$M$3]+[.N29]*[.$N$3]+[.O29]*[.$O$3]+[.P29]*[.$P$3]+[.Q29]*[.$Q$3]+[.R29]*[.$R$3]+[.S29]*[.$S$3]+[.T29]*[.$T$3]+[.U29]*[.$U$3]+[.V29]*[.$V$3]+[.W29]*[.$W$3]+[.X29]*[.$X$3]+[.Y29]*[.$Y$3]+[.Z29]*[.$Z$3]+[.AA29]*[.$AA$3]+[.AB29]*[.$AB$3]+[.AC29]*[.$AC$3]+[.AD29]*[.$AD$3]+[.AE29]*[.$AE$3]+[.AF29]*[.$AF$3]+[.AG29]*[.$AG$3]+[.AH29]*[.$AH$3]+[.AI29]*[.$AI$3]+[.AJ29]*[.$AJ$3]+[.AK29]*[.$AK$3]+[.AL29]*[.$AL$3]+[.AM29]*[.$AM$3]+[.AN29]*[.$AN$3]+[.AO29]*[.$AO$3]+[.AP29]*[.$AP$3]+[.AQ29]*[.$AQ$3]+[.AR29]*[.$AR$3]+[.AS29]*[.$AS$3]+[.AT29]*[.$AT$3]" office:value-type="float" office:value="4" calcext:value-type="float">
            <text:p>4</text:p>
          </table:table-cell>
          <table:table-cell table:style-name="ce168" table:formula="of:=[.D29]*[.E29]" office:value-type="currency" office:currency="RUB" office:value="16" calcext:value-type="currency">
            <text:p>16 ₽</text:p>
          </table:table-cell>
          <table:table-cell table:style-name="ce176" office:value-type="string" calcext:value-type="string">
            <text:p><text:a xlink:href="https://krepcom.ru/catalog/bolty-razdel/bolt_shestigrannyy_5kh50_din_933_klass_prochnosti_8_8_otsinkovannyy.htm" xlink:type="simple">krepcom</text:a></text:p>
          </table:table-cell>
          <table:table-cell table:style-name="ce176" office:value-type="string" calcext:value-type="string">
            <text:p><text:a xlink:href="https://krep-shop.ru/katalog/bolty_i_vinty/din_933/5kh50_nerzh_a2_din_933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6"/>
          <table:table-cell table:number-columns-repeated="2" table:style-name="ce187" office:value-type="float" office:value="1" calcext:value-type="float">
            <text:p>1</text:p>
          </table:table-cell>
          <table:table-cell table:style-name="ce187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table-cell table:style-name="ce40" office:value-type="string" calcext:value-type="string" table:number-columns-spanned="1" table:number-rows-spanned="3">
            <text:p>Гайка шестигранная</text:p>
          </table:table-cell>
          <table:table-cell table:style-name="ce160" office:value-type="string" calcext:value-type="string" table:number-columns-spanned="1" table:number-rows-spanned="3">
            <text:p>DIN 934</text:p>
          </table:table-cell>
          <table:table-cell table:style-name="ce48" office:value-type="string" calcext:value-type="string">
            <text:p>М3</text:p>
          </table:table-cell>
          <table:table-cell table:style-name="ce168" office:value-type="currency" office:currency="RUB" office:value="2" calcext:value-type="currency">
            <text:p>2 ₽</text:p>
          </table:table-cell>
          <table:table-cell table:style-name="ce160" table:formula="of:=[.J30]*[.$J$3]+[.K30]*[.$K$3]+[.L30]*[.$L$3]+[.M30]*[.$M$3]+[.N30]*[.$N$3]+[.O30]*[.$O$3]+[.P30]*[.$P$3]+[.Q30]*[.$Q$3]+[.R30]*[.$R$3]+[.S30]*[.$S$3]+[.T30]*[.$T$3]+[.U30]*[.$U$3]+[.V30]*[.$V$3]+[.W30]*[.$W$3]+[.X30]*[.$X$3]+[.Y30]*[.$Y$3]+[.Z30]*[.$Z$3]+[.AA30]*[.$AA$3]+[.AB30]*[.$AB$3]+[.AC30]*[.$AC$3]+[.AD30]*[.$AD$3]+[.AE30]*[.$AE$3]+[.AF30]*[.$AF$3]+[.AG30]*[.$AG$3]+[.AH30]*[.$AH$3]+[.AI30]*[.$AI$3]+[.AJ30]*[.$AJ$3]+[.AK30]*[.$AK$3]+[.AL30]*[.$AL$3]+[.AM30]*[.$AM$3]+[.AN30]*[.$AN$3]+[.AO30]*[.$AO$3]+[.AP30]*[.$AP$3]+[.AQ30]*[.$AQ$3]+[.AR30]*[.$AR$3]+[.AS30]*[.$AS$3]+[.AT30]*[.$AT$3]" office:value-type="float" office:value="62" calcext:value-type="float">
            <text:p>62</text:p>
          </table:table-cell>
          <table:table-cell table:style-name="ce168" table:formula="of:=[.D30]*[.E30]" office:value-type="currency" office:currency="RUB" office:value="124" calcext:value-type="currency">
            <text:p>124 ₽</text:p>
          </table:table-cell>
          <table:table-cell table:style-name="ce176" office:value-type="string" calcext:value-type="string">
            <text:p><text:a xlink:href="https://krepcom.ru/catalog/gayki-razdel/gayka_sh_gr_m_3_DIN_934_ots.htm" xlink:type="simple">krepcom</text:a></text:p>
          </table:table-cell>
          <table:table-cell table:style-name="ce176" office:value-type="string" calcext:value-type="string">
            <text:p><text:a xlink:href="https://krep-shop.ru/katalog/gaiki/din_934/m3_nerzh_a_2_din_934/" xlink:type="simple">krep-shop</text:a></text:p>
          </table:table-cell>
          <table:covered-table-cell table:style-name="ce160"/>
          <table:table-cell table:style-name="ce186" table:number-columns-repeated="3"/>
          <table:table-cell table:style-name="ce186" office:value-type="float" office:value="4" calcext:value-type="float">
            <text:p>4</text:p>
          </table:table-cell>
          <table:table-cell table:style-name="ce187"/>
          <table:table-cell table:style-name="ce187" office:value-type="float" office:value="6" calcext:value-type="float">
            <text:p>6</text:p>
          </table:table-cell>
          <table:table-cell table:number-columns-repeated="2" table:style-name="ce187" office:value-type="float" office:value="2" calcext:value-type="float">
            <text:p>2</text:p>
          </table:table-cell>
          <table:table-cell table:style-name="ce187" table:number-columns-repeated="5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/>
          <table:table-cell table:style-name="ce187" table:formula="of:=[$Настройки.$B$10]" office:value-type="float" office:value="6" calcext:value-type="float">
            <text:p>6</text:p>
          </table:table-cell>
          <table:table-cell table:style-name="ce186" table:number-columns-repeated="5"/>
          <table:table-cell table:number-columns-repeated="2" table:style-name="ce186" office:value-type="float" office:value="4" calcext:value-type="float">
            <text:p>4</text:p>
          </table:table-cell>
          <table:table-cell table:style-name="ce186" table:number-columns-repeated="7"/>
          <table:table-cell table:style-name="ce186" office:value-type="float" office:value="6" calcext:value-type="float">
            <text:p>6</text:p>
          </table:table-cell>
          <table:table-cell table:number-columns-repeated="969"/>
        </table:table-row>
        <table:table-row table:style-name="ro7">
          <table:covered-table-cell table:style-name="ce40"/>
          <table:covered-table-cell table:style-name="ce160"/>
          <table:table-cell table:style-name="ce48" office:value-type="string" calcext:value-type="string">
            <text:p>М4</text:p>
          </table:table-cell>
          <table:table-cell table:style-name="ce168" office:value-type="currency" office:currency="RUB" office:value="2" calcext:value-type="currency">
            <text:p>2 ₽</text:p>
          </table:table-cell>
          <table:table-cell table:style-name="ce160" table:formula="of:=[.J31]*[.$J$3]+[.K31]*[.$K$3]+[.L31]*[.$L$3]+[.M31]*[.$M$3]+[.N31]*[.$N$3]+[.O31]*[.$O$3]+[.P31]*[.$P$3]+[.Q31]*[.$Q$3]+[.R31]*[.$R$3]+[.S31]*[.$S$3]+[.T31]*[.$T$3]+[.U31]*[.$U$3]+[.V31]*[.$V$3]+[.W31]*[.$W$3]+[.X31]*[.$X$3]+[.Y31]*[.$Y$3]+[.Z31]*[.$Z$3]+[.AA31]*[.$AA$3]+[.AB31]*[.$AB$3]+[.AC31]*[.$AC$3]+[.AD31]*[.$AD$3]+[.AE31]*[.$AE$3]+[.AF31]*[.$AF$3]+[.AG31]*[.$AG$3]+[.AH31]*[.$AH$3]+[.AI31]*[.$AI$3]+[.AJ31]*[.$AJ$3]+[.AK31]*[.$AK$3]+[.AL31]*[.$AL$3]+[.AM31]*[.$AM$3]+[.AN31]*[.$AN$3]+[.AO31]*[.$AO$3]+[.AP31]*[.$AP$3]+[.AQ31]*[.$AQ$3]+[.AR31]*[.$AR$3]+[.AS31]*[.$AS$3]+[.AT31]*[.$AT$3]" office:value-type="float" office:value="6" calcext:value-type="float">
            <text:p>6</text:p>
          </table:table-cell>
          <table:table-cell table:style-name="ce168" table:formula="of:=[.D31]*[.E31]" office:value-type="currency" office:currency="RUB" office:value="12" calcext:value-type="currency">
            <text:p>12 ₽</text:p>
          </table:table-cell>
          <table:table-cell table:style-name="ce176" office:value-type="string" calcext:value-type="string">
            <text:p><text:a xlink:href="https://krepcom.ru/catalog/gayki-razdel/gayka_sh_gr_m_4_DIN_934_ots.htm" xlink:type="simple">krepcom</text:a></text:p>
          </table:table-cell>
          <table:table-cell table:style-name="ce176" office:value-type="string" calcext:value-type="string">
            <text:p><text:a xlink:href="https://krep-shop.ru/katalog/gaiki/din_934/m4_nerzh_a_2_din_934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office:value-type="float" office:value="3" calcext:value-type="float">
            <text:p>3</text:p>
          </table:table-cell>
          <table:table-cell table:style-name="ce187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0"/>
          <table:covered-table-cell table:style-name="ce160"/>
          <table:table-cell table:style-name="ce48" office:value-type="string" calcext:value-type="string">
            <text:p>М5</text:p>
          </table:table-cell>
          <table:table-cell table:style-name="ce168" office:value-type="currency" office:currency="RUB" office:value="2" calcext:value-type="currency">
            <text:p>2 ₽</text:p>
          </table:table-cell>
          <table:table-cell table:style-name="ce160" table:formula="of:=[.J32]*[.$J$3]+[.K32]*[.$K$3]+[.L32]*[.$L$3]+[.M32]*[.$M$3]+[.N32]*[.$N$3]+[.O32]*[.$O$3]+[.P32]*[.$P$3]+[.Q32]*[.$Q$3]+[.R32]*[.$R$3]+[.S32]*[.$S$3]+[.T32]*[.$T$3]+[.U32]*[.$U$3]+[.V32]*[.$V$3]+[.W32]*[.$W$3]+[.X32]*[.$X$3]+[.Y32]*[.$Y$3]+[.Z32]*[.$Z$3]+[.AA32]*[.$AA$3]+[.AB32]*[.$AB$3]+[.AC32]*[.$AC$3]+[.AD32]*[.$AD$3]+[.AE32]*[.$AE$3]+[.AF32]*[.$AF$3]+[.AG32]*[.$AG$3]+[.AH32]*[.$AH$3]+[.AI32]*[.$AI$3]+[.AJ32]*[.$AJ$3]+[.AK32]*[.$AK$3]+[.AL32]*[.$AL$3]+[.AM32]*[.$AM$3]+[.AN32]*[.$AN$3]+[.AO32]*[.$AO$3]+[.AP32]*[.$AP$3]+[.AQ32]*[.$AQ$3]+[.AR32]*[.$AR$3]+[.AS32]*[.$AS$3]+[.AT32]*[.$AT$3]" office:value-type="float" office:value="4" calcext:value-type="float">
            <text:p>4</text:p>
          </table:table-cell>
          <table:table-cell table:style-name="ce168" table:formula="of:=[.D32]*[.E32]" office:value-type="currency" office:currency="RUB" office:value="8" calcext:value-type="currency">
            <text:p>8 ₽</text:p>
          </table:table-cell>
          <table:table-cell table:style-name="ce176" office:value-type="string" calcext:value-type="string">
            <text:p><text:a xlink:href="https://krepcom.ru/catalog/gayki-razdel/gayka_vysokoprochnaya_m5_din_934_klass_10_otsinkovannaya.htm" xlink:type="simple">krepcom</text:a></text:p>
          </table:table-cell>
          <table:table-cell table:style-name="ce176" office:value-type="string" calcext:value-type="string">
            <text:p><text:a xlink:href="https://krep-shop.ru/katalog/gaiki/din_934/m5_nerzh_a_2_din_934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6"/>
          <table:table-cell table:number-columns-repeated="2" table:style-name="ce187" office:value-type="float" office:value="1" calcext:value-type="float">
            <text:p>1</text:p>
          </table:table-cell>
          <table:table-cell table:style-name="ce187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table-cell table:style-name="ce48" office:value-type="string" calcext:value-type="string" table:number-columns-spanned="1" table:number-rows-spanned="2">
            <text:p>Т-гайка с шариком</text:p>
          </table:table-cell>
          <table:table-cell table:style-name="ce160" table:number-columns-spanned="1" table:number-rows-spanned="2"/>
          <table:table-cell table:style-name="ce48" office:value-type="string" calcext:value-type="string">
            <text:p>М3</text:p>
          </table:table-cell>
          <table:table-cell table:style-name="ce168" office:value-type="currency" office:currency="RUB" office:value="7.6" calcext:value-type="currency">
            <text:p>8 ₽</text:p>
          </table:table-cell>
          <table:table-cell table:style-name="ce160" table:formula="of:=[.J33]*[.$J$3]+[.K33]*[.$K$3]+[.L33]*[.$L$3]+[.M33]*[.$M$3]+[.N33]*[.$N$3]+[.O33]*[.$O$3]+[.P33]*[.$P$3]+[.Q33]*[.$Q$3]+[.R33]*[.$R$3]+[.S33]*[.$S$3]+[.T33]*[.$T$3]+[.U33]*[.$U$3]+[.V33]*[.$V$3]+[.W33]*[.$W$3]+[.X33]*[.$X$3]+[.Y33]*[.$Y$3]+[.Z33]*[.$Z$3]+[.AA33]*[.$AA$3]+[.AB33]*[.$AB$3]+[.AC33]*[.$AC$3]+[.AD33]*[.$AD$3]+[.AE33]*[.$AE$3]+[.AF33]*[.$AF$3]+[.AG33]*[.$AG$3]+[.AH33]*[.$AH$3]+[.AI33]*[.$AI$3]+[.AJ33]*[.$AJ$3]+[.AK33]*[.$AK$3]+[.AL33]*[.$AL$3]+[.AM33]*[.$AM$3]+[.AN33]*[.$AN$3]+[.AO33]*[.$AO$3]+[.AP33]*[.$AP$3]+[.AQ33]*[.$AQ$3]+[.AR33]*[.$AR$3]+[.AS33]*[.$AS$3]+[.AT33]*[.$AT$3]" office:value-type="float" office:value="46" calcext:value-type="float">
            <text:p>46</text:p>
          </table:table-cell>
          <table:table-cell table:style-name="ce168" table:formula="of:=[.D33]*[.E33]" office:value-type="currency" office:currency="RUB" office:value="349.6" calcext:value-type="currency">
            <text:p>350 ₽</text:p>
          </table:table-cell>
          <table:table-cell table:style-name="ce176"/>
          <table:table-cell table:style-name="ce176" office:value-type="string" calcext:value-type="string">
            <text:p><text:a xlink:href="https://alli.pub/6jzhxh" xlink:type="simple">AE</text:a></text:p>
          </table:table-cell>
          <table:covered-table-cell table:style-name="ce160"/>
          <table:table-cell table:style-name="ce186"/>
          <table:table-cell table:style-name="ce186" table:formula="of:=[.K25]" office:value-type="float" office:value="20" calcext:value-type="float">
            <text:p>20</text:p>
          </table:table-cell>
          <table:table-cell table:style-name="ce186" table:formula="of:=[.L25]" office:value-type="float" office:value="26" calcext:value-type="float">
            <text:p>26</text:p>
          </table:table-cell>
          <table:table-cell table:style-name="ce186"/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8"/>
          <table:covered-table-cell table:style-name="ce160"/>
          <table:table-cell table:style-name="ce48" office:value-type="string" calcext:value-type="string">
            <text:p>М4</text:p>
          </table:table-cell>
          <table:table-cell table:style-name="ce168" office:value-type="currency" office:currency="RUB" office:value="7.6" calcext:value-type="currency">
            <text:p>8 ₽</text:p>
          </table:table-cell>
          <table:table-cell table:style-name="ce160" table:formula="of:=[.J34]*[.$J$3]+[.K34]*[.$K$3]+[.L34]*[.$L$3]+[.M34]*[.$M$3]+[.N34]*[.$N$3]+[.O34]*[.$O$3]+[.P34]*[.$P$3]+[.Q34]*[.$Q$3]+[.R34]*[.$R$3]+[.S34]*[.$S$3]+[.T34]*[.$T$3]+[.U34]*[.$U$3]+[.V34]*[.$V$3]+[.W34]*[.$W$3]+[.X34]*[.$X$3]+[.Y34]*[.$Y$3]+[.Z34]*[.$Z$3]+[.AA34]*[.$AA$3]+[.AB34]*[.$AB$3]+[.AC34]*[.$AC$3]+[.AD34]*[.$AD$3]+[.AE34]*[.$AE$3]+[.AF34]*[.$AF$3]+[.AG34]*[.$AG$3]+[.AH34]*[.$AH$3]+[.AI34]*[.$AI$3]+[.AJ34]*[.$AJ$3]+[.AK34]*[.$AK$3]+[.AL34]*[.$AL$3]+[.AM34]*[.$AM$3]+[.AN34]*[.$AN$3]+[.AO34]*[.$AO$3]+[.AP34]*[.$AP$3]+[.AQ34]*[.$AQ$3]+[.AR34]*[.$AR$3]+[.AS34]*[.$AS$3]+[.AT34]*[.$AT$3]" office:value-type="float" office:value="288" calcext:value-type="float">
            <text:p>288</text:p>
          </table:table-cell>
          <table:table-cell table:style-name="ce168" table:formula="of:=[.D34]*[.E34]" office:value-type="currency" office:currency="RUB" office:value="2188.8" calcext:value-type="currency">
            <text:p>2 189 ₽</text:p>
          </table:table-cell>
          <table:table-cell table:style-name="ce176"/>
          <table:table-cell table:style-name="ce176" office:value-type="string" calcext:value-type="string">
            <text:p><text:a xlink:href="https://alli.pub/6jzhxh" xlink:type="simple">AE</text:a></text:p>
          </table:table-cell>
          <table:covered-table-cell table:style-name="ce160"/>
          <table:table-cell table:style-name="ce186" table:number-columns-repeated="3"/>
          <table:table-cell table:style-name="ce186" table:formula="of:=[.M8]+[.M9]+[.M11]+[.M21]+[.M22]-[.M31]" office:value-type="float" office:value="2" calcext:value-type="float">
            <text:p>2</text:p>
          </table:table-cell>
          <table:table-cell table:style-name="ce186" table:number-columns-repeated="3"/>
          <table:table-cell table:style-name="ce186" table:formula="of:=[.Q8]+[.Q9]+[.Q11]+[.Q21]+[.Q22]-[.Q31]" office:value-type="float" office:value="6" calcext:value-type="float">
            <text:p>6</text:p>
          </table:table-cell>
          <table:table-cell table:style-name="ce186" table:formula="of:=[.R8]+[.R9]+[.R11]+[.R21]+[.R22]-[.R31]" office:value-type="float" office:value="10" calcext:value-type="float">
            <text:p>10</text:p>
          </table:table-cell>
          <table:table-cell table:style-name="ce186" table:formula="of:=[.S8]+[.S9]+[.S11]+[.S21]+[.S22]-[.S31]" office:value-type="float" office:value="4" calcext:value-type="float">
            <text:p>4</text:p>
          </table:table-cell>
          <table:table-cell table:style-name="ce186" table:number-columns-repeated="2"/>
          <table:table-cell table:style-name="ce186" table:formula="of:=[.V8]+[.V9]+[.V11]+[.V21]+[.V22]-[.V31]" office:value-type="float" office:value="4" calcext:value-type="float">
            <text:p>4</text:p>
          </table:table-cell>
          <table:table-cell table:style-name="ce186" table:formula="of:=[.W8]+[.W9]+[.W11]+[.W21]+[.W22]-[.W31]" office:value-type="float" office:value="2" calcext:value-type="float">
            <text:p>2</text:p>
          </table:table-cell>
          <table:table-cell table:style-name="ce186" table:formula="of:=[.X8]+[.X9]+[.X11]+[.X21]+[.X22]-[.X31]" office:value-type="float" office:value="1" calcext:value-type="float">
            <text:p>1</text:p>
          </table:table-cell>
          <table:table-cell table:style-name="ce186" table:number-columns-repeated="2"/>
          <table:table-cell table:style-name="ce186" table:formula="of:=[.AA8]+[.AA9]+[.AA11]+[.AA21]+[.AA22]-[.AA31]" office:value-type="float" office:value="6" calcext:value-type="float">
            <text:p>6</text:p>
          </table:table-cell>
          <table:table-cell table:style-name="ce186" table:formula="of:=[.AB8]+[.AB9]+[.AB11]+[.AB21]+[.AB22]-[.AB31]" office:value-type="float" office:value="4" calcext:value-type="float">
            <text:p>4</text:p>
          </table:table-cell>
          <table:table-cell table:style-name="ce186"/>
          <table:table-cell table:style-name="ce186" table:formula="of:=[.AD8]+[.AD9]+[.AD11]+[.AD21]+[.AD22]-[.AD31]" office:value-type="float" office:value="8" calcext:value-type="float">
            <text:p>8</text:p>
          </table:table-cell>
          <table:table-cell table:style-name="ce186"/>
          <table:table-cell table:style-name="ce186" table:formula="of:=[.AF8]+[.AF9]+[.AF11]+[.AF21]+[.AF22]-[.AF31]" office:value-type="float" office:value="3" calcext:value-type="float">
            <text:p>3</text:p>
          </table:table-cell>
          <table:table-cell table:style-name="ce186"/>
          <table:table-cell table:style-name="ce186" table:formula="of:=[.AH8]+[.AH9]+[.AH11]+[.AH21]+[.AH22]-[.AH31]" office:value-type="float" office:value="4" calcext:value-type="float">
            <text:p>4</text:p>
          </table:table-cell>
          <table:table-cell table:style-name="ce186" table:formula="of:=[.AI8]+[.AI9]+[.AI11]+[.AI21]+[.AI22]-[.AI31]" office:value-type="float" office:value="190" calcext:value-type="float">
            <text:p>190</text:p>
          </table:table-cell>
          <table:table-cell table:style-name="ce186" table:number-columns-repeated="5"/>
          <table:table-cell table:style-name="ce186" table:formula="of:=[.AO8]+[.AO9]+[.AO11]+[.AO21]+[.AO22]-[.AO31]" office:value-type="float" office:value="2" calcext:value-type="float">
            <text:p>2</text:p>
          </table:table-cell>
          <table:table-cell table:style-name="ce186"/>
          <table:table-cell table:style-name="ce186" table:formula="of:=[.AQ8]+[.AQ9]+[.AQ11]+[.AQ21]+[.AQ22]-[.AQ31]" office:value-type="float" office:value="4" calcext:value-type="float">
            <text:p>4</text:p>
          </table:table-cell>
          <table:table-cell table:style-name="ce186"/>
          <table:table-cell table:style-name="ce186" table:formula="of:=[.AS8]+[.AS9]+[.AS11]+[.AS21]+[.AS22]-[.AS31]" office:value-type="float" office:value="2" calcext:value-type="float">
            <text:p>2</text:p>
          </table:table-cell>
          <table:table-cell table:style-name="ce186"/>
          <table:table-cell table:number-columns-repeated="969"/>
        </table:table-row>
        <table:table-row table:style-name="ro7">
          <table:table-cell table:style-name="ce40" office:value-type="string" calcext:value-type="string" table:number-columns-spanned="1" table:number-rows-spanned="2">
            <text:p>Резьбовая вставка</text:p>
          </table:table-cell>
          <table:table-cell table:style-name="ce160" table:number-columns-spanned="1" table:number-rows-spanned="2"/>
          <table:table-cell table:style-name="ce48" office:value-type="string" calcext:value-type="string">
            <text:p>М3х3</text:p>
          </table:table-cell>
          <table:table-cell table:style-name="ce168" office:value-type="currency" office:currency="RUB" office:value="1.02" calcext:value-type="currency">
            <text:p>1 ₽</text:p>
          </table:table-cell>
          <table:table-cell table:style-name="ce160" table:formula="of:=[.J35]*[.$J$3]+[.K35]*[.$K$3]+[.L35]*[.$L$3]+[.M35]*[.$M$3]+[.N35]*[.$N$3]+[.O35]*[.$O$3]+[.P35]*[.$P$3]+[.Q35]*[.$Q$3]+[.R35]*[.$R$3]+[.S35]*[.$S$3]+[.T35]*[.$T$3]+[.U35]*[.$U$3]+[.V35]*[.$V$3]+[.W35]*[.$W$3]+[.X35]*[.$X$3]+[.Y35]*[.$Y$3]+[.Z35]*[.$Z$3]+[.AA35]*[.$AA$3]+[.AB35]*[.$AB$3]+[.AC35]*[.$AC$3]+[.AD35]*[.$AD$3]+[.AE35]*[.$AE$3]+[.AF35]*[.$AF$3]+[.AG35]*[.$AG$3]+[.AH35]*[.$AH$3]+[.AI35]*[.$AI$3]+[.AJ35]*[.$AJ$3]+[.AK35]*[.$AK$3]+[.AL35]*[.$AL$3]+[.AM35]*[.$AM$3]+[.AN35]*[.$AN$3]+[.AO35]*[.$AO$3]+[.AP35]*[.$AP$3]+[.AQ35]*[.$AQ$3]+[.AR35]*[.$AR$3]+[.AS35]*[.$AS$3]+[.AT35]*[.$AT$3]" office:value-type="float" office:value="8" calcext:value-type="float">
            <text:p>8</text:p>
          </table:table-cell>
          <table:table-cell table:style-name="ce168" table:formula="of:=[.D35]*[.E35]" office:value-type="currency" office:currency="RUB" office:value="8.16" calcext:value-type="currency">
            <text:p>8 ₽</text:p>
          </table:table-cell>
          <table:table-cell table:style-name="ce176"/>
          <table:table-cell table:style-name="ce176" office:value-type="string" calcext:value-type="string">
            <text:p><text:a xlink:href="https://aliclick.shop/s/wmicc9" xlink:type="simple">AE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2"/>
          <table:table-cell table:style-name="ce187" office:value-type="float" office:value="4" calcext:value-type="float">
            <text:p>4</text:p>
          </table:table-cell>
          <table:table-cell table:style-name="ce187" table:number-columns-repeated="6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0"/>
          <table:covered-table-cell table:style-name="ce160"/>
          <table:table-cell table:style-name="ce48" office:value-type="string" calcext:value-type="string">
            <text:p>М3х5</text:p>
          </table:table-cell>
          <table:table-cell table:style-name="ce168" office:value-type="currency" office:currency="RUB" office:value="2.23" calcext:value-type="currency">
            <text:p>2 ₽</text:p>
          </table:table-cell>
          <table:table-cell table:style-name="ce160" table:formula="of:=[.J36]*[.$J$3]+[.K36]*[.$K$3]+[.L36]*[.$L$3]+[.M36]*[.$M$3]+[.N36]*[.$N$3]+[.O36]*[.$O$3]+[.P36]*[.$P$3]+[.Q36]*[.$Q$3]+[.R36]*[.$R$3]+[.S36]*[.$S$3]+[.T36]*[.$T$3]+[.U36]*[.$U$3]+[.V36]*[.$V$3]+[.W36]*[.$W$3]+[.X36]*[.$X$3]+[.Y36]*[.$Y$3]+[.Z36]*[.$Z$3]+[.AA36]*[.$AA$3]+[.AB36]*[.$AB$3]+[.AC36]*[.$AC$3]+[.AD36]*[.$AD$3]+[.AE36]*[.$AE$3]+[.AF36]*[.$AF$3]+[.AG36]*[.$AG$3]+[.AH36]*[.$AH$3]+[.AI36]*[.$AI$3]+[.AJ36]*[.$AJ$3]+[.AK36]*[.$AK$3]+[.AL36]*[.$AL$3]+[.AM36]*[.$AM$3]+[.AN36]*[.$AN$3]+[.AO36]*[.$AO$3]+[.AP36]*[.$AP$3]+[.AQ36]*[.$AQ$3]+[.AR36]*[.$AR$3]+[.AS36]*[.$AS$3]+[.AT36]*[.$AT$3]" office:value-type="float" office:value="10" calcext:value-type="float">
            <text:p>10</text:p>
          </table:table-cell>
          <table:table-cell table:style-name="ce168" table:formula="of:=[.D36]*[.E36]" office:value-type="currency" office:currency="RUB" office:value="22.3" calcext:value-type="currency">
            <text:p>22 ₽</text:p>
          </table:table-cell>
          <table:table-cell table:style-name="ce176"/>
          <table:table-cell table:style-name="ce176" office:value-type="string" calcext:value-type="string">
            <text:p><text:a xlink:href="https://aliclick.shop/s/wmicc9" xlink:type="simple">AE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2"/>
          <table:table-cell table:style-name="ce187" office:value-type="float" office:value="2" calcext:value-type="float">
            <text:p>2</text:p>
          </table:table-cell>
          <table:table-cell table:style-name="ce187" table:number-columns-repeated="6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/>
          <table:table-cell table:style-name="ce187" table:formula="of:=[$Настройки.$B$10]" office:value-type="float" office:value="6" calcext:value-type="float">
            <text:p>6</text:p>
          </table:table-cell>
          <table:table-cell table:style-name="ce186" table:number-columns-repeated="15"/>
          <table:table-cell table:number-columns-repeated="969"/>
        </table:table-row>
        <table:table-row table:style-name="ro7">
          <table:table-cell table:style-name="ce40" office:value-type="string" calcext:value-type="string" table:number-columns-spanned="1" table:number-rows-spanned="3">
            <text:p>Шайба</text:p>
          </table:table-cell>
          <table:table-cell table:style-name="ce160" office:value-type="string" calcext:value-type="string" table:number-columns-spanned="1" table:number-rows-spanned="3">
            <text:p>DIN 125</text:p>
          </table:table-cell>
          <table:table-cell table:style-name="ce48" office:value-type="string" calcext:value-type="string">
            <text:p>М3</text:p>
          </table:table-cell>
          <table:table-cell table:style-name="ce168" office:value-type="currency" office:currency="RUB" office:value="2" calcext:value-type="currency">
            <text:p>2 ₽</text:p>
          </table:table-cell>
          <table:table-cell table:style-name="ce160" table:formula="of:=[.J37]*[.$J$3]+[.K37]*[.$K$3]+[.L37]*[.$L$3]+[.M37]*[.$M$3]+[.N37]*[.$N$3]+[.O37]*[.$O$3]+[.P37]*[.$P$3]+[.Q37]*[.$Q$3]+[.R37]*[.$R$3]+[.S37]*[.$S$3]+[.T37]*[.$T$3]+[.U37]*[.$U$3]+[.V37]*[.$V$3]+[.W37]*[.$W$3]+[.X37]*[.$X$3]+[.Y37]*[.$Y$3]+[.Z37]*[.$Z$3]+[.AA37]*[.$AA$3]+[.AB37]*[.$AB$3]+[.AC37]*[.$AC$3]+[.AD37]*[.$AD$3]+[.AE37]*[.$AE$3]+[.AF37]*[.$AF$3]+[.AG37]*[.$AG$3]+[.AH37]*[.$AH$3]+[.AI37]*[.$AI$3]+[.AJ37]*[.$AJ$3]+[.AK37]*[.$AK$3]+[.AL37]*[.$AL$3]+[.AM37]*[.$AM$3]+[.AN37]*[.$AN$3]+[.AO37]*[.$AO$3]+[.AP37]*[.$AP$3]+[.AQ37]*[.$AQ$3]+[.AR37]*[.$AR$3]+[.AS37]*[.$AS$3]+[.AT37]*[.$AT$3]" office:value-type="float" office:value="19" calcext:value-type="float">
            <text:p>19</text:p>
          </table:table-cell>
          <table:table-cell table:style-name="ce168" table:formula="of:=[.D37]*[.E37]" office:value-type="currency" office:currency="RUB" office:value="38" calcext:value-type="currency">
            <text:p>38 ₽</text:p>
          </table:table-cell>
          <table:table-cell table:style-name="ce176" office:value-type="string" calcext:value-type="string">
            <text:p><text:a xlink:href="https://krepcom.ru/catalog/shayby/shayba-ploskaya-m3-din-125a-stal-nikelirovannaya.htm" xlink:type="simple">krepcom</text:a></text:p>
          </table:table-cell>
          <table:table-cell table:style-name="ce176" office:value-type="string" calcext:value-type="string">
            <text:p><text:a xlink:href="https://krep-shop.ru/katalog/shaiby/din_125/f3_2_m3_pl_nerzh_a2_din_125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 office:value-type="float" office:value="1" calcext:value-type="float">
            <text:p>1</text:p>
          </table:table-cell>
          <table:table-cell table:style-name="ce187" table:number-columns-repeated="8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0"/>
          <table:covered-table-cell table:style-name="ce160"/>
          <table:table-cell table:style-name="ce48" office:value-type="string" calcext:value-type="string">
            <text:p>М4</text:p>
          </table:table-cell>
          <table:table-cell table:style-name="ce168" office:value-type="currency" office:currency="RUB" office:value="2" calcext:value-type="currency">
            <text:p>2 ₽</text:p>
          </table:table-cell>
          <table:table-cell table:style-name="ce160" table:formula="of:=[.J38]*[.$J$3]+[.K38]*[.$K$3]+[.L38]*[.$L$3]+[.M38]*[.$M$3]+[.N38]*[.$N$3]+[.O38]*[.$O$3]+[.P38]*[.$P$3]+[.Q38]*[.$Q$3]+[.R38]*[.$R$3]+[.S38]*[.$S$3]+[.T38]*[.$T$3]+[.U38]*[.$U$3]+[.V38]*[.$V$3]+[.W38]*[.$W$3]+[.X38]*[.$X$3]+[.Y38]*[.$Y$3]+[.Z38]*[.$Z$3]+[.AA38]*[.$AA$3]+[.AB38]*[.$AB$3]+[.AC38]*[.$AC$3]+[.AD38]*[.$AD$3]+[.AE38]*[.$AE$3]+[.AF38]*[.$AF$3]+[.AG38]*[.$AG$3]+[.AH38]*[.$AH$3]+[.AI38]*[.$AI$3]+[.AJ38]*[.$AJ$3]+[.AK38]*[.$AK$3]+[.AL38]*[.$AL$3]+[.AM38]*[.$AM$3]+[.AN38]*[.$AN$3]+[.AO38]*[.$AO$3]+[.AP38]*[.$AP$3]+[.AQ38]*[.$AQ$3]+[.AR38]*[.$AR$3]+[.AS38]*[.$AS$3]+[.AT38]*[.$AT$3]" office:value-type="float" office:value="6" calcext:value-type="float">
            <text:p>6</text:p>
          </table:table-cell>
          <table:table-cell table:style-name="ce168" table:formula="of:=[.D38]*[.E38]" office:value-type="currency" office:currency="RUB" office:value="12" calcext:value-type="currency">
            <text:p>12 ₽</text:p>
          </table:table-cell>
          <table:table-cell table:style-name="ce176" office:value-type="string" calcext:value-type="string">
            <text:p><text:a xlink:href="https://krepcom.ru/catalog/shayby/shayba-ploskaya-m4-din-125a-stal-nikelirovannaya.htm" xlink:type="simple">krepcom</text:a></text:p>
          </table:table-cell>
          <table:table-cell table:style-name="ce176" office:value-type="string" calcext:value-type="string">
            <text:p><text:a xlink:href="https://krep-shop.ru/katalog/shaiby/din_125/f4_3_m4_pl_nerzh_a2_din_125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office:value-type="float" office:value="3" calcext:value-type="float">
            <text:p>3</text:p>
          </table:table-cell>
          <table:table-cell table:style-name="ce187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0"/>
          <table:covered-table-cell table:style-name="ce160"/>
          <table:table-cell table:style-name="ce48" office:value-type="string" calcext:value-type="string">
            <text:p>М8</text:p>
          </table:table-cell>
          <table:table-cell table:style-name="ce168" office:value-type="currency" office:currency="RUB" office:value="2" calcext:value-type="currency">
            <text:p>2 ₽</text:p>
          </table:table-cell>
          <table:table-cell table:style-name="ce160" table:formula="of:=[.J39]*[.$J$3]+[.K39]*[.$K$3]+[.L39]*[.$L$3]+[.M39]*[.$M$3]+[.N39]*[.$N$3]+[.O39]*[.$O$3]+[.P39]*[.$P$3]+[.Q39]*[.$Q$3]+[.R39]*[.$R$3]+[.S39]*[.$S$3]+[.T39]*[.$T$3]+[.U39]*[.$U$3]+[.V39]*[.$V$3]+[.W39]*[.$W$3]+[.X39]*[.$X$3]+[.Y39]*[.$Y$3]+[.Z39]*[.$Z$3]+[.AA39]*[.$AA$3]+[.AB39]*[.$AB$3]+[.AC39]*[.$AC$3]+[.AD39]*[.$AD$3]+[.AE39]*[.$AE$3]+[.AF39]*[.$AF$3]+[.AG39]*[.$AG$3]+[.AH39]*[.$AH$3]+[.AI39]*[.$AI$3]+[.AJ39]*[.$AJ$3]+[.AK39]*[.$AK$3]+[.AL39]*[.$AL$3]+[.AM39]*[.$AM$3]+[.AN39]*[.$AN$3]+[.AO39]*[.$AO$3]+[.AP39]*[.$AP$3]+[.AQ39]*[.$AQ$3]+[.AR39]*[.$AR$3]+[.AS39]*[.$AS$3]+[.AT39]*[.$AT$3]" office:value-type="float" office:value="0" calcext:value-type="float">
            <text:p>0</text:p>
          </table:table-cell>
          <table:table-cell table:style-name="ce168" table:formula="of:=[.D39]*[.E39]" office:value-type="currency" office:currency="RUB" office:value="0" calcext:value-type="currency">
            <text:p>0 ₽</text:p>
          </table:table-cell>
          <table:table-cell table:style-name="ce176" office:value-type="string" calcext:value-type="string">
            <text:p><text:a xlink:href="https://krepcom.ru/catalog/shayby/shayba_m__8_prostaya_DIN_125_ots.htm" xlink:type="simple">krepcom</text:a></text:p>
          </table:table-cell>
          <table:table-cell table:style-name="ce176" office:value-type="string" calcext:value-type="string">
            <text:p><text:a xlink:href="https://krep-shop.ru/katalog/shaiby/din_125/f8_4_m8_pl_nerzh_a2_din_125/" xlink:type="simple">krep-shop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table-cell table:style-name="ce40" office:value-type="string" calcext:value-type="string" table:number-columns-spanned="1" table:number-rows-spanned="3">
            <text:p>Подшипник</text:p>
          </table:table-cell>
          <table:table-cell table:style-name="ce48" office:value-type="string" calcext:value-type="string" table:number-columns-spanned="2" table:number-rows-spanned="1">
            <text:p>623 (zz или rs)</text:p>
          </table:table-cell>
          <table:covered-table-cell table:style-name="ce48"/>
          <table:table-cell table:style-name="ce168" office:value-type="currency" office:currency="RUB" office:value="33.5" calcext:value-type="currency">
            <text:p>34 ₽</text:p>
          </table:table-cell>
          <table:table-cell table:style-name="ce160" table:formula="of:=[.J40]*[.$J$3]+[.K40]*[.$K$3]+[.L40]*[.$L$3]+[.M40]*[.$M$3]+[.N40]*[.$N$3]+[.O40]*[.$O$3]+[.P40]*[.$P$3]+[.Q40]*[.$Q$3]+[.R40]*[.$R$3]+[.S40]*[.$S$3]+[.T40]*[.$T$3]+[.U40]*[.$U$3]+[.V40]*[.$V$3]+[.W40]*[.$W$3]+[.X40]*[.$X$3]+[.Y40]*[.$Y$3]+[.Z40]*[.$Z$3]+[.AA40]*[.$AA$3]+[.AB40]*[.$AB$3]+[.AC40]*[.$AC$3]+[.AD40]*[.$AD$3]+[.AE40]*[.$AE$3]+[.AF40]*[.$AF$3]+[.AG40]*[.$AG$3]+[.AH40]*[.$AH$3]+[.AI40]*[.$AI$3]+[.AJ40]*[.$AJ$3]+[.AK40]*[.$AK$3]+[.AL40]*[.$AL$3]+[.AM40]*[.$AM$3]+[.AN40]*[.$AN$3]+[.AO40]*[.$AO$3]+[.AP40]*[.$AP$3]+[.AQ40]*[.$AQ$3]+[.AR40]*[.$AR$3]+[.AS40]*[.$AS$3]+[.AT40]*[.$AT$3]" office:value-type="float" office:value="19" calcext:value-type="float">
            <text:p>19</text:p>
          </table:table-cell>
          <table:table-cell table:style-name="ce168" table:formula="of:=[.D40]*[.E40]" office:value-type="currency" office:currency="RUB" office:value="636.5" calcext:value-type="currency">
            <text:p>637 ₽</text:p>
          </table:table-cell>
          <table:table-cell table:style-name="ce176"/>
          <table:table-cell table:style-name="ce176" office:value-type="string" calcext:value-type="string">
            <text:p><text:a xlink:href="https://aliclick.shop/s/ynp7je" xlink:type="simple">AE</text:a></text:p>
          </table:table-cell>
          <table:covered-table-cell table:style-name="ce160"/>
          <table:table-cell table:style-name="ce186" table:number-columns-repeated="4"/>
          <table:table-cell table:style-name="ce187" office:value-type="float" office:value="1" calcext:value-type="float">
            <text:p>1</text:p>
          </table:table-cell>
          <table:table-cell table:style-name="ce187" table:number-columns-repeated="8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0"/>
          <table:table-cell table:style-name="ce48" office:value-type="string" calcext:value-type="string" table:number-columns-spanned="2" table:number-rows-spanned="1">
            <text:p>F623 (zz или rs)</text:p>
          </table:table-cell>
          <table:covered-table-cell table:style-name="ce48"/>
          <table:table-cell table:style-name="ce168" office:value-type="currency" office:currency="RUB" office:value="31.1" calcext:value-type="currency">
            <text:p>31 ₽</text:p>
          </table:table-cell>
          <table:table-cell table:style-name="ce160" table:formula="of:=[.J41]*[.$J$3]+[.K41]*[.$K$3]+[.L41]*[.$L$3]+[.M41]*[.$M$3]+[.N41]*[.$N$3]+[.O41]*[.$O$3]+[.P41]*[.$P$3]+[.Q41]*[.$Q$3]+[.R41]*[.$R$3]+[.S41]*[.$S$3]+[.T41]*[.$T$3]+[.U41]*[.$U$3]+[.V41]*[.$V$3]+[.W41]*[.$W$3]+[.X41]*[.$X$3]+[.Y41]*[.$Y$3]+[.Z41]*[.$Z$3]+[.AA41]*[.$AA$3]+[.AB41]*[.$AB$3]+[.AC41]*[.$AC$3]+[.AD41]*[.$AD$3]+[.AE41]*[.$AE$3]+[.AF41]*[.$AF$3]+[.AG41]*[.$AG$3]+[.AH41]*[.$AH$3]+[.AI41]*[.$AI$3]+[.AJ41]*[.$AJ$3]+[.AK41]*[.$AK$3]+[.AL41]*[.$AL$3]+[.AM41]*[.$AM$3]+[.AN41]*[.$AN$3]+[.AO41]*[.$AO$3]+[.AP41]*[.$AP$3]+[.AQ41]*[.$AQ$3]+[.AR41]*[.$AR$3]+[.AS41]*[.$AS$3]+[.AT41]*[.$AT$3]" office:value-type="float" office:value="38" calcext:value-type="float">
            <text:p>38</text:p>
          </table:table-cell>
          <table:table-cell table:style-name="ce168" table:formula="of:=[.D41]*[.E41]" office:value-type="currency" office:currency="RUB" office:value="1181.8" calcext:value-type="currency">
            <text:p>1 182 ₽</text:p>
          </table:table-cell>
          <table:table-cell table:style-name="ce176"/>
          <table:table-cell table:style-name="ce176" office:value-type="string" calcext:value-type="string">
            <text:p><text:a xlink:href="https://aliclick.shop/s/fcdz1a" xlink:type="simple">AE</text:a></text:p>
          </table:table-cell>
          <table:covered-table-cell table:style-name="ce160"/>
          <table:table-cell table:style-name="ce186" table:number-columns-repeated="4"/>
          <table:table-cell table:style-name="ce187" office:value-type="float" office:value="2" calcext:value-type="float">
            <text:p>2</text:p>
          </table:table-cell>
          <table:table-cell table:style-name="ce187" table:number-columns-repeated="8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0"/>
          <table:table-cell table:style-name="ce48" office:value-type="string" calcext:value-type="string" table:number-columns-spanned="2" table:number-rows-spanned="1">
            <text:p>F695 (zz или rs)</text:p>
          </table:table-cell>
          <table:covered-table-cell table:style-name="ce48"/>
          <table:table-cell table:style-name="ce168" office:value-type="currency" office:currency="RUB" office:value="31.3" calcext:value-type="currency">
            <text:p>31 ₽</text:p>
          </table:table-cell>
          <table:table-cell table:style-name="ce160" table:formula="of:=[.J42]*[.$J$3]+[.K42]*[.$K$3]+[.L42]*[.$L$3]+[.M42]*[.$M$3]+[.N42]*[.$N$3]+[.O42]*[.$O$3]+[.P42]*[.$P$3]+[.Q42]*[.$Q$3]+[.R42]*[.$R$3]+[.S42]*[.$S$3]+[.T42]*[.$T$3]+[.U42]*[.$U$3]+[.V42]*[.$V$3]+[.W42]*[.$W$3]+[.X42]*[.$X$3]+[.Y42]*[.$Y$3]+[.Z42]*[.$Z$3]+[.AA42]*[.$AA$3]+[.AB42]*[.$AB$3]+[.AC42]*[.$AC$3]+[.AD42]*[.$AD$3]+[.AE42]*[.$AE$3]+[.AF42]*[.$AF$3]+[.AG42]*[.$AG$3]+[.AH42]*[.$AH$3]+[.AI42]*[.$AI$3]+[.AJ42]*[.$AJ$3]+[.AK42]*[.$AK$3]+[.AL42]*[.$AL$3]+[.AM42]*[.$AM$3]+[.AN42]*[.$AN$3]+[.AO42]*[.$AO$3]+[.AP42]*[.$AP$3]+[.AQ42]*[.$AQ$3]+[.AR42]*[.$AR$3]+[.AS42]*[.$AS$3]+[.AT42]*[.$AT$3]" office:value-type="float" office:value="24" calcext:value-type="float">
            <text:p>24</text:p>
          </table:table-cell>
          <table:table-cell table:style-name="ce168" table:formula="of:=[.D42]*[.E42]" office:value-type="currency" office:currency="RUB" office:value="751.2" calcext:value-type="currency">
            <text:p>751 ₽</text:p>
          </table:table-cell>
          <table:table-cell table:style-name="ce176"/>
          <table:table-cell table:style-name="ce176" office:value-type="string" calcext:value-type="string">
            <text:p><text:a xlink:href="https://aliclick.shop/s/nh5fvo" xlink:type="simple">AE</text:a></text:p>
          </table:table-cell>
          <table:covered-table-cell table:style-name="ce160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2"/>
          <table:table-cell table:style-name="ce186" office:value-type="float" office:value="6" calcext:value-type="float">
            <text:p>6</text:p>
          </table:table-cell>
          <table:table-cell table:style-name="ce186" table:number-columns-repeated="2"/>
          <table:table-cell table:number-columns-repeated="969"/>
        </table:table-row>
        <table:table-row table:style-name="ro7">
          <table:table-cell table:style-name="ce7" office:value-type="string" calcext:value-type="string" table:number-columns-spanned="5" table:number-rows-spanned="1">
            <text:p>Итого:</text:p>
          </table:table-cell>
          <table:covered-table-cell table:style-name="ce160"/>
          <table:covered-table-cell table:style-name="ce48"/>
          <table:covered-table-cell table:style-name="ce183"/>
          <table:covered-table-cell table:style-name="ce160"/>
          <table:table-cell table:style-name="ce168" table:formula="of:=SUM([.F5:.F42])" office:value-type="currency" office:currency="RUB" office:value="7714.36" calcext:value-type="currency">
            <text:p>7 714 ₽</text:p>
          </table:table-cell>
          <table:table-cell table:style-name="ce177" table:number-columns-repeated="40"/>
          <table:table-cell table:number-columns-repeated="969"/>
        </table:table-row>
        <table:table-row table:style-name="ro7" table:number-rows-repeated="2">
          <table:table-cell table:number-columns-repeated="2"/>
          <table:table-cell table:style-name="ce163"/>
          <table:table-cell table:number-columns-repeated="1012"/>
        </table:table-row>
        <table:table-row table:style-name="ro12">
          <table:table-cell table:number-columns-repeated="2"/>
          <table:table-cell table:style-name="ce163"/>
          <table:table-cell table:number-columns-repeated="1012"/>
        </table:table-row>
        <table:table-row table:style-name="ro7">
          <table:table-cell/>
          <table:table-cell table:style-name="ce145" table:number-columns-repeated="2"/>
          <table:table-cell table:style-name="ce175"/>
          <table:table-cell table:style-name="ce145"/>
          <table:table-cell table:style-name="ce175"/>
          <table:table-cell table:style-name="ce145" table:number-columns-repeated="2"/>
          <table:table-cell table:number-columns-repeated="1007"/>
        </table:table-row>
        <table:table-row table:style-name="ro7" table:number-rows-repeated="29">
          <table:table-cell table:number-columns-repeated="2"/>
          <table:table-cell table:style-name="ce163"/>
          <table:table-cell table:number-columns-repeated="1012"/>
        </table:table-row>
        <table:table-row table:style-name="ro7" table:number-rows-repeated="1048499">
          <table:table-cell table:number-columns-repeated="1015"/>
        </table:table-row>
        <table:table-row table:style-name="ro13">
          <table:table-cell table:number-columns-repeated="1015"/>
        </table:table-row>
      </table:table>
      <table:table table:name="Профиль алюминиевый" table:style-name="ta1">
        <office:forms form:automatic-focus="false" form:apply-design-mode="false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16" table:default-cell-style-name="ce12"/>
        <table:table-column table:style-name="co26" table:visibility="collapse" table:default-cell-style-name="ce12"/>
        <table:table-column table:style-name="co21" table:visibility="collapse" table:default-cell-style-name="ce12"/>
        <table:table-column table:style-name="co27" table:default-cell-style-name="ce200"/>
        <table:table-column table:style-name="co5" table:number-columns-repeated="1016" table:default-cell-style-name="ce12"/>
        <table:table-row table:style-name="ro14">
          <table:table-cell table:style-name="ce246" office:value-type="string" calcext:value-type="string" table:number-columns-spanned="7" table:number-rows-spanned="1">
            <text:p>Цены считаются для облегченного профиля. Теоретически, полнотелый профиль должен давать больше жесткости раме, но на практике, при наличии зашивки, жесткости хватает с избытком. <text:span text:style-name="T3">В случае, если вы хотите собрать раму на полнотелом профиле, профиль для балки оси Х всё равно возьмите облегченный.</text:span></text:p>
            <text:p/>
            <text:p>При сборке на профиле от другого производителя (не соберизавод), крайне рекомендуется уточнить в чате, подходят ли Т-гайки к нему.</text:p>
          </table:table-cell>
          <table:covered-table-cell table:number-columns-repeated="6" table:style-name="ce254"/>
          <table:table-cell table:style-name="Default" table:number-columns-repeated="1016"/>
        </table:table-row>
        <table:table-row table:style-name="ro15">
          <table:table-cell table:style-name="ce1" office:value-type="string" calcext:value-type="string">
            <text:p>Наименование детали</text:p>
          </table:table-cell>
          <table:table-cell table:style-name="ce1" office:value-type="string" calcext:value-type="string">
            <text:p>Тип профиля</text:p>
          </table:table-cell>
          <table:table-cell table:style-name="ce1" office:value-type="string" calcext:value-type="string">
            <text:p>Длина</text:p>
          </table:table-cell>
          <table:table-cell table:style-name="ce1" office:value-type="string" calcext:value-type="string">
            <text:p>Количество</text:p>
          </table:table-cell>
          <table:table-cell table:style-name="ce1" office:value-type="string" calcext:value-type="string">
            <text:p>Цена профиля</text:p>
            <text:p>[руб/мм]</text:p>
          </table:table-cell>
          <table:table-cell table:style-name="ce1" office:value-type="string" calcext:value-type="string">
            <text:p>Цена реза</text:p>
            <text:p>[руб]</text:p>
          </table:table-cell>
          <table:table-cell table:style-name="ce201" office:value-type="string" calcext:value-type="string">
            <text:p>Итого стоимость</text:p>
          </table:table-cell>
          <table:table-cell table:number-columns-repeated="1016"/>
        </table:table-row>
        <table:table-row table:style-name="ro7">
          <table:table-cell table:style-name="ce1" office:value-type="string" calcext:value-type="string" table:number-columns-spanned="7" table:number-rows-spanned="1">
            <text:p>Портал</text:p>
          </table:table-cell>
          <table:covered-table-cell table:number-columns-repeated="5" table:style-name="ce1"/>
          <table:covered-table-cell table:style-name="ce201"/>
          <table:table-cell table:number-columns-repeated="1016"/>
        </table:table-row>
        <table:table-row table:style-name="ro7">
          <table:table-cell table:style-name="ce191" office:value-type="string" calcext:value-type="string">
            <text:p>Продольная балка портала</text:p>
          </table:table-cell>
          <table:table-cell table:style-name="ce191" table:content-validation-name="val13" office:value-type="string" calcext:value-type="string">
            <text:p>2060 T-slot</text:p>
          </table:table-cell>
          <table:table-cell table:style-name="ce108" table:formula="of:=[$Расчёты.B27]-40" office:value-type="float" office:value="450" calcext:value-type="float">
            <text:p>45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4]=&quot;2020 T-slot&quot;;415;[.B4]=&quot;2040 T-slot&quot;;765;[.B4]=&quot;2060 T-slot&quot;;1148;[.B4]=&quot;2020 V-slot&quot;;375;[.B4]=&quot;2040 V-slot&quot;;665;[.B4]=&quot;2060 V-slot&quot;;1393)/1000" office:value-type="currency" office:currency="RUB" office:value="1.148" calcext:value-type="currency">
            <text:p>1,15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4]*[.D4]*[.E4]+[.F4]*[.D4]" office:value-type="currency" office:currency="RUB" office:value="1073.2" calcext:value-type="currency">
            <text:p>1 073 ₽</text:p>
          </table:table-cell>
          <table:table-cell table:number-columns-repeated="1016"/>
        </table:table-row>
        <table:table-row table:style-name="ro7">
          <table:table-cell table:style-name="ce191" office:value-type="string" calcext:value-type="string">
            <text:p>Поперечная балка портала</text:p>
          </table:table-cell>
          <table:table-cell table:style-name="ce191" table:content-validation-name="val13" office:value-type="string" calcext:value-type="string">
            <text:p>2020 T-slot</text:p>
          </table:table-cell>
          <table:table-cell table:style-name="ce108" table:formula="of:=[$Расчёты.B26]" office:value-type="float" office:value="670" calcext:value-type="float">
            <text:p>67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5]=&quot;2020 T-slot&quot;;415;[.B5]=&quot;2040 T-slot&quot;;765;[.B5]=&quot;2060 T-slot&quot;;1148;[.B5]=&quot;2020 V-slot&quot;;375;[.B5]=&quot;2040 V-slot&quot;;665;[.B5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5]*[.D5]*[.E5]+[.F5]*[.D5]" office:value-type="currency" office:currency="RUB" office:value="596.1" calcext:value-type="currency">
            <text:p>596 ₽</text:p>
          </table:table-cell>
          <table:table-cell table:number-columns-repeated="1016"/>
        </table:table-row>
        <table:table-row table:style-name="ro7">
          <table:table-cell table:style-name="ce191" office:value-type="string" calcext:value-type="string">
            <text:p>Вспомогательная балка портала</text:p>
          </table:table-cell>
          <table:table-cell table:style-name="ce191" table:content-validation-name="val13" office:value-type="string" calcext:value-type="string">
            <text:p>2020 T-slot</text:p>
          </table:table-cell>
          <table:table-cell table:style-name="ce108" table:formula="of:=[$Расчёты.B26]-120" office:value-type="float" office:value="550" calcext:value-type="float">
            <text:p>550 мм</text:p>
          </table:table-cell>
          <table:table-cell table:style-name="ce266" office:value-type="float" office:value="1" calcext:value-type="float">
            <text:p>1</text:p>
          </table:table-cell>
          <table:table-cell table:style-name="ce208" table:formula="of:=COM.MICROSOFT.IFS([.B6]=&quot;2020 T-slot&quot;;415;[.B6]=&quot;2040 T-slot&quot;;765;[.B6]=&quot;2060 T-slot&quot;;1148;[.B6]=&quot;2020 V-slot&quot;;375;[.B6]=&quot;2040 V-slot&quot;;665;[.B6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6]*[.D6]*[.E6]+[.F6]*[.D6]" office:value-type="currency" office:currency="RUB" office:value="248.25" calcext:value-type="currency">
            <text:p>248 ₽</text:p>
          </table:table-cell>
          <table:table-cell table:number-columns-repeated="1016"/>
        </table:table-row>
        <table:table-row table:style-name="ro7">
          <table:table-cell table:style-name="ce191" office:value-type="string" calcext:value-type="string">
            <text:p>Балка оси X</text:p>
          </table:table-cell>
          <table:table-cell table:style-name="ce191" table:content-validation-name="val13" office:value-type="string" calcext:value-type="string">
            <text:p>2020 T-slot</text:p>
          </table:table-cell>
          <table:table-cell table:style-name="ce108" table:formula="of:=[$Расчёты.B23]" office:value-type="float" office:value="520" calcext:value-type="float">
            <text:p>520 мм</text:p>
          </table:table-cell>
          <table:table-cell table:style-name="ce266" office:value-type="float" office:value="1" calcext:value-type="float">
            <text:p>1</text:p>
          </table:table-cell>
          <table:table-cell table:style-name="ce208" table:formula="of:=COM.MICROSOFT.IFS([.B7]=&quot;2020 T-slot&quot;;415;[.B7]=&quot;2040 T-slot&quot;;765;[.B7]=&quot;2060 T-slot&quot;;1148;[.B7]=&quot;2020 V-slot&quot;;375;[.B7]=&quot;2040 V-slot&quot;;665;[.B7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7]*[.D7]*[.E7]+[.F7]*[.D7]" office:value-type="currency" office:currency="RUB" office:value="235.8" calcext:value-type="currency">
            <text:p>236 ₽</text:p>
          </table:table-cell>
          <table:table-cell table:number-columns-repeated="1016"/>
        </table:table-row>
        <table:table-row table:style-name="ro7">
          <table:table-cell table:style-name="ce1" office:value-type="string" calcext:value-type="string" table:number-columns-spanned="7" table:number-rows-spanned="1">
            <text:p>Нижняя часть рамы</text:p>
          </table:table-cell>
          <table:covered-table-cell table:style-name="ce256"/>
          <table:covered-table-cell table:style-name="ce108"/>
          <table:covered-table-cell table:style-name="ce1"/>
          <table:covered-table-cell table:style-name="ce269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string" office:string-value="" calcext:value-type="error">
            <text:p>#Н/Д</text:p>
          </table:covered-table-cell>
          <table:covered-table-cell table:style-name="ce269" office:value-type="currency" office:currency="RUB" office:value="20" calcext:value-type="currency">
            <text:p>20,00 ₽</text:p>
          </table:covered-table-cell>
          <table:covered-table-cell table:style-name="ce276" table:formula="of:=[.C8]*[.D8]*[.E8]+[.F8]*[.D8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7">
          <table:table-cell table:style-name="ce191" office:value-type="string" calcext:value-type="string">
            <text:p>Угловая стойка</text:p>
          </table:table-cell>
          <table:table-cell table:style-name="ce191" table:content-validation-name="val13" office:value-type="string" calcext:value-type="string">
            <text:p>2020 T-slot</text:p>
          </table:table-cell>
          <table:table-cell table:style-name="ce108" table:formula="of:=[$Расчёты.B28]-20+[$Расчёты.B29]" office:value-type="float" office:value="440" calcext:value-type="float">
            <text:p>440 мм</text:p>
          </table:table-cell>
          <table:table-cell table:style-name="ce266" office:value-type="float" office:value="4" calcext:value-type="float">
            <text:p>4</text:p>
          </table:table-cell>
          <table:table-cell table:style-name="ce208" table:formula="of:=COM.MICROSOFT.IFS([.B9]=&quot;2020 T-slot&quot;;415;[.B9]=&quot;2040 T-slot&quot;;765;[.B9]=&quot;2060 T-slot&quot;;1148;[.B9]=&quot;2020 V-slot&quot;;375;[.B9]=&quot;2040 V-slot&quot;;665;[.B9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9]*[.D9]*[.E9]+[.F9]*[.D9]" office:value-type="currency" office:currency="RUB" office:value="810.4" calcext:value-type="currency">
            <text:p>810 ₽</text:p>
          </table:table-cell>
          <table:table-cell table:number-columns-repeated="1016"/>
        </table:table-row>
        <table:table-row table:style-name="ro7">
          <table:table-cell table:style-name="ce191" office:value-type="string" calcext:value-type="string">
            <text:p>Вспомогательная стойка</text:p>
          </table:table-cell>
          <table:table-cell table:style-name="ce191" table:content-validation-name="val13" office:value-type="string" calcext:value-type="string">
            <text:p>2020 T-slot</text:p>
          </table:table-cell>
          <table:table-cell table:style-name="ce108" table:formula="of:=[$Расчёты.B28]-40" office:value-type="float" office:value="390" calcext:value-type="float">
            <text:p>39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10]=&quot;2020 T-slot&quot;;415;[.B10]=&quot;2040 T-slot&quot;;765;[.B10]=&quot;2060 T-slot&quot;;1148;[.B10]=&quot;2020 V-slot&quot;;375;[.B10]=&quot;2040 V-slot&quot;;665;[.B10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0]*[.D10]*[.E10]+[.F10]*[.D10]" office:value-type="currency" office:currency="RUB" office:value="363.7" calcext:value-type="currency">
            <text:p>364 ₽</text:p>
          </table:table-cell>
          <table:table-cell table:number-columns-repeated="1016"/>
        </table:table-row>
        <table:table-row table:style-name="ro7">
          <table:table-cell table:style-name="ce191" office:value-type="string" calcext:value-type="string">
            <text:p>Вспомогательная поперечина</text:p>
          </table:table-cell>
          <table:table-cell table:style-name="ce191" table:content-validation-name="val13" office:value-type="string" calcext:value-type="string">
            <text:p>2020 T-slot</text:p>
          </table:table-cell>
          <table:table-cell table:style-name="ce108" table:formula="of:=[$Расчёты.B26]-40" office:value-type="float" office:value="630" calcext:value-type="float">
            <text:p>630 мм</text:p>
          </table:table-cell>
          <table:table-cell table:style-name="ce266" office:value-type="float" office:value="1" calcext:value-type="float">
            <text:p>1</text:p>
          </table:table-cell>
          <table:table-cell table:style-name="ce208" table:formula="of:=COM.MICROSOFT.IFS([.B11]=&quot;2020 T-slot&quot;;415;[.B11]=&quot;2040 T-slot&quot;;765;[.B11]=&quot;2060 T-slot&quot;;1148;[.B11]=&quot;2020 V-slot&quot;;375;[.B11]=&quot;2040 V-slot&quot;;665;[.B11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1]*[.D11]*[.E11]+[.F11]*[.D11]" office:value-type="currency" office:currency="RUB" office:value="281.45" calcext:value-type="currency">
            <text:p>281 ₽</text:p>
          </table:table-cell>
          <table:table-cell table:number-columns-repeated="1016"/>
        </table:table-row>
        <table:table-row table:style-name="ro7">
          <table:table-cell table:style-name="ce191" office:value-type="string" calcext:value-type="string">
            <text:p>Поперечная балка основания</text:p>
          </table:table-cell>
          <table:table-cell table:style-name="ce191" table:content-validation-name="val13" office:value-type="string" calcext:value-type="string">
            <text:p>2020 T-slot</text:p>
          </table:table-cell>
          <table:table-cell table:style-name="ce108" table:formula="of:=[$Расчёты.B26]-40" office:value-type="float" office:value="630" calcext:value-type="float">
            <text:p>63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12]=&quot;2020 T-slot&quot;;415;[.B12]=&quot;2040 T-slot&quot;;765;[.B12]=&quot;2060 T-slot&quot;;1148;[.B12]=&quot;2020 V-slot&quot;;375;[.B12]=&quot;2040 V-slot&quot;;665;[.B12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2]*[.D12]*[.E12]+[.F12]*[.D12]" office:value-type="currency" office:currency="RUB" office:value="562.9" calcext:value-type="currency">
            <text:p>563 ₽</text:p>
          </table:table-cell>
          <table:table-cell table:number-columns-repeated="1016"/>
        </table:table-row>
        <table:table-row table:style-name="ro7">
          <table:table-cell table:style-name="ce191" office:value-type="string" calcext:value-type="string">
            <text:p>Продольная балка основания</text:p>
          </table:table-cell>
          <table:table-cell table:style-name="ce191" table:content-validation-name="val13" office:value-type="string" calcext:value-type="string">
            <text:p>2020 T-slot</text:p>
          </table:table-cell>
          <table:table-cell table:style-name="ce108" table:formula="of:=[$Расчёты.B27]-40" office:value-type="float" office:value="450" calcext:value-type="float">
            <text:p>45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13]=&quot;2020 T-slot&quot;;415;[.B13]=&quot;2040 T-slot&quot;;765;[.B13]=&quot;2060 T-slot&quot;;1148;[.B13]=&quot;2020 V-slot&quot;;375;[.B13]=&quot;2040 V-slot&quot;;665;[.B13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3]*[.D13]*[.E13]+[.F13]*[.D13]" office:value-type="currency" office:currency="RUB" office:value="413.5" calcext:value-type="currency">
            <text:p>414 ₽</text:p>
          </table:table-cell>
          <table:table-cell table:number-columns-repeated="1016"/>
        </table:table-row>
        <table:table-row table:style-name="ro7">
          <table:table-cell table:style-name="ce1" office:value-type="string" calcext:value-type="string" table:number-columns-spanned="7" table:number-rows-spanned="1">
            <text:p>Ось Z</text:p>
          </table:table-cell>
          <table:covered-table-cell table:style-name="ce256"/>
          <table:covered-table-cell table:style-name="ce108"/>
          <table:covered-table-cell table:style-name="ce1"/>
          <table:covered-table-cell table:style-name="ce269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string" office:string-value="" calcext:value-type="error">
            <text:p>#Н/Д</text:p>
          </table:covered-table-cell>
          <table:covered-table-cell table:style-name="ce269" office:value-type="currency" office:currency="RUB" office:value="20" calcext:value-type="currency">
            <text:p>20,00 ₽</text:p>
          </table:covered-table-cell>
          <table:covered-table-cell table:style-name="ce276" table:formula="of:=[.C14]*[.D14]*[.E14]+[.F14]*[.D14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7">
          <table:table-cell table:style-name="ce191" office:value-type="string" calcext:value-type="string">
            <text:p>Стойка оси Z</text:p>
          </table:table-cell>
          <table:table-cell table:style-name="ce191" table:content-validation-name="val13" office:value-type="string" calcext:value-type="string">
            <text:p>2020 V-slot</text:p>
          </table:table-cell>
          <table:table-cell table:style-name="ce108" table:formula="of:=[$Расчёты.B28]-40" office:value-type="float" office:value="390" calcext:value-type="float">
            <text:p>390 мм</text:p>
          </table:table-cell>
          <table:table-cell table:style-name="ce268" table:formula="of:=[$Расчёты.B3]" office:value-type="float" office:value="2" calcext:value-type="float">
            <text:p>2</text:p>
          </table:table-cell>
          <table:table-cell table:style-name="ce208" table:formula="of:=COM.MICROSOFT.IFS([.B15]=&quot;2020 T-slot&quot;;415;[.B15]=&quot;2040 T-slot&quot;;765;[.B15]=&quot;2060 T-slot&quot;;1148;[.B15]=&quot;2020 V-slot&quot;;375;[.B15]=&quot;2040 V-slot&quot;;665;[.B15]=&quot;2060 V-slot&quot;;1393)/1000" office:value-type="currency" office:currency="RUB" office:value="0.375" calcext:value-type="currency">
            <text:p>0,38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5]*[.D15]*[.E15]+[.F15]*[.D15]" office:value-type="currency" office:currency="RUB" office:value="332.5" calcext:value-type="currency">
            <text:p>333 ₽</text:p>
          </table:table-cell>
          <table:table-cell table:number-columns-repeated="1016"/>
        </table:table-row>
        <table:table-row table:style-name="ro7">
          <table:table-cell table:style-name="ce191" office:value-type="string" calcext:value-type="string">
            <text:p>Поперечная балка рамы стола</text:p>
          </table:table-cell>
          <table:table-cell table:style-name="ce191" table:content-validation-name="val13" office:value-type="string" calcext:value-type="string">
            <text:p>2060 T-slot</text:p>
          </table:table-cell>
          <table:table-cell table:style-name="ce108" table:formula="of:=[$Расчёты.B24]" office:value-type="float" office:value="520" calcext:value-type="float">
            <text:p>520 мм</text:p>
          </table:table-cell>
          <table:table-cell table:style-name="ce266" table:formula="of:=IF([$Настройки.B11]=[$БД.A13];1;0)" office:value-type="float" office:value="1" calcext:value-type="float">
            <text:p>1</text:p>
          </table:table-cell>
          <table:table-cell table:style-name="ce208" table:formula="of:=COM.MICROSOFT.IFS([.B16]=&quot;2020 T-slot&quot;;415;[.B16]=&quot;2040 T-slot&quot;;765;[.B16]=&quot;2060 T-slot&quot;;1148;[.B16]=&quot;2020 V-slot&quot;;375;[.B16]=&quot;2040 V-slot&quot;;665;[.B16]=&quot;2060 V-slot&quot;;1393)/1000" office:value-type="currency" office:currency="RUB" office:value="1.148" calcext:value-type="currency">
            <text:p>1,15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6]*[.D16]*[.E16]+[.F16]*[.D16]" office:value-type="currency" office:currency="RUB" office:value="616.96" calcext:value-type="currency">
            <text:p>617 ₽</text:p>
          </table:table-cell>
          <table:table-cell table:number-columns-repeated="1016"/>
        </table:table-row>
        <table:table-row table:style-name="ro7">
          <table:table-cell table:style-name="ce191" office:value-type="string" calcext:value-type="string">
            <text:p>Поперечная балка рамы стола</text:p>
          </table:table-cell>
          <table:table-cell table:style-name="ce191" table:content-validation-name="val13" office:value-type="string" calcext:value-type="string">
            <text:p>2020 T-slot</text:p>
          </table:table-cell>
          <table:table-cell table:style-name="ce108" table:formula="of:=[$Расчёты.B24]" office:value-type="float" office:value="520" calcext:value-type="float">
            <text:p>520 мм</text:p>
          </table:table-cell>
          <table:table-cell table:style-name="ce266" table:formula="of:=IF([.D16]&gt;0;0;2)" office:value-type="float" office:value="0" calcext:value-type="float">
            <text:p>0</text:p>
          </table:table-cell>
          <table:table-cell table:style-name="ce208" table:formula="of:=COM.MICROSOFT.IFS([.B17]=&quot;2020 T-slot&quot;;415;[.B17]=&quot;2040 T-slot&quot;;765;[.B17]=&quot;2060 T-slot&quot;;1148;[.B17]=&quot;2020 V-slot&quot;;375;[.B17]=&quot;2040 V-slot&quot;;665;[.B17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7]*[.D17]*[.E17]+[.F17]*[.D17]" office:value-type="currency" office:currency="RUB" office:value="0" calcext:value-type="currency">
            <text:p>0 ₽</text:p>
          </table:table-cell>
          <table:table-cell table:number-columns-repeated="1016"/>
        </table:table-row>
        <table:table-row table:style-name="ro7">
          <table:table-cell table:style-name="ce191" office:value-type="string" calcext:value-type="string">
            <text:p>Продольная балка рамы стола</text:p>
          </table:table-cell>
          <table:table-cell table:style-name="ce191" table:content-validation-name="val13" office:value-type="string" calcext:value-type="string">
            <text:p>2020 T-slot</text:p>
          </table:table-cell>
          <table:table-cell table:style-name="ce108" table:formula="of:=[$Настройки.B8]-80" office:value-type="float" office:value="170" calcext:value-type="float">
            <text:p>170 мм</text:p>
          </table:table-cell>
          <table:table-cell table:style-name="ce266" table:formula="of:=[.D17]" office:value-type="float" office:value="0" calcext:value-type="float">
            <text:p>0</text:p>
          </table:table-cell>
          <table:table-cell table:style-name="ce208" table:formula="of:=COM.MICROSOFT.IFS([.B18]=&quot;2020 T-slot&quot;;415;[.B18]=&quot;2040 T-slot&quot;;765;[.B18]=&quot;2060 T-slot&quot;;1148;[.B18]=&quot;2020 V-slot&quot;;375;[.B18]=&quot;2040 V-slot&quot;;665;[.B18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8]*[.D18]*[.E18]+[.F18]*[.D18]" office:value-type="currency" office:currency="RUB" office:value="0" calcext:value-type="currency">
            <text:p>0 ₽</text:p>
          </table:table-cell>
          <table:table-cell table:number-columns-repeated="1016"/>
        </table:table-row>
        <table:table-row table:style-name="ro7">
          <table:table-cell table:style-name="ce191" office:value-type="string" calcext:value-type="string">
            <text:p>Плечо рамы стола</text:p>
          </table:table-cell>
          <table:table-cell table:style-name="ce191" table:content-validation-name="val13" office:value-type="string" calcext:value-type="string">
            <text:p>2020 T-slot</text:p>
          </table:table-cell>
          <table:table-cell table:style-name="ce108" table:formula="of:=[$Расчёты.B25]" office:value-type="float" office:value="320" calcext:value-type="float">
            <text:p>320 мм</text:p>
          </table:table-cell>
          <table:table-cell table:style-name="ce266" table:formula="of:=[$'Стандартные изделия'.AD3]" office:value-type="float" office:value="3" calcext:value-type="float">
            <text:p>3</text:p>
          </table:table-cell>
          <table:table-cell table:style-name="ce208" table:formula="of:=COM.MICROSOFT.IFS([.B19]=&quot;2020 T-slot&quot;;415;[.B19]=&quot;2040 T-slot&quot;;765;[.B19]=&quot;2060 T-slot&quot;;1148;[.B19]=&quot;2020 V-slot&quot;;375;[.B19]=&quot;2040 V-slot&quot;;665;[.B19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9]*[.D19]*[.E19]+[.F19]*[.D19]" office:value-type="currency" office:currency="RUB" office:value="458.4" calcext:value-type="currency">
            <text:p>458 ₽</text:p>
          </table:table-cell>
          <table:table-cell table:number-columns-repeated="1016"/>
        </table:table-row>
        <table:table-row table:style-name="ro16">
          <table:table-cell table:style-name="ce65" office:value-type="string" calcext:value-type="string" table:number-columns-spanned="6" table:number-rows-spanned="1">
            <text:p>Итого: </text:p>
          </table:table-cell>
          <table:covered-table-cell table:style-name="ce198" table:content-validation-name="val14"/>
          <table:covered-table-cell table:number-columns-repeated="2" table:style-name="ce198"/>
          <table:covered-table-cell table:number-columns-repeated="2" table:style-name="ce270"/>
          <table:table-cell table:style-name="ce277" table:formula="of:=SUM([.G4:.G7];[.G9:.G13];[.G15:.G19])" office:value-type="currency" office:currency="RUB" office:value="5993.16" calcext:value-type="currency">
            <text:p>5 993,16 ₽</text:p>
          </table:table-cell>
          <table:table-cell table:number-columns-repeated="1016"/>
        </table:table-row>
        <table:table-row table:style-name="ro7">
          <table:table-cell table:style-name="ce249"/>
          <table:table-cell table:style-name="ce249" table:content-validation-name="val14"/>
          <table:table-cell table:style-name="ce249" table:number-columns-repeated="2"/>
          <table:table-cell table:style-name="ce271" table:number-columns-repeated="3"/>
          <table:table-cell table:number-columns-repeated="1016"/>
        </table:table-row>
        <table:table-row table:style-name="ro15">
          <table:table-cell table:style-name="ce252" office:value-type="string" calcext:value-type="string" table:number-columns-spanned="2" table:number-rows-spanned="1">
            <text:p>Ссылки на профиль</text:p>
          </table:table-cell>
          <table:covered-table-cell table:style-name="ce258" table:content-validation-name="val14"/>
          <table:table-cell table:style-name="ce263" table:number-columns-repeated="2"/>
          <table:table-cell table:style-name="ce272" table:number-columns-repeated="3"/>
          <table:table-cell table:number-columns-repeated="1016"/>
        </table:table-row>
        <table:table-row table:style-name="ro17">
          <table:table-cell table:style-name="ce1" office:value-type="string" calcext:value-type="string">
            <text:p>Наименование</text:p>
          </table:table-cell>
          <table:table-cell table:style-name="ce201" office:value-type="string" calcext:value-type="string">
            <text:p>Ссылка</text:p>
          </table:table-cell>
          <table:table-cell table:style-name="ce263" table:number-columns-repeated="2"/>
          <table:table-cell table:style-name="ce254"/>
          <table:table-cell table:style-name="ce272" table:number-columns-repeated="2"/>
          <table:table-cell table:number-columns-repeated="1016"/>
        </table:table-row>
        <table:table-row table:style-name="ro18">
          <table:table-cell table:style-name="ce253" office:value-type="string" calcext:value-type="string">
            <text:p>2020 T-slot облегченный</text:p>
          </table:table-cell>
          <table:table-cell table:style-name="ce25" table:content-validation-name="val5" office:value-type="string" calcext:value-type="string">
            <text:p><text:a xlink:href="https://www.soberizavod.ru/catalog/seriya_20_obychnyy_paz_anodirovannyj/profil_konstruktsionnyy_20kh2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20 T-slot полнотелый</text:p>
          </table:table-cell>
          <table:table-cell table:style-name="ce25" table:content-validation-name="val5" office:value-type="string" calcext:value-type="string">
            <text:p><text:a xlink:href="https://www.soberizavod.ru/catalog/seriya_20_obychnyy_paz_anodirovannyj/profil_konstruktsionnyy_20kh20sh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20 V-slot облегченный</text:p>
          </table:table-cell>
          <table:table-cell table:style-name="ce25" table:content-validation-name="val5" office:value-type="string" calcext:value-type="string">
            <text:p><text:a xlink:href="https://www.soberizavod.ru/catalog/seriya_20_v_paz_anodirovannyj/profil_konstruktsionnyy_v20kh2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20 V-slot полнотелый</text:p>
          </table:table-cell>
          <table:table-cell table:style-name="ce25" table:content-validation-name="val5" office:value-type="string" calcext:value-type="string">
            <text:p><text:a xlink:href="https://www.soberizavod.ru/catalog/seriya_20_v_paz_anodirovannyj/profil_konstruktsionnyy_v20kh20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40 T-slot облегченный</text:p>
          </table:table-cell>
          <table:table-cell table:style-name="ce25" table:content-validation-name="val5" office:value-type="string" calcext:value-type="string">
            <text:p><text:a xlink:href="https://www.soberizavod.ru/catalog/seriya_20_obychnyy_paz_anodirovannyj/profil_konstruktsionnyy_20kh4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40 T-slot полнотелый</text:p>
          </table:table-cell>
          <table:table-cell table:style-name="ce25" table:content-validation-name="val5" office:value-type="string" calcext:value-type="string">
            <text:p><text:a xlink:href="https://www.soberizavod.ru/catalog/seriya_20_obychnyy_paz_anodirovannyj/profil_konstruktsionnyy_20kh40sh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60 T-slot облегченный</text:p>
          </table:table-cell>
          <table:table-cell table:style-name="ce25" table:content-validation-name="val5" office:value-type="string" calcext:value-type="string">
            <text:p><text:a xlink:href="https://www.soberizavod.ru/catalog/seriya_20_obychnyy_paz_anodirovannyj/profil_konstruktsionnyy_20kh6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60 T-slot полнотелый</text:p>
          </table:table-cell>
          <table:table-cell table:style-name="ce25" table:content-validation-name="val5" office:value-type="string" calcext:value-type="string">
            <text:p><text:a xlink:href="https://www.soberizavod.ru/catalog/seriya_20_obychnyy_paz_anodirovannyj/profil_konstruktsionnyy_20kh60sh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7" table:number-rows-repeated="9">
          <table:table-cell/>
          <table:table-cell table:content-validation-name="val5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7" table:number-rows-repeated="13">
          <table:table-cell/>
          <table:table-cell table:content-validation-name="val14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7" table:number-rows-repeated="2">
          <table:table-cell table:number-columns-repeated="4"/>
          <table:table-cell table:style-name="ce200" table:number-columns-repeated="2"/>
          <table:table-cell table:number-columns-repeated="1017"/>
        </table:table-row>
        <table:table-row table:style-name="ro7">
          <table:table-cell table:number-columns-repeated="5"/>
          <table:table-cell table:style-name="ce200"/>
          <table:table-cell table:number-columns-repeated="1017"/>
        </table:table-row>
        <table:table-row table:style-name="ro7" table:number-rows-repeated="1048519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Сверление профилей" table:style-name="ta1">
        <office:forms form:automatic-focus="false" form:apply-design-mode="false"/>
        <table:table-column table:style-name="co28" table:number-columns-repeated="36" table:default-cell-style-name="Default"/>
        <table:table-column table:style-name="co29" table:default-cell-style-name="ce301"/>
        <table:table-row table:style-name="ro19">
          <table:table-cell table:style-name="ce279" office:value-type="string" calcext:value-type="string" table:number-columns-spanned="36" table:number-rows-spanned="1">
            <text:p><text:span text:style-name="T4">1. Все отверстия сверлятся диаметром 6мм. Если вы сверлите не на сверлильном станке, то желательно использовать печатный кондуктор, который можно найти</text:span><text:span text:style-name="T5"> &gt;</text:span><text:span text:style-name="T5"><text:a xlink:href="https://k3d.tech/vostok/tools/" xlink:type="simple">здесь</text:a></text:span><text:span text:style-name="T5">&lt;.</text:span></text:p>
            <text:p><text:span text:style-name="T5">2. Показаны только те профили, которые должны иметь отверстия. Если какого-то профиля тут нет, то не надо его сверлить.</text:span></text:p>
            <text:p><text:span text:style-name="T5">3. Если расстояние между отверстиями указано 0 мм, то это одно отверстие.</text:span></text:p>
            <text:p><text:span text:style-name="T5">4. Все размеры указаны в миллиметрах</text:span></text:p>
            <text:p><text:span text:style-name="T5">5. </text:span><text:span text:style-name="T6">Обязательно сверять расстояния с зашивкой перед сверлением!</text:span></text:p>
          </table:table-cell>
          <table:covered-table-cell table:number-columns-repeated="35" table:style-name="ce290"/>
          <table:table-cell table:style-name="ce299"/>
        </table:table-row>
        <table:table-row table:style-name="ro20">
          <table:table-cell table:style-name="ce281"/>
          <table:table-cell table:style-name="ce234" table:number-columns-repeated="35"/>
          <table:table-cell table:style-name="ce300"/>
        </table:table-row>
        <table:table-row table:style-name="ro20">
          <table:table-cell table:style-name="ce282" office:value-type="string" calcext:value-type="string" table:number-columns-spanned="36" table:number-rows-spanned="1">
            <text:p>Продольная балка портала (2060 T-slot)</text:p>
          </table:table-cell>
          <table:covered-table-cell table:number-columns-repeated="7" table:style-name="ce177"/>
          <table:covered-table-cell table:style-name="ce297"/>
          <table:covered-table-cell table:number-columns-repeated="27" table:style-name="ce177"/>
          <table:table-cell table:style-name="ce300"/>
        </table:table-row>
        <table:table-row table:style-name="ro20">
          <table:table-cell table:style-name="ce234" table:number-columns-repeated="3"/>
          <table:table-cell table:style-name="ce177" table:formula="of:=IF([$Расчёты.B3]=2;22+([$Настройки.B8]+50)/2;97)" office:value-type="float" office:value="172" calcext:value-type="float" table:number-columns-spanned="2" table:number-rows-spanned="1">
            <text:p>172</text:p>
          </table:table-cell>
          <table:covered-table-cell table:style-name="ce177"/>
          <table:table-cell table:style-name="ce234" table:number-columns-repeated="7"/>
          <table:table-cell table:style-name="ce177" table:formula="of:=IF([$Расчёты.B3]=2;0;[$Настройки.B8]-10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77"/>
          <table:table-cell table:style-name="ce234" table:number-columns-repeated="8"/>
          <table:table-cell table:style-name="ce177" table:formula="of:=[$'Профиль алюминиевый'.C4]-[.D4]-[.M4]-[.AF4]" office:value-type="float" office:value="216" calcext:value-type="float" table:number-columns-spanned="2" table:number-rows-spanned="1">
            <text:p>216</text:p>
          </table:table-cell>
          <table:covered-table-cell table:style-name="ce177"/>
          <table:table-cell table:style-name="ce234" table:number-columns-repeated="6"/>
          <table:table-cell table:style-name="ce177" office:value-type="float" office:value="62" calcext:value-type="float" table:number-columns-spanned="2" table:number-rows-spanned="1">
            <text:p>62</text:p>
          </table:table-cell>
          <table:covered-table-cell table:style-name="ce177"/>
          <table:table-cell table:style-name="ce234" table:number-columns-repeated="3"/>
          <table:table-cell table:style-name="ce300"/>
        </table:table-row>
        <table:table-row table:style-name="ro20"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6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11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6" table:style-name="ce293" office:value-type="string" calcext:value-type="string">
            <text:p>=</text:p>
          </table:table-cell>
          <table:table-cell table:style-name="ce284" office:value-type="string" calcext:value-type="string">
            <text:p>=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6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34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верху</text:p>
          </table:table-cell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34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/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83"/>
          <table:table-cell table:style-name="ce234" table:number-columns-repeated="6"/>
          <table:table-cell table:style-name="ce283"/>
          <table:table-cell table:style-name="ce234" table:number-columns-repeated="11"/>
          <table:table-cell table:style-name="ce283"/>
          <table:table-cell table:style-name="ce234" table:number-columns-repeated="8"/>
          <table:table-cell table:style-name="ce283" office:value-type="string" calcext:value-type="string">
            <text:p>|</text:p>
          </table:table-cell>
          <table:table-cell table:style-name="ce234" table:number-columns-repeated="6"/>
          <table:table-cell table:style-name="ce283"/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27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6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бок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34" table:number-columns-repeated="36"/>
          <table:table-cell table:style-name="ce300"/>
        </table:table-row>
        <table:table-row table:style-name="ro20">
          <table:table-cell table:style-name="ce282" office:value-type="string" calcext:value-type="string" table:number-columns-spanned="36" table:number-rows-spanned="1">
            <text:p>Поперечная балка портала (2020 T-slot)</text:p>
          </table:table-cell>
          <table:covered-table-cell table:number-columns-repeated="7" table:style-name="ce177"/>
          <table:covered-table-cell table:style-name="ce297"/>
          <table:covered-table-cell table:number-columns-repeated="27" table:style-name="ce177"/>
          <table:table-cell table:style-name="ce300"/>
        </table:table-row>
        <table:table-row table:style-name="ro20">
          <table:table-cell table:style-name="ce234"/>
          <table:table-cell table:style-name="ce234" office:value-type="float" office:value="10" calcext:value-type="float">
            <text:p>10</text:p>
          </table:table-cell>
          <table:table-cell table:style-name="ce234"/>
          <table:table-cell table:style-name="ce234" office:value-type="float" office:value="20" calcext:value-type="float">
            <text:p>20</text:p>
          </table:table-cell>
          <table:table-cell table:style-name="ce234"/>
          <table:table-cell table:style-name="ce234" office:value-type="float" office:value="20" calcext:value-type="float">
            <text:p>20</text:p>
          </table:table-cell>
          <table:table-cell table:style-name="ce234" table:number-columns-repeated="11"/>
          <table:table-cell table:style-name="ce177" table:formula="of:=[$'Профиль алюминиевый'.C5]-100" office:value-type="float" office:value="570" calcext:value-type="float" table:number-columns-spanned="2" table:number-rows-spanned="1">
            <text:p>570</text:p>
          </table:table-cell>
          <table:covered-table-cell table:style-name="ce177"/>
          <table:table-cell table:style-name="ce234" table:number-columns-repeated="11"/>
          <table:table-cell table:style-name="ce234" office:value-type="float" office:value="20" calcext:value-type="float">
            <text:p>20</text:p>
          </table:table-cell>
          <table:table-cell table:style-name="ce234"/>
          <table:table-cell table:style-name="ce234" office:value-type="float" office:value="20" calcext:value-type="float">
            <text:p>20</text:p>
          </table:table-cell>
          <table:table-cell table:style-name="ce234"/>
          <table:table-cell table:style-name="ce234" office:value-type="float" office:value="10" calcext:value-type="float">
            <text:p>10</text:p>
          </table:table-cell>
          <table:table-cell table:style-name="ce234"/>
          <table:table-cell table:style-name="ce300"/>
        </table:table-row>
        <table:table-row table:style-name="ro20">
          <table:table-cell table:style-name="ce283" office:value-type="string" calcext:value-type="string">
            <text:p><text:span text:style-name="T7">|◄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83" office:value-type="string" calcext:value-type="string">
            <text:p>|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83" office:value-type="string" calcext:value-type="string">
            <text:p>|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83" office:value-type="string" calcext:value-type="string">
            <text:p>|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83" office:value-type="string" calcext:value-type="string">
            <text:p>|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83" office:value-type="string" calcext:value-type="string">
            <text:p>|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83" office:value-type="string" calcext:value-type="string">
            <text:p>|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83" office:value-type="string" calcext:value-type="string">
            <text:p><text:span text:style-name="T7">►</text:span>|</text:p>
          </table:table-cell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22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верх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83"/>
          <table:table-cell table:style-name="ce234"/>
          <table:table-cell table:style-name="ce283" office:value-type="string" calcext:value-type="string">
            <text:p>|</text:p>
          </table:table-cell>
          <table:table-cell table:style-name="ce234"/>
          <table:table-cell table:style-name="ce283"/>
          <table:table-cell table:style-name="ce234"/>
          <table:table-cell table:style-name="ce283"/>
          <table:table-cell table:style-name="ce234" table:number-columns-repeated="22"/>
          <table:table-cell table:style-name="ce283"/>
          <table:table-cell table:style-name="ce234"/>
          <table:table-cell table:style-name="ce283"/>
          <table:table-cell table:style-name="ce234"/>
          <table:table-cell table:style-name="ce283" office:value-type="string" calcext:value-type="string">
            <text:p>|</text:p>
          </table:table-cell>
          <table:table-cell table:style-name="ce234"/>
          <table:table-cell table:style-name="ce283"/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30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бок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34" table:number-columns-repeated="36"/>
          <table:table-cell table:style-name="ce300"/>
        </table:table-row>
        <table:table-row table:style-name="ro20">
          <table:table-cell table:style-name="ce282" office:value-type="string" calcext:value-type="string" table:number-columns-spanned="36" table:number-rows-spanned="1">
            <text:p>Угловая стойка (2020 T-slot)</text:p>
          </table:table-cell>
          <table:covered-table-cell table:number-columns-repeated="7" table:style-name="ce177"/>
          <table:covered-table-cell table:style-name="ce297"/>
          <table:covered-table-cell table:number-columns-repeated="27" table:style-name="ce177"/>
          <table:table-cell table:style-name="ce300"/>
        </table:table-row>
        <table:table-row table:style-name="ro20">
          <table:table-cell table:style-name="ce234" table:number-columns-repeated="2"/>
          <table:table-cell table:style-name="ce254"/>
          <table:table-cell table:style-name="ce234" office:value-type="float" office:value="40" calcext:value-type="float">
            <text:p>40</text:p>
          </table:table-cell>
          <table:table-cell table:style-name="ce234" table:number-columns-repeated="15"/>
          <table:table-cell table:style-name="ce177" table:formula="of:=[$'Профиль алюминиевый'.C9]-[.D28]" office:value-type="float" office:value="400" calcext:value-type="float" table:number-columns-spanned="2" table:number-rows-spanned="1">
            <text:p>400</text:p>
          </table:table-cell>
          <table:covered-table-cell table:style-name="ce177"/>
          <table:table-cell table:style-name="ce234" table:number-columns-repeated="15"/>
          <table:table-cell table:style-name="ce300"/>
        </table:table-row>
        <table:table-row table:style-name="ro20"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5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28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верх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83"/>
          <table:table-cell table:style-name="ce234"/>
          <table:table-cell table:style-name="ce283"/>
          <table:table-cell table:style-name="ce234"/>
          <table:table-cell table:style-name="ce283"/>
          <table:table-cell table:style-name="ce234"/>
          <table:table-cell table:style-name="ce283"/>
          <table:table-cell table:style-name="ce234" table:number-columns-repeated="22"/>
          <table:table-cell table:style-name="ce283"/>
          <table:table-cell table:style-name="ce234"/>
          <table:table-cell table:style-name="ce283"/>
          <table:table-cell table:style-name="ce234"/>
          <table:table-cell table:style-name="ce283"/>
          <table:table-cell table:style-name="ce234"/>
          <table:table-cell table:style-name="ce283"/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5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28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бок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54" table:number-columns-repeated="36"/>
          <table:table-cell table:style-name="ce300"/>
        </table:table-row>
        <table:table-row table:style-name="ro20">
          <table:table-cell table:style-name="ce282" office:value-type="string" calcext:value-type="string" table:number-columns-spanned="36" table:number-rows-spanned="1">
            <text:p>Вспомогательная стойка (2020 T-slot)</text:p>
          </table:table-cell>
          <table:covered-table-cell table:number-columns-repeated="7" table:style-name="ce177"/>
          <table:covered-table-cell table:style-name="ce297"/>
          <table:covered-table-cell table:number-columns-repeated="27" table:style-name="ce177"/>
          <table:table-cell table:style-name="ce300"/>
        </table:table-row>
        <table:table-row table:style-name="ro20">
          <table:table-cell table:style-name="ce234" table:number-columns-repeated="2"/>
          <table:table-cell table:style-name="ce234" table:formula="of:=10+[$Настройки.B22]" office:value-type="float" office:value="14" calcext:value-type="float">
            <text:p>14</text:p>
          </table:table-cell>
          <table:table-cell table:style-name="ce234" table:number-columns-repeated="16"/>
          <table:table-cell table:style-name="ce177" table:formula="of:=[$'Профиль алюминиевый'.C10]-[.C39]" office:value-type="float" office:value="376" calcext:value-type="float" table:number-columns-spanned="2" table:number-rows-spanned="1">
            <text:p>376</text:p>
          </table:table-cell>
          <table:covered-table-cell table:style-name="ce177"/>
          <table:table-cell table:style-name="ce234" table:number-columns-repeated="15"/>
          <table:table-cell table:style-name="ce300"/>
        </table:table-row>
        <table:table-row table:style-name="ro20"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3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30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верх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83"/>
          <table:table-cell table:style-name="ce234"/>
          <table:table-cell table:style-name="ce283"/>
          <table:table-cell table:style-name="ce234"/>
          <table:table-cell table:style-name="ce283"/>
          <table:table-cell table:style-name="ce234"/>
          <table:table-cell table:style-name="ce283"/>
          <table:table-cell table:style-name="ce234" table:number-columns-repeated="22"/>
          <table:table-cell table:style-name="ce283"/>
          <table:table-cell table:style-name="ce234"/>
          <table:table-cell table:style-name="ce283"/>
          <table:table-cell table:style-name="ce234"/>
          <table:table-cell table:style-name="ce283"/>
          <table:table-cell table:style-name="ce234"/>
          <table:table-cell table:style-name="ce283"/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34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бок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54" table:number-columns-repeated="36"/>
          <table:table-cell table:style-name="ce300"/>
        </table:table-row>
        <table:table-row table:style-name="ro20">
          <table:table-cell table:style-name="ce282" office:value-type="string" calcext:value-type="string" table:number-columns-spanned="36" table:number-rows-spanned="1">
            <text:p>Продольная балка основания (2020 T-slot)</text:p>
          </table:table-cell>
          <table:covered-table-cell table:number-columns-repeated="7" table:style-name="ce177"/>
          <table:covered-table-cell table:style-name="ce297"/>
          <table:covered-table-cell table:number-columns-repeated="27" table:style-name="ce177"/>
          <table:table-cell table:style-name="ce300"/>
        </table:table-row>
        <table:table-row table:style-name="ro20">
          <table:table-cell table:style-name="ce234" table:number-columns-repeated="3"/>
          <table:table-cell table:style-name="ce177" table:formula="of:=[.D4]" office:value-type="float" office:value="172" calcext:value-type="float" table:number-columns-spanned="2" table:number-rows-spanned="1">
            <text:p>172</text:p>
          </table:table-cell>
          <table:covered-table-cell table:style-name="ce177"/>
          <table:table-cell table:style-name="ce234" table:number-columns-repeated="7"/>
          <table:table-cell table:style-name="ce177" table:formula="of:=[.M4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77"/>
          <table:table-cell table:style-name="ce234" table:number-columns-repeated="8"/>
          <table:table-cell table:style-name="ce177" table:formula="of:=[.X4]" office:value-type="float" office:value="216" calcext:value-type="float" table:number-columns-spanned="2" table:number-rows-spanned="1">
            <text:p>216</text:p>
          </table:table-cell>
          <table:covered-table-cell table:style-name="ce177"/>
          <table:table-cell table:style-name="ce234" table:number-columns-repeated="6"/>
          <table:table-cell table:style-name="ce177" table:formula="of:=[.AF4]" office:value-type="float" office:value="62" calcext:value-type="float" table:number-columns-spanned="2" table:number-rows-spanned="1">
            <text:p>62</text:p>
          </table:table-cell>
          <table:covered-table-cell table:style-name="ce177"/>
          <table:table-cell table:style-name="ce234" table:number-columns-repeated="3"/>
          <table:table-cell table:style-name="ce300"/>
        </table:table-row>
        <table:table-row table:style-name="ro20"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34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3" table:style-name="ce293" office:value-type="string" calcext:value-type="string">
            <text:p>=</text:p>
          </table:table-cell>
          <table:table-cell table:style-name="ce296" office:value-type="string" calcext:value-type="string">
            <text:p>=</text:p>
          </table:table-cell>
          <table:table-cell table:number-columns-repeated="2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11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8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6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верх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83"/>
          <table:table-cell table:style-name="ce234"/>
          <table:table-cell table:style-name="ce283"/>
          <table:table-cell table:style-name="ce234"/>
          <table:table-cell table:style-name="ce283"/>
          <table:table-cell table:style-name="ce234"/>
          <table:table-cell table:style-name="ce283"/>
          <table:table-cell table:style-name="ce234" table:number-columns-repeated="22"/>
          <table:table-cell table:style-name="ce283"/>
          <table:table-cell table:style-name="ce234"/>
          <table:table-cell table:style-name="ce283"/>
          <table:table-cell table:style-name="ce234"/>
          <table:table-cell table:style-name="ce283"/>
          <table:table-cell table:style-name="ce234"/>
          <table:table-cell table:style-name="ce283"/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34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бок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number-columns-repeated="37"/>
        </table:table-row>
        <table:table-row table:style-name="ro20">
          <table:table-cell table:style-name="ce288"/>
          <table:table-cell table:style-name="ce158" table:number-columns-repeated="7"/>
          <table:table-cell table:style-name="ce298"/>
          <table:table-cell table:style-name="ce158" table:number-columns-repeated="27"/>
          <table:table-cell/>
        </table:table-row>
        <table:table-row table:style-name="ro20" table:number-rows-repeated="69">
          <table:table-cell table:number-columns-repeated="37"/>
        </table:table-row>
        <table:table-row table:style-name="ro10" table:number-rows-repeated="1048446">
          <table:table-cell table:number-columns-repeated="37"/>
        </table:table-row>
        <table:table-row table:style-name="ro10">
          <table:table-cell table:number-columns-repeated="37"/>
        </table:table-row>
      </table:table>
      <table:table table:name="Расчёт крепежа для зашивки" table:style-name="ta2">
        <office:forms form:automatic-focus="false" form:apply-design-mode="false"/>
        <table:table-column table:style-name="co30" table:default-cell-style-name="ce158"/>
        <table:table-column table:style-name="co31" table:default-cell-style-name="ce158"/>
        <table:table-column table:style-name="co32" table:default-cell-style-name="ce173"/>
        <table:table-column table:style-name="co33" table:default-cell-style-name="ce173"/>
        <table:table-column table:style-name="co34" table:default-cell-style-name="ce173"/>
        <table:table-column table:style-name="co35" table:default-cell-style-name="ce173"/>
        <table:table-column table:style-name="co36" table:default-cell-style-name="ce173"/>
        <table:table-column table:style-name="co37" table:default-cell-style-name="ce173"/>
        <table:table-column table:style-name="co5" table:number-columns-repeated="3" table:default-cell-style-name="ce173"/>
        <table:table-column table:style-name="co38" table:number-columns-repeated="69" table:default-cell-style-name="ce173"/>
        <table:table-column table:style-name="co5" table:number-columns-repeated="16304" table:default-cell-style-name="ce173"/>
        <table:table-row table:style-name="ro21">
          <table:table-cell table:style-name="ce280" office:value-type="string" calcext:value-type="string">
            <text:p>Длина профиля</text:p>
          </table:table-cell>
          <table:table-cell table:style-name="ce280" office:value-type="string" calcext:value-type="string">
            <text:p>Кол-во профилей</text:p>
          </table:table-cell>
          <table:table-cell table:style-name="ce280" office:value-type="string" calcext:value-type="string">
            <text:p>Паз</text:p>
          </table:table-cell>
          <table:table-cell table:style-name="ce280" office:value-type="string" calcext:value-type="string">
            <text:p>Количество статических крепежных точек</text:p>
          </table:table-cell>
          <table:table-cell table:style-name="ce280" office:value-type="string" calcext:value-type="string">
            <text:p>Расстояние для статических крепежных точек</text:p>
          </table:table-cell>
          <table:table-cell table:style-name="ce280" office:value-type="string" calcext:value-type="string">
            <text:p>Расстояние для динамических крепежных точек</text:p>
          </table:table-cell>
          <table:table-cell table:style-name="ce280" office:value-type="string" calcext:value-type="string">
            <text:p>Промежуток</text:p>
          </table:table-cell>
          <table:table-cell table:style-name="ce280" office:value-type="string" calcext:value-type="string">
            <text:p>Кол-во динамических крепежных точек</text:p>
          </table:table-cell>
          <table:table-cell table:style-name="ce280" office:value-type="string" calcext:value-type="string">
            <text:p>-\\- после корректировки</text:p>
          </table:table-cell>
          <table:table-cell table:style-name="ce280" office:value-type="string" calcext:value-type="string">
            <text:p>Итого крепежных точек на паз</text:p>
          </table:table-cell>
          <table:table-cell table:style-name="ce280" office:value-type="string" calcext:value-type="string">
            <text:p>Итого крепежных точек на профиль</text:p>
          </table:table-cell>
          <table:table-cell table:style-name="ce306" table:number-columns-repeated="53"/>
          <table:table-cell table:number-columns-repeated="16320"/>
        </table:table-row>
        <table:table-row table:style-name="ro20">
          <table:table-cell table:style-name="ce280" office:value-type="string" calcext:value-type="string" table:number-columns-spanned="11" table:number-rows-spanned="1">
            <text:p>Продольная балка портала 2060 T-slot</text:p>
          </table:table-cell>
          <table:covered-table-cell table:number-columns-repeated="9" table:style-name="ce280"/>
          <table:covered-table-cell table:style-name="ce306"/>
          <table:table-cell table:style-name="ce306" table:number-columns-repeated="53"/>
          <table:table-cell table:number-columns-repeated="16320"/>
        </table:table-row>
        <table:table-row table:style-name="ro20">
          <table:table-cell table:style-name="ce303" table:formula="of:=[$'Профиль алюминиевый'.$C$4]" office:value-type="float" office:value="450" calcext:value-type="float">
            <text:p>450 мм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1" calcext:value-type="float">
            <text:p>1</text:p>
          </table:table-cell>
          <table:table-cell table:style-name="ce308" table:formula="of:=-10+62" office:value-type="float" office:value="52" calcext:value-type="float">
            <text:p>52 мм</text:p>
          </table:table-cell>
          <table:table-cell table:style-name="ce308" table:formula="of:=[.A3]-[.E3]" office:value-type="float" office:value="398" calcext:value-type="float">
            <text:p>398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]/[.G3];0)-1" office:value-type="float" office:value="3" calcext:value-type="float">
            <text:p>3</text:p>
          </table:table-cell>
          <table:table-cell table:style-name="ce306" table:formula="of:=IF([.H3]&lt;0;0;[.H3])" office:value-type="float" office:value="3" calcext:value-type="float">
            <text:p>3</text:p>
          </table:table-cell>
          <table:table-cell table:style-name="ce306" table:formula="of:=[.I3]+[.D3]" office:value-type="float" office:value="4" calcext:value-type="float">
            <text:p>4</text:p>
          </table:table-cell>
          <table:table-cell table:style-name="ce306" table:formula="of:=[.J3]*[.B3]" office:value-type="float" office:value="8" calcext:value-type="float">
            <text:p>8</text:p>
          </table:table-cell>
          <table:table-cell table:style-name="ce313" table:number-columns-repeated="3"/>
          <table:table-cell table:style-name="ce177"/>
          <table:table-cell table:style-name="ce177" office:value-type="string" calcext:value-type="string" table:number-columns-spanned="48" table:number-rows-spanned="1">
            <text:p>Схема для: продольных балок портала</text:p>
          </table:table-cell>
          <table:covered-table-cell table:number-columns-repeated="2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4" table:style-name="ce177"/>
          <table:covered-table-cell table:number-columns-repeated="3" table:style-name="ce306"/>
          <table:covered-table-cell table:number-columns-repeated="5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3" table:style-name="ce177"/>
          <table:table-cell table:style-name="ce177"/>
          <table:table-cell table:style-name="ce352"/>
          <table:table-cell table:number-columns-repeated="16319"/>
        </table:table-row>
        <table:table-row table:style-name="ro20">
          <table:table-cell table:style-name="ce303" table:formula="of:=[.$A$3]" office:value-type="float" office:value="450" calcext:value-type="float">
            <text:p>450 мм</text:p>
          </table:table-cell>
          <table:table-cell table:style-name="ce177" table:formula="of:=[.$B$3]" office:value-type="float" office:value="2" calcext:value-type="float">
            <text:p>2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4]" office:value-type="float" office:value="450" calcext:value-type="float">
            <text:p>450 мм</text:p>
          </table:table-cell>
          <table:table-cell table:style-name="ce308" table:formula="of:=[.A4]-[.E4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]/[.G4];0)-1" office:value-type="float" office:value="-1" calcext:value-type="float">
            <text:p>-1</text:p>
          </table:table-cell>
          <table:table-cell table:style-name="ce306" table:formula="of:=IF([.H4]&lt;0;0;[.H4])" office:value-type="float" office:value="0" calcext:value-type="float">
            <text:p>0</text:p>
          </table:table-cell>
          <table:table-cell table:style-name="ce306" table:formula="of:=[.I4]+[.D4]" office:value-type="float" office:value="0" calcext:value-type="float">
            <text:p>0</text:p>
          </table:table-cell>
          <table:table-cell table:style-name="ce306" table:formula="of:=[.J4]*[.B4]" office:value-type="float" office:value="0" calcext:value-type="float">
            <text:p>0</text:p>
          </table:table-cell>
          <table:table-cell table:style-name="ce313" table:number-columns-repeated="3"/>
          <table:table-cell table:style-name="ce177" table:number-columns-repeated="4"/>
          <table:table-cell table:style-name="ce177" office:value-type="string" calcext:value-type="string">
            <text:p>A</text:p>
          </table:table-cell>
          <table:table-cell table:style-name="ce177" table:number-columns-repeated="6"/>
          <table:table-cell table:style-name="ce177" office:value-type="string" calcext:value-type="string">
            <text:p>B</text:p>
          </table:table-cell>
          <table:table-cell table:style-name="ce177" table:number-columns-repeated="6"/>
          <table:table-cell table:style-name="ce177" office:value-type="string" calcext:value-type="string">
            <text:p>C</text:p>
          </table:table-cell>
          <table:table-cell table:style-name="ce177" table:number-columns-repeated="4"/>
          <table:table-cell table:style-name="ce306" table:number-columns-repeated="3"/>
          <table:table-cell table:style-name="ce177" table:number-columns-repeated="5"/>
          <table:table-cell table:style-name="ce177" office:value-type="string" calcext:value-type="string">
            <text:p>C</text:p>
          </table:table-cell>
          <table:table-cell table:style-name="ce177" table:number-columns-repeated="6"/>
          <table:table-cell table:style-name="ce177" office:value-type="string" calcext:value-type="string">
            <text:p>B</text:p>
          </table:table-cell>
          <table:table-cell table:style-name="ce177" table:number-columns-repeated="6"/>
          <table:table-cell table:style-name="ce177" office:value-type="string" calcext:value-type="string">
            <text:p>A</text:p>
          </table:table-cell>
          <table:table-cell table:style-name="ce177" table:number-columns-repeated="4"/>
          <table:table-cell table:style-name="ce352"/>
          <table:table-cell table:number-columns-repeated="16319"/>
        </table:table-row>
        <table:table-row table:style-name="ro20">
          <table:table-cell table:style-name="ce303" table:formula="of:=[.$A$3]" office:value-type="float" office:value="450" calcext:value-type="float">
            <text:p>450 мм</text:p>
          </table:table-cell>
          <table:table-cell table:style-name="ce177" table:formula="of:=[.$B$3]" office:value-type="float" office:value="2" calcext:value-type="float">
            <text:p>2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1" calcext:value-type="float">
            <text:p>1</text:p>
          </table:table-cell>
          <table:table-cell table:style-name="ce308" table:formula="of:=[.E3]" office:value-type="float" office:value="52" calcext:value-type="float">
            <text:p>52 мм</text:p>
          </table:table-cell>
          <table:table-cell table:style-name="ce308" table:formula="of:=[.A5]-[.E5]" office:value-type="float" office:value="398" calcext:value-type="float">
            <text:p>398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]/[.G5];0)-1" office:value-type="float" office:value="3" calcext:value-type="float">
            <text:p>3</text:p>
          </table:table-cell>
          <table:table-cell table:style-name="ce306" table:formula="of:=IF([.H5]&lt;0;0;[.H5])" office:value-type="float" office:value="3" calcext:value-type="float">
            <text:p>3</text:p>
          </table:table-cell>
          <table:table-cell table:style-name="ce306" table:formula="of:=[.I5]+[.D5]" office:value-type="float" office:value="4" calcext:value-type="float">
            <text:p>4</text:p>
          </table:table-cell>
          <table:table-cell table:style-name="ce306" table:formula="of:=[.J5]*[.B5]" office:value-type="float" office:value="8" calcext:value-type="float">
            <text:p>8</text:p>
          </table:table-cell>
          <table:table-cell table:style-name="ce313" table:number-columns-repeated="3"/>
          <table:table-cell table:style-name="ce177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 table:number-columns-repeated="4"/>
          <table:table-cell table:style-name="ce326"/>
          <table:table-cell table:style-name="ce177"/>
          <table:table-cell table:style-name="ce328"/>
          <table:table-cell table:style-name="ce319" table:number-columns-repeated="4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177"/>
          <table:table-cell table:style-name="ce306" table:number-columns-repeated="3"/>
          <table:table-cell table:style-name="ce177" table:number-columns-repeated="2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 table:number-columns-repeated="4"/>
          <table:table-cell table:style-name="ce326"/>
          <table:table-cell table:style-name="ce177"/>
          <table:table-cell table:style-name="ce328"/>
          <table:table-cell table:style-name="ce319" table:number-columns-repeated="4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177"/>
          <table:table-cell table:style-name="ce352"/>
          <table:table-cell table:number-columns-repeated="16319"/>
        </table:table-row>
        <table:table-row table:style-name="ro20">
          <table:table-cell table:style-name="ce303" table:formula="of:=[.$A$3]" office:value-type="float" office:value="450" calcext:value-type="float">
            <text:p>450 мм</text:p>
          </table:table-cell>
          <table:table-cell table:style-name="ce177" table:formula="of:=[.$B$3]" office:value-type="float" office:value="2" calcext:value-type="float">
            <text:p>2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6]" office:value-type="float" office:value="450" calcext:value-type="float">
            <text:p>450 мм</text:p>
          </table:table-cell>
          <table:table-cell table:style-name="ce308" table:formula="of:=[.A6]-[.E6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6]/[.G6];0)-1" office:value-type="float" office:value="-1" calcext:value-type="float">
            <text:p>-1</text:p>
          </table:table-cell>
          <table:table-cell table:style-name="ce306" table:formula="of:=IF([.H6]&lt;0;0;[.H6])" office:value-type="float" office:value="0" calcext:value-type="float">
            <text:p>0</text:p>
          </table:table-cell>
          <table:table-cell table:style-name="ce306" table:formula="of:=[.I6]+[.D6]" office:value-type="float" office:value="0" calcext:value-type="float">
            <text:p>0</text:p>
          </table:table-cell>
          <table:table-cell table:style-name="ce306" table:formula="of:=[.J6]*[.B6]" office:value-type="float" office:value="0" calcext:value-type="float">
            <text:p>0</text:p>
          </table:table-cell>
          <table:table-cell table:style-name="ce313" table:number-columns-repeated="3"/>
          <table:table-cell table:style-name="ce177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 table:number-columns-repeated="4"/>
          <table:table-cell table:style-name="ce316"/>
          <table:table-cell table:style-name="ce325"/>
          <table:table-cell table:style-name="ce317"/>
          <table:table-cell table:style-name="ce177" table:number-columns-repeated="4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Z</text:p>
          </table:table-cell>
          <table:table-cell table:style-name="ce344"/>
          <table:table-cell table:style-name="ce351"/>
          <table:table-cell table:style-name="ce177" table:number-columns-repeated="2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 table:number-columns-repeated="4"/>
          <table:table-cell table:style-name="ce316"/>
          <table:table-cell table:style-name="ce325"/>
          <table:table-cell table:style-name="ce317"/>
          <table:table-cell table:style-name="ce177" table:number-columns-repeated="4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177"/>
          <table:table-cell table:style-name="ce352"/>
          <table:table-cell table:number-columns-repeated="16319"/>
        </table:table-row>
        <table:table-row table:style-name="ro20">
          <table:table-cell table:style-name="ce303" table:formula="of:=[.$A$3]" office:value-type="float" office:value="450" calcext:value-type="float">
            <text:p>450 мм</text:p>
          </table:table-cell>
          <table:table-cell table:style-name="ce177" table:formula="of:=[.$B$3]" office:value-type="float" office:value="2" calcext:value-type="float">
            <text:p>2</text:p>
          </table:table-cell>
          <table:table-cell table:style-name="ce177" office:value-type="string" calcext:value-type="string">
            <text:p>E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7]" office:value-type="float" office:value="450" calcext:value-type="float">
            <text:p>450 мм</text:p>
          </table:table-cell>
          <table:table-cell table:style-name="ce308" table:formula="of:=[.A7]-[.E7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7]/[.G7];0)-1" office:value-type="float" office:value="-1" calcext:value-type="float">
            <text:p>-1</text:p>
          </table:table-cell>
          <table:table-cell table:style-name="ce306" table:formula="of:=IF([.H7]&lt;0;0;[.H7])" office:value-type="float" office:value="0" calcext:value-type="float">
            <text:p>0</text:p>
          </table:table-cell>
          <table:table-cell table:style-name="ce306" table:formula="of:=[.I7]+[.D7]" office:value-type="float" office:value="0" calcext:value-type="float">
            <text:p>0</text:p>
          </table:table-cell>
          <table:table-cell table:style-name="ce306" table:formula="of:=[.J7]*[.B7]" office:value-type="float" office:value="0" calcext:value-type="float">
            <text:p>0</text:p>
          </table:table-cell>
          <table:table-cell table:style-name="ce313" table:number-columns-repeated="3"/>
          <table:table-cell table:style-name="ce177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19" table:number-columns-repeated="2"/>
          <table:table-cell table:style-name="ce316"/>
          <table:table-cell table:style-name="ce177" table:number-columns-repeated="3"/>
          <table:table-cell table:style-name="ce317"/>
          <table:table-cell table:style-name="ce319" table:number-columns-repeated="2"/>
          <table:table-cell table:style-name="ce316"/>
          <table:table-cell table:style-name="ce177" table:number-columns-repeated="3"/>
          <table:table-cell table:style-name="ce317"/>
          <table:table-cell table:style-name="ce323"/>
          <table:table-cell table:style-name="ce177" table:number-columns-repeated="2"/>
          <table:table-cell table:style-name="ce345"/>
          <table:table-cell table:style-name="ce306"/>
          <table:table-cell table:style-name="ce177" table:number-columns-repeated="2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19" table:number-columns-repeated="2"/>
          <table:table-cell table:style-name="ce316"/>
          <table:table-cell table:style-name="ce177" table:number-columns-repeated="3"/>
          <table:table-cell table:style-name="ce317"/>
          <table:table-cell table:style-name="ce319" table:number-columns-repeated="2"/>
          <table:table-cell table:style-name="ce316"/>
          <table:table-cell table:style-name="ce177" table:number-columns-repeated="3"/>
          <table:table-cell table:style-name="ce317"/>
          <table:table-cell table:style-name="ce323"/>
          <table:table-cell table:style-name="ce177"/>
          <table:table-cell table:style-name="ce352"/>
          <table:table-cell table:number-columns-repeated="16319"/>
        </table:table-row>
        <table:table-row table:style-name="ro20">
          <table:table-cell table:style-name="ce303" table:formula="of:=[.$A$3]" office:value-type="float" office:value="450" calcext:value-type="float">
            <text:p>450 мм</text:p>
          </table:table-cell>
          <table:table-cell table:style-name="ce177" table:formula="of:=[.$B$3]" office:value-type="float" office:value="2" calcext:value-type="float">
            <text:p>2</text:p>
          </table:table-cell>
          <table:table-cell table:style-name="ce177" office:value-type="string" calcext:value-type="string">
            <text:p>F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8]" office:value-type="float" office:value="450" calcext:value-type="float">
            <text:p>450 мм</text:p>
          </table:table-cell>
          <table:table-cell table:style-name="ce308" table:formula="of:=[.A8]-[.E8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8]/[.G8];0)-1" office:value-type="float" office:value="-1" calcext:value-type="float">
            <text:p>-1</text:p>
          </table:table-cell>
          <table:table-cell table:style-name="ce306" table:formula="of:=IF([.H8]&lt;0;0;[.H8])" office:value-type="float" office:value="0" calcext:value-type="float">
            <text:p>0</text:p>
          </table:table-cell>
          <table:table-cell table:style-name="ce306" table:formula="of:=[.I8]+[.D8]" office:value-type="float" office:value="0" calcext:value-type="float">
            <text:p>0</text:p>
          </table:table-cell>
          <table:table-cell table:style-name="ce306" table:formula="of:=[.J8]*[.B8]" office:value-type="float" office:value="0" calcext:value-type="float">
            <text:p>0</text:p>
          </table:table-cell>
          <table:table-cell table:style-name="ce263" table:number-columns-repeated="3"/>
          <table:table-cell table:style-name="ce177" office:value-type="string" calcext:value-type="string">
            <text:p>H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 table:number-columns-repeated="2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 table:number-columns-repeated="2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D</text:p>
          </table:table-cell>
          <table:table-cell table:style-name="ce177"/>
          <table:table-cell table:style-name="ce345"/>
          <table:table-cell table:style-name="ce306" table:number-columns-repeated="2"/>
          <table:table-cell table:style-name="ce177" office:value-type="string" calcext:value-type="string">
            <text:p>D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 table:number-columns-repeated="2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 table:number-columns-repeated="2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H</text:p>
          </table:table-cell>
          <table:table-cell table:number-columns-repeated="16320"/>
        </table:table-row>
        <table:table-row table:style-name="ro20">
          <table:table-cell table:style-name="ce303" table:formula="of:=[.$A$3]" office:value-type="float" office:value="450" calcext:value-type="float">
            <text:p>450 мм</text:p>
          </table:table-cell>
          <table:table-cell table:style-name="ce177" table:formula="of:=[.$B$3]" office:value-type="float" office:value="2" calcext:value-type="float">
            <text:p>2</text:p>
          </table:table-cell>
          <table:table-cell table:style-name="ce177" office:value-type="string" calcext:value-type="string">
            <text:p>G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9]" office:value-type="float" office:value="450" calcext:value-type="float">
            <text:p>450 мм</text:p>
          </table:table-cell>
          <table:table-cell table:style-name="ce308" table:formula="of:=[.A9]-[.E9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9]/[.G9];0)-1" office:value-type="float" office:value="-1" calcext:value-type="float">
            <text:p>-1</text:p>
          </table:table-cell>
          <table:table-cell table:style-name="ce306" table:formula="of:=IF([.H9]&lt;0;0;[.H9])" office:value-type="float" office:value="0" calcext:value-type="float">
            <text:p>0</text:p>
          </table:table-cell>
          <table:table-cell table:style-name="ce306" table:formula="of:=[.I9]+[.D9]" office:value-type="float" office:value="0" calcext:value-type="float">
            <text:p>0</text:p>
          </table:table-cell>
          <table:table-cell table:style-name="ce306" table:formula="of:=[.J9]*[.B9]" office:value-type="float" office:value="0" calcext:value-type="float">
            <text:p>0</text:p>
          </table:table-cell>
          <table:table-cell table:style-name="ce313" table:number-columns-repeated="3"/>
          <table:table-cell table:style-name="ce177"/>
          <table:table-cell table:style-name="ce317"/>
          <table:table-cell table:style-name="ce323"/>
          <table:table-cell table:style-name="ce177" table:number-columns-repeated="3"/>
          <table:table-cell table:style-name="ce316"/>
          <table:table-cell table:style-name="ce325" table:number-columns-repeated="2"/>
          <table:table-cell table:style-name="ce317"/>
          <table:table-cell table:style-name="ce177" table:number-columns-repeated="3"/>
          <table:table-cell table:style-name="ce316"/>
          <table:table-cell table:style-name="ce325" table:number-columns-repeated="2"/>
          <table:table-cell table:style-name="ce317"/>
          <table:table-cell table:style-name="ce177" table:number-columns-repeated="3"/>
          <table:table-cell table:style-name="ce330"/>
          <table:table-cell table:style-name="ce316"/>
          <table:table-cell table:style-name="ce177" table:number-columns-repeated="2"/>
          <table:table-cell table:style-name="ce345"/>
          <table:table-cell table:style-name="ce306"/>
          <table:table-cell table:style-name="ce177" table:number-columns-repeated="2"/>
          <table:table-cell table:style-name="ce317"/>
          <table:table-cell table:style-name="ce323"/>
          <table:table-cell table:style-name="ce177" table:number-columns-repeated="3"/>
          <table:table-cell table:style-name="ce316"/>
          <table:table-cell table:style-name="ce325" table:number-columns-repeated="2"/>
          <table:table-cell table:style-name="ce317"/>
          <table:table-cell table:style-name="ce177" table:number-columns-repeated="3"/>
          <table:table-cell table:style-name="ce316"/>
          <table:table-cell table:style-name="ce325" table:number-columns-repeated="2"/>
          <table:table-cell table:style-name="ce317"/>
          <table:table-cell table:style-name="ce177" table:number-columns-repeated="3"/>
          <table:table-cell table:style-name="ce330"/>
          <table:table-cell table:style-name="ce316"/>
          <table:table-cell table:style-name="ce177"/>
          <table:table-cell table:style-name="ce352"/>
          <table:table-cell table:number-columns-repeated="16319"/>
        </table:table-row>
        <table:table-row table:style-name="ro20">
          <table:table-cell table:style-name="ce303" table:formula="of:=[.$A$3]" office:value-type="float" office:value="450" calcext:value-type="float">
            <text:p>450 мм</text:p>
          </table:table-cell>
          <table:table-cell table:style-name="ce177" table:formula="of:=[.$B$3]" office:value-type="float" office:value="2" calcext:value-type="float">
            <text:p>2</text:p>
          </table:table-cell>
          <table:table-cell table:style-name="ce177" office:value-type="string" calcext:value-type="string">
            <text:p>H</text:p>
          </table:table-cell>
          <table:table-cell table:style-name="ce306" office:value-type="float" office:value="1" calcext:value-type="float">
            <text:p>1</text:p>
          </table:table-cell>
          <table:table-cell table:style-name="ce308" office:value-type="float" office:value="52" calcext:value-type="float">
            <text:p>52 мм</text:p>
          </table:table-cell>
          <table:table-cell table:style-name="ce308" table:formula="of:=[.A10]-[.E10]" office:value-type="float" office:value="398" calcext:value-type="float">
            <text:p>398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0]/[.G10];0)-1" office:value-type="float" office:value="3" calcext:value-type="float">
            <text:p>3</text:p>
          </table:table-cell>
          <table:table-cell table:style-name="ce306" table:formula="of:=IF([.H10]&lt;0;0;[.H10])" office:value-type="float" office:value="3" calcext:value-type="float">
            <text:p>3</text:p>
          </table:table-cell>
          <table:table-cell table:style-name="ce306" table:formula="of:=[.I10]+[.D10]" office:value-type="float" office:value="4" calcext:value-type="float">
            <text:p>4</text:p>
          </table:table-cell>
          <table:table-cell table:style-name="ce306" table:formula="of:=[.J10]*[.B10]" office:value-type="float" office:value="8" calcext:value-type="float">
            <text:p>8</text:p>
          </table:table-cell>
          <table:table-cell table:style-name="ce313" table:number-columns-repeated="3"/>
          <table:table-cell table:style-name="ce177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 table:number-columns-repeated="4"/>
          <table:table-cell table:style-name="ce317"/>
          <table:table-cell table:style-name="ce319"/>
          <table:table-cell table:style-name="ce326"/>
          <table:table-cell table:style-name="ce177" table:number-columns-repeated="4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177" table:number-columns-repeated="2"/>
          <table:table-cell table:style-name="ce306" table:number-columns-repeated="2"/>
          <table:table-cell table:style-name="ce177" table:number-columns-repeated="2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 table:number-columns-repeated="4"/>
          <table:table-cell table:style-name="ce317"/>
          <table:table-cell table:style-name="ce319"/>
          <table:table-cell table:style-name="ce326"/>
          <table:table-cell table:style-name="ce177" table:number-columns-repeated="4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177"/>
          <table:table-cell table:style-name="ce352"/>
          <table:table-cell table:number-columns-repeated="16319"/>
        </table:table-row>
        <table:table-row table:style-name="ro20">
          <table:table-cell table:style-name="ce280" office:value-type="string" calcext:value-type="string" table:number-columns-spanned="11" table:number-rows-spanned="1">
            <text:p>Передняя поперечная балка портала 2020 T-slot</text:p>
          </table:table-cell>
          <table:covered-table-cell table:number-columns-repeated="3" table:style-name="ce280"/>
          <table:covered-table-cell table:number-columns-repeated="2" table:style-name="ce309"/>
          <table:covered-table-cell table:number-columns-repeated="4" table:style-name="ce280"/>
          <table:covered-table-cell table:style-name="ce306"/>
          <table:table-cell table:style-name="ce313" table:number-columns-repeated="3"/>
          <table:table-cell table:style-name="ce177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 table:number-columns-repeated="4"/>
          <table:table-cell table:style-name="ce327"/>
          <table:table-cell table:style-name="ce177"/>
          <table:table-cell table:style-name="ce316"/>
          <table:table-cell table:style-name="ce325" table:number-columns-repeated="4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177" table:number-columns-repeated="2"/>
          <table:table-cell table:style-name="ce306" table:number-columns-repeated="2"/>
          <table:table-cell table:style-name="ce177" table:number-columns-repeated="2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 table:number-columns-repeated="4"/>
          <table:table-cell table:style-name="ce327"/>
          <table:table-cell table:style-name="ce177"/>
          <table:table-cell table:style-name="ce316"/>
          <table:table-cell table:style-name="ce325" table:number-columns-repeated="4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177"/>
          <table:table-cell table:style-name="ce352"/>
          <table:table-cell table:number-columns-repeated="16319"/>
        </table:table-row>
        <table:table-row table:style-name="ro20">
          <table:table-cell table:style-name="ce303" table:formula="of:=[$'Профиль алюминиевый'.$C$5]" office:value-type="float" office:value="670" calcext:value-type="float">
            <text:p>670 мм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6" calcext:value-type="float">
            <text:p>6</text:p>
          </table:table-cell>
          <table:table-cell table:style-name="ce308" office:value-type="float" office:value="180" calcext:value-type="float">
            <text:p>180 мм</text:p>
          </table:table-cell>
          <table:table-cell table:style-name="ce308" table:formula="of:=[.A12]-[.E12]" office:value-type="float" office:value="490" calcext:value-type="float">
            <text:p>49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2]/[.G12];0)-1" office:value-type="float" office:value="3" calcext:value-type="float">
            <text:p>3</text:p>
          </table:table-cell>
          <table:table-cell table:style-name="ce306" table:formula="of:=IF([.H12]&lt;0;0;[.H12])+IF(ISEVEN([.H12]);1;0)" office:value-type="float" office:value="3" calcext:value-type="float">
            <text:p>3</text:p>
          </table:table-cell>
          <table:table-cell table:style-name="ce306" table:formula="of:=[.D12]+[.I12]" office:value-type="float" office:value="9" calcext:value-type="float">
            <text:p>9</text:p>
          </table:table-cell>
          <table:table-cell table:style-name="ce306" table:formula="of:=[.J12]*[.B12]" office:value-type="float" office:value="9" calcext:value-type="float">
            <text:p>9</text:p>
          </table:table-cell>
          <table:table-cell table:style-name="ce313" table:number-columns-repeated="3"/>
          <table:table-cell table:style-name="ce177" table:number-columns-repeated="4"/>
          <table:table-cell table:style-name="ce177" office:value-type="string" calcext:value-type="string">
            <text:p>G</text:p>
          </table:table-cell>
          <table:table-cell table:style-name="ce177" table:number-columns-repeated="6"/>
          <table:table-cell table:style-name="ce177" office:value-type="string" calcext:value-type="string">
            <text:p>F</text:p>
          </table:table-cell>
          <table:table-cell table:style-name="ce177" table:number-columns-repeated="6"/>
          <table:table-cell table:style-name="ce177" office:value-type="string" calcext:value-type="string">
            <text:p>E</text:p>
          </table:table-cell>
          <table:table-cell table:style-name="ce177" table:number-columns-repeated="5"/>
          <table:table-cell table:style-name="ce306" table:number-columns-repeated="2"/>
          <table:table-cell table:style-name="ce177" table:number-columns-repeated="5"/>
          <table:table-cell table:style-name="ce177" office:value-type="string" calcext:value-type="string">
            <text:p>E</text:p>
          </table:table-cell>
          <table:table-cell table:style-name="ce177" table:number-columns-repeated="6"/>
          <table:table-cell table:style-name="ce177" office:value-type="string" calcext:value-type="string">
            <text:p>F</text:p>
          </table:table-cell>
          <table:table-cell table:style-name="ce177" table:number-columns-repeated="6"/>
          <table:table-cell table:style-name="ce177" office:value-type="string" calcext:value-type="string">
            <text:p>G</text:p>
          </table:table-cell>
          <table:table-cell table:style-name="ce177" table:number-columns-repeated="4"/>
          <table:table-cell table:style-name="ce352"/>
          <table:table-cell table:number-columns-repeated="16319"/>
        </table:table-row>
        <table:table-row table:style-name="ro20">
          <table:table-cell table:style-name="ce303" table:formula="of:=[.$A$12]" office:value-type="float" office:value="670" calcext:value-type="float">
            <text:p>670 мм</text:p>
          </table:table-cell>
          <table:table-cell table:style-name="ce177" table:formula="of:=[.$B$12]" office:value-type="float" office:value="1" calcext:value-type="float">
            <text:p>1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13]" office:value-type="float" office:value="670" calcext:value-type="float">
            <text:p>670 мм</text:p>
          </table:table-cell>
          <table:table-cell table:style-name="ce308" table:formula="of:=[.A13]-[.E13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3]/[.G13];0)-1" office:value-type="float" office:value="-1" calcext:value-type="float">
            <text:p>-1</text:p>
          </table:table-cell>
          <table:table-cell table:style-name="ce306" table:formula="of:=IF([.H13]&lt;0;0;[.H13])" office:value-type="float" office:value="0" calcext:value-type="float">
            <text:p>0</text:p>
          </table:table-cell>
          <table:table-cell table:style-name="ce306" table:formula="of:=[.D13]+[.I13]" office:value-type="float" office:value="0" calcext:value-type="float">
            <text:p>0</text:p>
          </table:table-cell>
          <table:table-cell table:style-name="ce306" table:formula="of:=[.J13]*[.B13]" office:value-type="float" office:value="0" calcext:value-type="float">
            <text:p>0</text:p>
          </table:table-cell>
          <table:table-cell table:style-name="ce263" table:number-columns-repeated="3"/>
          <table:table-cell table:style-name="ce306"/>
          <table:table-cell table:style-name="ce155" office:value-type="string" calcext:value-type="string" table:number-columns-spanned="21" table:number-rows-spanned="3">
            <text:p><text:span text:style-name="T9">Схема для: </text:span>вспомогательной балки портала, вспомогательной поперечины, поперечных балок портала и основания</text:p>
          </table:table-cell>
          <table:covered-table-cell table:number-columns-repeated="20" table:style-name="ce306"/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.$A$12]" office:value-type="float" office:value="670" calcext:value-type="float">
            <text:p>670 мм</text:p>
          </table:table-cell>
          <table:table-cell table:style-name="ce177" table:formula="of:=[.$B$12]" office:value-type="float" office:value="1" calcext:value-type="float">
            <text:p>1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14]" office:value-type="float" office:value="670" calcext:value-type="float">
            <text:p>670 мм</text:p>
          </table:table-cell>
          <table:table-cell table:style-name="ce308" table:formula="of:=[.A14]-[.E14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4]/[.G14];0)-1" office:value-type="float" office:value="-1" calcext:value-type="float">
            <text:p>-1</text:p>
          </table:table-cell>
          <table:table-cell table:style-name="ce306" table:formula="of:=IF([.H14]&lt;0;0;[.H14])" office:value-type="float" office:value="0" calcext:value-type="float">
            <text:p>0</text:p>
          </table:table-cell>
          <table:table-cell table:style-name="ce306" table:formula="of:=[.D14]+[.I14]" office:value-type="float" office:value="0" calcext:value-type="float">
            <text:p>0</text:p>
          </table:table-cell>
          <table:table-cell table:style-name="ce306" table:formula="of:=[.J14]*[.B14]" office:value-type="float" office:value="0" calcext:value-type="float">
            <text:p>0</text:p>
          </table:table-cell>
          <table:table-cell table:style-name="ce263" table:number-columns-repeated="3"/>
          <table:table-cell table:style-name="ce306"/>
          <table:covered-table-cell table:style-name="ce254"/>
          <table:covered-table-cell table:number-columns-repeated="2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3" table:style-name="ce177"/>
          <table:table-cell table:style-name="ce177"/>
          <table:table-cell table:style-name="ce306" table:number-columns-repeated="3"/>
          <table:table-cell table:style-name="ce177" table:number-columns-repeated="5"/>
          <table:table-cell table:style-name="ce306"/>
          <table:table-cell table:style-name="ce177" table:number-columns-repeated="6"/>
          <table:table-cell table:style-name="ce306"/>
          <table:table-cell table:style-name="ce177" table:number-columns-repeated="6"/>
          <table:table-cell table:style-name="ce306"/>
          <table:table-cell table:style-name="ce177" table:number-columns-repeated="3"/>
          <table:table-cell table:style-name="ce306"/>
          <table:table-cell table:number-columns-repeated="16320"/>
        </table:table-row>
        <table:table-row table:style-name="ro20">
          <table:table-cell table:style-name="ce303" table:formula="of:=[.$A$12]" office:value-type="float" office:value="670" calcext:value-type="float">
            <text:p>670 мм</text:p>
          </table:table-cell>
          <table:table-cell table:style-name="ce177" table:formula="of:=[.$B$12]" office:value-type="float" office:value="1" calcext:value-type="float">
            <text:p>1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6" calcext:value-type="float">
            <text:p>6</text:p>
          </table:table-cell>
          <table:table-cell table:style-name="ce308" office:value-type="float" office:value="180" calcext:value-type="float">
            <text:p>180 мм</text:p>
          </table:table-cell>
          <table:table-cell table:style-name="ce308" table:formula="of:=[.A15]-[.E15]" office:value-type="float" office:value="490" calcext:value-type="float">
            <text:p>49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5]/[.G15];0)-1" office:value-type="float" office:value="3" calcext:value-type="float">
            <text:p>3</text:p>
          </table:table-cell>
          <table:table-cell table:style-name="ce306" table:formula="of:=IF([.H15]&lt;0;0;[.H15])" office:value-type="float" office:value="3" calcext:value-type="float">
            <text:p>3</text:p>
          </table:table-cell>
          <table:table-cell table:style-name="ce306" table:formula="of:=[.D15]+[.I15]" office:value-type="float" office:value="9" calcext:value-type="float">
            <text:p>9</text:p>
          </table:table-cell>
          <table:table-cell table:style-name="ce306" table:formula="of:=[.J15]*[.B15]" office:value-type="float" office:value="9" calcext:value-type="float">
            <text:p>9</text:p>
          </table:table-cell>
          <table:table-cell table:style-name="ce263" table:number-columns-repeated="3"/>
          <table:table-cell table:style-name="ce306"/>
          <table:covered-table-cell table:number-columns-repeated="21" table:style-name="ce306"/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280" office:value-type="string" calcext:value-type="string" table:number-columns-spanned="11" table:number-rows-spanned="1">
            <text:p>Задняя поперечная балка портала 2020 T-slot</text:p>
          </table:table-cell>
          <table:covered-table-cell table:number-columns-repeated="3" table:style-name="ce280"/>
          <table:covered-table-cell table:number-columns-repeated="2" table:style-name="ce309"/>
          <table:covered-table-cell table:number-columns-repeated="4" table:style-name="ce280"/>
          <table:covered-table-cell table:style-name="ce306"/>
          <table:table-cell table:style-name="ce249"/>
          <table:table-cell table:style-name="ce263"/>
          <table:table-cell table:style-name="ce306" table:number-columns-repeated="5"/>
          <table:table-cell table:style-name="ce177" office:value-type="string" calcext:value-type="string">
            <text:p>A</text:p>
          </table:table-cell>
          <table:table-cell table:style-name="ce306" table:number-columns-repeated="45"/>
          <table:table-cell table:number-columns-repeated="16320"/>
        </table:table-row>
        <table:table-row table:style-name="ro20">
          <table:table-cell table:style-name="ce303" table:formula="of:=[.A12]" office:value-type="float" office:value="670" calcext:value-type="float">
            <text:p>670 мм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8" calcext:value-type="float">
            <text:p>8</text:p>
          </table:table-cell>
          <table:table-cell table:style-name="ce308" table:formula="of:=207.5*2" office:value-type="float" office:value="415" calcext:value-type="float">
            <text:p>415 мм</text:p>
          </table:table-cell>
          <table:table-cell table:style-name="ce308" table:formula="of:=[.A17]-[.E17]" office:value-type="float" office:value="255" calcext:value-type="float">
            <text:p>255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7]/[.G17];0)-1" office:value-type="float" office:value="1" calcext:value-type="float">
            <text:p>1</text:p>
          </table:table-cell>
          <table:table-cell table:style-name="ce306" table:formula="of:=IF([.H17]&lt;0;0;[.H17])+IF(ISEVEN([.H17]);1;0)" office:value-type="float" office:value="1" calcext:value-type="float">
            <text:p>1</text:p>
          </table:table-cell>
          <table:table-cell table:style-name="ce306" table:formula="of:=[.D17]+[.I17]" office:value-type="float" office:value="9" calcext:value-type="float">
            <text:p>9</text:p>
          </table:table-cell>
          <table:table-cell table:style-name="ce306" table:formula="of:=[.J17]*[.B17]" office:value-type="float" office:value="9" calcext:value-type="float">
            <text:p>9</text:p>
          </table:table-cell>
          <table:table-cell table:style-name="ce249"/>
          <table:table-cell table:style-name="ce263"/>
          <table:table-cell table:style-name="ce306" table:number-columns-repeated="2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42"/>
          <table:table-cell table:number-columns-repeated="16320"/>
        </table:table-row>
        <table:table-row table:style-name="ro20">
          <table:table-cell table:style-name="ce303" table:formula="of:=[.$A$12]" office:value-type="float" office:value="670" calcext:value-type="float">
            <text:p>670 мм</text:p>
          </table:table-cell>
          <table:table-cell table:style-name="ce177" table:formula="of:=[.$B$12]" office:value-type="float" office:value="1" calcext:value-type="float">
            <text:p>1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18]" office:value-type="float" office:value="670" calcext:value-type="float">
            <text:p>670 мм</text:p>
          </table:table-cell>
          <table:table-cell table:style-name="ce308" table:formula="of:=[.A18]-[.E18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8]/[.G18];0)-1" office:value-type="float" office:value="-1" calcext:value-type="float">
            <text:p>-1</text:p>
          </table:table-cell>
          <table:table-cell table:style-name="ce306" table:formula="of:=IF([.H18]&lt;0;0;[.H18])" office:value-type="float" office:value="0" calcext:value-type="float">
            <text:p>0</text:p>
          </table:table-cell>
          <table:table-cell table:style-name="ce306" table:formula="of:=[.D18]+[.I18]" office:value-type="float" office:value="0" calcext:value-type="float">
            <text:p>0</text:p>
          </table:table-cell>
          <table:table-cell table:style-name="ce306" table:formula="of:=[.J18]*[.B18]" office:value-type="float" office:value="0" calcext:value-type="float">
            <text:p>0</text:p>
          </table:table-cell>
          <table:table-cell table:style-name="ce249"/>
          <table:table-cell table:style-name="ce263"/>
          <table:table-cell table:style-name="ce306" table:number-columns-repeated="2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2"/>
          <table:table-cell table:style-name="ce333"/>
          <table:table-cell table:style-name="ce334"/>
          <table:table-cell table:style-name="ce177" office:value-type="string" calcext:value-type="string">
            <text:p>Z</text:p>
          </table:table-cell>
          <table:table-cell table:style-name="ce306" table:number-columns-repeated="37"/>
          <table:table-cell table:number-columns-repeated="16320"/>
        </table:table-row>
        <table:table-row table:style-name="ro20">
          <table:table-cell table:style-name="ce303" table:formula="of:=[.$A$12]" office:value-type="float" office:value="670" calcext:value-type="float">
            <text:p>670 мм</text:p>
          </table:table-cell>
          <table:table-cell table:style-name="ce177" table:formula="of:=[.$B$12]" office:value-type="float" office:value="1" calcext:value-type="float">
            <text:p>1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19]" office:value-type="float" office:value="670" calcext:value-type="float">
            <text:p>670 мм</text:p>
          </table:table-cell>
          <table:table-cell table:style-name="ce308" table:formula="of:=[.A19]-[.E19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9]/[.G19];0)-1" office:value-type="float" office:value="-1" calcext:value-type="float">
            <text:p>-1</text:p>
          </table:table-cell>
          <table:table-cell table:style-name="ce306" table:formula="of:=IF([.H19]&lt;0;0;[.H19])" office:value-type="float" office:value="0" calcext:value-type="float">
            <text:p>0</text:p>
          </table:table-cell>
          <table:table-cell table:style-name="ce306" table:formula="of:=[.D19]+[.I19]" office:value-type="float" office:value="0" calcext:value-type="float">
            <text:p>0</text:p>
          </table:table-cell>
          <table:table-cell table:style-name="ce306" table:formula="of:=[.J19]*[.B19]" office:value-type="float" office:value="0" calcext:value-type="float">
            <text:p>0</text:p>
          </table:table-cell>
          <table:table-cell table:style-name="ce249"/>
          <table:table-cell table:style-name="ce263"/>
          <table:table-cell table:style-name="ce306" table:number-columns-repeated="2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3"/>
          <table:table-cell table:style-name="ce335"/>
          <table:table-cell table:style-name="ce306" table:number-columns-repeated="38"/>
          <table:table-cell table:number-columns-repeated="16320"/>
        </table:table-row>
        <table:table-row table:style-name="ro20">
          <table:table-cell table:style-name="ce303" table:formula="of:=[.$A$12]" office:value-type="float" office:value="670" calcext:value-type="float">
            <text:p>670 мм</text:p>
          </table:table-cell>
          <table:table-cell table:style-name="ce177" table:formula="of:=[.$B$12]" office:value-type="float" office:value="1" calcext:value-type="float">
            <text:p>1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6" calcext:value-type="float">
            <text:p>6</text:p>
          </table:table-cell>
          <table:table-cell table:style-name="ce308" office:value-type="float" office:value="180" calcext:value-type="float">
            <text:p>180 мм</text:p>
          </table:table-cell>
          <table:table-cell table:style-name="ce308" table:formula="of:=[.A20]-[.E20]" office:value-type="float" office:value="490" calcext:value-type="float">
            <text:p>49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0]/[.G20];0)-1" office:value-type="float" office:value="3" calcext:value-type="float">
            <text:p>3</text:p>
          </table:table-cell>
          <table:table-cell table:style-name="ce306" table:formula="of:=IF([.H20]&lt;0;0;[.H20])" office:value-type="float" office:value="3" calcext:value-type="float">
            <text:p>3</text:p>
          </table:table-cell>
          <table:table-cell table:style-name="ce306" table:formula="of:=[.D20]+[.I20]" office:value-type="float" office:value="9" calcext:value-type="float">
            <text:p>9</text:p>
          </table:table-cell>
          <table:table-cell table:style-name="ce306" table:formula="of:=[.J20]*[.B20]" office:value-type="float" office:value="9" calcext:value-type="float">
            <text:p>9</text:p>
          </table:table-cell>
          <table:table-cell table:style-name="ce249"/>
          <table:table-cell table:style-name="ce263"/>
          <table:table-cell table:style-name="ce306"/>
          <table:table-cell table:style-name="ce177" office:value-type="string" calcext:value-type="string">
            <text:p>D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B</text:p>
          </table:table-cell>
          <table:table-cell table:style-name="ce306" table:number-columns-repeated="2"/>
          <table:table-cell table:style-name="ce335"/>
          <table:table-cell table:style-name="ce306" table:number-columns-repeated="38"/>
          <table:table-cell table:number-columns-repeated="16320"/>
        </table:table-row>
        <table:table-row table:style-name="ro20">
          <table:table-cell table:style-name="ce280" office:value-type="string" calcext:value-type="string" table:number-columns-spanned="11" table:number-rows-spanned="1">
            <text:p>Вспомогательная поперечина портала 2020 T-slot</text:p>
          </table:table-cell>
          <table:covered-table-cell table:number-columns-repeated="3" table:style-name="ce280"/>
          <table:covered-table-cell table:number-columns-repeated="2" table:style-name="ce309"/>
          <table:covered-table-cell table:number-columns-repeated="4" table:style-name="ce280"/>
          <table:covered-table-cell table:style-name="ce306"/>
          <table:table-cell table:style-name="ce263" table:number-columns-repeated="2"/>
          <table:table-cell table:style-name="ce306" table:number-columns-repeated="2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3"/>
          <table:table-cell table:style-name="ce335"/>
          <table:table-cell table:style-name="ce306" table:number-columns-repeated="3"/>
          <table:table-cell table:style-name="ce177" office:value-type="string" calcext:value-type="string">
            <text:p>Y</text:p>
          </table:table-cell>
          <table:table-cell table:style-name="ce306" table:number-columns-repeated="34"/>
          <table:table-cell table:number-columns-repeated="16320"/>
        </table:table-row>
        <table:table-row table:style-name="ro20">
          <table:table-cell table:style-name="ce303" table:formula="of:=[$'Профиль алюминиевый'.C6]" office:value-type="float" office:value="550" calcext:value-type="float">
            <text:p>550 мм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4" calcext:value-type="float">
            <text:p>4</text:p>
          </table:table-cell>
          <table:table-cell table:style-name="ce308" table:formula="of:=147.5*2" office:value-type="float" office:value="295" calcext:value-type="float">
            <text:p>295 мм</text:p>
          </table:table-cell>
          <table:table-cell table:style-name="ce308" table:formula="of:=[.A22]-[.E22]" office:value-type="float" office:value="255" calcext:value-type="float">
            <text:p>255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2]/[.G22];0)-1" office:value-type="float" office:value="1" calcext:value-type="float">
            <text:p>1</text:p>
          </table:table-cell>
          <table:table-cell table:style-name="ce306" table:formula="of:=IF([.H22]&lt;0;0;[.H22])" office:value-type="float" office:value="1" calcext:value-type="float">
            <text:p>1</text:p>
          </table:table-cell>
          <table:table-cell table:style-name="ce306" table:formula="of:=[.D22]+[.I22]" office:value-type="float" office:value="5" calcext:value-type="float">
            <text:p>5</text:p>
          </table:table-cell>
          <table:table-cell table:style-name="ce306" table:formula="of:=[.J22]*[.B22]" office:value-type="float" office:value="5" calcext:value-type="float">
            <text:p>5</text:p>
          </table:table-cell>
          <table:table-cell table:style-name="ce263" table:number-columns-repeated="2"/>
          <table:table-cell table:style-name="ce306" table:number-columns-repeated="2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3"/>
          <table:table-cell table:style-name="ce336"/>
          <table:table-cell table:style-name="ce337" table:number-columns-repeated="3"/>
          <table:table-cell table:style-name="ce338"/>
          <table:table-cell table:style-name="ce306" table:number-columns-repeated="34"/>
          <table:table-cell table:number-columns-repeated="16320"/>
        </table:table-row>
        <table:table-row table:style-name="ro20">
          <table:table-cell table:style-name="ce303" table:formula="of:=[.$A$22]" office:value-type="float" office:value="550" calcext:value-type="float">
            <text:p>550 мм</text:p>
          </table:table-cell>
          <table:table-cell table:style-name="ce177" table:formula="of:=[.$B$22]" office:value-type="float" office:value="1" calcext:value-type="float">
            <text:p>1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23]" office:value-type="float" office:value="550" calcext:value-type="float">
            <text:p>550 мм</text:p>
          </table:table-cell>
          <table:table-cell table:style-name="ce308" table:formula="of:=[.A23]-[.E23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3]/[.G23];0)-1" office:value-type="float" office:value="-1" calcext:value-type="float">
            <text:p>-1</text:p>
          </table:table-cell>
          <table:table-cell table:style-name="ce306" table:formula="of:=IF([.H23]&lt;0;0;[.H23])" office:value-type="float" office:value="0" calcext:value-type="float">
            <text:p>0</text:p>
          </table:table-cell>
          <table:table-cell table:style-name="ce306" table:formula="of:=[.D23]+[.I23]" office:value-type="float" office:value="0" calcext:value-type="float">
            <text:p>0</text:p>
          </table:table-cell>
          <table:table-cell table:style-name="ce306" table:formula="of:=[.J23]*[.B23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2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7"/>
          <table:table-cell table:style-name="ce333"/>
          <table:table-cell table:style-name="ce306" table:number-columns-repeated="34"/>
          <table:table-cell table:number-columns-repeated="16320"/>
        </table:table-row>
        <table:table-row table:style-name="ro20">
          <table:table-cell table:style-name="ce303" table:formula="of:=[.$A$22]" office:value-type="float" office:value="550" calcext:value-type="float">
            <text:p>550 мм</text:p>
          </table:table-cell>
          <table:table-cell table:style-name="ce177" table:formula="of:=[.$B$22]" office:value-type="float" office:value="1" calcext:value-type="float">
            <text:p>1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24]" office:value-type="float" office:value="550" calcext:value-type="float">
            <text:p>550 мм</text:p>
          </table:table-cell>
          <table:table-cell table:style-name="ce308" table:formula="of:=[.A24]-[.E24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4]/[.G24];0)-1" office:value-type="float" office:value="-1" calcext:value-type="float">
            <text:p>-1</text:p>
          </table:table-cell>
          <table:table-cell table:style-name="ce306" table:formula="of:=IF([.H24]&lt;0;0;[.H24])" office:value-type="float" office:value="0" calcext:value-type="float">
            <text:p>0</text:p>
          </table:table-cell>
          <table:table-cell table:style-name="ce306" table:formula="of:=[.D24]+[.I24]" office:value-type="float" office:value="0" calcext:value-type="float">
            <text:p>0</text:p>
          </table:table-cell>
          <table:table-cell table:style-name="ce306" table:formula="of:=[.J24]*[.B24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C</text:p>
          </table:table-cell>
          <table:table-cell table:style-name="ce306" table:number-columns-repeated="45"/>
          <table:table-cell table:number-columns-repeated="16320"/>
        </table:table-row>
        <table:table-row table:style-name="ro20">
          <table:table-cell table:style-name="ce303" table:formula="of:=[.$A$22]" office:value-type="float" office:value="550" calcext:value-type="float">
            <text:p>550 мм</text:p>
          </table:table-cell>
          <table:table-cell table:style-name="ce177" table:formula="of:=[.$B$22]" office:value-type="float" office:value="1" calcext:value-type="float">
            <text:p>1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2" calcext:value-type="float">
            <text:p>2</text:p>
          </table:table-cell>
          <table:table-cell table:style-name="ce308" office:value-type="float" office:value="60" calcext:value-type="float">
            <text:p>60 мм</text:p>
          </table:table-cell>
          <table:table-cell table:style-name="ce308" table:formula="of:=[.A25]-[.E25]" office:value-type="float" office:value="490" calcext:value-type="float">
            <text:p>49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5]/[.G25];0)-1" office:value-type="float" office:value="3" calcext:value-type="float">
            <text:p>3</text:p>
          </table:table-cell>
          <table:table-cell table:style-name="ce306" table:formula="of:=IF([.H25]&lt;0;0;[.H25])" office:value-type="float" office:value="3" calcext:value-type="float">
            <text:p>3</text:p>
          </table:table-cell>
          <table:table-cell table:style-name="ce306" table:formula="of:=[.D25]+[.I25]" office:value-type="float" office:value="5" calcext:value-type="float">
            <text:p>5</text:p>
          </table:table-cell>
          <table:table-cell table:style-name="ce306" table:formula="of:=[.J25]*[.B25]" office:value-type="float" office:value="5" calcext:value-type="float">
            <text:p>5</text:p>
          </table:table-cell>
          <table:table-cell table:style-name="ce263" table:number-columns-repeated="2"/>
          <table:table-cell table:style-name="ce306" table:number-columns-repeated="40"/>
          <table:table-cell table:style-name="ce177" table:number-columns-repeated="6"/>
          <table:table-cell table:style-name="ce306"/>
          <table:table-cell table:style-name="ce177" table:number-columns-repeated="3"/>
          <table:table-cell table:style-name="ce306"/>
          <table:table-cell table:number-columns-repeated="16320"/>
        </table:table-row>
        <table:table-row table:style-name="ro20">
          <table:table-cell table:style-name="ce280" office:value-type="string" calcext:value-type="string" table:number-columns-spanned="11" table:number-rows-spanned="1">
            <text:p>Угловая стойка 2020 T-slot</text:p>
          </table:table-cell>
          <table:covered-table-cell table:number-columns-repeated="3" table:style-name="ce280"/>
          <table:covered-table-cell table:number-columns-repeated="2" table:style-name="ce309"/>
          <table:covered-table-cell table:number-columns-repeated="4" table:style-name="ce280"/>
          <table:covered-table-cell table:style-name="ce306"/>
          <table:table-cell table:style-name="ce263" table:number-columns-repeated="2"/>
          <table:table-cell table:style-name="ce306" table:number-columns-repeated="2"/>
          <table:table-cell table:style-name="ce155" office:value-type="string" calcext:value-type="string" table:number-columns-spanned="24" table:number-rows-spanned="1">
            <text:p><text:span text:style-name="T9">Схема для: </text:span>угловых стоек, стоек оси Z когда их 4шт.</text:p>
          </table:table-cell>
          <table:covered-table-cell table:number-columns-repeated="2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4" table:style-name="ce177"/>
          <table:covered-table-cell table:number-columns-repeated="2" table:style-name="ce306"/>
          <table:table-cell table:style-name="ce306"/>
          <table:table-cell table:style-name="ce177" table:number-columns-repeated="5"/>
          <table:table-cell table:style-name="ce306"/>
          <table:table-cell table:style-name="ce177" table:number-columns-repeated="6"/>
          <table:table-cell table:style-name="ce306" table:number-columns-repeated="12"/>
          <table:table-cell table:number-columns-repeated="16320"/>
        </table:table-row>
        <table:table-row table:style-name="ro20">
          <table:table-cell table:style-name="ce303" table:formula="of:=[$'Профиль алюминиевый'.C9]" office:value-type="float" office:value="440" calcext:value-type="float">
            <text:p>440 мм</text:p>
          </table:table-cell>
          <table:table-cell table:style-name="ce177" office:value-type="float" office:value="4" calcext:value-type="float">
            <text:p>4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27]" office:value-type="float" office:value="440" calcext:value-type="float">
            <text:p>440 мм</text:p>
          </table:table-cell>
          <table:table-cell table:style-name="ce308" table:formula="of:=[.A27]-[.E27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7]/[.G27];0)-1" office:value-type="float" office:value="-1" calcext:value-type="float">
            <text:p>-1</text:p>
          </table:table-cell>
          <table:table-cell table:style-name="ce306" table:formula="of:=IF([.H27]&lt;0;0;[.H27])" office:value-type="float" office:value="0" calcext:value-type="float">
            <text:p>0</text:p>
          </table:table-cell>
          <table:table-cell table:style-name="ce306" table:formula="of:=[.D27]+[.I27]" office:value-type="float" office:value="0" calcext:value-type="float">
            <text:p>0</text:p>
          </table:table-cell>
          <table:table-cell table:style-name="ce306" table:formula="of:=[.J27]*[.B27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18"/>
          <table:table-cell table:style-name="ce340" table:number-columns-repeated="4"/>
          <table:table-cell table:style-name="ce342"/>
          <table:table-cell table:style-name="ce340" table:number-columns-repeated="4"/>
          <table:table-cell table:style-name="ce306" table:number-columns-repeated="24"/>
          <table:table-cell table:number-columns-repeated="16320"/>
        </table:table-row>
        <table:table-row table:style-name="ro20">
          <table:table-cell table:style-name="ce303" table:formula="of:=[.$A$27]" office:value-type="float" office:value="440" calcext:value-type="float">
            <text:p>440 мм</text:p>
          </table:table-cell>
          <table:table-cell table:style-name="ce177" office:value-type="float" office:value="4" calcext:value-type="float">
            <text:p>4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28]" office:value-type="float" office:value="440" calcext:value-type="float">
            <text:p>440 мм</text:p>
          </table:table-cell>
          <table:table-cell table:style-name="ce308" table:formula="of:=[.A28]-[.E28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8]/[.G28];0)-1" office:value-type="float" office:value="-1" calcext:value-type="float">
            <text:p>-1</text:p>
          </table:table-cell>
          <table:table-cell table:style-name="ce306" table:formula="of:=IF([.H28]&lt;0;0;[.H28])" office:value-type="float" office:value="0" calcext:value-type="float">
            <text:p>0</text:p>
          </table:table-cell>
          <table:table-cell table:style-name="ce306" table:formula="of:=[.D28]+[.I28]" office:value-type="float" office:value="0" calcext:value-type="float">
            <text:p>0</text:p>
          </table:table-cell>
          <table:table-cell table:style-name="ce306" table:formula="of:=[.J28]*[.B28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C</text:p>
          </table:table-cell>
          <table:table-cell table:style-name="ce306" table:number-columns-repeated="16"/>
          <table:table-cell table:style-name="ce177" office:value-type="string" calcext:value-type="string">
            <text:p>C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.$A$27]" office:value-type="float" office:value="440" calcext:value-type="float">
            <text:p>440 мм</text:p>
          </table:table-cell>
          <table:table-cell table:style-name="ce177" table:formula="of:=[.$B$27]" office:value-type="float" office:value="4" calcext:value-type="float">
            <text:p>4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5" calcext:value-type="float">
            <text:p>5</text:p>
          </table:table-cell>
          <table:table-cell table:style-name="ce308" table:formula="of:=120+74" office:value-type="float" office:value="194" calcext:value-type="float">
            <text:p>194 мм</text:p>
          </table:table-cell>
          <table:table-cell table:style-name="ce308" table:formula="of:=[.A29]-[.E29]" office:value-type="float" office:value="246" calcext:value-type="float">
            <text:p>246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9]/[.G29];0)-1" office:value-type="float" office:value="1" calcext:value-type="float">
            <text:p>1</text:p>
          </table:table-cell>
          <table:table-cell table:style-name="ce306" table:formula="of:=IF([.H29]&lt;0;0;[.H29])" office:value-type="float" office:value="1" calcext:value-type="float">
            <text:p>1</text:p>
          </table:table-cell>
          <table:table-cell table:style-name="ce306" table:formula="of:=[.D29]+[.I29]" office:value-type="float" office:value="6" calcext:value-type="float">
            <text:p>6</text:p>
          </table:table-cell>
          <table:table-cell table:style-name="ce306" table:formula="of:=[.J29]*[.B29]" office:value-type="float" office:value="24" calcext:value-type="float">
            <text:p>24</text:p>
          </table:table-cell>
          <table:table-cell table:style-name="ce263" table:number-columns-repeated="2"/>
          <table:table-cell table:style-name="ce306" table:number-columns-repeated="2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10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27]" office:value-type="float" office:value="440" calcext:value-type="float">
            <text:p>440 мм</text:p>
          </table:table-cell>
          <table:table-cell table:style-name="ce177" table:formula="of:=[.$B$27]" office:value-type="float" office:value="4" calcext:value-type="float">
            <text:p>4</text:p>
          </table:table-cell>
          <table:table-cell table:style-name="ce177" office:value-type="string" calcext:value-type="string">
            <text:p>D</text:p>
          </table:table-cell>
          <table:table-cell table:style-name="ce306" table:formula="of:=[.D29]" office:value-type="float" office:value="5" calcext:value-type="float">
            <text:p>5</text:p>
          </table:table-cell>
          <table:table-cell table:style-name="ce308" table:formula="of:=[.E29]" office:value-type="float" office:value="194" calcext:value-type="float">
            <text:p>194 мм</text:p>
          </table:table-cell>
          <table:table-cell table:style-name="ce308" table:formula="of:=[.A30]-[.E30]" office:value-type="float" office:value="246" calcext:value-type="float">
            <text:p>246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0]/[.G30];0)-1" office:value-type="float" office:value="1" calcext:value-type="float">
            <text:p>1</text:p>
          </table:table-cell>
          <table:table-cell table:style-name="ce306" table:formula="of:=IF([.H30]&lt;0;0;[.H30])" office:value-type="float" office:value="1" calcext:value-type="float">
            <text:p>1</text:p>
          </table:table-cell>
          <table:table-cell table:style-name="ce306" table:formula="of:=[.D30]+[.I30]" office:value-type="float" office:value="6" calcext:value-type="float">
            <text:p>6</text:p>
          </table:table-cell>
          <table:table-cell table:style-name="ce306" table:formula="of:=[.J30]*[.B30]" office:value-type="float" office:value="24" calcext:value-type="float">
            <text:p>24</text:p>
          </table:table-cell>
          <table:table-cell table:style-name="ce263" table:number-columns-repeated="2"/>
          <table:table-cell table:style-name="ce306" table:number-columns-repeated="2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10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280" office:value-type="string" calcext:value-type="string" table:number-columns-spanned="11" table:number-rows-spanned="1">
            <text:p>Стойка оси Z 2020 V-slot</text:p>
          </table:table-cell>
          <table:covered-table-cell table:number-columns-repeated="3" table:style-name="ce280"/>
          <table:covered-table-cell table:number-columns-repeated="2" table:style-name="ce309"/>
          <table:covered-table-cell table:number-columns-repeated="4" table:style-name="ce280"/>
          <table:covered-table-cell table:style-name="ce306"/>
          <table:table-cell table:style-name="ce263" table:number-columns-repeated="2"/>
          <table:table-cell table:style-name="ce306" table:number-columns-repeated="2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10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$'Профиль алюминиевый'.C15]" office:value-type="float" office:value="390" calcext:value-type="float">
            <text:p>390 мм</text:p>
          </table:table-cell>
          <table:table-cell table:style-name="ce305" table:formula="of:=[$'Профиль алюминиевый'.D15]" office:value-type="float" office:value="2" calcext:value-type="float">
            <text:p>2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0" calcext:value-type="float">
            <text:p>0</text:p>
          </table:table-cell>
          <table:table-cell table:style-name="ce310" table:formula="of:=[.A32]" office:value-type="float" office:value="390" calcext:value-type="float">
            <text:p>390 мм</text:p>
          </table:table-cell>
          <table:table-cell table:style-name="ce306" table:formula="of:=[.A32]-[.E32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2]/[.G32];0)-1" office:value-type="float" office:value="-1" calcext:value-type="float">
            <text:p>-1</text:p>
          </table:table-cell>
          <table:table-cell table:style-name="ce306" table:formula="of:=IF([.H32]&lt;0;0;[.H32])" office:value-type="float" office:value="0" calcext:value-type="float">
            <text:p>0</text:p>
          </table:table-cell>
          <table:table-cell table:style-name="ce306" table:formula="of:=[.D32]+[.I32]" office:value-type="float" office:value="0" calcext:value-type="float">
            <text:p>0</text:p>
          </table:table-cell>
          <table:table-cell table:style-name="ce306" table:formula="of:=[.J32]*[.B32]" office:value-type="float" office:value="0" calcext:value-type="float">
            <text:p>0</text:p>
          </table:table-cell>
          <table:table-cell table:style-name="ce263" table:number-columns-repeated="2"/>
          <table:table-cell table:style-name="ce306"/>
          <table:table-cell table:style-name="ce177" office:value-type="string" calcext:value-type="string">
            <text:p>D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B</text:p>
          </table:table-cell>
          <table:table-cell table:style-name="ce306" table:number-columns-repeated="8"/>
          <table:table-cell table:style-name="ce177" office:value-type="string" calcext:value-type="string">
            <text:p>B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D</text:p>
          </table:table-cell>
          <table:table-cell table:style-name="ce306" table:number-columns-repeated="24"/>
          <table:table-cell table:number-columns-repeated="16320"/>
        </table:table-row>
        <table:table-row table:style-name="ro20">
          <table:table-cell table:style-name="ce303" table:formula="of:=[.$A$32]" office:value-type="float" office:value="390" calcext:value-type="float">
            <text:p>390 мм</text:p>
          </table:table-cell>
          <table:table-cell table:style-name="ce305" table:formula="of:=[.$B$32]" office:value-type="float" office:value="2" calcext:value-type="float">
            <text:p>2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10" table:formula="of:=[.A33]" office:value-type="float" office:value="390" calcext:value-type="float">
            <text:p>390 мм</text:p>
          </table:table-cell>
          <table:table-cell table:style-name="ce306" table:formula="of:=[.A33]-[.E33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3]/[.G33];0)-1" office:value-type="float" office:value="-1" calcext:value-type="float">
            <text:p>-1</text:p>
          </table:table-cell>
          <table:table-cell table:style-name="ce306" table:formula="of:=IF([.H33]&lt;0;0;[.H33])" office:value-type="float" office:value="0" calcext:value-type="float">
            <text:p>0</text:p>
          </table:table-cell>
          <table:table-cell table:style-name="ce306" table:formula="of:=[.D33]+[.I33]" office:value-type="float" office:value="0" calcext:value-type="float">
            <text:p>0</text:p>
          </table:table-cell>
          <table:table-cell table:style-name="ce306" table:formula="of:=[.J33]*[.B33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2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10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32]" office:value-type="float" office:value="390" calcext:value-type="float">
            <text:p>390 мм</text:p>
          </table:table-cell>
          <table:table-cell table:style-name="ce305" table:formula="of:=[.$B$32]" office:value-type="float" office:value="2" calcext:value-type="float">
            <text:p>2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34]" office:value-type="float" office:value="390" calcext:value-type="float">
            <text:p>390 мм</text:p>
          </table:table-cell>
          <table:table-cell table:style-name="ce306" table:formula="of:=[.A34]-[.E34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4]/[.G34];0)-1" office:value-type="float" office:value="-1" calcext:value-type="float">
            <text:p>-1</text:p>
          </table:table-cell>
          <table:table-cell table:style-name="ce306" table:formula="of:=IF([.H34]&lt;0;0;[.H34])" office:value-type="float" office:value="0" calcext:value-type="float">
            <text:p>0</text:p>
          </table:table-cell>
          <table:table-cell table:style-name="ce306" table:formula="of:=[.D34]+[.I34]" office:value-type="float" office:value="0" calcext:value-type="float">
            <text:p>0</text:p>
          </table:table-cell>
          <table:table-cell table:style-name="ce306" table:formula="of:=[.J34]*[.B34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2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10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32]" office:value-type="float" office:value="390" calcext:value-type="float">
            <text:p>390 мм</text:p>
          </table:table-cell>
          <table:table-cell table:style-name="ce305" table:formula="of:=[.$B$32]" office:value-type="float" office:value="2" calcext:value-type="float">
            <text:p>2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4" calcext:value-type="float">
            <text:p>4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35]-[.E35]" office:value-type="float" office:value="250" calcext:value-type="float">
            <text:p>25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5]/[.G35];0)-1" office:value-type="float" office:value="1" calcext:value-type="float">
            <text:p>1</text:p>
          </table:table-cell>
          <table:table-cell table:style-name="ce306" table:formula="of:=IF([.H35]&lt;0;0;[.H35])" office:value-type="float" office:value="1" calcext:value-type="float">
            <text:p>1</text:p>
          </table:table-cell>
          <table:table-cell table:style-name="ce306" table:formula="of:=[.D35]+[.I35]" office:value-type="float" office:value="5" calcext:value-type="float">
            <text:p>5</text:p>
          </table:table-cell>
          <table:table-cell table:style-name="ce306" table:formula="of:=[.J35]*[.B35]" office:value-type="float" office:value="10" calcext:value-type="float">
            <text:p>10</text:p>
          </table:table-cell>
          <table:table-cell table:style-name="ce263" table:number-columns-repeated="2"/>
          <table:table-cell table:style-name="ce306" table:number-columns-repeated="2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2"/>
          <table:table-cell table:style-name="ce333"/>
          <table:table-cell table:style-name="ce334"/>
          <table:table-cell table:style-name="ce177" office:value-type="string" calcext:value-type="string">
            <text:p>Y</text:p>
          </table:table-cell>
          <table:table-cell table:style-name="ce306" table:number-columns-repeated="5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280" office:value-type="string" calcext:value-type="string" table:number-columns-spanned="11" table:number-rows-spanned="1">
            <text:p>Вспомогательная стойка 2020 T-slot</text:p>
          </table:table-cell>
          <table:covered-table-cell table:number-columns-repeated="3" table:style-name="ce280"/>
          <table:covered-table-cell table:number-columns-repeated="2" table:style-name="ce309"/>
          <table:covered-table-cell table:number-columns-repeated="4" table:style-name="ce280"/>
          <table:covered-table-cell table:style-name="ce306"/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A</text:p>
          </table:table-cell>
          <table:table-cell table:style-name="ce306" table:number-columns-repeated="6"/>
          <table:table-cell table:style-name="ce335"/>
          <table:table-cell table:style-name="ce306" table:number-columns-repeated="9"/>
          <table:table-cell table:style-name="ce177" office:value-type="string" calcext:value-type="string">
            <text:p>A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$'Профиль алюминиевый'.C10]" office:value-type="float" office:value="390" calcext:value-type="float">
            <text:p>390 мм</text:p>
          </table:table-cell>
          <table:table-cell table:style-name="ce177" table:formula="of:=[$'Профиль алюминиевый'.D10]" office:value-type="float" office:value="2" calcext:value-type="float">
            <text:p>2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0" calcext:value-type="float">
            <text:p>0</text:p>
          </table:table-cell>
          <table:table-cell table:style-name="ce310" table:formula="of:=[.A37]" office:value-type="float" office:value="390" calcext:value-type="float">
            <text:p>390 мм</text:p>
          </table:table-cell>
          <table:table-cell table:style-name="ce306" table:formula="of:=[.A37]-[.E37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7]/[.G37];0)-1" office:value-type="float" office:value="-1" calcext:value-type="float">
            <text:p>-1</text:p>
          </table:table-cell>
          <table:table-cell table:style-name="ce306" table:formula="of:=IF([.H37]&lt;0;0;[.H37])" office:value-type="float" office:value="0" calcext:value-type="float">
            <text:p>0</text:p>
          </table:table-cell>
          <table:table-cell table:style-name="ce306" table:formula="of:=[.D37]+[.I37]" office:value-type="float" office:value="0" calcext:value-type="float">
            <text:p>0</text:p>
          </table:table-cell>
          <table:table-cell table:style-name="ce306" table:formula="of:=[.J37]*[.B37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12"/>
          <table:table-cell table:style-name="ce335"/>
          <table:table-cell table:style-name="ce306" table:number-columns-repeated="38"/>
          <table:table-cell table:number-columns-repeated="16320"/>
        </table:table-row>
        <table:table-row table:style-name="ro20">
          <table:table-cell table:style-name="ce303" table:formula="of:=[.A37]" office:value-type="float" office:value="390" calcext:value-type="float">
            <text:p>390 мм</text:p>
          </table:table-cell>
          <table:table-cell table:style-name="ce177" table:formula="of:=[.B37]" office:value-type="float" office:value="2" calcext:value-type="float">
            <text:p>2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10" table:formula="of:=[.A38]" office:value-type="float" office:value="390" calcext:value-type="float">
            <text:p>390 мм</text:p>
          </table:table-cell>
          <table:table-cell table:style-name="ce306" table:formula="of:=[.A38]-[.E38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8]/[.G38];0)-1" office:value-type="float" office:value="-1" calcext:value-type="float">
            <text:p>-1</text:p>
          </table:table-cell>
          <table:table-cell table:style-name="ce306" table:formula="of:=IF([.H38]&lt;0;0;[.H38])" office:value-type="float" office:value="0" calcext:value-type="float">
            <text:p>0</text:p>
          </table:table-cell>
          <table:table-cell table:style-name="ce306" table:formula="of:=[.D38]+[.I38]" office:value-type="float" office:value="0" calcext:value-type="float">
            <text:p>0</text:p>
          </table:table-cell>
          <table:table-cell table:style-name="ce306" table:formula="of:=[.J38]*[.B38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A</text:p>
          </table:table-cell>
          <table:table-cell table:style-name="ce306" table:number-columns-repeated="6"/>
          <table:table-cell table:style-name="ce335"/>
          <table:table-cell table:style-name="ce306" table:number-columns-repeated="3"/>
          <table:table-cell table:style-name="ce177" office:value-type="string" calcext:value-type="string">
            <text:p>X</text:p>
          </table:table-cell>
          <table:table-cell table:style-name="ce306" table:number-columns-repeated="5"/>
          <table:table-cell table:style-name="ce177" office:value-type="string" calcext:value-type="string">
            <text:p>A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.A38]" office:value-type="float" office:value="390" calcext:value-type="float">
            <text:p>390 мм</text:p>
          </table:table-cell>
          <table:table-cell table:style-name="ce177" table:formula="of:=[.B38]" office:value-type="float" office:value="2" calcext:value-type="float">
            <text:p>2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2" calcext:value-type="float">
            <text:p>2</text:p>
          </table:table-cell>
          <table:table-cell table:style-name="ce310" table:formula="of:=57+14" office:value-type="float" office:value="71" calcext:value-type="float">
            <text:p>71 мм</text:p>
          </table:table-cell>
          <table:table-cell table:style-name="ce306" table:formula="of:=[.A39]-[.E39]" office:value-type="float" office:value="319" calcext:value-type="float">
            <text:p>319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9]/[.G39];0)-1" office:value-type="float" office:value="2" calcext:value-type="float">
            <text:p>2</text:p>
          </table:table-cell>
          <table:table-cell table:style-name="ce306" table:formula="of:=IF([.H39]&lt;0;0;[.H39])" office:value-type="float" office:value="2" calcext:value-type="float">
            <text:p>2</text:p>
          </table:table-cell>
          <table:table-cell table:style-name="ce306" table:formula="of:=[.D39]+[.I39]" office:value-type="float" office:value="4" calcext:value-type="float">
            <text:p>4</text:p>
          </table:table-cell>
          <table:table-cell table:style-name="ce306" table:formula="of:=[.J39]*[.B39]" office:value-type="float" office:value="8" calcext:value-type="float">
            <text:p>8</text:p>
          </table:table-cell>
          <table:table-cell table:style-name="ce263" table:number-columns-repeated="2"/>
          <table:table-cell table:style-name="ce306" table:number-columns-repeated="2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3"/>
          <table:table-cell table:style-name="ce336"/>
          <table:table-cell table:style-name="ce337" table:number-columns-repeated="3"/>
          <table:table-cell table:style-name="ce338"/>
          <table:table-cell table:style-name="ce306" table:number-columns-repeated="2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A39]" office:value-type="float" office:value="390" calcext:value-type="float">
            <text:p>390 мм</text:p>
          </table:table-cell>
          <table:table-cell table:style-name="ce177" table:formula="of:=[.B39]" office:value-type="float" office:value="2" calcext:value-type="float">
            <text:p>2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4" calcext:value-type="float">
            <text:p>4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40]-[.E40]" office:value-type="float" office:value="250" calcext:value-type="float">
            <text:p>25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0]/[.G40];0)-1" office:value-type="float" office:value="1" calcext:value-type="float">
            <text:p>1</text:p>
          </table:table-cell>
          <table:table-cell table:style-name="ce306" table:formula="of:=IF([.H40]&lt;0;0;[.H40])" office:value-type="float" office:value="1" calcext:value-type="float">
            <text:p>1</text:p>
          </table:table-cell>
          <table:table-cell table:style-name="ce306" table:formula="of:=[.D40]+[.I40]" office:value-type="float" office:value="5" calcext:value-type="float">
            <text:p>5</text:p>
          </table:table-cell>
          <table:table-cell table:style-name="ce306" table:formula="of:=[.J40]*[.B40]" office:value-type="float" office:value="10" calcext:value-type="float">
            <text:p>10</text:p>
          </table:table-cell>
          <table:table-cell table:style-name="ce263" table:number-columns-repeated="2"/>
          <table:table-cell table:style-name="ce306" table:number-columns-repeated="2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7"/>
          <table:table-cell table:style-name="ce333"/>
          <table:table-cell table:style-name="ce306" table:number-columns-repeated="2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280" office:value-type="string" calcext:value-type="string" table:number-columns-spanned="11" table:number-rows-spanned="1">
            <text:p>Вспомогательная поперечина 2020 T-slot</text:p>
          </table:table-cell>
          <table:covered-table-cell table:number-columns-repeated="3" table:style-name="ce280"/>
          <table:covered-table-cell table:number-columns-repeated="2" table:style-name="ce309"/>
          <table:covered-table-cell table:number-columns-repeated="4" table:style-name="ce280"/>
          <table:covered-table-cell table:style-name="ce306"/>
          <table:table-cell table:style-name="ce263" table:number-columns-repeated="2"/>
          <table:table-cell table:style-name="ce306" table:number-columns-repeated="2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10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$'Профиль алюминиевый'.C11]" office:value-type="float" office:value="630" calcext:value-type="float">
            <text:p>630 мм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42]" office:value-type="float" office:value="630" calcext:value-type="float">
            <text:p>630 мм</text:p>
          </table:table-cell>
          <table:table-cell table:style-name="ce306" table:formula="of:=[.A42]-[.E42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2]/[.G42];0)-1" office:value-type="float" office:value="-1" calcext:value-type="float">
            <text:p>-1</text:p>
          </table:table-cell>
          <table:table-cell table:style-name="ce306" table:formula="of:=IF([.H42]&lt;0;0;[.H42])" office:value-type="float" office:value="0" calcext:value-type="float">
            <text:p>0</text:p>
          </table:table-cell>
          <table:table-cell table:style-name="ce306" table:formula="of:=[.D42]+[.I42]" office:value-type="float" office:value="0" calcext:value-type="float">
            <text:p>0</text:p>
          </table:table-cell>
          <table:table-cell table:style-name="ce306" table:formula="of:=[.J42]*[.B42]" office:value-type="float" office:value="0" calcext:value-type="float">
            <text:p>0</text:p>
          </table:table-cell>
          <table:table-cell table:style-name="ce263" table:number-columns-repeated="2"/>
          <table:table-cell table:style-name="ce306"/>
          <table:table-cell table:style-name="ce177" office:value-type="string" calcext:value-type="string">
            <text:p>D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B</text:p>
          </table:table-cell>
          <table:table-cell table:style-name="ce306" table:number-columns-repeated="8"/>
          <table:table-cell table:style-name="ce177" office:value-type="string" calcext:value-type="string">
            <text:p>B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D</text:p>
          </table:table-cell>
          <table:table-cell table:style-name="ce306" table:number-columns-repeated="24"/>
          <table:table-cell table:number-columns-repeated="16320"/>
        </table:table-row>
        <table:table-row table:style-name="ro20">
          <table:table-cell table:style-name="ce303" table:formula="of:=[.$A$42]" office:value-type="float" office:value="630" calcext:value-type="float">
            <text:p>630 мм</text:p>
          </table:table-cell>
          <table:table-cell table:style-name="ce177" table:formula="of:=[.$B$42]" office:value-type="float" office:value="1" calcext:value-type="float">
            <text:p>1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43]" office:value-type="float" office:value="630" calcext:value-type="float">
            <text:p>630 мм</text:p>
          </table:table-cell>
          <table:table-cell table:style-name="ce306" table:formula="of:=[.A43]-[.E43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3]/[.G43];0)-1" office:value-type="float" office:value="-1" calcext:value-type="float">
            <text:p>-1</text:p>
          </table:table-cell>
          <table:table-cell table:style-name="ce306" table:formula="of:=IF([.H43]&lt;0;0;[.H43])" office:value-type="float" office:value="0" calcext:value-type="float">
            <text:p>0</text:p>
          </table:table-cell>
          <table:table-cell table:style-name="ce306" table:formula="of:=[.D43]+[.I43]" office:value-type="float" office:value="0" calcext:value-type="float">
            <text:p>0</text:p>
          </table:table-cell>
          <table:table-cell table:style-name="ce306" table:formula="of:=[.J43]*[.B43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2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10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42]" office:value-type="float" office:value="630" calcext:value-type="float">
            <text:p>630 мм</text:p>
          </table:table-cell>
          <table:table-cell table:style-name="ce177" table:formula="of:=[.$B$42]" office:value-type="float" office:value="1" calcext:value-type="float">
            <text:p>1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4" calcext:value-type="float">
            <text:p>4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44]-[.E44]" office:value-type="float" office:value="490" calcext:value-type="float">
            <text:p>49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4]/[.G44];0)-1" office:value-type="float" office:value="3" calcext:value-type="float">
            <text:p>3</text:p>
          </table:table-cell>
          <table:table-cell table:style-name="ce306" table:formula="of:=IF([.H44]&lt;0;0;[.H44])" office:value-type="float" office:value="3" calcext:value-type="float">
            <text:p>3</text:p>
          </table:table-cell>
          <table:table-cell table:style-name="ce306" table:formula="of:=[.D44]+[.I44]" office:value-type="float" office:value="7" calcext:value-type="float">
            <text:p>7</text:p>
          </table:table-cell>
          <table:table-cell table:style-name="ce306" table:formula="of:=[.J44]*[.B44]" office:value-type="float" office:value="7" calcext:value-type="float">
            <text:p>7</text:p>
          </table:table-cell>
          <table:table-cell table:style-name="ce263" table:number-columns-repeated="2"/>
          <table:table-cell table:style-name="ce306" table:number-columns-repeated="2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10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42]" office:value-type="float" office:value="630" calcext:value-type="float">
            <text:p>630 мм</text:p>
          </table:table-cell>
          <table:table-cell table:style-name="ce177" table:formula="of:=[.$B$42]" office:value-type="float" office:value="1" calcext:value-type="float">
            <text:p>1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2" calcext:value-type="float">
            <text:p>2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45]-[.E45]" office:value-type="float" office:value="490" calcext:value-type="float">
            <text:p>49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5]/[.G45];0)-1" office:value-type="float" office:value="3" calcext:value-type="float">
            <text:p>3</text:p>
          </table:table-cell>
          <table:table-cell table:style-name="ce306" table:formula="of:=IF([.H45]&lt;0;0;[.H45])" office:value-type="float" office:value="3" calcext:value-type="float">
            <text:p>3</text:p>
          </table:table-cell>
          <table:table-cell table:style-name="ce306" table:formula="of:=[.D45]+[.I45]" office:value-type="float" office:value="5" calcext:value-type="float">
            <text:p>5</text:p>
          </table:table-cell>
          <table:table-cell table:style-name="ce306" table:formula="of:=[.J45]*[.B45]" office:value-type="float" office:value="5" calcext:value-type="float">
            <text:p>5</text:p>
          </table:table-cell>
          <table:table-cell table:style-name="ce263" table:number-columns-repeated="2"/>
          <table:table-cell table:style-name="ce306" table:number-columns-repeated="2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10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280" office:value-type="string" calcext:value-type="string" table:number-columns-spanned="11" table:number-rows-spanned="1">
            <text:p>Передняя поперечная балка основания 2020 T-slot</text:p>
          </table:table-cell>
          <table:covered-table-cell table:number-columns-repeated="3" table:style-name="ce280"/>
          <table:covered-table-cell table:number-columns-repeated="2" table:style-name="ce309"/>
          <table:covered-table-cell table:number-columns-repeated="4" table:style-name="ce280"/>
          <table:covered-table-cell table:style-name="ce306"/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C</text:p>
          </table:table-cell>
          <table:table-cell table:style-name="ce306" table:number-columns-repeated="16"/>
          <table:table-cell table:style-name="ce177" office:value-type="string" calcext:value-type="string">
            <text:p>C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$'Профиль алюминиевый'.C12]" office:value-type="float" office:value="630" calcext:value-type="float">
            <text:p>630 мм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4" calcext:value-type="float">
            <text:p>4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47]-[.E47]" office:value-type="float" office:value="490" calcext:value-type="float">
            <text:p>49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7]/[.G47];0)-1" office:value-type="float" office:value="3" calcext:value-type="float">
            <text:p>3</text:p>
          </table:table-cell>
          <table:table-cell table:style-name="ce306" table:formula="of:=IF([.H47]&lt;0;0;[.H47])" office:value-type="float" office:value="3" calcext:value-type="float">
            <text:p>3</text:p>
          </table:table-cell>
          <table:table-cell table:style-name="ce306" table:formula="of:=[.D47]+[.I47]" office:value-type="float" office:value="7" calcext:value-type="float">
            <text:p>7</text:p>
          </table:table-cell>
          <table:table-cell table:style-name="ce306" table:formula="of:=[.J47]*[.B47]" office:value-type="float" office:value="7" calcext:value-type="float">
            <text:p>7</text:p>
          </table:table-cell>
          <table:table-cell table:style-name="ce263" table:number-columns-repeated="2"/>
          <table:table-cell table:style-name="ce306" table:number-columns-repeated="51"/>
          <table:table-cell table:number-columns-repeated="16320"/>
        </table:table-row>
        <table:table-row table:style-name="ro20">
          <table:table-cell table:style-name="ce303" table:formula="of:=[.$A$47]" office:value-type="float" office:value="630" calcext:value-type="float">
            <text:p>630 мм</text:p>
          </table:table-cell>
          <table:table-cell table:style-name="ce177" table:formula="of:=[.B47]" office:value-type="float" office:value="1" calcext:value-type="float">
            <text:p>1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48]" office:value-type="float" office:value="630" calcext:value-type="float">
            <text:p>630 мм</text:p>
          </table:table-cell>
          <table:table-cell table:style-name="ce306" table:formula="of:=[.A48]-[.E48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8]/[.G48];0)-1" office:value-type="float" office:value="-1" calcext:value-type="float">
            <text:p>-1</text:p>
          </table:table-cell>
          <table:table-cell table:style-name="ce306" table:formula="of:=IF([.H48]&lt;0;0;[.H48])" office:value-type="float" office:value="0" calcext:value-type="float">
            <text:p>0</text:p>
          </table:table-cell>
          <table:table-cell table:style-name="ce306" table:formula="of:=[.D48]+[.I48]" office:value-type="float" office:value="0" calcext:value-type="float">
            <text:p>0</text:p>
          </table:table-cell>
          <table:table-cell table:style-name="ce306" table:formula="of:=[.J48]*[.B48]" office:value-type="float" office:value="0" calcext:value-type="float">
            <text:p>0</text:p>
          </table:table-cell>
          <table:table-cell table:style-name="ce263" table:number-columns-repeated="2"/>
          <table:table-cell table:style-name="ce306"/>
          <table:table-cell table:style-name="ce155" office:value-type="string" calcext:value-type="string" table:number-columns-spanned="27" table:number-rows-spanned="1">
            <text:p><text:span text:style-name="T9">Схема для: </text:span>вспомогательных стоек, стоек оси Z когда их 2шт.</text:p>
          </table:table-cell>
          <table:covered-table-cell table:number-columns-repeated="2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4" table:style-name="ce177"/>
          <table:covered-table-cell table:number-columns-repeated="5" table:style-name="ce306"/>
          <table:table-cell table:style-name="ce306" table:number-columns-repeated="23"/>
          <table:table-cell table:number-columns-repeated="16320"/>
        </table:table-row>
        <table:table-row table:style-name="ro20">
          <table:table-cell table:style-name="ce303" table:formula="of:=[.$A$47]" office:value-type="float" office:value="630" calcext:value-type="float">
            <text:p>630 мм</text:p>
          </table:table-cell>
          <table:table-cell table:style-name="ce177" table:formula="of:=[.B48]" office:value-type="float" office:value="1" calcext:value-type="float">
            <text:p>1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49]" office:value-type="float" office:value="630" calcext:value-type="float">
            <text:p>630 мм</text:p>
          </table:table-cell>
          <table:table-cell table:style-name="ce306" table:formula="of:=[.A49]-[.E49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9]/[.G49];0)-1" office:value-type="float" office:value="-1" calcext:value-type="float">
            <text:p>-1</text:p>
          </table:table-cell>
          <table:table-cell table:style-name="ce306" table:formula="of:=IF([.H49]&lt;0;0;[.H49])" office:value-type="float" office:value="0" calcext:value-type="float">
            <text:p>0</text:p>
          </table:table-cell>
          <table:table-cell table:style-name="ce306" table:formula="of:=[.D49]+[.I49]" office:value-type="float" office:value="0" calcext:value-type="float">
            <text:p>0</text:p>
          </table:table-cell>
          <table:table-cell table:style-name="ce306" table:formula="of:=[.J49]*[.B49]" office:value-type="float" office:value="0" calcext:value-type="float">
            <text:p>0</text:p>
          </table:table-cell>
          <table:table-cell table:style-name="ce263" table:number-columns-repeated="2"/>
          <table:table-cell table:style-name="ce306"/>
          <table:table-cell table:style-name="ce155"/>
          <table:table-cell table:style-name="ce177" table:number-columns-repeated="2"/>
          <table:table-cell table:style-name="ce306"/>
          <table:table-cell table:style-name="ce177" table:number-columns-repeated="6"/>
          <table:table-cell table:style-name="ce306"/>
          <table:table-cell table:style-name="ce177" table:number-columns-repeated="6"/>
          <table:table-cell table:style-name="ce306"/>
          <table:table-cell table:style-name="ce177" table:number-columns-repeated="4"/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.$A$47]" office:value-type="float" office:value="630" calcext:value-type="float">
            <text:p>630 мм</text:p>
          </table:table-cell>
          <table:table-cell table:style-name="ce177" table:formula="of:=[.B49]" office:value-type="float" office:value="1" calcext:value-type="float">
            <text:p>1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4" calcext:value-type="float">
            <text:p>4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50]-[.E50]" office:value-type="float" office:value="490" calcext:value-type="float">
            <text:p>49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0]/[.G50];0)-1" office:value-type="float" office:value="3" calcext:value-type="float">
            <text:p>3</text:p>
          </table:table-cell>
          <table:table-cell table:style-name="ce306" table:formula="of:=IF([.H50]&lt;0;0;[.H50])" office:value-type="float" office:value="3" calcext:value-type="float">
            <text:p>3</text:p>
          </table:table-cell>
          <table:table-cell table:style-name="ce306" table:formula="of:=[.D50]+[.I50]" office:value-type="float" office:value="7" calcext:value-type="float">
            <text:p>7</text:p>
          </table:table-cell>
          <table:table-cell table:style-name="ce306" table:formula="of:=[.J50]*[.B50]" office:value-type="float" office:value="7" calcext:value-type="float">
            <text:p>7</text:p>
          </table:table-cell>
          <table:table-cell table:style-name="ce263" table:number-columns-repeated="2"/>
          <table:table-cell table:style-name="ce306" table:number-columns-repeated="51"/>
          <table:table-cell table:number-columns-repeated="16320"/>
        </table:table-row>
        <table:table-row table:style-name="ro20">
          <table:table-cell table:style-name="ce280" office:value-type="string" calcext:value-type="string" table:number-columns-spanned="11" table:number-rows-spanned="1">
            <text:p>Задняя поперечная балка основания 2020 T-slot</text:p>
          </table:table-cell>
          <table:covered-table-cell table:number-columns-repeated="3" table:style-name="ce280"/>
          <table:covered-table-cell table:number-columns-repeated="2" table:style-name="ce309"/>
          <table:covered-table-cell table:number-columns-repeated="4" table:style-name="ce280"/>
          <table:covered-table-cell table:style-name="ce306"/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A</text:p>
          </table:table-cell>
          <table:table-cell table:style-name="ce306" table:number-columns-repeated="16"/>
          <table:table-cell table:style-name="ce177" office:value-type="string" calcext:value-type="string">
            <text:p>A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.A47]" office:value-type="float" office:value="630" calcext:value-type="float">
            <text:p>630 мм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2" calcext:value-type="float">
            <text:p>2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52]-[.E52]" office:value-type="float" office:value="490" calcext:value-type="float">
            <text:p>49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2]/[.G52];0)-1" office:value-type="float" office:value="3" calcext:value-type="float">
            <text:p>3</text:p>
          </table:table-cell>
          <table:table-cell table:style-name="ce306" table:formula="of:=IF([.H52]&lt;0;0;[.H52])" office:value-type="float" office:value="3" calcext:value-type="float">
            <text:p>3</text:p>
          </table:table-cell>
          <table:table-cell table:style-name="ce306" table:formula="of:=[.D52]+[.I52]" office:value-type="float" office:value="5" calcext:value-type="float">
            <text:p>5</text:p>
          </table:table-cell>
          <table:table-cell table:style-name="ce306" table:formula="of:=[.J52]*[.B52]" office:value-type="float" office:value="5" calcext:value-type="float">
            <text:p>5</text:p>
          </table:table-cell>
          <table:table-cell table:style-name="ce263" table:number-columns-repeated="2"/>
          <table:table-cell table:style-name="ce306" table:number-columns-repeated="2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2"/>
          <table:table-cell table:style-name="ce333"/>
          <table:table-cell table:style-name="ce334"/>
          <table:table-cell table:style-name="ce177" office:value-type="string" calcext:value-type="string">
            <text:p>Y</text:p>
          </table:table-cell>
          <table:table-cell table:style-name="ce306" table:number-columns-repeated="5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47]" office:value-type="float" office:value="630" calcext:value-type="float">
            <text:p>630 мм</text:p>
          </table:table-cell>
          <table:table-cell table:style-name="ce177" table:formula="of:=[.B52]" office:value-type="float" office:value="1" calcext:value-type="float">
            <text:p>1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53]" office:value-type="float" office:value="630" calcext:value-type="float">
            <text:p>630 мм</text:p>
          </table:table-cell>
          <table:table-cell table:style-name="ce306" table:formula="of:=[.A53]-[.E53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3]/[.G53];0)-1" office:value-type="float" office:value="-1" calcext:value-type="float">
            <text:p>-1</text:p>
          </table:table-cell>
          <table:table-cell table:style-name="ce306" table:formula="of:=IF([.H53]&lt;0;0;[.H53])" office:value-type="float" office:value="0" calcext:value-type="float">
            <text:p>0</text:p>
          </table:table-cell>
          <table:table-cell table:style-name="ce306" table:formula="of:=[.D53]+[.I53]" office:value-type="float" office:value="0" calcext:value-type="float">
            <text:p>0</text:p>
          </table:table-cell>
          <table:table-cell table:style-name="ce306" table:formula="of:=[.J53]*[.B53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2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3"/>
          <table:table-cell table:style-name="ce335"/>
          <table:table-cell table:style-name="ce306" table:number-columns-repeated="6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47]" office:value-type="float" office:value="630" calcext:value-type="float">
            <text:p>630 мм</text:p>
          </table:table-cell>
          <table:table-cell table:style-name="ce177" table:formula="of:=[.B53]" office:value-type="float" office:value="1" calcext:value-type="float">
            <text:p>1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54]" office:value-type="float" office:value="630" calcext:value-type="float">
            <text:p>630 мм</text:p>
          </table:table-cell>
          <table:table-cell table:style-name="ce306" table:formula="of:=[.A54]-[.E54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4]/[.G54];0)-1" office:value-type="float" office:value="-1" calcext:value-type="float">
            <text:p>-1</text:p>
          </table:table-cell>
          <table:table-cell table:style-name="ce306" table:formula="of:=IF([.H54]&lt;0;0;[.H54])" office:value-type="float" office:value="0" calcext:value-type="float">
            <text:p>0</text:p>
          </table:table-cell>
          <table:table-cell table:style-name="ce306" table:formula="of:=[.D54]+[.I54]" office:value-type="float" office:value="0" calcext:value-type="float">
            <text:p>0</text:p>
          </table:table-cell>
          <table:table-cell table:style-name="ce306" table:formula="of:=[.J54]*[.B54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2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3"/>
          <table:table-cell table:style-name="ce335"/>
          <table:table-cell table:style-name="ce306" table:number-columns-repeated="6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47]" office:value-type="float" office:value="630" calcext:value-type="float">
            <text:p>630 мм</text:p>
          </table:table-cell>
          <table:table-cell table:style-name="ce177" table:formula="of:=[.B54]" office:value-type="float" office:value="1" calcext:value-type="float">
            <text:p>1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4" calcext:value-type="float">
            <text:p>4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55]-[.E55]" office:value-type="float" office:value="490" calcext:value-type="float">
            <text:p>49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5]/[.G55];0)-1" office:value-type="float" office:value="3" calcext:value-type="float">
            <text:p>3</text:p>
          </table:table-cell>
          <table:table-cell table:style-name="ce306" table:formula="of:=IF([.H55]&lt;0;0;[.H55])" office:value-type="float" office:value="3" calcext:value-type="float">
            <text:p>3</text:p>
          </table:table-cell>
          <table:table-cell table:style-name="ce306" table:formula="of:=[.D55]+[.I55]" office:value-type="float" office:value="7" calcext:value-type="float">
            <text:p>7</text:p>
          </table:table-cell>
          <table:table-cell table:style-name="ce306" table:formula="of:=[.J55]*[.B55]" office:value-type="float" office:value="7" calcext:value-type="float">
            <text:p>7</text:p>
          </table:table-cell>
          <table:table-cell table:style-name="ce263" table:number-columns-repeated="2"/>
          <table:table-cell table:style-name="ce306"/>
          <table:table-cell table:style-name="ce177" office:value-type="string" calcext:value-type="string">
            <text:p>D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B</text:p>
          </table:table-cell>
          <table:table-cell table:style-name="ce306" table:number-columns-repeated="2"/>
          <table:table-cell table:style-name="ce335"/>
          <table:table-cell table:style-name="ce306" table:number-columns-repeated="3"/>
          <table:table-cell table:style-name="ce177" office:value-type="string" calcext:value-type="string">
            <text:p>X</text:p>
          </table:table-cell>
          <table:table-cell table:style-name="ce306"/>
          <table:table-cell table:style-name="ce177" office:value-type="string" calcext:value-type="string">
            <text:p>B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D</text:p>
          </table:table-cell>
          <table:table-cell table:style-name="ce306" table:number-columns-repeated="24"/>
          <table:table-cell table:number-columns-repeated="16320"/>
        </table:table-row>
        <table:table-row table:style-name="ro20">
          <table:table-cell table:style-name="ce280" office:value-type="string" calcext:value-type="string" table:number-columns-spanned="11" table:number-rows-spanned="1">
            <text:p>Продольная балка основания 2020 T-slot</text:p>
          </table:table-cell>
          <table:covered-table-cell table:number-columns-repeated="3" table:style-name="ce280"/>
          <table:covered-table-cell table:number-columns-repeated="2" table:style-name="ce309"/>
          <table:covered-table-cell table:number-columns-repeated="4" table:style-name="ce280"/>
          <table:covered-table-cell table:style-name="ce306"/>
          <table:table-cell table:style-name="ce263" table:number-columns-repeated="2"/>
          <table:table-cell table:style-name="ce306" table:number-columns-repeated="2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3"/>
          <table:table-cell table:style-name="ce336"/>
          <table:table-cell table:style-name="ce337" table:number-columns-repeated="3"/>
          <table:table-cell table:style-name="ce338"/>
          <table:table-cell table:style-name="ce306" table:number-columns-repeated="2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COM.MICROSOFT.IFS([Настройки.$B$11]=[БД.$A$13];[$Расчёты.B47];[Настройки.$B$11]=[БД.$A$14];[$Расчёты.B61];[Настройки.$B$11]=[БД.$A$15];[$Расчёты.B74])" office:value-type="float" office:value="162" calcext:value-type="float">
            <text:p>162 мм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string" calcext:value-type="string">
            <text:p>A1</text:p>
          </table:table-cell>
          <table:table-cell table:style-name="ce306" table:formula="of:=COM.MICROSOFT.IFS([Настройки.$B$11]=[БД.$A$13];[$Расчёты.B51];[Настройки.$B$11]=[БД.$A$14];[$Расчёты.B65];[Настройки.$B$11]=[БД.$A$15];[$Расчёты.B78])" office:value-type="float" office:value="2" calcext:value-type="float">
            <text:p>2</text:p>
          </table:table-cell>
          <table:table-cell table:style-name="ce310" table:formula="of:=COM.MICROSOFT.IFS([Настройки.$B$11]=[БД.$A$13];[$Расчёты.B55];[Настройки.$B$11]=[БД.$A$14];[$Расчёты.B69];[Настройки.$B$11]=[БД.$A$15];[$Расчёты.B82])" office:value-type="float" office:value="33" calcext:value-type="float">
            <text:p>33 мм</text:p>
          </table:table-cell>
          <table:table-cell table:style-name="ce306" table:formula="of:=[.A57]-[.E57]" office:value-type="float" office:value="129" calcext:value-type="float">
            <text:p>129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7]/[.G57];0)-1" office:value-type="float" office:value="0" calcext:value-type="float">
            <text:p>0</text:p>
          </table:table-cell>
          <table:table-cell table:style-name="ce306" table:formula="of:=IF([.H57]&lt;0;0;[.H57])" office:value-type="float" office:value="0" calcext:value-type="float">
            <text:p>0</text:p>
          </table:table-cell>
          <table:table-cell table:style-name="ce306" table:formula="of:=[.D57]+[.I57]" office:value-type="float" office:value="2" calcext:value-type="float">
            <text:p>2</text:p>
          </table:table-cell>
          <table:table-cell table:style-name="ce306" table:formula="of:=[.J57]*[.B57]" office:value-type="float" office:value="4" calcext:value-type="float">
            <text:p>4</text:p>
          </table:table-cell>
          <table:table-cell table:style-name="ce263" table:number-columns-repeated="2"/>
          <table:table-cell table:style-name="ce306" table:number-columns-repeated="2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7"/>
          <table:table-cell table:style-name="ce333"/>
          <table:table-cell table:style-name="ce306" table:number-columns-repeated="2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COM.MICROSOFT.IFS([Настройки.$B$11]=[БД.$A$13];[$Расчёты.B48];[Настройки.$B$11]=[БД.$A$14];[$Расчёты.B62];[Настройки.$B$11]=[БД.$A$15];[$Расчёты.B75])" office:value-type="float" office:value="196" calcext:value-type="float">
            <text:p>196 мм</text:p>
          </table:table-cell>
          <table:table-cell table:style-name="ce177" table:formula="of:=[.B57]" office:value-type="float" office:value="2" calcext:value-type="float">
            <text:p>2</text:p>
          </table:table-cell>
          <table:table-cell table:style-name="ce177" office:value-type="string" calcext:value-type="string">
            <text:p>A2</text:p>
          </table:table-cell>
          <table:table-cell table:style-name="ce306" table:formula="of:=COM.MICROSOFT.IFS([Настройки.$B$11]=[БД.$A$13];[$Расчёты.B52];[Настройки.$B$11]=[БД.$A$14];[$Расчёты.B66];[Настройки.$B$11]=[БД.$A$15];[$Расчёты.B79])" office:value-type="float" office:value="2" calcext:value-type="float">
            <text:p>2</text:p>
          </table:table-cell>
          <table:table-cell table:style-name="ce310" table:formula="of:=COM.MICROSOFT.IFS([Настройки.$B$11]=[БД.$A$13];[$Расчёты.B56];[Настройки.$B$11]=[БД.$A$14];[$Расчёты.B70];[Настройки.$B$11]=[БД.$A$15];[$Расчёты.B83])" office:value-type="float" office:value="33" calcext:value-type="float">
            <text:p>33 мм</text:p>
          </table:table-cell>
          <table:table-cell table:style-name="ce306" table:formula="of:=[.A58]-[.E58]" office:value-type="float" office:value="163" calcext:value-type="float">
            <text:p>163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8]/[.G58];0)-1" office:value-type="float" office:value="0" calcext:value-type="float">
            <text:p>0</text:p>
          </table:table-cell>
          <table:table-cell table:style-name="ce306" table:formula="of:=IF([.H58]&lt;0;0;[.H58])" office:value-type="float" office:value="0" calcext:value-type="float">
            <text:p>0</text:p>
          </table:table-cell>
          <table:table-cell table:style-name="ce306" table:formula="of:=[.D58]+[.I58]" office:value-type="float" office:value="2" calcext:value-type="float">
            <text:p>2</text:p>
          </table:table-cell>
          <table:table-cell table:style-name="ce306" table:formula="of:=[.J58]*[.B58]" office:value-type="float" office:value="4" calcext:value-type="float">
            <text:p>4</text:p>
          </table:table-cell>
          <table:table-cell table:style-name="ce263" table:number-columns-repeated="2"/>
          <table:table-cell table:style-name="ce306" table:number-columns-repeated="2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10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COM.MICROSOFT.IFS([Настройки.$B$11]=[БД.$A$13];[$Расчёты.B49];[Настройки.$B$11]=[БД.$A$14];[$Расчёты.B63];[Настройки.$B$11]=[БД.$A$15];[$Расчёты.B76])" office:value-type="float" office:value="0" calcext:value-type="float">
            <text:p><text:s/>мм</text:p>
          </table:table-cell>
          <table:table-cell table:style-name="ce177" table:formula="of:=[.B58]" office:value-type="float" office:value="2" calcext:value-type="float">
            <text:p>2</text:p>
          </table:table-cell>
          <table:table-cell table:style-name="ce177" office:value-type="string" calcext:value-type="string">
            <text:p>A3</text:p>
          </table:table-cell>
          <table:table-cell table:style-name="ce306" table:formula="of:=COM.MICROSOFT.IFS([Настройки.$B$11]=[БД.$A$13];[$Расчёты.B53];[Настройки.$B$11]=[БД.$A$14];[$Расчёты.B67];[Настройки.$B$11]=[БД.$A$15];[$Расчёты.B80])" office:value-type="float" office:value="0" calcext:value-type="float">
            <text:p>0</text:p>
          </table:table-cell>
          <table:table-cell table:style-name="ce310" table:formula="of:=COM.MICROSOFT.IFS([Настройки.$B$11]=[БД.$A$13];[$Расчёты.B57];[Настройки.$B$11]=[БД.$A$14];[$Расчёты.B71];[Настройки.$B$11]=[БД.$A$15];[$Расчёты.B84])" office:value-type="float" office:value="0" calcext:value-type="float">
            <text:p><text:s/>мм</text:p>
          </table:table-cell>
          <table:table-cell table:style-name="ce306" table:formula="of:=[.A59]-[.E59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9]/[.G59];0)-1" office:value-type="float" office:value="-1" calcext:value-type="float">
            <text:p>-1</text:p>
          </table:table-cell>
          <table:table-cell table:style-name="ce306" table:formula="of:=IF([.H59]&lt;0;0;[.H59])" office:value-type="float" office:value="0" calcext:value-type="float">
            <text:p>0</text:p>
          </table:table-cell>
          <table:table-cell table:style-name="ce306" table:formula="of:=[.D59]+[.I59]" office:value-type="float" office:value="0" calcext:value-type="float">
            <text:p>0</text:p>
          </table:table-cell>
          <table:table-cell table:style-name="ce306" table:formula="of:=[.J59]*[.B59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C</text:p>
          </table:table-cell>
          <table:table-cell table:style-name="ce306" table:number-columns-repeated="16"/>
          <table:table-cell table:style-name="ce177" office:value-type="string" calcext:value-type="string">
            <text:p>C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COM.MICROSOFT.IFS([Настройки.$B$11]=[БД.$A$13];[$Расчёты.B50];[Настройки.$B$11]=[БД.$A$14];[$Расчёты.B64];[Настройки.$B$11]=[БД.$A$15];[$Расчёты.B77])" office:value-type="float" office:value="0" calcext:value-type="float">
            <text:p><text:s/>мм</text:p>
          </table:table-cell>
          <table:table-cell table:style-name="ce177" table:formula="of:=[.B59]" office:value-type="float" office:value="2" calcext:value-type="float">
            <text:p>2</text:p>
          </table:table-cell>
          <table:table-cell table:style-name="ce177" office:value-type="string" calcext:value-type="string">
            <text:p>A4</text:p>
          </table:table-cell>
          <table:table-cell table:style-name="ce306" table:formula="of:=COM.MICROSOFT.IFS([Настройки.$B$11]=[БД.$A$13];[$Расчёты.B54];[Настройки.$B$11]=[БД.$A$14];[$Расчёты.B68];[Настройки.$B$11]=[БД.$A$15];[$Расчёты.B81])" office:value-type="float" office:value="0" calcext:value-type="float">
            <text:p>0</text:p>
          </table:table-cell>
          <table:table-cell table:style-name="ce310" table:formula="of:=COM.MICROSOFT.IFS([Настройки.$B$11]=[БД.$A$13];[$Расчёты.B58];[Настройки.$B$11]=[БД.$A$14];[$Расчёты.B72];[Настройки.$B$11]=[БД.$A$15];[$Расчёты.B85])" office:value-type="float" office:value="0" calcext:value-type="float">
            <text:p><text:s/>мм</text:p>
          </table:table-cell>
          <table:table-cell table:style-name="ce306" table:formula="of:=[.A60]-[.E60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60]/[.G60];0)-1" office:value-type="float" office:value="-1" calcext:value-type="float">
            <text:p>-1</text:p>
          </table:table-cell>
          <table:table-cell table:style-name="ce306" table:formula="of:=IF([.H60]&lt;0;0;[.H60])" office:value-type="float" office:value="0" calcext:value-type="float">
            <text:p>0</text:p>
          </table:table-cell>
          <table:table-cell table:style-name="ce306" table:formula="of:=[.D60]+[.I60]" office:value-type="float" office:value="0" calcext:value-type="float">
            <text:p>0</text:p>
          </table:table-cell>
          <table:table-cell table:style-name="ce306" table:formula="of:=[.J60]*[.B60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51"/>
          <table:table-cell table:number-columns-repeated="16320"/>
        </table:table-row>
        <table:table-row table:style-name="ro20">
          <table:table-cell table:style-name="ce303" table:formula="of:=[$'Профиль алюминиевый'.C13]" office:value-type="float" office:value="450" calcext:value-type="float">
            <text:p>450 мм</text:p>
          </table:table-cell>
          <table:table-cell table:style-name="ce177" table:formula="of:=[.B60]" office:value-type="float" office:value="2" calcext:value-type="float">
            <text:p>2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10" table:formula="of:=[.A61]" office:value-type="float" office:value="450" calcext:value-type="float">
            <text:p>450 мм</text:p>
          </table:table-cell>
          <table:table-cell table:style-name="ce306" table:formula="of:=[.A61]-[.E61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61]/[.G61];0)-1" office:value-type="float" office:value="-1" calcext:value-type="float">
            <text:p>-1</text:p>
          </table:table-cell>
          <table:table-cell table:style-name="ce306" table:formula="of:=IF([.H61]&lt;0;0;[.H61])" office:value-type="float" office:value="0" calcext:value-type="float">
            <text:p>0</text:p>
          </table:table-cell>
          <table:table-cell table:style-name="ce306" table:formula="of:=[.D61]+[.I61]" office:value-type="float" office:value="0" calcext:value-type="float">
            <text:p>0</text:p>
          </table:table-cell>
          <table:table-cell table:style-name="ce306" table:formula="of:=[.J61]*[.B61]" office:value-type="float" office:value="0" calcext:value-type="float">
            <text:p>0</text:p>
          </table:table-cell>
          <table:table-cell table:style-name="ce263" table:number-columns-repeated="2"/>
          <table:table-cell table:style-name="ce306"/>
          <table:table-cell table:style-name="ce177" office:value-type="string" calcext:value-type="string" table:number-columns-spanned="27" table:number-rows-spanned="1">
            <text:p>Схема для: продольных балок основания</text:p>
          </table:table-cell>
          <table:covered-table-cell table:number-columns-repeated="2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5" table:style-name="ce177"/>
          <table:covered-table-cell table:number-columns-repeated="11" table:style-name="ce306"/>
          <table:table-cell table:style-name="ce306" table:number-columns-repeated="23"/>
          <table:table-cell table:number-columns-repeated="16320"/>
        </table:table-row>
        <table:table-row table:style-name="ro20">
          <table:table-cell table:style-name="ce303" table:formula="of:=[.A61]" office:value-type="float" office:value="450" calcext:value-type="float">
            <text:p>450 мм</text:p>
          </table:table-cell>
          <table:table-cell table:style-name="ce177" table:formula="of:=[.B61]" office:value-type="float" office:value="2" calcext:value-type="float">
            <text:p>2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0" calcext:value-type="float">
            <text:p>0</text:p>
          </table:table-cell>
          <table:table-cell table:style-name="ce310" table:formula="of:=[.A62]" office:value-type="float" office:value="450" calcext:value-type="float">
            <text:p>450 мм</text:p>
          </table:table-cell>
          <table:table-cell table:style-name="ce306" table:formula="of:=[.A62]-[.E62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62]/[.G62];0)-1" office:value-type="float" office:value="-1" calcext:value-type="float">
            <text:p>-1</text:p>
          </table:table-cell>
          <table:table-cell table:style-name="ce306" table:formula="of:=IF([.H62]&lt;0;0;[.H62])" office:value-type="float" office:value="0" calcext:value-type="float">
            <text:p>0</text:p>
          </table:table-cell>
          <table:table-cell table:style-name="ce306" table:formula="of:=[.D62]+[.I62]" office:value-type="float" office:value="0" calcext:value-type="float">
            <text:p>0</text:p>
          </table:table-cell>
          <table:table-cell table:style-name="ce306" table:formula="of:=[.J62]*[.B62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A</text:p>
          </table:table-cell>
          <table:table-cell table:style-name="ce306" table:number-columns-repeated="16"/>
          <table:table-cell table:style-name="ce177" office:value-type="string" calcext:value-type="string">
            <text:p>A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.A62]" office:value-type="float" office:value="450" calcext:value-type="float">
            <text:p>450 мм</text:p>
          </table:table-cell>
          <table:table-cell table:style-name="ce177" table:formula="of:=[.B62]" office:value-type="float" office:value="2" calcext:value-type="float">
            <text:p>2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1" calcext:value-type="float">
            <text:p>1</text:p>
          </table:table-cell>
          <table:table-cell table:style-name="ce310" office:value-type="float" office:value="52" calcext:value-type="float">
            <text:p>52 мм</text:p>
          </table:table-cell>
          <table:table-cell table:style-name="ce306" table:formula="of:=[.A63]-[.E63]" office:value-type="float" office:value="398" calcext:value-type="float">
            <text:p>398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63]/[.G63];0)-1" office:value-type="float" office:value="3" calcext:value-type="float">
            <text:p>3</text:p>
          </table:table-cell>
          <table:table-cell table:style-name="ce306" table:formula="of:=IF([.H63]&lt;0;0;[.H63])" office:value-type="float" office:value="3" calcext:value-type="float">
            <text:p>3</text:p>
          </table:table-cell>
          <table:table-cell table:style-name="ce306" table:formula="of:=[.D63]+[.I63]" office:value-type="float" office:value="4" calcext:value-type="float">
            <text:p>4</text:p>
          </table:table-cell>
          <table:table-cell table:style-name="ce306" table:formula="of:=[.J63]*[.B63]" office:value-type="float" office:value="8" calcext:value-type="float">
            <text:p>8</text:p>
          </table:table-cell>
          <table:table-cell table:style-name="ce263" table:number-columns-repeated="2"/>
          <table:table-cell table:style-name="ce306" table:number-columns-repeated="2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10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177" table:number-columns-repeated="2"/>
          <table:table-cell table:style-name="ce306" table:number-columns-repeated="2"/>
          <table:table-cell table:style-name="ce308" table:number-columns-repeated="2"/>
          <table:table-cell table:style-name="ce306" table:number-columns-repeated="9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2"/>
          <table:table-cell table:style-name="ce333"/>
          <table:table-cell table:style-name="ce334"/>
          <table:table-cell table:style-name="ce177" office:value-type="string" calcext:value-type="string">
            <text:p>Z</text:p>
          </table:table-cell>
          <table:table-cell table:style-name="ce306" table:number-columns-repeated="5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177" table:number-columns-repeated="2"/>
          <table:table-cell table:style-name="ce306" table:number-columns-repeated="2"/>
          <table:table-cell table:style-name="ce308" table:number-columns-repeated="2"/>
          <table:table-cell table:style-name="ce306" table:number-columns-repeated="3"/>
          <table:table-cell table:style-name="ce312" office:value-type="string" calcext:value-type="string">
            <text:p>Итого:</text:p>
          </table:table-cell>
          <table:table-cell table:style-name="ce306" table:formula="of:=SUM([.K3:.K63])" office:value-type="float" office:value="200" calcext:value-type="float">
            <text:p>200</text:p>
          </table:table-cell>
          <table:table-cell table:style-name="ce306" table:number-columns-repeated="4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3"/>
          <table:table-cell table:style-name="ce335"/>
          <table:table-cell table:style-name="ce306" table:number-columns-repeated="6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177" table:number-columns-repeated="2"/>
          <table:table-cell table:style-name="ce306" table:number-columns-repeated="2"/>
          <table:table-cell table:style-name="ce308" table:number-columns-repeated="2"/>
          <table:table-cell table:style-name="ce306" table:number-columns-repeated="8"/>
          <table:table-cell table:style-name="ce177" office:value-type="string" calcext:value-type="string">
            <text:p>D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B</text:p>
          </table:table-cell>
          <table:table-cell table:style-name="ce306" table:number-columns-repeated="2"/>
          <table:table-cell table:style-name="ce335"/>
          <table:table-cell table:style-name="ce306" table:number-columns-repeated="5"/>
          <table:table-cell table:style-name="ce177" office:value-type="string" calcext:value-type="string">
            <text:p>B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D</text:p>
          </table:table-cell>
          <table:table-cell table:style-name="ce306" table:number-columns-repeated="24"/>
          <table:table-cell table:number-columns-repeated="16320"/>
        </table:table-row>
        <table:table-row table:style-name="ro20">
          <table:table-cell table:style-name="ce177" table:number-columns-repeated="2"/>
          <table:table-cell table:style-name="ce306" table:number-columns-repeated="2"/>
          <table:table-cell table:style-name="ce308" table:number-columns-repeated="2"/>
          <table:table-cell table:style-name="ce306" table:number-columns-repeated="9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3"/>
          <table:table-cell table:style-name="ce335"/>
          <table:table-cell table:style-name="ce306" table:number-columns-repeated="3"/>
          <table:table-cell table:style-name="ce177" office:value-type="string" calcext:value-type="string">
            <text:p>X</text:p>
          </table:table-cell>
          <table:table-cell table:style-name="ce306" table:number-columns-repeated="2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177" table:number-columns-repeated="2"/>
          <table:table-cell table:style-name="ce306" table:number-columns-repeated="2"/>
          <table:table-cell table:style-name="ce308" table:number-columns-repeated="2"/>
          <table:table-cell table:style-name="ce306" table:number-columns-repeated="9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3"/>
          <table:table-cell table:style-name="ce336"/>
          <table:table-cell table:style-name="ce337" table:number-columns-repeated="3"/>
          <table:table-cell table:style-name="ce338"/>
          <table:table-cell table:style-name="ce306" table:number-columns-repeated="2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177" table:number-columns-repeated="2"/>
          <table:table-cell table:style-name="ce306" table:number-columns-repeated="2"/>
          <table:table-cell table:style-name="ce308" table:number-columns-repeated="2"/>
          <table:table-cell table:style-name="ce306" table:number-columns-repeated="9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7"/>
          <table:table-cell table:style-name="ce333"/>
          <table:table-cell table:style-name="ce306" table:number-columns-repeated="2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177" table:number-columns-repeated="2"/>
          <table:table-cell table:style-name="ce306" table:number-columns-repeated="2"/>
          <table:table-cell table:style-name="ce308" table:number-columns-repeated="2"/>
          <table:table-cell table:style-name="ce306" table:number-columns-repeated="12"/>
          <table:table-cell table:style-name="ce177" office:value-type="string" calcext:value-type="string">
            <text:p>C</text:p>
          </table:table-cell>
          <table:table-cell table:style-name="ce306" table:number-columns-repeated="16"/>
          <table:table-cell table:style-name="ce177" office:value-type="string" calcext:value-type="string">
            <text:p>C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number-columns-repeated="4"/>
          <table:table-cell table:style-name="ce174" table:number-columns-repeated="2"/>
          <table:table-cell table:number-columns-repeated="16378"/>
        </table:table-row>
        <table:table-row table:style-name="ro20" table:number-rows-repeated="10">
          <table:table-cell table:number-columns-repeated="4"/>
          <table:table-cell table:style-name="ce174" table:number-columns-repeated="2"/>
          <table:table-cell table:number-columns-repeated="8"/>
          <table:table-cell table:style-name="Default" table:number-columns-repeated="27"/>
          <table:table-cell table:number-columns-repeated="16343"/>
        </table:table-row>
        <table:table-row table:style-name="ro20" table:number-rows-repeated="35">
          <table:table-cell table:number-columns-repeated="4"/>
          <table:table-cell table:style-name="ce174" table:number-columns-repeated="2"/>
          <table:table-cell table:number-columns-repeated="16378"/>
        </table:table-row>
        <table:table-row table:style-name="ro20" table:number-rows-repeated="51">
          <table:table-cell table:number-columns-repeated="5"/>
          <table:table-cell table:style-name="ce174"/>
          <table:table-cell table:number-columns-repeated="16378"/>
        </table:table-row>
        <table:table-row table:style-name="ro20" table:number-rows-repeated="22">
          <table:table-cell table:number-columns-repeated="16384"/>
        </table:table-row>
        <table:table-row table:style-name="ro13" table:number-rows-repeated="1048386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Печатные изделия" table:style-name="ta1">
        <office:forms form:automatic-focus="false" form:apply-design-mode="false"/>
        <table:table-column table:style-name="co27" table:default-cell-style-name="ce148"/>
        <table:table-column table:style-name="co39" table:default-cell-style-name="ce148"/>
        <table:table-column table:style-name="co40" table:visibility="collapse" table:default-cell-style-name="ce262"/>
        <table:table-column table:style-name="co40" table:default-cell-style-name="ce59"/>
        <table:table-column table:style-name="co16" table:visibility="collapse" table:default-cell-style-name="ce59"/>
        <table:table-column table:style-name="co9" table:default-cell-style-name="ce59"/>
        <table:table-column table:style-name="co9" table:default-cell-style-name="ce75"/>
        <table:table-column table:style-name="co41" table:default-cell-style-name="ce59"/>
        <table:table-column table:style-name="co42" table:visibility="collapse" table:number-columns-repeated="2" table:default-cell-style-name="ce59"/>
        <table:table-column table:style-name="co43" table:default-cell-style-name="ce59"/>
        <table:table-column table:style-name="co44" table:default-cell-style-name="ce273"/>
        <table:table-column table:style-name="co5" table:number-columns-repeated="1011" table:default-cell-style-name="ce12"/>
        <table:table-row table:style-name="ro22">
          <table:table-cell table:style-name="ce246" office:value-type="string" calcext:value-type="string" table:number-columns-spanned="12" table:number-rows-spanned="1">
            <text:p><text:span text:style-name="T2">На данном листе производится расчёт параметров печатных деталей</text:span></text:p>
            <text:p/>
            <text:p>Все детали, которые предполагается печатать из обычного, простого пластика, можно распечатать из продвинутого. </text:p>
            <text:p/>
            <text:p><text:span text:style-name="T10">Запечатка — это не процент заполнения!</text:span> Этот параметр считается как объём пластика на деталь делить на объём детали и является очень приблизительным, нужен для общего представления о требовании к прочности только. То есть учитываются еще и периметры. Если запечатка 100%, то следует поставить 3-5 периметров (больше-лучше) и 100% заполнения. Если запечатка меньше 100%, то стоит поставить 5+ периметров и процент заполнения около 30. </text:p>
          </table:table-cell>
          <table:covered-table-cell table:number-columns-repeated="11" table:style-name="ce254"/>
          <table:table-cell table:style-name="Default" table:number-columns-repeated="1011"/>
        </table:table-row>
        <table:table-row table:style-name="ro15">
          <table:table-cell table:style-name="ce51" office:value-type="string" calcext:value-type="string">
            <text:p>Обозначение</text:p>
          </table:table-cell>
          <table:table-cell table:style-name="ce51" office:value-type="string" calcext:value-type="string">
            <text:p>Наименование</text:p>
          </table:table-cell>
          <table:table-cell table:style-name="ce397" office:value-type="string" calcext:value-type="string">
            <text:p>Объём</text:p>
          </table:table-cell>
          <table:table-cell table:style-name="ce51" office:value-type="string" calcext:value-type="string">
            <text:p>Пластик</text:p>
          </table:table-cell>
          <table:table-cell table:style-name="ce51" office:value-type="string" calcext:value-type="string">
            <text:p>Плотность</text:p>
          </table:table-cell>
          <table:table-cell table:style-name="ce51" office:value-type="string" calcext:value-type="string">
            <text:p>Запечатка</text:p>
          </table:table-cell>
          <table:table-cell table:style-name="ce72" office:value-type="string" calcext:value-type="string">
            <text:p>Масса единицы</text:p>
          </table:table-cell>
          <table:table-cell table:style-name="ce51" office:value-type="string" calcext:value-type="string">
            <text:p>Ед.</text:p>
          </table:table-cell>
          <table:table-cell table:style-name="ce51" office:value-type="string" calcext:value-type="string">
            <text:p>Итого масса</text:p>
          </table:table-cell>
          <table:table-cell table:style-name="ce51" office:value-type="string" calcext:value-type="string">
            <text:p>Удельная стоимость</text:p>
          </table:table-cell>
          <table:table-cell table:style-name="ce51" office:value-type="string" calcext:value-type="string">
            <text:p>Итого стоимость</text:p>
          </table:table-cell>
          <table:table-cell table:style-name="ce51" office:value-type="string" calcext:value-type="string">
            <text:p>Комментарий</text:p>
          </table:table-cell>
          <table:table-cell table:number-columns-repeated="1011"/>
        </table:table-row>
        <table:table-row table:style-name="ro18">
          <table:table-cell table:style-name="ce156" office:value-type="string" calcext:value-type="string" table:number-columns-spanned="12" table:number-rows-spanned="1">
            <text:p>Портал</text:p>
          </table:table-cell>
          <table:covered-table-cell table:style-name="ce51"/>
          <table:covered-table-cell table:style-name="ce397"/>
          <table:covered-table-cell table:number-columns-repeated="3" table:style-name="ce51"/>
          <table:covered-table-cell table:style-name="ce72"/>
          <table:covered-table-cell table:number-columns-repeated="5" table:style-name="ce51"/>
          <table:table-cell table:number-columns-repeated="1011"/>
        </table:table-row>
        <table:table-row table:style-name="ro11">
          <table:table-cell table:style-name="ce393" office:value-type="string" calcext:value-type="string">
            <text:p>V07-01-01-01-01</text:p>
          </table:table-cell>
          <table:table-cell table:style-name="ce393" office:value-type="string" calcext:value-type="string">
            <text:p>Y carriage base (markforged)</text:p>
          </table:table-cell>
          <table:table-cell table:style-name="ce364" office:value-type="float" office:value="32548" calcext:value-type="float">
            <text:p>32 548 мм³</text:p>
          </table:table-cell>
          <table:table-cell table:style-name="ce404" table:content-validation-name="val15" office:value-type="string" calcext:value-type="string">
            <text:p>Продвинутый</text:p>
          </table:table-cell>
          <table:table-cell table:style-name="ce377" table:formula="of:=COM.MICROSOFT.IFS([.D4]=[$БД.$A$42];[$Настройки.$B$17];[.D4]=[$БД.$A$43];[$Настройки.$B$19];[.D4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]*[.E4]*[.F4]/1000" office:value-type="float" office:value="35.15184" calcext:value-type="float">
            <text:p>35,15 г</text:p>
          </table:table-cell>
          <table:table-cell table:style-name="ce383" office:value-type="float" office:value="0" calcext:value-type="float">
            <text:p>0</text:p>
          </table:table-cell>
          <table:table-cell table:style-name="ce381" table:formula="of:=[.G4]*[.H4]" office:value-type="float" office:value="0" calcext:value-type="float">
            <text:p>0,00 г</text:p>
          </table:table-cell>
          <table:table-cell table:style-name="ce385" table:formula="of:=COM.MICROSOFT.IFS([.D4]=[$БД.$A$42];[$Настройки.$B$18];[.D4]=[$БД.$A$43];[$Настройки.$B$20];[.D4]=[$БД.$A$44];1.1)/1000" office:value-type="float" office:value="3.6" calcext:value-type="float">
            <text:p>3,60 р/г</text:p>
          </table:table-cell>
          <table:table-cell table:style-name="ce85" table:formula="of:=[.I4]*[.J4]" office:value-type="currency" office:currency="RUB" office:value="0" calcext:value-type="currency">
            <text:p>0,00 ₽</text:p>
          </table:table-cell>
          <table:table-cell table:style-name="ce419" office:value-type="string" calcext:value-type="string">
            <text:p>Каретка от версии 0.7 оставлена для совместимости с кинематикой Markforged. 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93" office:value-type="string" calcext:value-type="string">
            <text:p>V08-01-01-01-01</text:p>
          </table:table-cell>
          <table:table-cell table:style-name="ce393" office:value-type="string" calcext:value-type="string">
            <text:p>Y carriage base (0.5XY)</text:p>
          </table:table-cell>
          <table:table-cell table:style-name="ce364" office:value-type="float" office:value="40576" calcext:value-type="float">
            <text:p>40 576 мм³</text:p>
          </table:table-cell>
          <table:table-cell table:style-name="ce404" table:content-validation-name="val15" office:value-type="string" calcext:value-type="string">
            <text:p>Продвинутый</text:p>
          </table:table-cell>
          <table:table-cell table:style-name="ce377" table:formula="of:=COM.MICROSOFT.IFS([.D5]=[$БД.$A$42];[$Настройки.$B$17];[.D5]=[$БД.$A$43];[$Настройки.$B$19];[.D5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]*[.E5]*[.F5]/1000" office:value-type="float" office:value="43.82208" calcext:value-type="float">
            <text:p>43,82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5]*[.H5]" office:value-type="float" office:value="87.64416" calcext:value-type="float">
            <text:p>87,64 г</text:p>
          </table:table-cell>
          <table:table-cell table:style-name="ce385" table:formula="of:=COM.MICROSOFT.IFS([.D5]=[$БД.$A$42];[$Настройки.$B$18];[.D5]=[$БД.$A$43];[$Настройки.$B$20];[.D5]=[$БД.$A$44];1.1)/1000" office:value-type="float" office:value="3.6" calcext:value-type="float">
            <text:p>3,60 р/г</text:p>
          </table:table-cell>
          <table:table-cell table:style-name="ce85" table:formula="of:=[.I5]*[.J5]" office:value-type="currency" office:currency="RUB" office:value="315.518976" calcext:value-type="currency">
            <text:p>315,52 ₽</text:p>
          </table:table-cell>
          <table:table-cell table:style-name="ce419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93" office:value-type="string" calcext:value-type="string">
            <text:p>V08-01-01-01-02</text:p>
          </table:table-cell>
          <table:table-cell table:style-name="ce393" office:value-type="string" calcext:value-type="string">
            <text:p>Y belt clamp</text:p>
          </table:table-cell>
          <table:table-cell table:style-name="ce364" office:value-type="float" office:value="4836" calcext:value-type="float">
            <text:p>4 836 мм³</text:p>
          </table:table-cell>
          <table:table-cell table:style-name="ce404" table:content-validation-name="val15" office:value-type="string" calcext:value-type="string">
            <text:p>Продвинутый</text:p>
          </table:table-cell>
          <table:table-cell table:style-name="ce377" table:formula="of:=COM.MICROSOFT.IFS([.D6]=[$БД.$A$42];[$Настройки.$B$17];[.D6]=[$БД.$A$43];[$Настройки.$B$19];[.D6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]*[.E6]*[.F6]/1000" office:value-type="float" office:value="5.22288" calcext:value-type="float">
            <text:p>5,22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6]*[.H6]" office:value-type="float" office:value="10.44576" calcext:value-type="float">
            <text:p>10,45 г</text:p>
          </table:table-cell>
          <table:table-cell table:style-name="ce385" table:formula="of:=COM.MICROSOFT.IFS([.D6]=[$БД.$A$42];[$Настройки.$B$18];[.D6]=[$БД.$A$43];[$Настройки.$B$20];[.D6]=[$БД.$A$44];1.1)/1000" office:value-type="float" office:value="3.6" calcext:value-type="float">
            <text:p>3,60 р/г</text:p>
          </table:table-cell>
          <table:table-cell table:style-name="ce85" table:formula="of:=[.I6]*[.J6]" office:value-type="currency" office:currency="RUB" office:value="37.604736" calcext:value-type="currency">
            <text:p>37,60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93" office:value-type="string" calcext:value-type="string">
            <text:p>V05-01-01-01-03</text:p>
          </table:table-cell>
          <table:table-cell table:style-name="ce393" office:value-type="string" calcext:value-type="string">
            <text:p>X axis stopper</text:p>
          </table:table-cell>
          <table:table-cell table:style-name="ce364" office:value-type="float" office:value="1396" calcext:value-type="float">
            <text:p>1 396 мм³</text:p>
          </table:table-cell>
          <table:table-cell table:style-name="ce404" table:content-validation-name="val15" office:value-type="string" calcext:value-type="string">
            <text:p>Продвинутый</text:p>
          </table:table-cell>
          <table:table-cell table:style-name="ce377" table:formula="of:=COM.MICROSOFT.IFS([.D7]=[$БД.$A$42];[$Настройки.$B$17];[.D7]=[$БД.$A$43];[$Настройки.$B$19];[.D7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]*[.E7]*[.F7]/1000" office:value-type="float" office:value="1.50768" calcext:value-type="float">
            <text:p>1,51 г</text:p>
          </table:table-cell>
          <table:table-cell table:style-name="ce383" table:formula="of:=2-[.H10]" office:value-type="float" office:value="0" calcext:value-type="float">
            <text:p>0</text:p>
          </table:table-cell>
          <table:table-cell table:style-name="ce381" table:formula="of:=[.G7]*[.H7]" office:value-type="float" office:value="0" calcext:value-type="float">
            <text:p>0,00 г</text:p>
          </table:table-cell>
          <table:table-cell table:style-name="ce385" table:formula="of:=COM.MICROSOFT.IFS([.D7]=[$БД.$A$42];[$Настройки.$B$18];[.D7]=[$БД.$A$43];[$Настройки.$B$20];[.D7]=[$БД.$A$44];1.1)/1000" office:value-type="float" office:value="3.6" calcext:value-type="float">
            <text:p>3,60 р/г</text:p>
          </table:table-cell>
          <table:table-cell table:style-name="ce85" table:formula="of:=[.I7]*[.J7]" office:value-type="currency" office:currency="RUB" office:value="0" calcext:value-type="currency">
            <text:p>0,00 ₽</text:p>
          </table:table-cell>
          <table:table-cell table:style-name="ce419" office:value-type="string" calcext:value-type="string">
            <text:p>Не зеркалится. Для LPH не нужен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1-01-01-04</text:p>
          </table:table-cell>
          <table:table-cell table:style-name="ce393" office:value-type="string" calcext:value-type="string">
            <text:p>Roller spacer</text:p>
          </table:table-cell>
          <table:table-cell table:style-name="ce364" office:value-type="float" office:value="532" calcext:value-type="float">
            <text:p>532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8]=[$БД.$A$42];[$Настройки.$B$17];[.D8]=[$БД.$A$43];[$Настройки.$B$19];[.D8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8]*[.E8]*[.F8]/1000" office:value-type="float" office:value="0.68096" calcext:value-type="float">
            <text:p>0,68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8]*[.H8]" office:value-type="float" office:value="2.72384" calcext:value-type="float">
            <text:p>2,72 г</text:p>
          </table:table-cell>
          <table:table-cell table:style-name="ce385" table:formula="of:=COM.MICROSOFT.IFS([.D8]=[$БД.$A$42];[$Настройки.$B$18];[.D8]=[$БД.$A$43];[$Настройки.$B$20];[.D8]=[$БД.$A$44];1.1)/1000" office:value-type="float" office:value="1" calcext:value-type="float">
            <text:p>1,00 р/г</text:p>
          </table:table-cell>
          <table:table-cell table:style-name="ce85" table:formula="of:=[.I8]*[.J8]" office:value-type="currency" office:currency="RUB" office:value="2.72384" calcext:value-type="currency">
            <text:p>2,72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1-01-02-04</text:p>
          </table:table-cell>
          <table:table-cell table:style-name="ce393" office:value-type="string" calcext:value-type="string">
            <text:p>0.5XY print head roller spacer</text:p>
          </table:table-cell>
          <table:table-cell table:style-name="ce364" office:value-type="float" office:value="2133" calcext:value-type="float">
            <text:p>2 133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9]=[$БД.$A$42];[$Настройки.$B$17];[.D9]=[$БД.$A$43];[$Настройки.$B$19];[.D9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9]*[.E9]*[.F9]/1000" office:value-type="float" office:value="2.73024" calcext:value-type="float">
            <text:p>2,73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9]*[.H9]" office:value-type="float" office:value="5.46048" calcext:value-type="float">
            <text:p>5,46 г</text:p>
          </table:table-cell>
          <table:table-cell table:style-name="ce385" table:formula="of:=COM.MICROSOFT.IFS([.D9]=[$БД.$A$42];[$Настройки.$B$18];[.D9]=[$БД.$A$43];[$Настройки.$B$20];[.D9]=[$БД.$A$44];1.1)/1000" office:value-type="float" office:value="1" calcext:value-type="float">
            <text:p>1,00 р/г</text:p>
          </table:table-cell>
          <table:table-cell table:style-name="ce85" table:formula="of:=[.I9]*[.J9]" office:value-type="currency" office:currency="RUB" office:value="5.46048" calcext:value-type="currency">
            <text:p>5,46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1-01-04-01</text:p>
          </table:table-cell>
          <table:table-cell table:style-name="ce393" office:value-type="string" calcext:value-type="string">
            <text:p>Lite print head mount</text:p>
          </table:table-cell>
          <table:table-cell table:style-name="ce364" office:value-type="float" office:value="16784" calcext:value-type="float">
            <text:p>16 784 мм³</text:p>
          </table:table-cell>
          <table:table-cell table:style-name="ce404" table:content-validation-name="val15" office:value-type="string" calcext:value-type="string">
            <text:p>Продвинутый</text:p>
          </table:table-cell>
          <table:table-cell table:style-name="ce377" table:formula="of:=COM.MICROSOFT.IFS([.D10]=[$БД.$A$42];[$Настройки.$B$17];[.D10]=[$БД.$A$43];[$Настройки.$B$19];[.D10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0]*[.E10]*[.F10]/1000" office:value-type="float" office:value="18.12672" calcext:value-type="float">
            <text:p>18,13 г</text:p>
          </table:table-cell>
          <table:table-cell table:style-name="ce383" table:formula="of:=[$'Покупные изделия'.E8]" office:value-type="float" office:value="2" calcext:value-type="float">
            <text:p>2</text:p>
          </table:table-cell>
          <table:table-cell table:style-name="ce381" table:formula="of:=[.G10]*[.H10]" office:value-type="float" office:value="36.25344" calcext:value-type="float">
            <text:p>36,25 г</text:p>
          </table:table-cell>
          <table:table-cell table:style-name="ce385" table:formula="of:=COM.MICROSOFT.IFS([.D10]=[$БД.$A$42];[$Настройки.$B$18];[.D10]=[$БД.$A$43];[$Настройки.$B$20];[.D10]=[$БД.$A$44];1.1)/1000" office:value-type="float" office:value="3.6" calcext:value-type="float">
            <text:p>3,60 р/г</text:p>
          </table:table-cell>
          <table:table-cell table:style-name="ce85" table:formula="of:=[.I10]*[.J10]" office:value-type="currency" office:currency="RUB" office:value="130.512384" calcext:value-type="currency">
            <text:p>130,51 ₽</text:p>
          </table:table-cell>
          <table:table-cell table:style-name="ce419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1-01-04-03</text:p>
          </table:table-cell>
          <table:table-cell table:style-name="ce393" office:value-type="string" calcext:value-type="string">
            <text:p>LPH volcano dual 5015 fan duct</text:p>
          </table:table-cell>
          <table:table-cell table:style-name="ce364" office:value-type="float" office:value="16013" calcext:value-type="float">
            <text:p>16 013 мм³</text:p>
          </table:table-cell>
          <table:table-cell table:style-name="ce404" table:content-validation-name="val15" office:value-type="string" calcext:value-type="string">
            <text:p>Продвинутый</text:p>
          </table:table-cell>
          <table:table-cell table:style-name="ce377" table:formula="of:=COM.MICROSOFT.IFS([.D11]=[$БД.$A$42];[$Настройки.$B$17];[.D11]=[$БД.$A$43];[$Настройки.$B$19];[.D11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1]*[.E11]*[.F11]/1000" office:value-type="float" office:value="17.29404" calcext:value-type="float">
            <text:p>17,29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11]*[.H11]" office:value-type="float" office:value="34.58808" calcext:value-type="float">
            <text:p>34,59 г</text:p>
          </table:table-cell>
          <table:table-cell table:style-name="ce385" table:formula="of:=COM.MICROSOFT.IFS([.D11]=[$БД.$A$42];[$Настройки.$B$18];[.D11]=[$БД.$A$43];[$Настройки.$B$20];[.D11]=[$БД.$A$44];1.1)/1000" office:value-type="float" office:value="3.6" calcext:value-type="float">
            <text:p>3,60 р/г</text:p>
          </table:table-cell>
          <table:table-cell table:style-name="ce85" table:formula="of:=[.I11]*[.J11]" office:value-type="currency" office:currency="RUB" office:value="124.517088" calcext:value-type="currency">
            <text:p>124,52 ₽</text:p>
          </table:table-cell>
          <table:table-cell table:style-name="ce419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1-01-04-04</text:p>
          </table:table-cell>
          <table:table-cell table:style-name="ce393" office:value-type="string" calcext:value-type="string">
            <text:p>LPH volcano front panel</text:p>
          </table:table-cell>
          <table:table-cell table:style-name="ce364" office:value-type="float" office:value="10217" calcext:value-type="float">
            <text:p>10 217 мм³</text:p>
          </table:table-cell>
          <table:table-cell table:style-name="ce404" table:content-validation-name="val15" office:value-type="string" calcext:value-type="string">
            <text:p>Продвинутый</text:p>
          </table:table-cell>
          <table:table-cell table:style-name="ce377" table:formula="of:=COM.MICROSOFT.IFS([.D12]=[$БД.$A$42];[$Настройки.$B$17];[.D12]=[$БД.$A$43];[$Настройки.$B$19];[.D12]=[$БД.$A$44];1.1)" office:value-type="float" office:value="1.08" calcext:value-type="float">
            <text:p>1,0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12]*[.E12]*[.F12]/1000" office:value-type="float" office:value="8.27577" calcext:value-type="float">
            <text:p>8,28 г</text:p>
          </table:table-cell>
          <table:table-cell table:style-name="ce383" table:formula="of:=[.H11]" office:value-type="float" office:value="2" calcext:value-type="float">
            <text:p>2</text:p>
          </table:table-cell>
          <table:table-cell table:style-name="ce381" table:formula="of:=[.G12]*[.H12]" office:value-type="float" office:value="16.55154" calcext:value-type="float">
            <text:p>16,55 г</text:p>
          </table:table-cell>
          <table:table-cell table:style-name="ce385" table:formula="of:=COM.MICROSOFT.IFS([.D12]=[$БД.$A$42];[$Настройки.$B$18];[.D12]=[$БД.$A$43];[$Настройки.$B$20];[.D12]=[$БД.$A$44];1.1)/1000" office:value-type="float" office:value="3.6" calcext:value-type="float">
            <text:p>3,60 р/г</text:p>
          </table:table-cell>
          <table:table-cell table:style-name="ce85" table:formula="of:=[.I12]*[.J12]" office:value-type="currency" office:currency="RUB" office:value="59.585544" calcext:value-type="currency">
            <text:p>59,59 ₽</text:p>
          </table:table-cell>
          <table:table-cell table:style-name="ce419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1-01-04-05</text:p>
          </table:table-cell>
          <table:table-cell table:style-name="ce393" office:value-type="string" calcext:value-type="string">
            <text:p>LPH back fan mount</text:p>
          </table:table-cell>
          <table:table-cell table:style-name="ce364" office:value-type="float" office:value="4399" calcext:value-type="float">
            <text:p>4 399 мм³</text:p>
          </table:table-cell>
          <table:table-cell table:style-name="ce404" table:content-validation-name="val15" office:value-type="string" calcext:value-type="string">
            <text:p>Продвинутый</text:p>
          </table:table-cell>
          <table:table-cell table:style-name="ce377" table:formula="of:=COM.MICROSOFT.IFS([.D13]=[$БД.$A$42];[$Настройки.$B$17];[.D13]=[$БД.$A$43];[$Настройки.$B$19];[.D13]=[$БД.$A$44];1.1)" office:value-type="float" office:value="1.08" calcext:value-type="float">
            <text:p>1,08 г/см³</text:p>
          </table:table-cell>
          <table:table-cell table:style-name="ce370" office:value-type="percentage" office:value="0.65" calcext:value-type="percentage">
            <text:p>65,00%</text:p>
          </table:table-cell>
          <table:table-cell table:style-name="ce381" table:formula="of:=[.C13]*[.E13]*[.F13]/1000" office:value-type="float" office:value="3.088098" calcext:value-type="float">
            <text:p>3,09 г</text:p>
          </table:table-cell>
          <table:table-cell table:style-name="ce383" table:formula="of:=[.H11]" office:value-type="float" office:value="2" calcext:value-type="float">
            <text:p>2</text:p>
          </table:table-cell>
          <table:table-cell table:style-name="ce381" table:formula="of:=[.G13]*[.H13]" office:value-type="float" office:value="6.176196" calcext:value-type="float">
            <text:p>6,18 г</text:p>
          </table:table-cell>
          <table:table-cell table:style-name="ce385" table:formula="of:=COM.MICROSOFT.IFS([.D13]=[$БД.$A$42];[$Настройки.$B$18];[.D13]=[$БД.$A$43];[$Настройки.$B$20];[.D13]=[$БД.$A$44];1.1)/1000" office:value-type="float" office:value="3.6" calcext:value-type="float">
            <text:p>3,60 р/г</text:p>
          </table:table-cell>
          <table:table-cell table:style-name="ce85" table:formula="of:=[.I13]*[.J13]" office:value-type="currency" office:currency="RUB" office:value="22.2343056" calcext:value-type="currency">
            <text:p>22,23 ₽</text:p>
          </table:table-cell>
          <table:table-cell table:style-name="ce419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1-01-04-06</text:p>
          </table:table-cell>
          <table:table-cell table:style-name="ce393" office:value-type="string" calcext:value-type="string">
            <text:p>Lite print head case (CR-10)</text:p>
          </table:table-cell>
          <table:table-cell table:style-name="ce364" office:value-type="float" office:value="18797" calcext:value-type="float">
            <text:p>18 797 мм³</text:p>
          </table:table-cell>
          <table:table-cell table:style-name="ce404" table:content-validation-name="val15" office:value-type="string" calcext:value-type="string">
            <text:p>Продвинутый</text:p>
          </table:table-cell>
          <table:table-cell table:style-name="ce377" table:formula="of:=COM.MICROSOFT.IFS([.D14]=[$БД.$A$42];[$Настройки.$B$17];[.D14]=[$БД.$A$43];[$Настройки.$B$19];[.D14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4]*[.E14]*[.F14]/1000" office:value-type="float" office:value="20.30076" calcext:value-type="float">
            <text:p>20,30 г</text:p>
          </table:table-cell>
          <table:table-cell table:style-name="ce383" table:formula="of:=[$'Покупные изделия'.E8]" office:value-type="float" office:value="2" calcext:value-type="float">
            <text:p>2</text:p>
          </table:table-cell>
          <table:table-cell table:style-name="ce381" table:formula="of:=[.G14]*[.H14]" office:value-type="float" office:value="40.60152" calcext:value-type="float">
            <text:p>40,60 г</text:p>
          </table:table-cell>
          <table:table-cell table:style-name="ce385" table:formula="of:=COM.MICROSOFT.IFS([.D14]=[$БД.$A$42];[$Настройки.$B$18];[.D14]=[$БД.$A$43];[$Настройки.$B$20];[.D14]=[$БД.$A$44];1.1)/1000" office:value-type="float" office:value="3.6" calcext:value-type="float">
            <text:p>3,60 р/г</text:p>
          </table:table-cell>
          <table:table-cell table:style-name="ce85" table:formula="of:=[.I14]*[.J14]" office:value-type="currency" office:currency="RUB" office:value="146.165472" calcext:value-type="currency">
            <text:p>146,17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1-04-08</text:p>
          </table:table-cell>
          <table:table-cell table:style-name="ce393" office:value-type="string" calcext:value-type="string">
            <text:p>LPH volcano front panel logo</text:p>
          </table:table-cell>
          <table:table-cell table:style-name="ce364" office:value-type="float" office:value="233" calcext:value-type="float">
            <text:p>233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15]=[$БД.$A$42];[$Настройки.$B$17];[.D15]=[$БД.$A$43];[$Настройки.$B$19];[.D15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5]*[.E15]*[.F15]/1000" office:value-type="float" office:value="0.29824" calcext:value-type="float">
            <text:p>0,30 г</text:p>
          </table:table-cell>
          <table:table-cell table:style-name="ce383" table:formula="of:=IF([.H11]&gt;0;1;0)" office:value-type="float" office:value="1" calcext:value-type="float">
            <text:p>1</text:p>
          </table:table-cell>
          <table:table-cell table:style-name="ce381" table:formula="of:=[.G15]*[.H15]" office:value-type="float" office:value="0.29824" calcext:value-type="float">
            <text:p>0,30 г</text:p>
          </table:table-cell>
          <table:table-cell table:style-name="ce385" table:formula="of:=COM.MICROSOFT.IFS([.D15]=[$БД.$A$42];[$Настройки.$B$18];[.D15]=[$БД.$A$43];[$Настройки.$B$20];[.D15]=[$БД.$A$44];1.1)/1000" office:value-type="float" office:value="1" calcext:value-type="float">
            <text:p>1,00 р/г</text:p>
          </table:table-cell>
          <table:table-cell table:style-name="ce85" table:formula="of:=[.I15]*[.J15]" office:value-type="currency" office:currency="RUB" office:value="0.29824" calcext:value-type="currency">
            <text:p>0,30 ₽</text:p>
          </table:table-cell>
          <table:table-cell table:style-name="ce419"/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1-02-01</text:p>
          </table:table-cell>
          <table:table-cell table:style-name="ce393" office:value-type="string" calcext:value-type="string">
            <text:p>X axis motor mount</text:p>
          </table:table-cell>
          <table:table-cell table:style-name="ce364" office:value-type="float" office:value="50929" calcext:value-type="float">
            <text:p>50 929 мм³</text:p>
          </table:table-cell>
          <table:table-cell table:style-name="ce404" table:content-validation-name="val15" office:value-type="string" calcext:value-type="string">
            <text:p>Продвинутый</text:p>
          </table:table-cell>
          <table:table-cell table:style-name="ce377" table:formula="of:=COM.MICROSOFT.IFS([.D16]=[$БД.$A$42];[$Настройки.$B$17];[.D16]=[$БД.$A$43];[$Настройки.$B$19];[.D16]=[$БД.$A$44];1.1)" office:value-type="float" office:value="1.08" calcext:value-type="float">
            <text:p>1,0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16]*[.E16]*[.F16]/1000" office:value-type="float" office:value="41.25249" calcext:value-type="float">
            <text:p>41,25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16]*[.H16]" office:value-type="float" office:value="82.50498" calcext:value-type="float">
            <text:p>82,50 г</text:p>
          </table:table-cell>
          <table:table-cell table:style-name="ce385" table:formula="of:=COM.MICROSOFT.IFS([.D16]=[$БД.$A$42];[$Настройки.$B$18];[.D16]=[$БД.$A$43];[$Настройки.$B$20];[.D16]=[$БД.$A$44];1.1)/1000" office:value-type="float" office:value="3.6" calcext:value-type="float">
            <text:p>3,60 р/г</text:p>
          </table:table-cell>
          <table:table-cell table:style-name="ce85" table:formula="of:=[.I16]*[.J16]" office:value-type="currency" office:currency="RUB" office:value="297.017928" calcext:value-type="currency">
            <text:p>297,02 ₽</text:p>
          </table:table-cell>
          <table:table-cell table:style-name="ce419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1-02-02</text:p>
          </table:table-cell>
          <table:table-cell table:style-name="ce393" office:value-type="string" calcext:value-type="string">
            <text:p>X axis motor strenghener</text:p>
          </table:table-cell>
          <table:table-cell table:style-name="ce364" office:value-type="float" office:value="11869" calcext:value-type="float">
            <text:p>11 869 мм³</text:p>
          </table:table-cell>
          <table:table-cell table:style-name="ce404" table:content-validation-name="val15" office:value-type="string" calcext:value-type="string">
            <text:p>Продвинутый</text:p>
          </table:table-cell>
          <table:table-cell table:style-name="ce377" table:formula="of:=COM.MICROSOFT.IFS([.D17]=[$БД.$A$42];[$Настройки.$B$17];[.D17]=[$БД.$A$43];[$Настройки.$B$19];[.D17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7]*[.E17]*[.F17]/1000" office:value-type="float" office:value="12.81852" calcext:value-type="float">
            <text:p>12,82 г</text:p>
          </table:table-cell>
          <table:table-cell table:style-name="ce383" office:value-type="float" office:value="0" calcext:value-type="float">
            <text:p>0</text:p>
          </table:table-cell>
          <table:table-cell table:style-name="ce381" table:formula="of:=[.G17]*[.H17]" office:value-type="float" office:value="0" calcext:value-type="float">
            <text:p>0,00 г</text:p>
          </table:table-cell>
          <table:table-cell table:style-name="ce385" table:formula="of:=COM.MICROSOFT.IFS([.D17]=[$БД.$A$42];[$Настройки.$B$18];[.D17]=[$БД.$A$43];[$Настройки.$B$20];[.D17]=[$БД.$A$44];1.1)/1000" office:value-type="float" office:value="3.6" calcext:value-type="float">
            <text:p>3,60 р/г</text:p>
          </table:table-cell>
          <table:table-cell table:style-name="ce85" table:formula="of:=[.I17]*[.J17]" office:value-type="currency" office:currency="RUB" office:value="0" calcext:value-type="currency">
            <text:p>0,00 ₽</text:p>
          </table:table-cell>
          <table:table-cell table:style-name="ce419" office:value-type="string" calcext:value-type="string">
            <text:p>Опциональные детали. Если нужны, вручную измените количество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1-03-01</text:p>
          </table:table-cell>
          <table:table-cell table:style-name="ce393" office:value-type="string" calcext:value-type="string">
            <text:p>Y motor mount</text:p>
          </table:table-cell>
          <table:table-cell table:style-name="ce364" office:value-type="float" office:value="27074" calcext:value-type="float">
            <text:p>27 074 мм³</text:p>
          </table:table-cell>
          <table:table-cell table:style-name="ce404" table:content-validation-name="val15" office:value-type="string" calcext:value-type="string">
            <text:p>Продвинутый</text:p>
          </table:table-cell>
          <table:table-cell table:style-name="ce377" table:formula="of:=COM.MICROSOFT.IFS([.D18]=[$БД.$A$42];[$Настройки.$B$17];[.D18]=[$БД.$A$43];[$Настройки.$B$19];[.D18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8]*[.E18]*[.F18]/1000" office:value-type="float" office:value="29.23992" calcext:value-type="float">
            <text:p>29,24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18]*[.H18]" office:value-type="float" office:value="58.47984" calcext:value-type="float">
            <text:p>58,48 г</text:p>
          </table:table-cell>
          <table:table-cell table:style-name="ce385" table:formula="of:=COM.MICROSOFT.IFS([.D18]=[$БД.$A$42];[$Настройки.$B$18];[.D18]=[$БД.$A$43];[$Настройки.$B$20];[.D18]=[$БД.$A$44];1.1)/1000" office:value-type="float" office:value="3.6" calcext:value-type="float">
            <text:p>3,60 р/г</text:p>
          </table:table-cell>
          <table:table-cell table:style-name="ce85" table:formula="of:=[.I18]*[.J18]" office:value-type="currency" office:currency="RUB" office:value="210.527424" calcext:value-type="currency">
            <text:p>210,53 ₽</text:p>
          </table:table-cell>
          <table:table-cell table:style-name="ce419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3-02</text:p>
          </table:table-cell>
          <table:table-cell table:style-name="ce393" office:value-type="string" calcext:value-type="string">
            <text:p>Y motor strengthener</text:p>
          </table:table-cell>
          <table:table-cell table:style-name="ce364" office:value-type="float" office:value="10760" calcext:value-type="float">
            <text:p>10 760 мм³</text:p>
          </table:table-cell>
          <table:table-cell table:style-name="ce404" table:content-validation-name="val15" office:value-type="string" calcext:value-type="string">
            <text:p>Продвинутый</text:p>
          </table:table-cell>
          <table:table-cell table:style-name="ce377" table:formula="of:=COM.MICROSOFT.IFS([.D19]=[$БД.$A$42];[$Настройки.$B$17];[.D19]=[$БД.$A$43];[$Настройки.$B$19];[.D19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9]*[.E19]*[.F19]/1000" office:value-type="float" office:value="11.6208" calcext:value-type="float">
            <text:p>11,62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19]*[.H19]" office:value-type="float" office:value="23.2416" calcext:value-type="float">
            <text:p>23,24 г</text:p>
          </table:table-cell>
          <table:table-cell table:style-name="ce385" table:formula="of:=COM.MICROSOFT.IFS([.D19]=[$БД.$A$42];[$Настройки.$B$18];[.D19]=[$БД.$A$43];[$Настройки.$B$20];[.D19]=[$БД.$A$44];1.1)/1000" office:value-type="float" office:value="3.6" calcext:value-type="float">
            <text:p>3,60 р/г</text:p>
          </table:table-cell>
          <table:table-cell table:style-name="ce85" table:formula="of:=[.I19]*[.J19]" office:value-type="currency" office:currency="RUB" office:value="83.66976" calcext:value-type="currency">
            <text:p>83,67 ₽</text:p>
          </table:table-cell>
          <table:table-cell table:style-name="ce419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4-01</text:p>
          </table:table-cell>
          <table:table-cell table:style-name="ce393" office:value-type="string" calcext:value-type="string">
            <text:p>Left belt tensioner base</text:p>
          </table:table-cell>
          <table:table-cell table:style-name="ce364" office:value-type="float" office:value="89360" calcext:value-type="float">
            <text:p>89 360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20]=[$БД.$A$42];[$Настройки.$B$17];[.D20]=[$БД.$A$43];[$Настройки.$B$19];[.D20]=[$БД.$A$44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20]*[.E20]*[.F20]/1000" office:value-type="float" office:value="57.1904" calcext:value-type="float">
            <text:p>57,19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20]*[.H20]" office:value-type="float" office:value="57.1904" calcext:value-type="float">
            <text:p>57,19 г</text:p>
          </table:table-cell>
          <table:table-cell table:style-name="ce385" table:formula="of:=COM.MICROSOFT.IFS([.D20]=[$БД.$A$42];[$Настройки.$B$18];[.D20]=[$БД.$A$43];[$Настройки.$B$20];[.D20]=[$БД.$A$44];1.1)/1000" office:value-type="float" office:value="1" calcext:value-type="float">
            <text:p>1,00 р/г</text:p>
          </table:table-cell>
          <table:table-cell table:style-name="ce85" table:formula="of:=[.I20]*[.J20]" office:value-type="currency" office:currency="RUB" office:value="57.1904" calcext:value-type="currency">
            <text:p>57,19 ₽</text:p>
          </table:table-cell>
          <table:table-cell table:style-name="ce419"/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4-02-01</text:p>
          </table:table-cell>
          <table:table-cell table:style-name="ce393" office:value-type="string" calcext:value-type="string">
            <text:p><text:span text:style-name="T11">Belt tensioner (roller)</text:span> body</text:p>
          </table:table-cell>
          <table:table-cell table:style-name="ce364" office:value-type="float" office:value="7425" calcext:value-type="float">
            <text:p>7 425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21]=[$БД.$A$42];[$Настройки.$B$17];[.D21]=[$БД.$A$43];[$Настройки.$B$19];[.D21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1]*[.E21]*[.F21]/1000" office:value-type="float" office:value="9.504" calcext:value-type="float">
            <text:p>9,50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1]*[.H21]" office:value-type="float" office:value="19.008" calcext:value-type="float">
            <text:p>19,01 г</text:p>
          </table:table-cell>
          <table:table-cell table:style-name="ce385" table:formula="of:=COM.MICROSOFT.IFS([.D21]=[$БД.$A$42];[$Настройки.$B$18];[.D21]=[$БД.$A$43];[$Настройки.$B$20];[.D21]=[$БД.$A$44];1.1)/1000" office:value-type="float" office:value="1" calcext:value-type="float">
            <text:p>1,00 р/г</text:p>
          </table:table-cell>
          <table:table-cell table:style-name="ce85" table:formula="of:=[.I21]*[.J21]" office:value-type="currency" office:currency="RUB" office:value="19.008" calcext:value-type="currency">
            <text:p>19,01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5-01-04-02-02</text:p>
          </table:table-cell>
          <table:table-cell table:style-name="ce393" office:value-type="string" calcext:value-type="string">
            <text:p>Belt tensioner knob</text:p>
          </table:table-cell>
          <table:table-cell table:style-name="ce364" office:value-type="float" office:value="3291" calcext:value-type="float">
            <text:p>3 291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22]=[$БД.$A$42];[$Настройки.$B$17];[.D22]=[$БД.$A$43];[$Настройки.$B$19];[.D22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2]*[.E22]*[.F22]/1000" office:value-type="float" office:value="4.21248" calcext:value-type="float">
            <text:p>4,21 г</text:p>
          </table:table-cell>
          <table:table-cell table:style-name="ce383" table:formula="of:=[.H21]+[.H24]" office:value-type="float" office:value="4" calcext:value-type="float">
            <text:p>4</text:p>
          </table:table-cell>
          <table:table-cell table:style-name="ce381" table:formula="of:=[.G22]*[.H22]" office:value-type="float" office:value="16.84992" calcext:value-type="float">
            <text:p>16,85 г</text:p>
          </table:table-cell>
          <table:table-cell table:style-name="ce385" table:formula="of:=COM.MICROSOFT.IFS([.D22]=[$БД.$A$42];[$Настройки.$B$18];[.D22]=[$БД.$A$43];[$Настройки.$B$20];[.D22]=[$БД.$A$44];1.1)/1000" office:value-type="float" office:value="1" calcext:value-type="float">
            <text:p>1,00 р/г</text:p>
          </table:table-cell>
          <table:table-cell table:style-name="ce85" table:formula="of:=[.I22]*[.J22]" office:value-type="currency" office:currency="RUB" office:value="16.84992" calcext:value-type="currency">
            <text:p>16,85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7-01-04-02-03</text:p>
          </table:table-cell>
          <table:table-cell table:style-name="ce393" office:value-type="string" calcext:value-type="string">
            <text:p>Belt tensioner knob cap</text:p>
          </table:table-cell>
          <table:table-cell table:style-name="ce364" office:value-type="float" office:value="588" calcext:value-type="float">
            <text:p>588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23]=[$БД.$A$42];[$Настройки.$B$17];[.D23]=[$БД.$A$43];[$Настройки.$B$19];[.D23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3]*[.E23]*[.F23]/1000" office:value-type="float" office:value="0.75264" calcext:value-type="float">
            <text:p>0,75 г</text:p>
          </table:table-cell>
          <table:table-cell table:style-name="ce383" table:formula="of:=[.H22]" office:value-type="float" office:value="4" calcext:value-type="float">
            <text:p>4</text:p>
          </table:table-cell>
          <table:table-cell table:style-name="ce381" table:formula="of:=[.G23]*[.H23]" office:value-type="float" office:value="3.01056" calcext:value-type="float">
            <text:p>3,01 г</text:p>
          </table:table-cell>
          <table:table-cell table:style-name="ce385" table:formula="of:=COM.MICROSOFT.IFS([.D23]=[$БД.$A$42];[$Настройки.$B$18];[.D23]=[$БД.$A$43];[$Настройки.$B$20];[.D23]=[$БД.$A$44];1.1)/1000" office:value-type="float" office:value="1" calcext:value-type="float">
            <text:p>1,00 р/г</text:p>
          </table:table-cell>
          <table:table-cell table:style-name="ce85" table:formula="of:=[.I23]*[.J23]" office:value-type="currency" office:currency="RUB" office:value="3.01056" calcext:value-type="currency">
            <text:p>3,01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4-03-01</text:p>
          </table:table-cell>
          <table:table-cell table:style-name="ce393" office:value-type="string" calcext:value-type="string">
            <text:p><text:span text:style-name="T11">Belt tensioner (0.5XY)</text:span> body</text:p>
          </table:table-cell>
          <table:table-cell table:style-name="ce364" office:value-type="float" office:value="12224" calcext:value-type="float">
            <text:p>12 224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24]=[$БД.$A$42];[$Настройки.$B$17];[.D24]=[$БД.$A$43];[$Настройки.$B$19];[.D24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4]*[.E24]*[.F24]/1000" office:value-type="float" office:value="15.64672" calcext:value-type="float">
            <text:p>15,65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4]*[.H24]" office:value-type="float" office:value="31.29344" calcext:value-type="float">
            <text:p>31,29 г</text:p>
          </table:table-cell>
          <table:table-cell table:style-name="ce385" table:formula="of:=COM.MICROSOFT.IFS([.D24]=[$БД.$A$42];[$Настройки.$B$18];[.D24]=[$БД.$A$43];[$Настройки.$B$20];[.D24]=[$БД.$A$44];1.1)/1000" office:value-type="float" office:value="1" calcext:value-type="float">
            <text:p>1,00 р/г</text:p>
          </table:table-cell>
          <table:table-cell table:style-name="ce85" table:formula="of:=[.I24]*[.J24]" office:value-type="currency" office:currency="RUB" office:value="31.29344" calcext:value-type="currency">
            <text:p>31,29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4-03-02</text:p>
          </table:table-cell>
          <table:table-cell table:style-name="ce393" office:value-type="string" calcext:value-type="string">
            <text:p><text:span text:style-name="T11">Belt tensioner (0.5XY)</text:span> plunger</text:p>
          </table:table-cell>
          <table:table-cell table:style-name="ce364" office:value-type="float" office:value="1230" calcext:value-type="float">
            <text:p>1 230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25]=[$БД.$A$42];[$Настройки.$B$17];[.D25]=[$БД.$A$43];[$Настройки.$B$19];[.D25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5]*[.E25]*[.F25]/1000" office:value-type="float" office:value="1.5744" calcext:value-type="float">
            <text:p>1,57 г</text:p>
          </table:table-cell>
          <table:table-cell table:style-name="ce383" table:formula="of:=[.H24]" office:value-type="float" office:value="2" calcext:value-type="float">
            <text:p>2</text:p>
          </table:table-cell>
          <table:table-cell table:style-name="ce381" table:formula="of:=[.G25]*[.H25]" office:value-type="float" office:value="3.1488" calcext:value-type="float">
            <text:p>3,15 г</text:p>
          </table:table-cell>
          <table:table-cell table:style-name="ce385" table:formula="of:=COM.MICROSOFT.IFS([.D25]=[$БД.$A$42];[$Настройки.$B$18];[.D25]=[$БД.$A$43];[$Настройки.$B$20];[.D25]=[$БД.$A$44];1.1)/1000" office:value-type="float" office:value="1" calcext:value-type="float">
            <text:p>1,00 р/г</text:p>
          </table:table-cell>
          <table:table-cell table:style-name="ce85" table:formula="of:=[.I25]*[.J25]" office:value-type="currency" office:currency="RUB" office:value="3.1488" calcext:value-type="currency">
            <text:p>3,15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4-03-03</text:p>
          </table:table-cell>
          <table:table-cell table:style-name="ce393" office:value-type="string" calcext:value-type="string">
            <text:p><text:span text:style-name="T11">Belt tensioner (0.5XY)</text:span> clamp</text:p>
          </table:table-cell>
          <table:table-cell table:style-name="ce364" office:value-type="float" office:value="1258" calcext:value-type="float">
            <text:p>1 258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26]=[$БД.$A$42];[$Настройки.$B$17];[.D26]=[$БД.$A$43];[$Настройки.$B$19];[.D26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6]*[.E26]*[.F26]/1000" office:value-type="float" office:value="1.61024" calcext:value-type="float">
            <text:p>1,61 г</text:p>
          </table:table-cell>
          <table:table-cell table:style-name="ce383" table:formula="of:=[.H24]" office:value-type="float" office:value="2" calcext:value-type="float">
            <text:p>2</text:p>
          </table:table-cell>
          <table:table-cell table:style-name="ce381" table:formula="of:=[.G26]*[.H26]" office:value-type="float" office:value="3.22048" calcext:value-type="float">
            <text:p>3,22 г</text:p>
          </table:table-cell>
          <table:table-cell table:style-name="ce385" table:formula="of:=COM.MICROSOFT.IFS([.D26]=[$БД.$A$42];[$Настройки.$B$18];[.D26]=[$БД.$A$43];[$Настройки.$B$20];[.D26]=[$БД.$A$44];1.1)/1000" office:value-type="float" office:value="1" calcext:value-type="float">
            <text:p>1,00 р/г</text:p>
          </table:table-cell>
          <table:table-cell table:style-name="ce85" table:formula="of:=[.I26]*[.J26]" office:value-type="currency" office:currency="RUB" office:value="3.22048" calcext:value-type="currency">
            <text:p>3,22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4-04</text:p>
          </table:table-cell>
          <table:table-cell table:style-name="ce393" office:value-type="string" calcext:value-type="string">
            <text:p>Belt tensioner belt clamp</text:p>
          </table:table-cell>
          <table:table-cell table:style-name="ce364" office:value-type="float" office:value="2257" calcext:value-type="float">
            <text:p>2 257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27]=[$БД.$A$42];[$Настройки.$B$17];[.D27]=[$БД.$A$43];[$Настройки.$B$19];[.D27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7]*[.E27]*[.F27]/1000" office:value-type="float" office:value="2.88896" calcext:value-type="float">
            <text:p>2,89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7]*[.H27]" office:value-type="float" office:value="5.77792" calcext:value-type="float">
            <text:p>5,78 г</text:p>
          </table:table-cell>
          <table:table-cell table:style-name="ce385" table:formula="of:=COM.MICROSOFT.IFS([.D27]=[$БД.$A$42];[$Настройки.$B$18];[.D27]=[$БД.$A$43];[$Настройки.$B$20];[.D27]=[$БД.$A$44];1.1)/1000" office:value-type="float" office:value="1" calcext:value-type="float">
            <text:p>1,00 р/г</text:p>
          </table:table-cell>
          <table:table-cell table:style-name="ce85" table:formula="of:=[.I27]*[.J27]" office:value-type="currency" office:currency="RUB" office:value="5.77792" calcext:value-type="currency">
            <text:p>5,78 ₽</text:p>
          </table:table-cell>
          <table:table-cell table:style-name="ce419"/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4-05</text:p>
          </table:table-cell>
          <table:table-cell table:style-name="ce393" office:value-type="string" calcext:value-type="string">
            <text:p>Belt tensioner plunger</text:p>
          </table:table-cell>
          <table:table-cell table:style-name="ce364" office:value-type="float" office:value="1934" calcext:value-type="float">
            <text:p>1 934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28]=[$БД.$A$42];[$Настройки.$B$17];[.D28]=[$БД.$A$43];[$Настройки.$B$19];[.D28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8]*[.E28]*[.F28]/1000" office:value-type="float" office:value="2.47552" calcext:value-type="float">
            <text:p>2,48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8]*[.H28]" office:value-type="float" office:value="4.95104" calcext:value-type="float">
            <text:p>4,95 г</text:p>
          </table:table-cell>
          <table:table-cell table:style-name="ce385" table:formula="of:=COM.MICROSOFT.IFS([.D28]=[$БД.$A$42];[$Настройки.$B$18];[.D28]=[$БД.$A$43];[$Настройки.$B$20];[.D28]=[$БД.$A$44];1.1)/1000" office:value-type="float" office:value="1" calcext:value-type="float">
            <text:p>1,00 р/г</text:p>
          </table:table-cell>
          <table:table-cell table:style-name="ce85" table:formula="of:=[.I28]*[.J28]" office:value-type="currency" office:currency="RUB" office:value="4.95104" calcext:value-type="currency">
            <text:p>4,95 ₽</text:p>
          </table:table-cell>
          <table:table-cell table:style-name="ce419"/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5-01</text:p>
          </table:table-cell>
          <table:table-cell table:style-name="ce393" office:value-type="string" calcext:value-type="string">
            <text:p>Right belt tensioner base</text:p>
          </table:table-cell>
          <table:table-cell table:style-name="ce364" office:value-type="float" office:value="89409" calcext:value-type="float">
            <text:p>89 409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29]=[$БД.$A$42];[$Настройки.$B$17];[.D29]=[$БД.$A$43];[$Настройки.$B$19];[.D29]=[$БД.$A$44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29]*[.E29]*[.F29]/1000" office:value-type="float" office:value="57.22176" calcext:value-type="float">
            <text:p>57,22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29]*[.H29]" office:value-type="float" office:value="57.22176" calcext:value-type="float">
            <text:p>57,22 г</text:p>
          </table:table-cell>
          <table:table-cell table:style-name="ce385" table:formula="of:=COM.MICROSOFT.IFS([.D29]=[$БД.$A$42];[$Настройки.$B$18];[.D29]=[$БД.$A$43];[$Настройки.$B$20];[.D29]=[$БД.$A$44];1.1)/1000" office:value-type="float" office:value="1" calcext:value-type="float">
            <text:p>1,00 р/г</text:p>
          </table:table-cell>
          <table:table-cell table:style-name="ce85" table:formula="of:=[.I29]*[.J29]" office:value-type="currency" office:currency="RUB" office:value="57.22176" calcext:value-type="currency">
            <text:p>57,22 ₽</text:p>
          </table:table-cell>
          <table:table-cell table:style-name="ce419"/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1-06-01</text:p>
          </table:table-cell>
          <table:table-cell table:style-name="ce393" office:value-type="string" calcext:value-type="string">
            <text:p>X axis mechanical endstop mount</text:p>
          </table:table-cell>
          <table:table-cell table:style-name="ce364" office:value-type="float" office:value="3618" calcext:value-type="float">
            <text:p>3 618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30]=[$БД.$A$42];[$Настройки.$B$17];[.D30]=[$БД.$A$43];[$Настройки.$B$19];[.D30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0]*[.E30]*[.F30]/1000" office:value-type="float" office:value="4.63104" calcext:value-type="float">
            <text:p>4,63 г</text:p>
          </table:table-cell>
          <table:table-cell table:style-name="ce383" table:formula="of:=IF([$Настройки.B3]=2;2;0)" office:value-type="float" office:value="2" calcext:value-type="float">
            <text:p>2</text:p>
          </table:table-cell>
          <table:table-cell table:style-name="ce381" table:formula="of:=[.G30]*[.H30]" office:value-type="float" office:value="9.26208" calcext:value-type="float">
            <text:p>9,26 г</text:p>
          </table:table-cell>
          <table:table-cell table:style-name="ce385" table:formula="of:=COM.MICROSOFT.IFS([.D30]=[$БД.$A$42];[$Настройки.$B$18];[.D30]=[$БД.$A$43];[$Настройки.$B$20];[.D30]=[$БД.$A$44];1.1)/1000" office:value-type="float" office:value="1" calcext:value-type="float">
            <text:p>1,00 р/г</text:p>
          </table:table-cell>
          <table:table-cell table:style-name="ce85" table:formula="of:=[.I30]*[.J30]" office:value-type="currency" office:currency="RUB" office:value="9.26208" calcext:value-type="currency">
            <text:p>9,26 ₽</text:p>
          </table:table-cell>
          <table:table-cell table:style-name="ce419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23">
          <table:table-cell table:style-name="ce354" office:value-type="string" calcext:value-type="string">
            <text:p>V08-01-07-01</text:p>
          </table:table-cell>
          <table:table-cell table:style-name="ce393" office:value-type="string" calcext:value-type="string">
            <text:p>Y axis mechanical endstop mount</text:p>
          </table:table-cell>
          <table:table-cell table:style-name="ce364" office:value-type="float" office:value="2251" calcext:value-type="float">
            <text:p>2 251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31]=[$БД.$A$42];[$Настройки.$B$17];[.D31]=[$БД.$A$43];[$Настройки.$B$19];[.D31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1]*[.E31]*[.F31]/1000" office:value-type="float" office:value="2.88128" calcext:value-type="float">
            <text:p>2,88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31]*[.H31]" office:value-type="float" office:value="5.76256" calcext:value-type="float">
            <text:p>5,76 г</text:p>
          </table:table-cell>
          <table:table-cell table:style-name="ce385" table:formula="of:=COM.MICROSOFT.IFS([.D31]=[$БД.$A$42];[$Настройки.$B$18];[.D31]=[$БД.$A$43];[$Настройки.$B$20];[.D31]=[$БД.$A$44];1.1)/1000" office:value-type="float" office:value="1" calcext:value-type="float">
            <text:p>1,00 р/г</text:p>
          </table:table-cell>
          <table:table-cell table:style-name="ce85" table:formula="of:=[.I31]*[.J31]" office:value-type="currency" office:currency="RUB" office:value="5.76256" calcext:value-type="currency">
            <text:p>5,76 ₽</text:p>
          </table:table-cell>
          <table:table-cell table:style-name="ce419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. Зеркалится</text:p>
          </table:table-cell>
          <table:table-cell table:number-columns-repeated="1011"/>
        </table:table-row>
        <table:table-row table:style-name="ro7">
          <table:table-cell table:style-name="ce164" office:value-type="string" calcext:value-type="string" table:number-columns-spanned="12" table:number-rows-spanned="1">
            <text:p>Нижняя рама</text:p>
          </table:table-cell>
          <table:covered-table-cell table:style-name="ce355"/>
          <table:covered-table-cell table:style-name="ce366"/>
          <table:covered-table-cell table:style-name="ce405" table:content-validation-name="val15"/>
          <table:covered-table-cell table:style-name="ce378"/>
          <table:covered-table-cell table:style-name="ce405"/>
          <table:covered-table-cell table:style-name="ce382"/>
          <table:covered-table-cell table:style-name="ce233"/>
          <table:covered-table-cell table:style-name="ce382"/>
          <table:covered-table-cell table:style-name="ce386"/>
          <table:covered-table-cell table:style-name="ce387"/>
          <table:covered-table-cell table:style-name="ce390"/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2-01</text:p>
          </table:table-cell>
          <table:table-cell table:style-name="ce393" office:value-type="string" calcext:value-type="string">
            <text:p>Foot</text:p>
          </table:table-cell>
          <table:table-cell table:style-name="ce364" office:value-type="float" office:value="2132" calcext:value-type="float">
            <text:p>2 132 мм³</text:p>
          </table:table-cell>
          <table:table-cell table:style-name="ce404" table:content-validation-name="val15" office:value-type="string" calcext:value-type="string">
            <text:p>Эластомер</text:p>
          </table:table-cell>
          <table:table-cell table:style-name="ce377" table:formula="of:=COM.MICROSOFT.IFS([.D33]=[$БД.$A$42];[$Настройки.$B$17];[.D33]=[$БД.$A$43];[$Настройки.$B$19];[.D33]=[$БД.$A$44];1.1)" office:value-type="float" office:value="1.1" calcext:value-type="float">
            <text:p>1,10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3]*[.E33]*[.F33]/1000" office:value-type="float" office:value="2.3452" calcext:value-type="float">
            <text:p>2,35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33]*[.H33]" office:value-type="float" office:value="9.3808" calcext:value-type="float">
            <text:p>9,38 г</text:p>
          </table:table-cell>
          <table:table-cell table:style-name="ce385" table:formula="of:=COM.MICROSOFT.IFS([.D33]=[$БД.$A$42];[$Настройки.$B$18];[.D33]=[$БД.$A$43];[$Настройки.$B$20];[.D33]=[$БД.$A$44];1.1)/1000" office:value-type="float" office:value="0.0011" calcext:value-type="float">
            <text:p>0,00 р/г</text:p>
          </table:table-cell>
          <table:table-cell table:style-name="ce85" table:formula="of:=[.I33]*[.J33]" office:value-type="currency" office:currency="RUB" office:value="0.01031888" calcext:value-type="currency">
            <text:p>0,01 ₽</text:p>
          </table:table-cell>
          <table:table-cell table:style-name="ce419" office:value-type="string" calcext:value-type="string">
            <text:p>Можно напечатать из любого эластомера (в том числе из СБС)</text:p>
          </table:table-cell>
          <table:table-cell table:number-columns-repeated="1011"/>
        </table:table-row>
        <table:table-row table:style-name="ro7">
          <table:table-cell table:style-name="ce164" office:value-type="string" calcext:value-type="string" table:number-columns-spanned="12" table:number-rows-spanned="1">
            <text:p>Ось Z</text:p>
          </table:table-cell>
          <table:covered-table-cell table:style-name="ce393"/>
          <table:covered-table-cell table:style-name="ce364"/>
          <table:covered-table-cell table:style-name="ce404" table:content-validation-name="val15"/>
          <table:covered-table-cell table:style-name="ce377"/>
          <table:covered-table-cell table:style-name="ce404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85"/>
          <table:covered-table-cell table:style-name="ce419"/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3-01-01</text:p>
          </table:table-cell>
          <table:table-cell table:style-name="ce393" office:value-type="string" calcext:value-type="string">
            <text:p>Z axis beam mount</text:p>
          </table:table-cell>
          <table:table-cell table:style-name="ce364" office:value-type="float" office:value="99010" calcext:value-type="float">
            <text:p>99 010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35]=[$БД.$A$42];[$Настройки.$B$17];[.D35]=[$БД.$A$43];[$Настройки.$B$19];[.D35]=[$БД.$A$44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35]*[.E35]*[.F35]/1000" office:value-type="float" office:value="95.0496" calcext:value-type="float">
            <text:p>95,05 г</text:p>
          </table:table-cell>
          <table:table-cell table:style-name="ce130" table:formula="of:=[$Расчёты.B3]" office:value-type="float" office:value="2" calcext:value-type="float">
            <text:p>2</text:p>
          </table:table-cell>
          <table:table-cell table:style-name="ce381" table:formula="of:=[.G35]*[.H35]" office:value-type="float" office:value="190.0992" calcext:value-type="float">
            <text:p>190,10 г</text:p>
          </table:table-cell>
          <table:table-cell table:style-name="ce385" table:formula="of:=COM.MICROSOFT.IFS([.D35]=[$БД.$A$42];[$Настройки.$B$18];[.D35]=[$БД.$A$43];[$Настройки.$B$20];[.D35]=[$БД.$A$44];1.1)/1000" office:value-type="float" office:value="1" calcext:value-type="float">
            <text:p>1,00 р/г</text:p>
          </table:table-cell>
          <table:table-cell table:style-name="ce85" table:formula="of:=[.I35]*[.J35]" office:value-type="currency" office:currency="RUB" office:value="190.0992" calcext:value-type="currency">
            <text:p>190,10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3-02-01</text:p>
          </table:table-cell>
          <table:table-cell table:style-name="ce393" office:value-type="string" calcext:value-type="string">
            <text:p>Z axis motor mount</text:p>
          </table:table-cell>
          <table:table-cell table:style-name="ce364" office:value-type="float" office:value="36387" calcext:value-type="float">
            <text:p>36 387 мм³</text:p>
          </table:table-cell>
          <table:table-cell table:style-name="ce404" table:content-validation-name="val15" office:value-type="string" calcext:value-type="string">
            <text:p>Продвинутый</text:p>
          </table:table-cell>
          <table:table-cell table:style-name="ce377" table:formula="of:=COM.MICROSOFT.IFS([.D36]=[$БД.$A$42];[$Настройки.$B$17];[.D36]=[$БД.$A$43];[$Настройки.$B$19];[.D36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6]*[.E36]*[.F36]/1000" office:value-type="float" office:value="39.29796" calcext:value-type="float">
            <text:p>39,30 г</text:p>
          </table:table-cell>
          <table:table-cell table:style-name="ce130" table:formula="of:=[$Расчёты.B4]" office:value-type="float" office:value="2" calcext:value-type="float">
            <text:p>2</text:p>
          </table:table-cell>
          <table:table-cell table:style-name="ce381" table:formula="of:=[.G36]*[.H36]" office:value-type="float" office:value="78.59592" calcext:value-type="float">
            <text:p>78,60 г</text:p>
          </table:table-cell>
          <table:table-cell table:style-name="ce385" table:formula="of:=COM.MICROSOFT.IFS([.D36]=[$БД.$A$42];[$Настройки.$B$18];[.D36]=[$БД.$A$43];[$Настройки.$B$20];[.D36]=[$БД.$A$44];1.1)/1000" office:value-type="float" office:value="3.6" calcext:value-type="float">
            <text:p>3,60 р/г</text:p>
          </table:table-cell>
          <table:table-cell table:style-name="ce85" table:formula="of:=[.I36]*[.J36]" office:value-type="currency" office:currency="RUB" office:value="282.945312" calcext:value-type="currency">
            <text:p>282,95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5-03-03-01-01</text:p>
          </table:table-cell>
          <table:table-cell table:style-name="ce393" office:value-type="string" calcext:value-type="string">
            <text:p>2020 to 2060 mount</text:p>
          </table:table-cell>
          <table:table-cell table:style-name="ce364" office:value-type="float" office:value="11859" calcext:value-type="float">
            <text:p>11 859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37]=[$БД.$A$42];[$Настройки.$B$17];[.D37]=[$БД.$A$43];[$Настройки.$B$19];[.D37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7]*[.E37]*[.F37]/1000" office:value-type="float" office:value="15.17952" calcext:value-type="float">
            <text:p>15,18 г</text:p>
          </table:table-cell>
          <table:table-cell table:style-name="ce127" table:formula="of:=IF([$Настройки.B11]=[$БД.A13];[$'Профиль алюминиевый'.D19]*2;0)" office:value-type="float" office:value="6" calcext:value-type="float">
            <text:p>6</text:p>
          </table:table-cell>
          <table:table-cell table:style-name="ce381" table:formula="of:=[.G37]*[.H37]" office:value-type="float" office:value="91.07712" calcext:value-type="float">
            <text:p>91,08 г</text:p>
          </table:table-cell>
          <table:table-cell table:style-name="ce385" table:formula="of:=COM.MICROSOFT.IFS([.D37]=[$БД.$A$42];[$Настройки.$B$18];[.D37]=[$БД.$A$43];[$Настройки.$B$20];[.D37]=[$БД.$A$44];1.1)/1000" office:value-type="float" office:value="1" calcext:value-type="float">
            <text:p>1,00 р/г</text:p>
          </table:table-cell>
          <table:table-cell table:style-name="ce85" table:formula="of:=[.I37]*[.J37]" office:value-type="currency" office:currency="RUB" office:value="91.07712" calcext:value-type="currency">
            <text:p>91,08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54" office:value-type="string" calcext:value-type="string">
            <text:p>V05-03-03-01-02</text:p>
          </table:table-cell>
          <table:table-cell table:style-name="ce393" office:value-type="string" calcext:value-type="string">
            <text:p>Bed arm end</text:p>
          </table:table-cell>
          <table:table-cell table:style-name="ce364" office:value-type="float" office:value="11587" calcext:value-type="float">
            <text:p>11 587 мм³</text:p>
          </table:table-cell>
          <table:table-cell table:style-name="ce404" table:content-validation-name="val15" office:value-type="string" calcext:value-type="string">
            <text:p>Продвинутый</text:p>
          </table:table-cell>
          <table:table-cell table:style-name="ce377" table:formula="of:=COM.MICROSOFT.IFS([.D38]=[$БД.$A$42];[$Настройки.$B$17];[.D38]=[$БД.$A$43];[$Настройки.$B$19];[.D38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8]*[.E38]*[.F38]/1000" office:value-type="float" office:value="12.51396" calcext:value-type="float">
            <text:p>12,51 г</text:p>
          </table:table-cell>
          <table:table-cell table:style-name="ce383" table:formula="of:=[$Настройки.B10]" office:value-type="float" office:value="6" calcext:value-type="float">
            <text:p>6</text:p>
          </table:table-cell>
          <table:table-cell table:style-name="ce381" table:formula="of:=[.G38]*[.H38]" office:value-type="float" office:value="75.08376" calcext:value-type="float">
            <text:p>75,08 г</text:p>
          </table:table-cell>
          <table:table-cell table:style-name="ce385" table:formula="of:=COM.MICROSOFT.IFS([.D38]=[$БД.$A$42];[$Настройки.$B$18];[.D38]=[$БД.$A$43];[$Настройки.$B$20];[.D38]=[$БД.$A$44];1.1)/1000" office:value-type="float" office:value="3.6" calcext:value-type="float">
            <text:p>3,60 р/г</text:p>
          </table:table-cell>
          <table:table-cell table:style-name="ce85" table:formula="of:=[.I38]*[.J38]" office:value-type="currency" office:currency="RUB" office:value="270.301536" calcext:value-type="currency">
            <text:p>270,30 ₽</text:p>
          </table:table-cell>
          <table:table-cell table:style-name="ce419" office:value-type="string" calcext:value-type="string">
            <text:p>Если 4 или 6, то 2 зеркальные. Если 8 или 9, то 3 зеркальные. Остальные обыч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5-03-03-01-03</text:p>
          </table:table-cell>
          <table:table-cell table:style-name="ce393" office:value-type="string" calcext:value-type="string">
            <text:p>Bed knob</text:p>
          </table:table-cell>
          <table:table-cell table:style-name="ce364" office:value-type="float" office:value="8036" calcext:value-type="float">
            <text:p>8 036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39]=[$БД.$A$42];[$Настройки.$B$17];[.D39]=[$БД.$A$43];[$Настройки.$B$19];[.D39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9]*[.E39]*[.F39]/1000" office:value-type="float" office:value="10.28608" calcext:value-type="float">
            <text:p>10,29 г</text:p>
          </table:table-cell>
          <table:table-cell table:style-name="ce383" table:formula="of:=[.H38]" office:value-type="float" office:value="6" calcext:value-type="float">
            <text:p>6</text:p>
          </table:table-cell>
          <table:table-cell table:style-name="ce381" table:formula="of:=[.G39]*[.H39]" office:value-type="float" office:value="61.71648" calcext:value-type="float">
            <text:p>61,72 г</text:p>
          </table:table-cell>
          <table:table-cell table:style-name="ce385" table:formula="of:=COM.MICROSOFT.IFS([.D39]=[$БД.$A$42];[$Настройки.$B$18];[.D39]=[$БД.$A$43];[$Настройки.$B$20];[.D39]=[$БД.$A$44];1.1)/1000" office:value-type="float" office:value="1" calcext:value-type="float">
            <text:p>1,00 р/г</text:p>
          </table:table-cell>
          <table:table-cell table:style-name="ce85" table:formula="of:=[.I39]*[.J39]" office:value-type="currency" office:currency="RUB" office:value="61.71648" calcext:value-type="currency">
            <text:p>61,72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6-03-03-01-04</text:p>
          </table:table-cell>
          <table:table-cell table:style-name="ce393" office:value-type="string" calcext:value-type="string">
            <text:p>2020 to 2020 mount</text:p>
          </table:table-cell>
          <table:table-cell table:style-name="ce364" office:value-type="float" office:value="12295" calcext:value-type="float">
            <text:p>12 295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40]=[$БД.$A$42];[$Настройки.$B$17];[.D40]=[$БД.$A$43];[$Настройки.$B$19];[.D40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0]*[.E40]*[.F40]/1000" office:value-type="float" office:value="15.7376" calcext:value-type="float">
            <text:p>15,74 г</text:p>
          </table:table-cell>
          <table:table-cell table:style-name="ce383" table:formula="of:=IF([.H37]&gt;0;0;2*[$'Профиль алюминиевый'.D19])" office:value-type="float" office:value="0" calcext:value-type="float">
            <text:p>0</text:p>
          </table:table-cell>
          <table:table-cell table:style-name="ce381" table:formula="of:=[.G40]*[.H40]" office:value-type="float" office:value="0" calcext:value-type="float">
            <text:p>0,00 г</text:p>
          </table:table-cell>
          <table:table-cell table:style-name="ce385" table:formula="of:=COM.MICROSOFT.IFS([.D40]=[$БД.$A$42];[$Настройки.$B$18];[.D40]=[$БД.$A$43];[$Настройки.$B$20];[.D40]=[$БД.$A$44];1.1)/1000" office:value-type="float" office:value="1" calcext:value-type="float">
            <text:p>1,00 р/г</text:p>
          </table:table-cell>
          <table:table-cell table:style-name="ce85" table:formula="of:=[.I40]*[.J40]" office:value-type="currency" office:currency="RUB" office:value="0" calcext:value-type="currency">
            <text:p>0,00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3-05-01</text:p>
          </table:table-cell>
          <table:table-cell table:style-name="ce393" office:value-type="string" calcext:value-type="string">
            <text:p>Optical endstop mount</text:p>
          </table:table-cell>
          <table:table-cell table:style-name="ce364" office:value-type="float" office:value="8969" calcext:value-type="float">
            <text:p>8 969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41]=[$БД.$A$42];[$Настройки.$B$17];[.D41]=[$БД.$A$43];[$Настройки.$B$19];[.D41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1]*[.E41]*[.F41]/1000" office:value-type="float" office:value="11.48032" calcext:value-type="float">
            <text:p>11,48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41]*[.H41]" office:value-type="float" office:value="22.96064" calcext:value-type="float">
            <text:p>22,96 г</text:p>
          </table:table-cell>
          <table:table-cell table:style-name="ce385" table:formula="of:=COM.MICROSOFT.IFS([.D41]=[$БД.$A$42];[$Настройки.$B$18];[.D41]=[$БД.$A$43];[$Настройки.$B$20];[.D41]=[$БД.$A$44];1.1)/1000" office:value-type="float" office:value="1" calcext:value-type="float">
            <text:p>1,00 р/г</text:p>
          </table:table-cell>
          <table:table-cell table:style-name="ce85" table:formula="of:=[.I41]*[.J41]" office:value-type="currency" office:currency="RUB" office:value="22.96064" calcext:value-type="currency">
            <text:p>22,96 ₽</text:p>
          </table:table-cell>
          <table:table-cell table:style-name="ce419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3-06</text:p>
          </table:table-cell>
          <table:table-cell table:style-name="ce393" office:value-type="string" calcext:value-type="string">
            <text:p>Optical endstop trigger</text:p>
          </table:table-cell>
          <table:table-cell table:style-name="ce364" office:value-type="float" office:value="650" calcext:value-type="float">
            <text:p>650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42]=[$БД.$A$42];[$Настройки.$B$17];[.D42]=[$БД.$A$43];[$Настройки.$B$19];[.D42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2]*[.E42]*[.F42]/1000" office:value-type="float" office:value="0.832" calcext:value-type="float">
            <text:p>0,83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42]*[.H42]" office:value-type="float" office:value="1.664" calcext:value-type="float">
            <text:p>1,66 г</text:p>
          </table:table-cell>
          <table:table-cell table:style-name="ce385" table:formula="of:=COM.MICROSOFT.IFS([.D42]=[$БД.$A$42];[$Настройки.$B$18];[.D42]=[$БД.$A$43];[$Настройки.$B$20];[.D42]=[$БД.$A$44];1.1)/1000" office:value-type="float" office:value="1" calcext:value-type="float">
            <text:p>1,00 р/г</text:p>
          </table:table-cell>
          <table:table-cell table:style-name="ce85" table:formula="of:=[.I42]*[.J42]" office:value-type="currency" office:currency="RUB" office:value="1.664" calcext:value-type="currency">
            <text:p>1,66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3-07-01</text:p>
          </table:table-cell>
          <table:table-cell table:style-name="ce393" office:value-type="string" calcext:value-type="string">
            <text:p>Quad guide nut mount</text:p>
          </table:table-cell>
          <table:table-cell table:style-name="ce364" office:value-type="float" office:value="29907" calcext:value-type="float">
            <text:p>29 907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43]=[$БД.$A$42];[$Настройки.$B$17];[.D43]=[$БД.$A$43];[$Настройки.$B$19];[.D43]=[$БД.$A$44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43]*[.E43]*[.F43]/1000" office:value-type="float" office:value="28.71072" calcext:value-type="float">
            <text:p>28,71 г</text:p>
          </table:table-cell>
          <table:table-cell table:style-name="ce383" table:formula="of:=IF([$Настройки.B11]=[$БД.A14];2;0)" office:value-type="float" office:value="0" calcext:value-type="float">
            <text:p>0</text:p>
          </table:table-cell>
          <table:table-cell table:style-name="ce381" table:formula="of:=[.G43]*[.H43]" office:value-type="float" office:value="0" calcext:value-type="float">
            <text:p>0,00 г</text:p>
          </table:table-cell>
          <table:table-cell table:style-name="ce385" table:formula="of:=COM.MICROSOFT.IFS([.D43]=[$БД.$A$42];[$Настройки.$B$18];[.D43]=[$БД.$A$43];[$Настройки.$B$20];[.D43]=[$БД.$A$44];1.1)/1000" office:value-type="float" office:value="1" calcext:value-type="float">
            <text:p>1,00 р/г</text:p>
          </table:table-cell>
          <table:table-cell table:style-name="ce85" table:formula="of:=[.I43]*[.J43]" office:value-type="currency" office:currency="RUB" office:value="0" calcext:value-type="currency">
            <text:p>0,00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164" office:value-type="string" calcext:value-type="string" table:number-columns-spanned="12" table:number-rows-spanned="1">
            <text:p>Зашивка</text:p>
          </table:table-cell>
          <table:covered-table-cell table:style-name="ce393"/>
          <table:covered-table-cell table:style-name="ce364"/>
          <table:covered-table-cell table:style-name="ce404" table:content-validation-name="val15"/>
          <table:covered-table-cell table:style-name="ce377"/>
          <table:covered-table-cell table:style-name="ce404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85"/>
          <table:covered-table-cell table:style-name="ce419"/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4-07-02-01</text:p>
          </table:table-cell>
          <table:table-cell table:style-name="ce393" office:value-type="string" calcext:value-type="string">
            <text:p>Front door hinge part A</text:p>
          </table:table-cell>
          <table:table-cell table:style-name="ce364" office:value-type="float" office:value="1137" calcext:value-type="float">
            <text:p>1 137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45]=[$БД.$A$42];[$Настройки.$B$17];[.D45]=[$БД.$A$43];[$Настройки.$B$19];[.D45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5]*[.E45]*[.F45]/1000" office:value-type="float" office:value="1.45536" calcext:value-type="float">
            <text:p>1,46 г</text:p>
          </table:table-cell>
          <table:table-cell table:style-name="ce383" office:value-type="float" office:value="6" calcext:value-type="float">
            <text:p>6</text:p>
          </table:table-cell>
          <table:table-cell table:style-name="ce381" table:formula="of:=[.G45]*[.H45]" office:value-type="float" office:value="8.73216" calcext:value-type="float">
            <text:p>8,73 г</text:p>
          </table:table-cell>
          <table:table-cell table:style-name="ce385" table:formula="of:=COM.MICROSOFT.IFS([.D45]=[$БД.$A$42];[$Настройки.$B$18];[.D45]=[$БД.$A$43];[$Настройки.$B$20];[.D45]=[$БД.$A$44];1.1)/1000" office:value-type="float" office:value="1" calcext:value-type="float">
            <text:p>1,00 р/г</text:p>
          </table:table-cell>
          <table:table-cell table:style-name="ce85" table:formula="of:=[.I45]*[.J45]" office:value-type="currency" office:currency="RUB" office:value="8.73216" calcext:value-type="currency">
            <text:p>8,73 ₽</text:p>
          </table:table-cell>
          <table:table-cell table:style-name="ce419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4-07-02-02</text:p>
          </table:table-cell>
          <table:table-cell table:style-name="ce393" office:value-type="string" calcext:value-type="string">
            <text:p>Front door hinge part B</text:p>
          </table:table-cell>
          <table:table-cell table:style-name="ce364" office:value-type="float" office:value="2185" calcext:value-type="float">
            <text:p>2 185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46]=[$БД.$A$42];[$Настройки.$B$17];[.D46]=[$БД.$A$43];[$Настройки.$B$19];[.D46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6]*[.E46]*[.F46]/1000" office:value-type="float" office:value="2.7968" calcext:value-type="float">
            <text:p>2,80 г</text:p>
          </table:table-cell>
          <table:table-cell table:style-name="ce383" office:value-type="float" office:value="6" calcext:value-type="float">
            <text:p>6</text:p>
          </table:table-cell>
          <table:table-cell table:style-name="ce381" table:formula="of:=[.G46]*[.H46]" office:value-type="float" office:value="16.7808" calcext:value-type="float">
            <text:p>16,78 г</text:p>
          </table:table-cell>
          <table:table-cell table:style-name="ce385" table:formula="of:=COM.MICROSOFT.IFS([.D46]=[$БД.$A$42];[$Настройки.$B$18];[.D46]=[$БД.$A$43];[$Настройки.$B$20];[.D46]=[$БД.$A$44];1.1)/1000" office:value-type="float" office:value="1" calcext:value-type="float">
            <text:p>1,00 р/г</text:p>
          </table:table-cell>
          <table:table-cell table:style-name="ce85" table:formula="of:=[.I46]*[.J46]" office:value-type="currency" office:currency="RUB" office:value="16.7808" calcext:value-type="currency">
            <text:p>16,78 ₽</text:p>
          </table:table-cell>
          <table:table-cell table:style-name="ce419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4-07-03</text:p>
          </table:table-cell>
          <table:table-cell table:style-name="ce393" office:value-type="string" calcext:value-type="string">
            <text:p>Front door handle</text:p>
          </table:table-cell>
          <table:table-cell table:style-name="ce364" office:value-type="float" office:value="2894" calcext:value-type="float">
            <text:p>2 894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47]=[$БД.$A$42];[$Настройки.$B$17];[.D47]=[$БД.$A$43];[$Настройки.$B$19];[.D47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7]*[.E47]*[.F47]/1000" office:value-type="float" office:value="3.70432" calcext:value-type="float">
            <text:p>3,70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47]*[.H47]" office:value-type="float" office:value="7.40864" calcext:value-type="float">
            <text:p>7,41 г</text:p>
          </table:table-cell>
          <table:table-cell table:style-name="ce385" table:formula="of:=COM.MICROSOFT.IFS([.D47]=[$БД.$A$42];[$Настройки.$B$18];[.D47]=[$БД.$A$43];[$Настройки.$B$20];[.D47]=[$БД.$A$44];1.1)/1000" office:value-type="float" office:value="1" calcext:value-type="float">
            <text:p>1,00 р/г</text:p>
          </table:table-cell>
          <table:table-cell table:style-name="ce85" table:formula="of:=[.I47]*[.J47]" office:value-type="currency" office:currency="RUB" office:value="7.40864" calcext:value-type="currency">
            <text:p>7,41 ₽</text:p>
          </table:table-cell>
          <table:table-cell table:style-name="ce419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4-08(A)</text:p>
          </table:table-cell>
          <table:table-cell table:style-name="ce393" office:value-type="string" calcext:value-type="string">
            <text:p>Electronics box side grill</text:p>
          </table:table-cell>
          <table:table-cell table:style-name="ce364" office:value-type="float" office:value="13418" calcext:value-type="float">
            <text:p>13 418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48]=[$БД.$A$42];[$Настройки.$B$17];[.D48]=[$БД.$A$43];[$Настройки.$B$19];[.D48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8]*[.E48]*[.F48]/1000" office:value-type="float" office:value="17.17504" calcext:value-type="float">
            <text:p>17,18 г</text:p>
          </table:table-cell>
          <table:table-cell table:style-name="ce383" office:value-type="float" office:value="5" calcext:value-type="float">
            <text:p>5</text:p>
          </table:table-cell>
          <table:table-cell table:style-name="ce381" table:formula="of:=[.G48]*[.H48]" office:value-type="float" office:value="85.8752" calcext:value-type="float">
            <text:p>85,88 г</text:p>
          </table:table-cell>
          <table:table-cell table:style-name="ce385" table:formula="of:=COM.MICROSOFT.IFS([.D48]=[$БД.$A$42];[$Настройки.$B$18];[.D48]=[$БД.$A$43];[$Настройки.$B$20];[.D48]=[$БД.$A$44];1.1)/1000" office:value-type="float" office:value="1" calcext:value-type="float">
            <text:p>1,00 р/г</text:p>
          </table:table-cell>
          <table:table-cell table:style-name="ce85" table:formula="of:=[.I48]*[.J48]" office:value-type="currency" office:currency="RUB" office:value="85.8752" calcext:value-type="currency">
            <text:p>85,88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7-04-08(B)</text:p>
          </table:table-cell>
          <table:table-cell table:style-name="ce393" office:value-type="string" calcext:value-type="string">
            <text:p>Electronics box side grill</text:p>
          </table:table-cell>
          <table:table-cell table:style-name="ce364" office:value-type="float" office:value="15266" calcext:value-type="float">
            <text:p>15 266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49]=[$БД.$A$42];[$Настройки.$B$17];[.D49]=[$БД.$A$43];[$Настройки.$B$19];[.D49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9]*[.E49]*[.F49]/1000" office:value-type="float" office:value="19.54048" calcext:value-type="float">
            <text:p>19,54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49]*[.H49]" office:value-type="float" office:value="19.54048" calcext:value-type="float">
            <text:p>19,54 г</text:p>
          </table:table-cell>
          <table:table-cell table:style-name="ce385" table:formula="of:=COM.MICROSOFT.IFS([.D49]=[$БД.$A$42];[$Настройки.$B$18];[.D49]=[$БД.$A$43];[$Настройки.$B$20];[.D49]=[$БД.$A$44];1.1)/1000" office:value-type="float" office:value="1" calcext:value-type="float">
            <text:p>1,00 р/г</text:p>
          </table:table-cell>
          <table:table-cell table:style-name="ce85" table:formula="of:=[.I49]*[.J49]" office:value-type="currency" office:currency="RUB" office:value="19.54048" calcext:value-type="currency">
            <text:p>19,54 ₽</text:p>
          </table:table-cell>
          <table:table-cell table:style-name="ce419"/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4-10-01</text:p>
          </table:table-cell>
          <table:table-cell table:style-name="ce393" office:value-type="string" calcext:value-type="string">
            <text:p>Back door lock</text:p>
          </table:table-cell>
          <table:table-cell table:style-name="ce364" office:value-type="float" office:value="3973" calcext:value-type="float">
            <text:p>3 973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50]=[$БД.$A$42];[$Настройки.$B$17];[.D50]=[$БД.$A$43];[$Настройки.$B$19];[.D50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0]*[.E50]*[.F50]/1000" office:value-type="float" office:value="5.08544" calcext:value-type="float">
            <text:p>5,09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50]*[.H50]" office:value-type="float" office:value="10.17088" calcext:value-type="float">
            <text:p>10,17 г</text:p>
          </table:table-cell>
          <table:table-cell table:style-name="ce385" table:formula="of:=COM.MICROSOFT.IFS([.D50]=[$БД.$A$42];[$Настройки.$B$18];[.D50]=[$БД.$A$43];[$Настройки.$B$20];[.D50]=[$БД.$A$44];1.1)/1000" office:value-type="float" office:value="1" calcext:value-type="float">
            <text:p>1,00 р/г</text:p>
          </table:table-cell>
          <table:table-cell table:style-name="ce85" table:formula="of:=[.I50]*[.J50]" office:value-type="currency" office:currency="RUB" office:value="10.17088" calcext:value-type="currency">
            <text:p>10,17 ₽</text:p>
          </table:table-cell>
          <table:table-cell table:style-name="ce419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4-11</text:p>
          </table:table-cell>
          <table:table-cell table:style-name="ce393" office:value-type="string" calcext:value-type="string">
            <text:p>Print head cable guide</text:p>
          </table:table-cell>
          <table:table-cell table:style-name="ce364" office:value-type="float" office:value="9558" calcext:value-type="float">
            <text:p>9 558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51]=[$БД.$A$42];[$Настройки.$B$17];[.D51]=[$БД.$A$43];[$Настройки.$B$19];[.D51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1]*[.E51]*[.F51]/1000" office:value-type="float" office:value="12.23424" calcext:value-type="float">
            <text:p>12,23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51]*[.H51]" office:value-type="float" office:value="24.46848" calcext:value-type="float">
            <text:p>24,47 г</text:p>
          </table:table-cell>
          <table:table-cell table:style-name="ce385" table:formula="of:=COM.MICROSOFT.IFS([.D51]=[$БД.$A$42];[$Настройки.$B$18];[.D51]=[$БД.$A$43];[$Настройки.$B$20];[.D51]=[$БД.$A$44];1.1)/1000" office:value-type="float" office:value="1" calcext:value-type="float">
            <text:p>1,00 р/г</text:p>
          </table:table-cell>
          <table:table-cell table:style-name="ce85" table:formula="of:=[.I51]*[.J51]" office:value-type="currency" office:currency="RUB" office:value="24.46848" calcext:value-type="currency">
            <text:p>24,47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4-12</text:p>
          </table:table-cell>
          <table:table-cell table:style-name="ce393" office:value-type="string" calcext:value-type="string">
            <text:p>Print head cable guide nut</text:p>
          </table:table-cell>
          <table:table-cell table:style-name="ce364" office:value-type="float" office:value="6667" calcext:value-type="float">
            <text:p>6 667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52]=[$БД.$A$42];[$Настройки.$B$17];[.D52]=[$БД.$A$43];[$Настройки.$B$19];[.D52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2]*[.E52]*[.F52]/1000" office:value-type="float" office:value="8.53376" calcext:value-type="float">
            <text:p>8,53 г</text:p>
          </table:table-cell>
          <table:table-cell table:style-name="ce383" table:formula="of:=[.H51]" office:value-type="float" office:value="2" calcext:value-type="float">
            <text:p>2</text:p>
          </table:table-cell>
          <table:table-cell table:style-name="ce381" table:formula="of:=[.G52]*[.H52]" office:value-type="float" office:value="17.06752" calcext:value-type="float">
            <text:p>17,07 г</text:p>
          </table:table-cell>
          <table:table-cell table:style-name="ce385" table:formula="of:=COM.MICROSOFT.IFS([.D52]=[$БД.$A$42];[$Настройки.$B$18];[.D52]=[$БД.$A$43];[$Настройки.$B$20];[.D52]=[$БД.$A$44];1.1)/1000" office:value-type="float" office:value="1" calcext:value-type="float">
            <text:p>1,00 р/г</text:p>
          </table:table-cell>
          <table:table-cell table:style-name="ce85" table:formula="of:=[.I52]*[.J52]" office:value-type="currency" office:currency="RUB" office:value="17.06752" calcext:value-type="currency">
            <text:p>17,07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164" office:value-type="string" calcext:value-type="string" table:number-columns-spanned="12" table:number-rows-spanned="1">
            <text:p>Электроника</text:p>
          </table:table-cell>
          <table:covered-table-cell table:style-name="ce393"/>
          <table:covered-table-cell table:style-name="ce364"/>
          <table:covered-table-cell table:style-name="ce404" table:content-validation-name="val15"/>
          <table:covered-table-cell table:style-name="ce377"/>
          <table:covered-table-cell table:style-name="ce404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85"/>
          <table:covered-table-cell table:style-name="ce419"/>
          <table:table-cell table:number-columns-repeated="1011"/>
        </table:table-row>
        <table:table-row table:style-name="ro7">
          <table:table-cell table:style-name="ce354" office:value-type="string" calcext:value-type="string">
            <text:p>V08-05-01-01</text:p>
          </table:table-cell>
          <table:table-cell table:style-name="ce393" office:value-type="string" calcext:value-type="string">
            <text:p>Fysetc mini 12864 screen front panel</text:p>
          </table:table-cell>
          <table:table-cell table:style-name="ce364" office:value-type="float" office:value="29859" calcext:value-type="float">
            <text:p>29 859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54]=[$БД.$A$42];[$Настройки.$B$17];[.D54]=[$БД.$A$43];[$Настройки.$B$19];[.D54]=[$БД.$A$44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54]*[.E54]*[.F54]/1000" office:value-type="float" office:value="19.10976" calcext:value-type="float">
            <text:p>19,11 г</text:p>
          </table:table-cell>
          <table:table-cell table:style-name="ce383" table:formula="of:=[$'Покупные изделия'.E56]" office:value-type="float" office:value="0" calcext:value-type="float">
            <text:p>0</text:p>
          </table:table-cell>
          <table:table-cell table:style-name="ce381" table:formula="of:=[.G54]*[.H54]" office:value-type="float" office:value="0" calcext:value-type="float">
            <text:p>0,00 г</text:p>
          </table:table-cell>
          <table:table-cell table:style-name="ce385" table:formula="of:=COM.MICROSOFT.IFS([.D54]=[$БД.$A$42];[$Настройки.$B$18];[.D54]=[$БД.$A$43];[$Настройки.$B$20];[.D54]=[$БД.$A$44];1.1)/1000" office:value-type="float" office:value="1" calcext:value-type="float">
            <text:p>1,00 р/г</text:p>
          </table:table-cell>
          <table:table-cell table:style-name="ce85" table:formula="of:=[.I54]*[.J54]" office:value-type="currency" office:currency="RUB" office:value="0" calcext:value-type="currency">
            <text:p>0,00 ₽</text:p>
          </table:table-cell>
          <table:table-cell table:style-name="ce419"/>
          <table:table-cell table:number-columns-repeated="1011"/>
        </table:table-row>
        <table:table-row table:style-name="ro7">
          <table:table-cell table:style-name="ce354" office:value-type="string" calcext:value-type="string">
            <text:p>V08-05-01-02</text:p>
          </table:table-cell>
          <table:table-cell table:style-name="ce393" office:value-type="string" calcext:value-type="string">
            <text:p>Fysetc mini 12864 mount</text:p>
          </table:table-cell>
          <table:table-cell table:style-name="ce364" office:value-type="float" office:value="69876" calcext:value-type="float">
            <text:p>69 876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55]=[$БД.$A$42];[$Настройки.$B$17];[.D55]=[$БД.$A$43];[$Настройки.$B$19];[.D55]=[$БД.$A$44];1.1)" office:value-type="float" office:value="1.28" calcext:value-type="float">
            <text:p>1,28 г/см³</text:p>
          </table:table-cell>
          <table:table-cell table:style-name="ce370" office:value-type="percentage" office:value="0.3" calcext:value-type="percentage">
            <text:p>30,00%</text:p>
          </table:table-cell>
          <table:table-cell table:style-name="ce381" table:formula="of:=[.C55]*[.E55]*[.F55]/1000" office:value-type="float" office:value="26.832384" calcext:value-type="float">
            <text:p>26,83 г</text:p>
          </table:table-cell>
          <table:table-cell table:style-name="ce383" table:formula="of:=[.H54]" office:value-type="float" office:value="0" calcext:value-type="float">
            <text:p>0</text:p>
          </table:table-cell>
          <table:table-cell table:style-name="ce381" table:formula="of:=[.G55]*[.H55]" office:value-type="float" office:value="0" calcext:value-type="float">
            <text:p>0,00 г</text:p>
          </table:table-cell>
          <table:table-cell table:style-name="ce385" table:formula="of:=COM.MICROSOFT.IFS([.D55]=[$БД.$A$42];[$Настройки.$B$18];[.D55]=[$БД.$A$43];[$Настройки.$B$20];[.D55]=[$БД.$A$44];1.1)/1000" office:value-type="float" office:value="1" calcext:value-type="float">
            <text:p>1,00 р/г</text:p>
          </table:table-cell>
          <table:table-cell table:style-name="ce85" table:formula="of:=[.I55]*[.J55]" office:value-type="currency" office:currency="RUB" office:value="0" calcext:value-type="currency">
            <text:p>0,00 ₽</text:p>
          </table:table-cell>
          <table:table-cell table:style-name="ce419"/>
          <table:table-cell table:number-columns-repeated="1011"/>
        </table:table-row>
        <table:table-row table:style-name="ro7">
          <table:table-cell table:style-name="ce354" office:value-type="string" calcext:value-type="string">
            <text:p>V08-05-01-03</text:p>
          </table:table-cell>
          <table:table-cell table:style-name="ce393" office:value-type="string" calcext:value-type="string">
            <text:p>Screen knob</text:p>
          </table:table-cell>
          <table:table-cell table:style-name="ce364" office:value-type="float" office:value="1885" calcext:value-type="float">
            <text:p>1 885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56]=[$БД.$A$42];[$Настройки.$B$17];[.D56]=[$БД.$A$43];[$Настройки.$B$19];[.D56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6]*[.E56]*[.F56]/1000" office:value-type="float" office:value="2.4128" calcext:value-type="float">
            <text:p>2,41 г</text:p>
          </table:table-cell>
          <table:table-cell table:style-name="ce383" table:formula="of:=[.H54]" office:value-type="float" office:value="0" calcext:value-type="float">
            <text:p>0</text:p>
          </table:table-cell>
          <table:table-cell table:style-name="ce381" table:formula="of:=[.G56]*[.H56]" office:value-type="float" office:value="0" calcext:value-type="float">
            <text:p>0,00 г</text:p>
          </table:table-cell>
          <table:table-cell table:style-name="ce385" table:formula="of:=COM.MICROSOFT.IFS([.D56]=[$БД.$A$42];[$Настройки.$B$18];[.D56]=[$БД.$A$43];[$Настройки.$B$20];[.D56]=[$БД.$A$44];1.1)/1000" office:value-type="float" office:value="1" calcext:value-type="float">
            <text:p>1,00 р/г</text:p>
          </table:table-cell>
          <table:table-cell table:style-name="ce85" table:formula="of:=[.I56]*[.J56]" office:value-type="currency" office:currency="RUB" office:value="0" calcext:value-type="currency">
            <text:p>0,00 ₽</text:p>
          </table:table-cell>
          <table:table-cell table:style-name="ce419"/>
          <table:table-cell table:number-columns-repeated="1011"/>
        </table:table-row>
        <table:table-row table:style-name="ro7">
          <table:table-cell table:style-name="ce164" office:value-type="string" calcext:value-type="string" table:number-columns-spanned="12" table:number-rows-spanned="1">
            <text:p>Купол</text:p>
          </table:table-cell>
          <table:covered-table-cell table:style-name="ce393"/>
          <table:covered-table-cell table:style-name="ce364"/>
          <table:covered-table-cell table:style-name="ce404" table:content-validation-name="val15"/>
          <table:covered-table-cell table:style-name="ce377"/>
          <table:covered-table-cell table:style-name="ce404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85"/>
          <table:covered-table-cell table:style-name="ce419"/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6-01-01-01</text:p>
          </table:table-cell>
          <table:table-cell table:style-name="ce393" office:value-type="string" calcext:value-type="string">
            <text:p>Inner spool holder roller</text:p>
          </table:table-cell>
          <table:table-cell table:style-name="ce364" office:value-type="float" office:value="9307" calcext:value-type="float">
            <text:p>9 307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58]=[$БД.$A$42];[$Настройки.$B$17];[.D58]=[$БД.$A$43];[$Настройки.$B$19];[.D58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8]*[.E58]*[.F58]/1000" office:value-type="float" office:value="11.91296" calcext:value-type="float">
            <text:p>11,91 г</text:p>
          </table:table-cell>
          <table:table-cell table:style-name="ce383" table:formula="of:=[.H59]*2" office:value-type="float" office:value="8" calcext:value-type="float">
            <text:p>8</text:p>
          </table:table-cell>
          <table:table-cell table:style-name="ce381" table:formula="of:=[.G58]*[.H58]" office:value-type="float" office:value="95.30368" calcext:value-type="float">
            <text:p>95,30 г</text:p>
          </table:table-cell>
          <table:table-cell table:style-name="ce385" table:formula="of:=COM.MICROSOFT.IFS([.D58]=[$БД.$A$42];[$Настройки.$B$18];[.D58]=[$БД.$A$43];[$Настройки.$B$20];[.D58]=[$БД.$A$44];1.1)/1000" office:value-type="float" office:value="1" calcext:value-type="float">
            <text:p>1,00 р/г</text:p>
          </table:table-cell>
          <table:table-cell table:style-name="ce85" table:formula="of:=[.I58]*[.J58]" office:value-type="currency" office:currency="RUB" office:value="95.30368" calcext:value-type="currency">
            <text:p>95,30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6-01-01-02</text:p>
          </table:table-cell>
          <table:table-cell table:style-name="ce393" office:value-type="string" calcext:value-type="string">
            <text:p>Inner spool holder rocker body</text:p>
          </table:table-cell>
          <table:table-cell table:style-name="ce364" office:value-type="float" office:value="81245" calcext:value-type="float">
            <text:p>81 245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59]=[$БД.$A$42];[$Настройки.$B$17];[.D59]=[$БД.$A$43];[$Настройки.$B$19];[.D59]=[$БД.$A$44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59]*[.E59]*[.F59]/1000" office:value-type="float" office:value="51.9968" calcext:value-type="float">
            <text:p>52,00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59]*[.H59]" office:value-type="float" office:value="207.9872" calcext:value-type="float">
            <text:p>207,99 г</text:p>
          </table:table-cell>
          <table:table-cell table:style-name="ce385" table:formula="of:=COM.MICROSOFT.IFS([.D59]=[$БД.$A$42];[$Настройки.$B$18];[.D59]=[$БД.$A$43];[$Настройки.$B$20];[.D59]=[$БД.$A$44];1.1)/1000" office:value-type="float" office:value="1" calcext:value-type="float">
            <text:p>1,00 р/г</text:p>
          </table:table-cell>
          <table:table-cell table:style-name="ce85" table:formula="of:=[.I59]*[.J59]" office:value-type="currency" office:currency="RUB" office:value="207.9872" calcext:value-type="currency">
            <text:p>207,99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6-01-02</text:p>
          </table:table-cell>
          <table:table-cell table:style-name="ce393" office:value-type="string" calcext:value-type="string">
            <text:p>Inner spool holder mount part A</text:p>
          </table:table-cell>
          <table:table-cell table:style-name="ce364" office:value-type="float" office:value="31386" calcext:value-type="float">
            <text:p>31 386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60]=[$БД.$A$42];[$Настройки.$B$17];[.D60]=[$БД.$A$43];[$Настройки.$B$19];[.D60]=[$БД.$A$44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60]*[.E60]*[.F60]/1000" office:value-type="float" office:value="30.13056" calcext:value-type="float">
            <text:p>30,13 г</text:p>
          </table:table-cell>
          <table:table-cell table:style-name="ce383" table:formula="of:=[.H59]/2" office:value-type="float" office:value="2" calcext:value-type="float">
            <text:p>2</text:p>
          </table:table-cell>
          <table:table-cell table:style-name="ce381" table:formula="of:=[.G60]*[.H60]" office:value-type="float" office:value="60.26112" calcext:value-type="float">
            <text:p>60,26 г</text:p>
          </table:table-cell>
          <table:table-cell table:style-name="ce385" table:formula="of:=COM.MICROSOFT.IFS([.D60]=[$БД.$A$42];[$Настройки.$B$18];[.D60]=[$БД.$A$43];[$Настройки.$B$20];[.D60]=[$БД.$A$44];1.1)/1000" office:value-type="float" office:value="1" calcext:value-type="float">
            <text:p>1,00 р/г</text:p>
          </table:table-cell>
          <table:table-cell table:style-name="ce85" table:formula="of:=[.I60]*[.J60]" office:value-type="currency" office:currency="RUB" office:value="60.26112" calcext:value-type="currency">
            <text:p>60,26 ₽</text:p>
          </table:table-cell>
          <table:table-cell table:style-name="ce419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6-01-03</text:p>
          </table:table-cell>
          <table:table-cell table:style-name="ce393" office:value-type="string" calcext:value-type="string">
            <text:p>Inner spool holder mount part B</text:p>
          </table:table-cell>
          <table:table-cell table:style-name="ce364" office:value-type="float" office:value="31422" calcext:value-type="float">
            <text:p>31 422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61]=[$БД.$A$42];[$Настройки.$B$17];[.D61]=[$БД.$A$43];[$Настройки.$B$19];[.D61]=[$БД.$A$44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61]*[.E61]*[.F61]/1000" office:value-type="float" office:value="30.16512" calcext:value-type="float">
            <text:p>30,17 г</text:p>
          </table:table-cell>
          <table:table-cell table:style-name="ce383" table:formula="of:=[.H60]" office:value-type="float" office:value="2" calcext:value-type="float">
            <text:p>2</text:p>
          </table:table-cell>
          <table:table-cell table:style-name="ce381" table:formula="of:=[.G61]*[.H61]" office:value-type="float" office:value="60.33024" calcext:value-type="float">
            <text:p>60,33 г</text:p>
          </table:table-cell>
          <table:table-cell table:style-name="ce385" table:formula="of:=COM.MICROSOFT.IFS([.D61]=[$БД.$A$42];[$Настройки.$B$18];[.D61]=[$БД.$A$43];[$Настройки.$B$20];[.D61]=[$БД.$A$44];1.1)/1000" office:value-type="float" office:value="1" calcext:value-type="float">
            <text:p>1,00 р/г</text:p>
          </table:table-cell>
          <table:table-cell table:style-name="ce85" table:formula="of:=[.I61]*[.J61]" office:value-type="currency" office:currency="RUB" office:value="60.33024" calcext:value-type="currency">
            <text:p>60,33 ₽</text:p>
          </table:table-cell>
          <table:table-cell table:style-name="ce419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5-07-01</text:p>
          </table:table-cell>
          <table:table-cell table:style-name="ce393" office:value-type="string" calcext:value-type="string">
            <text:p>Enclosure top corner</text:p>
          </table:table-cell>
          <table:table-cell table:style-name="ce364" office:value-type="float" office:value="7447" calcext:value-type="float">
            <text:p>7 447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62]=[$БД.$A$42];[$Настройки.$B$17];[.D62]=[$БД.$A$43];[$Настройки.$B$19];[.D62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2]*[.E62]*[.F62]/1000" office:value-type="float" office:value="9.53216" calcext:value-type="float">
            <text:p>9,53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62]*[.H62]" office:value-type="float" office:value="38.12864" calcext:value-type="float">
            <text:p>38,13 г</text:p>
          </table:table-cell>
          <table:table-cell table:style-name="ce385" table:formula="of:=COM.MICROSOFT.IFS([.D62]=[$БД.$A$42];[$Настройки.$B$18];[.D62]=[$БД.$A$43];[$Настройки.$B$20];[.D62]=[$БД.$A$44];1.1)/1000" office:value-type="float" office:value="1" calcext:value-type="float">
            <text:p>1,00 р/г</text:p>
          </table:table-cell>
          <table:table-cell table:style-name="ce85" table:formula="of:=[.I62]*[.J62]" office:value-type="currency" office:currency="RUB" office:value="38.12864" calcext:value-type="currency">
            <text:p>38,13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5-07-05</text:p>
          </table:table-cell>
          <table:table-cell table:style-name="ce393" office:value-type="string" calcext:value-type="string">
            <text:p>Enclosure top panel corner</text:p>
          </table:table-cell>
          <table:table-cell table:style-name="ce364" office:value-type="float" office:value="643" calcext:value-type="float">
            <text:p>643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63]=[$БД.$A$42];[$Настройки.$B$17];[.D63]=[$БД.$A$43];[$Настройки.$B$19];[.D63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3]*[.E63]*[.F63]/1000" office:value-type="float" office:value="0.82304" calcext:value-type="float">
            <text:p>0,82 г</text:p>
          </table:table-cell>
          <table:table-cell table:style-name="ce383" table:formula="of:=[$Расчёты.B93]" office:value-type="float" office:value="22" calcext:value-type="float">
            <text:p>22</text:p>
          </table:table-cell>
          <table:table-cell table:style-name="ce381" table:formula="of:=[.G63]*[.H63]" office:value-type="float" office:value="18.10688" calcext:value-type="float">
            <text:p>18,11 г</text:p>
          </table:table-cell>
          <table:table-cell table:style-name="ce385" table:formula="of:=COM.MICROSOFT.IFS([.D63]=[$БД.$A$42];[$Настройки.$B$18];[.D63]=[$БД.$A$43];[$Настройки.$B$20];[.D63]=[$БД.$A$44];1.1)/1000" office:value-type="float" office:value="1" calcext:value-type="float">
            <text:p>1,00 р/г</text:p>
          </table:table-cell>
          <table:table-cell table:style-name="ce85" table:formula="of:=[.I63]*[.J63]" office:value-type="currency" office:currency="RUB" office:value="18.10688" calcext:value-type="currency">
            <text:p>18,11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5-07-06-01</text:p>
          </table:table-cell>
          <table:table-cell table:style-name="ce393" office:value-type="string" calcext:value-type="string">
            <text:p>Enclosure top hinge part A</text:p>
          </table:table-cell>
          <table:table-cell table:style-name="ce364" office:value-type="float" office:value="4991" calcext:value-type="float">
            <text:p>4 991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64]=[$БД.$A$42];[$Настройки.$B$17];[.D64]=[$БД.$A$43];[$Настройки.$B$19];[.D64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4]*[.E64]*[.F64]/1000" office:value-type="float" office:value="6.38848" calcext:value-type="float">
            <text:p>6,39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64]*[.H64]" office:value-type="float" office:value="12.77696" calcext:value-type="float">
            <text:p>12,78 г</text:p>
          </table:table-cell>
          <table:table-cell table:style-name="ce385" table:formula="of:=COM.MICROSOFT.IFS([.D64]=[$БД.$A$42];[$Настройки.$B$18];[.D64]=[$БД.$A$43];[$Настройки.$B$20];[.D64]=[$БД.$A$44];1.1)/1000" office:value-type="float" office:value="1" calcext:value-type="float">
            <text:p>1,00 р/г</text:p>
          </table:table-cell>
          <table:table-cell table:style-name="ce85" table:formula="of:=[.I64]*[.J64]" office:value-type="currency" office:currency="RUB" office:value="12.77696" calcext:value-type="currency">
            <text:p>12,78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198" office:value-type="string" calcext:value-type="string">
            <text:p>V05-07-06-02</text:p>
          </table:table-cell>
          <table:table-cell table:style-name="ce198" office:value-type="string" calcext:value-type="string">
            <text:p>Enclosure top hinge part B</text:p>
          </table:table-cell>
          <table:table-cell table:style-name="ce367" office:value-type="float" office:value="4979" calcext:value-type="float">
            <text:p>4 979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65]=[$БД.$A$42];[$Настройки.$B$17];[.D65]=[$БД.$A$43];[$Настройки.$B$19];[.D65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5]*[.E65]*[.F65]/1000" office:value-type="float" office:value="6.37312" calcext:value-type="float">
            <text:p>6,37 г</text:p>
          </table:table-cell>
          <table:table-cell table:style-name="ce25" office:value-type="float" office:value="2" calcext:value-type="float">
            <text:p>2</text:p>
          </table:table-cell>
          <table:table-cell table:style-name="ce381" table:formula="of:=[.G65]*[.H65]" office:value-type="float" office:value="12.74624" calcext:value-type="float">
            <text:p>12,75 г</text:p>
          </table:table-cell>
          <table:table-cell table:style-name="ce385" table:formula="of:=COM.MICROSOFT.IFS([.D65]=[$БД.$A$42];[$Настройки.$B$18];[.D65]=[$БД.$A$43];[$Настройки.$B$20];[.D65]=[$БД.$A$44];1.1)/1000" office:value-type="float" office:value="1" calcext:value-type="float">
            <text:p>1,00 р/г</text:p>
          </table:table-cell>
          <table:table-cell table:style-name="ce85" table:formula="of:=[.I65]*[.J65]" office:value-type="currency" office:currency="RUB" office:value="12.74624" calcext:value-type="currency">
            <text:p>12,75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198" office:value-type="string" calcext:value-type="string">
            <text:p>V07-07-07</text:p>
          </table:table-cell>
          <table:table-cell table:style-name="ce198" office:value-type="string" calcext:value-type="string">
            <text:p>Enclosure top mount</text:p>
          </table:table-cell>
          <table:table-cell table:style-name="ce364" office:value-type="float" office:value="132100" calcext:value-type="float">
            <text:p>132 100 мм³</text:p>
          </table:table-cell>
          <table:table-cell table:style-name="ce404" table:content-validation-name="val15" office:value-type="string" calcext:value-type="string">
            <text:p>Простой</text:p>
          </table:table-cell>
          <table:table-cell table:style-name="ce377" table:formula="of:=COM.MICROSOFT.IFS([.D66]=[$БД.$A$42];[$Настройки.$B$17];[.D66]=[$БД.$A$43];[$Настройки.$B$19];[.D66]=[$БД.$A$44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6]*[.E66]*[.F66]/1000" office:value-type="float" office:value="84.544" calcext:value-type="float">
            <text:p>84,54 г</text:p>
          </table:table-cell>
          <table:table-cell table:style-name="ce25" office:value-type="float" office:value="2" calcext:value-type="float">
            <text:p>2</text:p>
          </table:table-cell>
          <table:table-cell table:style-name="ce381" table:formula="of:=[.G66]*[.H66]" office:value-type="float" office:value="169.088" calcext:value-type="float">
            <text:p>169,09 г</text:p>
          </table:table-cell>
          <table:table-cell table:style-name="ce385" table:formula="of:=COM.MICROSOFT.IFS([.D66]=[$БД.$A$42];[$Настройки.$B$18];[.D66]=[$БД.$A$43];[$Настройки.$B$20];[.D66]=[$БД.$A$44];1.1)/1000" office:value-type="float" office:value="1" calcext:value-type="float">
            <text:p>1,00 р/г</text:p>
          </table:table-cell>
          <table:table-cell table:style-name="ce85" table:formula="of:=[.I66]*[.J66]" office:value-type="currency" office:currency="RUB" office:value="169.088" calcext:value-type="currency">
            <text:p>169,09 ₽</text:p>
          </table:table-cell>
          <table:table-cell table:style-name="ce419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 table:number-columns-spanned="9" table:number-rows-spanned="1">
            <text:p>Итого:</text:p>
          </table:table-cell>
          <table:covered-table-cell table:style-name="ce198"/>
          <table:covered-table-cell table:style-name="ce368"/>
          <table:covered-table-cell table:number-columns-repeated="3" table:style-name="ce406"/>
          <table:covered-table-cell table:style-name="ce104"/>
          <table:covered-table-cell table:number-columns-repeated="2" table:style-name="ce25"/>
          <table:table-cell table:style-name="ce406"/>
          <table:table-cell table:style-name="ce22" table:formula="of:=SUM([.K4:.K66])" office:value-type="currency" office:currency="RUB" office:value="3438.08086448" calcext:value-type="currency">
            <text:p>3 438,08 ₽</text:p>
          </table:table-cell>
          <table:table-cell table:style-name="ce392"/>
          <table:table-cell table:number-columns-repeated="1011"/>
        </table:table-row>
        <table:table-row table:style-name="ro7" table:number-rows-repeated="7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304"/>
          <table:table-cell table:number-columns-repeated="1012"/>
        </table:table-row>
        <table:table-row table:style-name="ro7" table:number-rows-repeated="1048501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Проводка" table:style-name="ta2">
        <table:table-column table:style-name="co45" table:default-cell-style-name="ce398"/>
        <table:table-column table:style-name="co46" table:default-cell-style-name="ce431"/>
        <table:table-column table:style-name="co47" table:default-cell-style-name="ce398"/>
        <table:table-column table:style-name="co48" table:default-cell-style-name="ce431"/>
        <table:table-column table:style-name="co49" table:default-cell-style-name="ce431"/>
        <table:table-column table:style-name="co50" table:default-cell-style-name="ce100"/>
        <table:table-column table:style-name="co51" table:default-cell-style-name="ce398"/>
        <table:table-column table:style-name="co52" table:default-cell-style-name="ce398"/>
        <table:table-column table:style-name="co53" table:default-cell-style-name="ce398"/>
        <table:table-column table:style-name="co5" table:number-columns-repeated="1015" table:default-cell-style-name="ce398"/>
        <table:table-row table:style-name="ro24">
          <table:table-cell table:style-name="ce321" office:value-type="string" calcext:value-type="string" table:number-columns-spanned="9" table:number-rows-spanned="1">
            <text:p><text:span text:style-name="T2">На данном листе производится расчёт параметров проводов и разъёмов </text:span></text:p>
            <text:p/>
            <text:p>Обратите внимание, что все длины указаны от потребителя до центра отсека электроники через кабелеводы. Все провода стоит либо отмерять по месту, либо отрезать с запасом. </text:p>
            <text:p/>
            <text:p>Разъём GX20 встраивается в косу на печатающую голову по желанию собирающего. Распиновку разъёма вы можете посмотреть под основной таблицей.</text:p>
          </table:table-cell>
          <table:covered-table-cell table:number-columns-repeated="6" table:style-name="Default"/>
          <table:covered-table-cell table:number-columns-repeated="2"/>
          <table:table-cell table:number-columns-repeated="2"/>
          <table:table-cell table:style-name="ce220" office:value-type="string" calcext:value-type="string" table:number-columns-spanned="7" table:number-rows-spanned="1">
            <text:p>Расчёт количества разъёмов</text:p>
          </table:table-cell>
          <table:covered-table-cell table:number-columns-repeated="6"/>
          <table:table-cell table:number-columns-repeated="1006"/>
        </table:table-row>
        <table:table-row table:style-name="ro25">
          <table:table-cell table:style-name="ce391" office:value-type="string" calcext:value-type="string">
            <text:p>Источник</text:p>
          </table:table-cell>
          <table:table-cell table:style-name="ce391" office:value-type="string" calcext:value-type="string">
            <text:p>Разъём со стороны источника</text:p>
          </table:table-cell>
          <table:table-cell table:style-name="ce391" office:value-type="string" calcext:value-type="string">
            <text:p>Потребитель</text:p>
          </table:table-cell>
          <table:table-cell table:style-name="ce391" office:value-type="string" calcext:value-type="string">
            <text:p>Разъём со стороны потребителя</text:p>
          </table:table-cell>
          <table:table-cell table:style-name="ce391" office:value-type="string" calcext:value-type="string">
            <text:p>Ток*</text:p>
          </table:table-cell>
          <table:table-cell table:style-name="ce391" office:value-type="string" calcext:value-type="string">
            <text:p>Сечение провода</text:p>
          </table:table-cell>
          <table:table-cell table:style-name="ce391" office:value-type="string" calcext:value-type="string">
            <text:p>Длина кабеля</text:p>
          </table:table-cell>
          <table:table-cell table:style-name="ce391" office:value-type="string" calcext:value-type="string">
            <text:p>Количество проводов в кабеле</text:p>
          </table:table-cell>
          <table:table-cell table:style-name="ce391" office:value-type="string" calcext:value-type="string">
            <text:p>Количество кабелей</text:p>
          </table:table-cell>
          <table:table-cell table:number-columns-repeated="2"/>
          <table:table-cell table:style-name="ce221" office:value-type="string" calcext:value-type="string">
            <text:p>Кол-во клемм</text:p>
          </table:table-cell>
          <table:table-cell table:style-name="ce221" office:value-type="string" calcext:value-type="string">
            <text:p>Кол-во наконечников</text:p>
          </table:table-cell>
          <table:table-cell table:style-name="ce221" office:value-type="string" calcext:value-type="string">
            <text:p>Кол-во xh2.54 2pin</text:p>
          </table:table-cell>
          <table:table-cell table:style-name="ce221" office:value-type="string" calcext:value-type="string">
            <text:p>Кол-во xh2.54 3pin</text:p>
          </table:table-cell>
          <table:table-cell table:style-name="ce221" office:value-type="string" calcext:value-type="string">
            <text:p>Кол-во xh2.54 4pin</text:p>
          </table:table-cell>
          <table:table-cell table:style-name="ce221" office:value-type="string" calcext:value-type="string">
            <text:p>Кол-во ph2.00 6pin</text:p>
          </table:table-cell>
          <table:table-cell table:style-name="ce221" office:value-type="string" calcext:value-type="string">
            <text:p>Кол-во dupont 1pin</text:p>
          </table:table-cell>
          <table:table-cell table:style-name="ce357" table:number-columns-repeated="6"/>
          <table:table-cell table:number-columns-repeated="1000"/>
        </table:table-row>
        <table:table-row table:style-name="ro26">
          <table:table-cell table:style-name="ce206" office:value-type="string" calcext:value-type="string" table:number-columns-spanned="9" table:number-rows-spanned="1">
            <text:p>Основной блок электроники и стол</text:p>
          </table:table-cell>
          <table:covered-table-cell table:style-name="ce209"/>
          <table:covered-table-cell table:style-name="ce432"/>
          <table:covered-table-cell table:number-columns-repeated="2" table:style-name="ce209"/>
          <table:covered-table-cell table:style-name="ce216" table:content-validation-name="val19"/>
          <table:covered-table-cell table:style-name="ce432" table:content-validation-name="val19"/>
          <table:covered-table-cell table:number-columns-repeated="2" table:style-name="ce432"/>
          <table:table-cell table:number-columns-repeated="2"/>
          <table:table-cell table:style-name="ce207" table:number-columns-repeated="7"/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Ввод питания 220в</text:p>
          </table:table-cell>
          <table:table-cell table:style-name="ce429" table:content-validation-name="val17" office:value-type="string" calcext:value-type="string">
            <text:p>Пайка</text:p>
          </table:table-cell>
          <table:table-cell table:style-name="ce426" table:content-validation-name="val5" office:value-type="string" calcext:value-type="string">
            <text:p>Блок питания 24в</text:p>
          </table:table-cell>
          <table:table-cell table:style-name="ce429" table:content-validation-name="val18" office:value-type="string" calcext:value-type="string">
            <text:p>Клемма</text:p>
          </table:table-cell>
          <table:table-cell table:style-name="ce214" table:content-validation-name="val5" table:formula="of:=[$Расчёты.D16]/200" office:value-type="float" office:value="0.84" calcext:value-type="float">
            <text:p>0,84 А</text:p>
          </table:table-cell>
          <table:table-cell table:style-name="ce217" table:content-validation-name="val5" table:formula="of:=COM.MICROSOFT.IFS([.E4]&lt;[$БД.$C$54];[$БД.$A$54];[.E4]&lt;[$БД.$C$53];[$БД.$A$53];[.E4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4]=[$БД.$A$61];1;0)+IF([.D4]=[$БД.$A$61];1;0))*[.I4]*[.H4]" office:value-type="float" office:value="3" calcext:value-type="float">
            <text:p>3</text:p>
          </table:table-cell>
          <table:table-cell table:style-name="ce222" table:formula="of:=(IF([.B4]=[$БД.$A$62];1;0)+IF([.D4]=[$БД.$A$62];1;0))*[.H4]*[.I4]" office:value-type="float" office:value="0" calcext:value-type="float">
            <text:p>0</text:p>
          </table:table-cell>
          <table:table-cell table:style-name="ce207" table:formula="of:=(IF([.B4]=[$БД.$A$66];1;0)+IF([.D4]=[$БД.$A$66];1;0))*[.I4]" office:value-type="float" office:value="0" calcext:value-type="float">
            <text:p>0</text:p>
          </table:table-cell>
          <table:table-cell table:style-name="ce207" table:formula="of:=(IF([.B4]=[$БД.$A$67];1;0)+IF([.D4]=[$БД.$A$67];1;0))*[.I4]" office:value-type="float" office:value="0" calcext:value-type="float">
            <text:p>0</text:p>
          </table:table-cell>
          <table:table-cell table:style-name="ce207" table:formula="of:=(IF([.B4]=[$БД.$A$68];1;0)+IF([.D4]=[$БД.$A$68];1;0))*[.I4]" office:value-type="float" office:value="0" calcext:value-type="float">
            <text:p>0</text:p>
          </table:table-cell>
          <table:table-cell table:style-name="ce207" table:formula="of:=(IF([.B4]=[$БД.$A$69];1;0)+IF([.D4]=[$БД.$A$69];1;0))*[.I4]" office:value-type="float" office:value="0" calcext:value-type="float">
            <text:p>0</text:p>
          </table:table-cell>
          <table:table-cell table:style-name="ce207" table:formula="of:=(IF([.B4]=[$БД.$A$65];1;0)+IF([.D4]=[$БД.$A$65];1;0))*[.H4]*[.I4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Ввод питания 220в</text:p>
          </table:table-cell>
          <table:table-cell table:style-name="ce429" table:content-validation-name="val17" office:value-type="string" calcext:value-type="string">
            <text:p>Пайка</text:p>
          </table:table-cell>
          <table:table-cell table:style-name="ce426" table:content-validation-name="val5" office:value-type="string" calcext:value-type="string">
            <text:p>Блок питания 5в</text:p>
          </table:table-cell>
          <table:table-cell table:style-name="ce429" table:content-validation-name="val18" office:value-type="string" calcext:value-type="string">
            <text:p>Клемма</text:p>
          </table:table-cell>
          <table:table-cell table:style-name="ce214" table:content-validation-name="val5" table:formula="of:=[.E7]/200" office:value-type="float" office:value="0.0125" calcext:value-type="float">
            <text:p>0,01 А</text:p>
          </table:table-cell>
          <table:table-cell table:style-name="ce217" table:content-validation-name="val5" table:formula="of:=COM.MICROSOFT.IFS([.E5]&lt;[$БД.$C$54];[$БД.$A$54];[.E5]&lt;[$БД.$C$53];[$БД.$A$53];[.E5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table:formula="of:=[$'Покупные изделия'.E47]" office:value-type="float" office:value="0" calcext:value-type="float">
            <text:p>0</text:p>
          </table:table-cell>
          <table:table-cell table:number-columns-repeated="2"/>
          <table:table-cell table:style-name="ce222" table:formula="of:=(IF([.B5]=[$БД.$A$61];1;0)+IF([.D5]=[$БД.$A$61];1;0))*[.I5]*[.H5]" office:value-type="float" office:value="0" calcext:value-type="float">
            <text:p>0</text:p>
          </table:table-cell>
          <table:table-cell table:style-name="ce222" table:formula="of:=(IF([.B5]=[$БД.$A$62];1;0)+IF([.D5]=[$БД.$A$62];1;0))*[.H5]*[.I5]" office:value-type="float" office:value="0" calcext:value-type="float">
            <text:p>0</text:p>
          </table:table-cell>
          <table:table-cell table:style-name="ce207" table:formula="of:=(IF([.B5]=[$БД.$A$66];1;0)+IF([.D5]=[$БД.$A$66];1;0))*[.I5]" office:value-type="float" office:value="0" calcext:value-type="float">
            <text:p>0</text:p>
          </table:table-cell>
          <table:table-cell table:style-name="ce207" table:formula="of:=(IF([.B5]=[$БД.$A$67];1;0)+IF([.D5]=[$БД.$A$67];1;0))*[.I5]" office:value-type="float" office:value="0" calcext:value-type="float">
            <text:p>0</text:p>
          </table:table-cell>
          <table:table-cell table:style-name="ce207" table:formula="of:=(IF([.B5]=[$БД.$A$68];1;0)+IF([.D5]=[$БД.$A$68];1;0))*[.I5]" office:value-type="float" office:value="0" calcext:value-type="float">
            <text:p>0</text:p>
          </table:table-cell>
          <table:table-cell table:style-name="ce207" table:formula="of:=(IF([.B5]=[$БД.$A$69];1;0)+IF([.D5]=[$БД.$A$69];1;0))*[.I5]" office:value-type="float" office:value="0" calcext:value-type="float">
            <text:p>0</text:p>
          </table:table-cell>
          <table:table-cell table:style-name="ce207" table:formula="of:=(IF([.B5]=[$БД.$A$65];1;0)+IF([.D5]=[$БД.$A$65];1;0))*[.H5]*[.I5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Блок питания 24в</text:p>
          </table:table-cell>
          <table:table-cell table:style-name="ce429" table:content-validation-name="val17" office:value-type="string" calcext:value-type="string">
            <text:p>Клемма</text:p>
          </table:table-cell>
          <table:table-cell table:style-name="ce426" table:content-validation-name="val5" office:value-type="string" calcext:value-type="string">
            <text:p>Материнская плата</text:p>
          </table:table-cell>
          <table:table-cell table:style-name="ce429" table:content-validation-name="val18" office:value-type="string" calcext:value-type="string">
            <text:p>Наконечник</text:p>
          </table:table-cell>
          <table:table-cell table:style-name="ce214" table:content-validation-name="val5" table:formula="of:=[$Расчёты.D16]/24" office:value-type="float" office:value="7" calcext:value-type="float">
            <text:p>7,00 А</text:p>
          </table:table-cell>
          <table:table-cell table:style-name="ce217" table:content-validation-name="val5" table:formula="of:=COM.MICROSOFT.IFS([.E6]&lt;[$БД.$C$54];[$БД.$A$54];[.E6]&lt;[$БД.$C$53];[$БД.$A$53];[.E6]&lt;[$БД.$C$52];[$БД.$A$52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 table:formula="of:=(['Профиль алюминиевый'.$C$5]+['Профиль алюминиевый'.$C$15])/2" office:value-type="float" office:value="530" calcext:value-type="float">
            <text:p>53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6]=[$БД.$A$61];1;0)+IF([.D6]=[$БД.$A$61];1;0))*[.I6]*[.H6]" office:value-type="float" office:value="2" calcext:value-type="float">
            <text:p>2</text:p>
          </table:table-cell>
          <table:table-cell table:style-name="ce222" table:formula="of:=(IF([.B6]=[$БД.$A$62];1;0)+IF([.D6]=[$БД.$A$62];1;0))*[.H6]*[.I6]" office:value-type="float" office:value="2" calcext:value-type="float">
            <text:p>2</text:p>
          </table:table-cell>
          <table:table-cell table:style-name="ce207" table:formula="of:=(IF([.B6]=[$БД.$A$66];1;0)+IF([.D6]=[$БД.$A$66];1;0))*[.I6]" office:value-type="float" office:value="0" calcext:value-type="float">
            <text:p>0</text:p>
          </table:table-cell>
          <table:table-cell table:style-name="ce207" table:formula="of:=(IF([.B6]=[$БД.$A$67];1;0)+IF([.D6]=[$БД.$A$67];1;0))*[.I6]" office:value-type="float" office:value="0" calcext:value-type="float">
            <text:p>0</text:p>
          </table:table-cell>
          <table:table-cell table:style-name="ce207" table:formula="of:=(IF([.B6]=[$БД.$A$68];1;0)+IF([.D6]=[$БД.$A$68];1;0))*[.I6]" office:value-type="float" office:value="0" calcext:value-type="float">
            <text:p>0</text:p>
          </table:table-cell>
          <table:table-cell table:style-name="ce207" table:formula="of:=(IF([.B6]=[$БД.$A$69];1;0)+IF([.D6]=[$БД.$A$69];1;0))*[.I6]" office:value-type="float" office:value="0" calcext:value-type="float">
            <text:p>0</text:p>
          </table:table-cell>
          <table:table-cell table:style-name="ce207" table:formula="of:=(IF([.B6]=[$БД.$A$65];1;0)+IF([.D6]=[$БД.$A$65];1;0))*[.H6]*[.I6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Материнская плата</text:p>
          </table:table-cell>
          <table:table-cell table:style-name="ce429" table:content-validation-name="val17" office:value-type="string" calcext:value-type="string">
            <text:p>Dupont 1pin</text:p>
          </table:table-cell>
          <table:table-cell table:style-name="ce426" table:content-validation-name="val5" office:value-type="string" calcext:value-type="string">
            <text:p>Управляющая плата</text:p>
          </table:table-cell>
          <table:table-cell table:style-name="ce429" table:content-validation-name="val18" office:value-type="string" calcext:value-type="string">
            <text:p>Dupont 1pin</text:p>
          </table:table-cell>
          <table:table-cell table:style-name="ce214" table:content-validation-name="val5" office:value-type="float" office:value="2.5" calcext:value-type="float">
            <text:p>2,50 А</text:p>
          </table:table-cell>
          <table:table-cell table:style-name="ce217" table:content-validation-name="val5" table:formula="of:=COM.MICROSOFT.IFS([.E7]&lt;[$БД.$C$54];[$БД.$A$54];[.E7]&lt;[$БД.$C$53];[$БД.$A$53];[.E7]&lt;[$БД.$C$52];[$БД.$A$52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47]=0;1;0)" office:value-type="float" office:value="1" calcext:value-type="float">
            <text:p>1</text:p>
          </table:table-cell>
          <table:table-cell table:number-columns-repeated="2"/>
          <table:table-cell table:style-name="ce222" table:formula="of:=(IF([.B7]=[$БД.$A$61];1;0)+IF([.D7]=[$БД.$A$61];1;0))*[.I7]*[.H7]" office:value-type="float" office:value="0" calcext:value-type="float">
            <text:p>0</text:p>
          </table:table-cell>
          <table:table-cell table:style-name="ce222" table:formula="of:=(IF([.B7]=[$БД.$A$62];1;0)+IF([.D7]=[$БД.$A$62];1;0))*[.H7]*[.I7]" office:value-type="float" office:value="0" calcext:value-type="float">
            <text:p>0</text:p>
          </table:table-cell>
          <table:table-cell table:style-name="ce207" table:formula="of:=(IF([.B7]=[$БД.$A$66];1;0)+IF([.D7]=[$БД.$A$66];1;0))*[.I7]" office:value-type="float" office:value="0" calcext:value-type="float">
            <text:p>0</text:p>
          </table:table-cell>
          <table:table-cell table:style-name="ce207" table:formula="of:=(IF([.B7]=[$БД.$A$67];1;0)+IF([.D7]=[$БД.$A$67];1;0))*[.I7]" office:value-type="float" office:value="0" calcext:value-type="float">
            <text:p>0</text:p>
          </table:table-cell>
          <table:table-cell table:style-name="ce207" table:formula="of:=(IF([.B7]=[$БД.$A$68];1;0)+IF([.D7]=[$БД.$A$68];1;0))*[.I7]" office:value-type="float" office:value="0" calcext:value-type="float">
            <text:p>0</text:p>
          </table:table-cell>
          <table:table-cell table:style-name="ce207" table:formula="of:=(IF([.B7]=[$БД.$A$69];1;0)+IF([.D7]=[$БД.$A$69];1;0))*[.I7]" office:value-type="float" office:value="0" calcext:value-type="float">
            <text:p>0</text:p>
          </table:table-cell>
          <table:table-cell table:style-name="ce207" table:formula="of:=(IF([.B7]=[$БД.$A$65];1;0)+IF([.D7]=[$БД.$A$65];1;0))*[.H7]*[.I7]" office:value-type="float" office:value="8" calcext:value-type="float">
            <text:p>8</text:p>
          </table:table-cell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Блок питания 5в</text:p>
          </table:table-cell>
          <table:table-cell table:style-name="ce429" table:content-validation-name="val17" office:value-type="string" calcext:value-type="string">
            <text:p>Клемма</text:p>
          </table:table-cell>
          <table:table-cell table:style-name="ce426" table:content-validation-name="val5" office:value-type="string" calcext:value-type="string">
            <text:p>Управляющая плата</text:p>
          </table:table-cell>
          <table:table-cell table:style-name="ce429" table:content-validation-name="val18" office:value-type="string" calcext:value-type="string">
            <text:p>Dupont 1pin</text:p>
          </table:table-cell>
          <table:table-cell table:style-name="ce214" table:content-validation-name="val5" table:formula="of:=[.E7]" office:value-type="float" office:value="2.5" calcext:value-type="float">
            <text:p>2,50 А</text:p>
          </table:table-cell>
          <table:table-cell table:style-name="ce217" table:content-validation-name="val5" table:formula="of:=COM.MICROSOFT.IFS([.E8]&lt;[$БД.$C$54];[$БД.$A$54];[.E8]&lt;[$БД.$C$53];[$БД.$A$53];[.E8]&lt;[$БД.$C$52];[$БД.$A$52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47]=0;0;1)" office:value-type="float" office:value="0" calcext:value-type="float">
            <text:p>0</text:p>
          </table:table-cell>
          <table:table-cell table:number-columns-repeated="2"/>
          <table:table-cell table:style-name="ce222" table:formula="of:=(IF([.B8]=[$БД.$A$61];1;0)+IF([.D8]=[$БД.$A$61];1;0))*[.I8]*[.H8]" office:value-type="float" office:value="0" calcext:value-type="float">
            <text:p>0</text:p>
          </table:table-cell>
          <table:table-cell table:style-name="ce222" table:formula="of:=(IF([.B8]=[$БД.$A$62];1;0)+IF([.D8]=[$БД.$A$62];1;0))*[.H8]*[.I8]" office:value-type="float" office:value="0" calcext:value-type="float">
            <text:p>0</text:p>
          </table:table-cell>
          <table:table-cell table:style-name="ce207" table:formula="of:=(IF([.B8]=[$БД.$A$66];1;0)+IF([.D8]=[$БД.$A$66];1;0))*[.I8]" office:value-type="float" office:value="0" calcext:value-type="float">
            <text:p>0</text:p>
          </table:table-cell>
          <table:table-cell table:style-name="ce207" table:formula="of:=(IF([.B8]=[$БД.$A$67];1;0)+IF([.D8]=[$БД.$A$67];1;0))*[.I8]" office:value-type="float" office:value="0" calcext:value-type="float">
            <text:p>0</text:p>
          </table:table-cell>
          <table:table-cell table:style-name="ce207" table:formula="of:=(IF([.B8]=[$БД.$A$68];1;0)+IF([.D8]=[$БД.$A$68];1;0))*[.I8]" office:value-type="float" office:value="0" calcext:value-type="float">
            <text:p>0</text:p>
          </table:table-cell>
          <table:table-cell table:style-name="ce207" table:formula="of:=(IF([.B8]=[$БД.$A$69];1;0)+IF([.D8]=[$БД.$A$69];1;0))*[.I8]" office:value-type="float" office:value="0" calcext:value-type="float">
            <text:p>0</text:p>
          </table:table-cell>
          <table:table-cell table:style-name="ce207" table:formula="of:=(IF([.B8]=[$БД.$A$65];1;0)+IF([.D8]=[$БД.$A$65];1;0))*[.H8]*[.I8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Материнская плата</text:p>
          </table:table-cell>
          <table:table-cell table:style-name="ce429" table:content-validation-name="val17" office:value-type="string" calcext:value-type="string">
            <text:p>USB Type C</text:p>
          </table:table-cell>
          <table:table-cell table:style-name="ce426" table:content-validation-name="val5" office:value-type="string" calcext:value-type="string">
            <text:p>Управляющая плата</text:p>
          </table:table-cell>
          <table:table-cell table:style-name="ce429" table:content-validation-name="val18" office:value-type="string" calcext:value-type="string">
            <text:p>USB Type A</text:p>
          </table:table-cell>
          <table:table-cell table:style-name="ce214" table:content-validation-name="val5" office:value-type="float" office:value="3" calcext:value-type="float">
            <text:p>3,00 А</text:p>
          </table:table-cell>
          <table:table-cell table:style-name="ce217" table:content-validation-name="val5" office:value-type="string" calcext:value-type="string">
            <text:p>USB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9]=[$БД.$A$61];1;0)+IF([.D9]=[$БД.$A$61];1;0))*[.I9]*[.H9]" office:value-type="float" office:value="0" calcext:value-type="float">
            <text:p>0</text:p>
          </table:table-cell>
          <table:table-cell table:style-name="ce222" table:formula="of:=(IF([.B9]=[$БД.$A$62];1;0)+IF([.D9]=[$БД.$A$62];1;0))*[.H9]*[.I9]" office:value-type="float" office:value="0" calcext:value-type="float">
            <text:p>0</text:p>
          </table:table-cell>
          <table:table-cell table:style-name="ce207" table:formula="of:=(IF([.B9]=[$БД.$A$66];1;0)+IF([.D9]=[$БД.$A$66];1;0))*[.I9]" office:value-type="float" office:value="0" calcext:value-type="float">
            <text:p>0</text:p>
          </table:table-cell>
          <table:table-cell table:style-name="ce207" table:formula="of:=(IF([.B9]=[$БД.$A$67];1;0)+IF([.D9]=[$БД.$A$67];1;0))*[.I9]" office:value-type="float" office:value="0" calcext:value-type="float">
            <text:p>0</text:p>
          </table:table-cell>
          <table:table-cell table:style-name="ce207" table:formula="of:=(IF([.B9]=[$БД.$A$68];1;0)+IF([.D9]=[$БД.$A$68];1;0))*[.I9]" office:value-type="float" office:value="0" calcext:value-type="float">
            <text:p>0</text:p>
          </table:table-cell>
          <table:table-cell table:style-name="ce207" table:formula="of:=(IF([.B9]=[$БД.$A$69];1;0)+IF([.D9]=[$БД.$A$69];1;0))*[.I9]" office:value-type="float" office:value="0" calcext:value-type="float">
            <text:p>0</text:p>
          </table:table-cell>
          <table:table-cell table:style-name="ce207" table:formula="of:=(IF([.B9]=[$БД.$A$65];1;0)+IF([.D9]=[$БД.$A$65];1;0))*[.H9]*[.I9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Материнская плата</text:p>
          </table:table-cell>
          <table:table-cell table:style-name="ce429" table:content-validation-name="val17" office:value-type="string" calcext:value-type="string">
            <text:p>xh2.54 2pin</text:p>
          </table:table-cell>
          <table:table-cell table:style-name="ce426" table:content-validation-name="val5" office:value-type="string" calcext:value-type="string">
            <text:p>Вентилятор блока электроники</text:p>
          </table:table-cell>
          <table:table-cell table:style-name="ce429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5" calcext:value-type="float">
            <text:p>0,50 А</text:p>
          </table:table-cell>
          <table:table-cell table:style-name="ce217" table:content-validation-name="val5" table:formula="of:=COM.MICROSOFT.IFS([.E10]&lt;[$БД.$C$54];[$БД.$A$54];[.E10]&lt;[$БД.$C$53];[$БД.$A$53];[.E10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0]=[$БД.$A$61];1;0)+IF([.D10]=[$БД.$A$61];1;0))*[.I10]*[.H10]" office:value-type="float" office:value="0" calcext:value-type="float">
            <text:p>0</text:p>
          </table:table-cell>
          <table:table-cell table:style-name="ce222" table:formula="of:=(IF([.B10]=[$БД.$A$62];1;0)+IF([.D10]=[$БД.$A$62];1;0))*[.H10]*[.I10]" office:value-type="float" office:value="0" calcext:value-type="float">
            <text:p>0</text:p>
          </table:table-cell>
          <table:table-cell table:style-name="ce207" table:formula="of:=(IF([.B10]=[$БД.$A$66];1;0)+IF([.D10]=[$БД.$A$66];1;0))*[.I10]" office:value-type="float" office:value="1" calcext:value-type="float">
            <text:p>1</text:p>
          </table:table-cell>
          <table:table-cell table:style-name="ce207" table:formula="of:=(IF([.B10]=[$БД.$A$67];1;0)+IF([.D10]=[$БД.$A$67];1;0))*[.I10]" office:value-type="float" office:value="0" calcext:value-type="float">
            <text:p>0</text:p>
          </table:table-cell>
          <table:table-cell table:style-name="ce207" table:formula="of:=(IF([.B10]=[$БД.$A$68];1;0)+IF([.D10]=[$БД.$A$68];1;0))*[.I10]" office:value-type="float" office:value="0" calcext:value-type="float">
            <text:p>0</text:p>
          </table:table-cell>
          <table:table-cell table:style-name="ce207" table:formula="of:=(IF([.B10]=[$БД.$A$69];1;0)+IF([.D10]=[$БД.$A$69];1;0))*[.I10]" office:value-type="float" office:value="0" calcext:value-type="float">
            <text:p>0</text:p>
          </table:table-cell>
          <table:table-cell table:style-name="ce207" table:formula="of:=(IF([.B10]=[$БД.$A$65];1;0)+IF([.D10]=[$БД.$A$65];1;0))*[.H10]*[.I10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Ввод питания 220в</text:p>
          </table:table-cell>
          <table:table-cell table:style-name="ce429" table:content-validation-name="val17" office:value-type="string" calcext:value-type="string">
            <text:p>Пайка</text:p>
          </table:table-cell>
          <table:table-cell table:style-name="ce426" table:content-validation-name="val5" office:value-type="string" calcext:value-type="string">
            <text:p>Вход SSR стола</text:p>
          </table:table-cell>
          <table:table-cell table:style-name="ce429" table:content-validation-name="val18" office:value-type="string" calcext:value-type="string">
            <text:p>Клемма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1]&lt;[$БД.$C$54];[$БД.$A$54];[.E11]&lt;[$БД.$C$53];[$БД.$A$53];[.E11]&lt;[$БД.$C$52];[$БД.$A$52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1]=[$БД.$A$61];1;0)+IF([.D11]=[$БД.$A$61];1;0))*[.I11]*[.H11]" office:value-type="float" office:value="1" calcext:value-type="float">
            <text:p>1</text:p>
          </table:table-cell>
          <table:table-cell table:style-name="ce222" table:formula="of:=(IF([.B11]=[$БД.$A$62];1;0)+IF([.D11]=[$БД.$A$62];1;0))*[.H11]*[.I11]" office:value-type="float" office:value="0" calcext:value-type="float">
            <text:p>0</text:p>
          </table:table-cell>
          <table:table-cell table:style-name="ce207" table:formula="of:=(IF([.B11]=[$БД.$A$66];1;0)+IF([.D11]=[$БД.$A$66];1;0))*[.I11]" office:value-type="float" office:value="0" calcext:value-type="float">
            <text:p>0</text:p>
          </table:table-cell>
          <table:table-cell table:style-name="ce207" table:formula="of:=(IF([.B11]=[$БД.$A$67];1;0)+IF([.D11]=[$БД.$A$67];1;0))*[.I11]" office:value-type="float" office:value="0" calcext:value-type="float">
            <text:p>0</text:p>
          </table:table-cell>
          <table:table-cell table:style-name="ce207" table:formula="of:=(IF([.B11]=[$БД.$A$68];1;0)+IF([.D11]=[$БД.$A$68];1;0))*[.I11]" office:value-type="float" office:value="0" calcext:value-type="float">
            <text:p>0</text:p>
          </table:table-cell>
          <table:table-cell table:style-name="ce207" table:formula="of:=(IF([.B11]=[$БД.$A$69];1;0)+IF([.D11]=[$БД.$A$69];1;0))*[.I11]" office:value-type="float" office:value="0" calcext:value-type="float">
            <text:p>0</text:p>
          </table:table-cell>
          <table:table-cell table:style-name="ce207" table:formula="of:=(IF([.B11]=[$БД.$A$65];1;0)+IF([.D11]=[$БД.$A$65];1;0))*[.H11]*[.I11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Материнская плата</text:p>
          </table:table-cell>
          <table:table-cell table:style-name="ce429" table:content-validation-name="val17" office:value-type="string" calcext:value-type="string">
            <text:p>Наконечник</text:p>
          </table:table-cell>
          <table:table-cell table:style-name="ce426" table:content-validation-name="val5" office:value-type="string" calcext:value-type="string">
            <text:p>Управление SSR стола</text:p>
          </table:table-cell>
          <table:table-cell table:style-name="ce429" table:content-validation-name="val18" office:value-type="string" calcext:value-type="string">
            <text:p>Клемм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2]&lt;[$БД.$C$54];[$БД.$A$54];[.E12]&lt;[$БД.$C$53];[$БД.$A$53];[.E12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2]=[$БД.$A$61];1;0)+IF([.D12]=[$БД.$A$61];1;0))*[.I12]*[.H12]" office:value-type="float" office:value="2" calcext:value-type="float">
            <text:p>2</text:p>
          </table:table-cell>
          <table:table-cell table:style-name="ce222" table:formula="of:=(IF([.B12]=[$БД.$A$62];1;0)+IF([.D12]=[$БД.$A$62];1;0))*[.H12]*[.I12]" office:value-type="float" office:value="2" calcext:value-type="float">
            <text:p>2</text:p>
          </table:table-cell>
          <table:table-cell table:style-name="ce207" table:formula="of:=(IF([.B12]=[$БД.$A$66];1;0)+IF([.D12]=[$БД.$A$66];1;0))*[.I12]" office:value-type="float" office:value="0" calcext:value-type="float">
            <text:p>0</text:p>
          </table:table-cell>
          <table:table-cell table:style-name="ce207" table:formula="of:=(IF([.B12]=[$БД.$A$67];1;0)+IF([.D12]=[$БД.$A$67];1;0))*[.I12]" office:value-type="float" office:value="0" calcext:value-type="float">
            <text:p>0</text:p>
          </table:table-cell>
          <table:table-cell table:style-name="ce207" table:formula="of:=(IF([.B12]=[$БД.$A$68];1;0)+IF([.D12]=[$БД.$A$68];1;0))*[.I12]" office:value-type="float" office:value="0" calcext:value-type="float">
            <text:p>0</text:p>
          </table:table-cell>
          <table:table-cell table:style-name="ce207" table:formula="of:=(IF([.B12]=[$БД.$A$69];1;0)+IF([.D12]=[$БД.$A$69];1;0))*[.I12]" office:value-type="float" office:value="0" calcext:value-type="float">
            <text:p>0</text:p>
          </table:table-cell>
          <table:table-cell table:style-name="ce207" table:formula="of:=(IF([.B12]=[$БД.$A$65];1;0)+IF([.D12]=[$БД.$A$65];1;0))*[.H12]*[.I12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SSR стола</text:p>
          </table:table-cell>
          <table:table-cell table:style-name="ce429" table:content-validation-name="val17" office:value-type="string" calcext:value-type="string">
            <text:p>Клемма</text:p>
          </table:table-cell>
          <table:table-cell table:style-name="ce426" table:content-validation-name="val5" office:value-type="string" calcext:value-type="string">
            <text:p>Нагревательный стол</text:p>
          </table:table-cell>
          <table:table-cell table:style-name="ce429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3]&lt;[$БД.$C$54];[$БД.$A$54];[.E13]&lt;[$БД.$C$53];[$БД.$A$53];[.E13]&lt;[$БД.$C$52];[$БД.$A$52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3]=[$БД.$A$61];1;0)+IF([.D13]=[$БД.$A$61];1;0))*[.I13]*[.H13]" office:value-type="float" office:value="1" calcext:value-type="float">
            <text:p>1</text:p>
          </table:table-cell>
          <table:table-cell table:style-name="ce222" table:formula="of:=(IF([.B13]=[$БД.$A$62];1;0)+IF([.D13]=[$БД.$A$62];1;0))*[.H13]*[.I13]" office:value-type="float" office:value="0" calcext:value-type="float">
            <text:p>0</text:p>
          </table:table-cell>
          <table:table-cell table:style-name="ce207" table:formula="of:=(IF([.B13]=[$БД.$A$66];1;0)+IF([.D13]=[$БД.$A$66];1;0))*[.I13]" office:value-type="float" office:value="0" calcext:value-type="float">
            <text:p>0</text:p>
          </table:table-cell>
          <table:table-cell table:style-name="ce207" table:formula="of:=(IF([.B13]=[$БД.$A$67];1;0)+IF([.D13]=[$БД.$A$67];1;0))*[.I13]" office:value-type="float" office:value="0" calcext:value-type="float">
            <text:p>0</text:p>
          </table:table-cell>
          <table:table-cell table:style-name="ce207" table:formula="of:=(IF([.B13]=[$БД.$A$68];1;0)+IF([.D13]=[$БД.$A$68];1;0))*[.I13]" office:value-type="float" office:value="0" calcext:value-type="float">
            <text:p>0</text:p>
          </table:table-cell>
          <table:table-cell table:style-name="ce207" table:formula="of:=(IF([.B13]=[$БД.$A$69];1;0)+IF([.D13]=[$БД.$A$69];1;0))*[.I13]" office:value-type="float" office:value="0" calcext:value-type="float">
            <text:p>0</text:p>
          </table:table-cell>
          <table:table-cell table:style-name="ce207" table:formula="of:=(IF([.B13]=[$БД.$A$65];1;0)+IF([.D13]=[$БД.$A$65];1;0))*[.H13]*[.I13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Ввод питания 220в</text:p>
          </table:table-cell>
          <table:table-cell table:style-name="ce429" table:content-validation-name="val17" office:value-type="string" calcext:value-type="string">
            <text:p>Пайка</text:p>
          </table:table-cell>
          <table:table-cell table:style-name="ce426" table:content-validation-name="val5" office:value-type="string" calcext:value-type="string">
            <text:p>Нагревательный стол</text:p>
          </table:table-cell>
          <table:table-cell table:style-name="ce429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4]&lt;[$БД.$C$54];[$БД.$A$54];[.E14]&lt;[$БД.$C$53];[$БД.$A$53];[.E14]&lt;[$БД.$C$52];[$БД.$A$52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4]=[$БД.$A$61];1;0)+IF([.D14]=[$БД.$A$61];1;0))*[.I14]*[.H14]" office:value-type="float" office:value="0" calcext:value-type="float">
            <text:p>0</text:p>
          </table:table-cell>
          <table:table-cell table:style-name="ce222" table:formula="of:=(IF([.B14]=[$БД.$A$62];1;0)+IF([.D14]=[$БД.$A$62];1;0))*[.H14]*[.I14]" office:value-type="float" office:value="0" calcext:value-type="float">
            <text:p>0</text:p>
          </table:table-cell>
          <table:table-cell table:style-name="ce207" table:formula="of:=(IF([.B14]=[$БД.$A$66];1;0)+IF([.D14]=[$БД.$A$66];1;0))*[.I14]" office:value-type="float" office:value="0" calcext:value-type="float">
            <text:p>0</text:p>
          </table:table-cell>
          <table:table-cell table:style-name="ce207" table:formula="of:=(IF([.B14]=[$БД.$A$67];1;0)+IF([.D14]=[$БД.$A$67];1;0))*[.I14]" office:value-type="float" office:value="0" calcext:value-type="float">
            <text:p>0</text:p>
          </table:table-cell>
          <table:table-cell table:style-name="ce207" table:formula="of:=(IF([.B14]=[$БД.$A$68];1;0)+IF([.D14]=[$БД.$A$68];1;0))*[.I14]" office:value-type="float" office:value="0" calcext:value-type="float">
            <text:p>0</text:p>
          </table:table-cell>
          <table:table-cell table:style-name="ce207" table:formula="of:=(IF([.B14]=[$БД.$A$69];1;0)+IF([.D14]=[$БД.$A$69];1;0))*[.I14]" office:value-type="float" office:value="0" calcext:value-type="float">
            <text:p>0</text:p>
          </table:table-cell>
          <table:table-cell table:style-name="ce207" table:formula="of:=(IF([.B14]=[$БД.$A$65];1;0)+IF([.D14]=[$БД.$A$65];1;0))*[.H14]*[.I14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Материнская плата</text:p>
          </table:table-cell>
          <table:table-cell table:style-name="ce429" table:content-validation-name="val17" office:value-type="string" calcext:value-type="string">
            <text:p>xh2.54 2pin</text:p>
          </table:table-cell>
          <table:table-cell table:style-name="ce426" table:content-validation-name="val5" office:value-type="string" calcext:value-type="string">
            <text:p>Термистор стола</text:p>
          </table:table-cell>
          <table:table-cell table:style-name="ce429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5]&lt;[$БД.$C$54];[$БД.$A$54];[.E15]&lt;[$БД.$C$53];[$БД.$A$53];[.E15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5]=[$БД.$A$61];1;0)+IF([.D15]=[$БД.$A$61];1;0))*[.I15]*[.H15]" office:value-type="float" office:value="0" calcext:value-type="float">
            <text:p>0</text:p>
          </table:table-cell>
          <table:table-cell table:style-name="ce222" table:formula="of:=(IF([.B15]=[$БД.$A$62];1;0)+IF([.D15]=[$БД.$A$62];1;0))*[.H15]*[.I15]" office:value-type="float" office:value="0" calcext:value-type="float">
            <text:p>0</text:p>
          </table:table-cell>
          <table:table-cell table:style-name="ce207" table:formula="of:=(IF([.B15]=[$БД.$A$66];1;0)+IF([.D15]=[$БД.$A$66];1;0))*[.I15]" office:value-type="float" office:value="1" calcext:value-type="float">
            <text:p>1</text:p>
          </table:table-cell>
          <table:table-cell table:style-name="ce207" table:formula="of:=(IF([.B15]=[$БД.$A$67];1;0)+IF([.D15]=[$БД.$A$67];1;0))*[.I15]" office:value-type="float" office:value="0" calcext:value-type="float">
            <text:p>0</text:p>
          </table:table-cell>
          <table:table-cell table:style-name="ce207" table:formula="of:=(IF([.B15]=[$БД.$A$68];1;0)+IF([.D15]=[$БД.$A$68];1;0))*[.I15]" office:value-type="float" office:value="0" calcext:value-type="float">
            <text:p>0</text:p>
          </table:table-cell>
          <table:table-cell table:style-name="ce207" table:formula="of:=(IF([.B15]=[$БД.$A$69];1;0)+IF([.D15]=[$БД.$A$69];1;0))*[.I15]" office:value-type="float" office:value="0" calcext:value-type="float">
            <text:p>0</text:p>
          </table:table-cell>
          <table:table-cell table:style-name="ce207" table:formula="of:=(IF([.B15]=[$БД.$A$65];1;0)+IF([.D15]=[$БД.$A$65];1;0))*[.H15]*[.I15]" office:value-type="float" office:value="0" calcext:value-type="float">
            <text:p>0</text:p>
          </table:table-cell>
          <table:table-cell table:number-columns-repeated="1006"/>
        </table:table-row>
        <table:table-row table:style-name="ro26">
          <table:table-cell table:style-name="ce206" office:value-type="string" calcext:value-type="string" table:number-columns-spanned="9" table:number-rows-spanned="1">
            <text:p>Печатающая голова</text:p>
          </table:table-cell>
          <table:covered-table-cell table:style-name="ce209"/>
          <table:covered-table-cell table:style-name="ce432"/>
          <table:covered-table-cell table:number-columns-repeated="2" table:style-name="ce209"/>
          <table:covered-table-cell table:style-name="ce216" table:content-validation-name="val19"/>
          <table:covered-table-cell table:style-name="ce219" table:content-validation-name="val19"/>
          <table:covered-table-cell table:number-columns-repeated="2" table:style-name="ce432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Материнская плата</text:p>
          </table:table-cell>
          <table:table-cell table:style-name="ce429" table:content-validation-name="val17" office:value-type="string" calcext:value-type="string">
            <text:p>Наконечник</text:p>
          </table:table-cell>
          <table:table-cell table:style-name="ce426" table:content-validation-name="val5" office:value-type="string" calcext:value-type="string">
            <text:p>Нагреватель хотэнда</text:p>
          </table:table-cell>
          <table:table-cell table:style-name="ce429" table:content-validation-name="val18" office:value-type="string" calcext:value-type="string">
            <text:p>Провод встроен</text:p>
          </table:table-cell>
          <table:table-cell table:style-name="ce214" table:content-validation-name="val5" table:formula="of:=[$Расчёты.B8]/24" office:value-type="float" office:value="1.66666666666667" calcext:value-type="float">
            <text:p>1,67 А</text:p>
          </table:table-cell>
          <table:table-cell table:style-name="ce217" table:content-validation-name="val5" table:formula="of:=COM.MICROSOFT.IFS([.E17]&lt;[$БД.$C$54];[$БД.$A$54];[.E17]&lt;[$БД.$C$53];[$БД.$A$53];[.E17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17]=[$БД.$A$61];1;0)+IF([.D17]=[$БД.$A$61];1;0))*[.I17]*[.H17]" office:value-type="float" office:value="0" calcext:value-type="float">
            <text:p>0</text:p>
          </table:table-cell>
          <table:table-cell table:style-name="ce222" table:formula="of:=(IF([.B17]=[$БД.$A$62];1;0)+IF([.D17]=[$БД.$A$62];1;0))*[.H17]*[.I17]" office:value-type="float" office:value="4" calcext:value-type="float">
            <text:p>4</text:p>
          </table:table-cell>
          <table:table-cell table:style-name="ce207" table:formula="of:=(IF([.B17]=[$БД.$A$66];1;0)+IF([.D17]=[$БД.$A$66];1;0))*[.I17]" office:value-type="float" office:value="0" calcext:value-type="float">
            <text:p>0</text:p>
          </table:table-cell>
          <table:table-cell table:style-name="ce207" table:formula="of:=(IF([.B17]=[$БД.$A$67];1;0)+IF([.D17]=[$БД.$A$67];1;0))*[.I17]" office:value-type="float" office:value="0" calcext:value-type="float">
            <text:p>0</text:p>
          </table:table-cell>
          <table:table-cell table:style-name="ce207" table:formula="of:=(IF([.B17]=[$БД.$A$68];1;0)+IF([.D17]=[$БД.$A$68];1;0))*[.I17]" office:value-type="float" office:value="0" calcext:value-type="float">
            <text:p>0</text:p>
          </table:table-cell>
          <table:table-cell table:style-name="ce207" table:formula="of:=(IF([.B17]=[$БД.$A$69];1;0)+IF([.D17]=[$БД.$A$69];1;0))*[.I17]" office:value-type="float" office:value="0" calcext:value-type="float">
            <text:p>0</text:p>
          </table:table-cell>
          <table:table-cell table:style-name="ce207" table:formula="of:=(IF([.B17]=[$БД.$A$65];1;0)+IF([.D17]=[$БД.$A$65];1;0))*[.H17]*[.I17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Материнская плата</text:p>
          </table:table-cell>
          <table:table-cell table:style-name="ce429" table:content-validation-name="val17" office:value-type="string" calcext:value-type="string">
            <text:p>xh2.54 2pin</text:p>
          </table:table-cell>
          <table:table-cell table:style-name="ce426" table:content-validation-name="val5" office:value-type="string" calcext:value-type="string">
            <text:p>Термистор хотэнда</text:p>
          </table:table-cell>
          <table:table-cell table:style-name="ce429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8]&lt;[$БД.$C$54];[$БД.$A$54];[.E18]&lt;[$БД.$C$53];[$БД.$A$53];[.E18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8]=[$БД.$A$61];1;0)+IF([.D18]=[$БД.$A$61];1;0))*[.I18]*[.H18]" office:value-type="float" office:value="0" calcext:value-type="float">
            <text:p>0</text:p>
          </table:table-cell>
          <table:table-cell table:style-name="ce222" table:formula="of:=(IF([.B18]=[$БД.$A$62];1;0)+IF([.D18]=[$БД.$A$62];1;0))*[.H18]*[.I18]" office:value-type="float" office:value="0" calcext:value-type="float">
            <text:p>0</text:p>
          </table:table-cell>
          <table:table-cell table:style-name="ce207" table:formula="of:=(IF([.B18]=[$БД.$A$66];1;0)+IF([.D18]=[$БД.$A$66];1;0))*[.I18]" office:value-type="float" office:value="2" calcext:value-type="float">
            <text:p>2</text:p>
          </table:table-cell>
          <table:table-cell table:style-name="ce207" table:formula="of:=(IF([.B18]=[$БД.$A$67];1;0)+IF([.D18]=[$БД.$A$67];1;0))*[.I18]" office:value-type="float" office:value="0" calcext:value-type="float">
            <text:p>0</text:p>
          </table:table-cell>
          <table:table-cell table:style-name="ce207" table:formula="of:=(IF([.B18]=[$БД.$A$68];1;0)+IF([.D18]=[$БД.$A$68];1;0))*[.I18]" office:value-type="float" office:value="0" calcext:value-type="float">
            <text:p>0</text:p>
          </table:table-cell>
          <table:table-cell table:style-name="ce207" table:formula="of:=(IF([.B18]=[$БД.$A$69];1;0)+IF([.D18]=[$БД.$A$69];1;0))*[.I18]" office:value-type="float" office:value="0" calcext:value-type="float">
            <text:p>0</text:p>
          </table:table-cell>
          <table:table-cell table:style-name="ce207" table:formula="of:=(IF([.B18]=[$БД.$A$65];1;0)+IF([.D18]=[$БД.$A$65];1;0))*[.H18]*[.I18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Материнская плата</text:p>
          </table:table-cell>
          <table:table-cell table:style-name="ce429" table:content-validation-name="val17" office:value-type="string" calcext:value-type="string">
            <text:p>xh2.54 2pin</text:p>
          </table:table-cell>
          <table:table-cell table:style-name="ce426" table:content-validation-name="val5" office:value-type="string" calcext:value-type="string">
            <text:p>Вентилятор обдува хотэнда</text:p>
          </table:table-cell>
          <table:table-cell table:style-name="ce429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3" calcext:value-type="float">
            <text:p>0,30 А</text:p>
          </table:table-cell>
          <table:table-cell table:style-name="ce217" table:content-validation-name="val5" table:formula="of:=COM.MICROSOFT.IFS([.E19]&lt;[$БД.$C$54];[$БД.$A$54];[.E19]&lt;[$БД.$C$53];[$БД.$A$53];[.E19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9]=[$БД.$A$61];1;0)+IF([.D19]=[$БД.$A$61];1;0))*[.I19]*[.H19]" office:value-type="float" office:value="0" calcext:value-type="float">
            <text:p>0</text:p>
          </table:table-cell>
          <table:table-cell table:style-name="ce222" table:formula="of:=(IF([.B19]=[$БД.$A$62];1;0)+IF([.D19]=[$БД.$A$62];1;0))*[.H19]*[.I19]" office:value-type="float" office:value="0" calcext:value-type="float">
            <text:p>0</text:p>
          </table:table-cell>
          <table:table-cell table:style-name="ce207" table:formula="of:=(IF([.B19]=[$БД.$A$66];1;0)+IF([.D19]=[$БД.$A$66];1;0))*[.I19]" office:value-type="float" office:value="2" calcext:value-type="float">
            <text:p>2</text:p>
          </table:table-cell>
          <table:table-cell table:style-name="ce207" table:formula="of:=(IF([.B19]=[$БД.$A$67];1;0)+IF([.D19]=[$БД.$A$67];1;0))*[.I19]" office:value-type="float" office:value="0" calcext:value-type="float">
            <text:p>0</text:p>
          </table:table-cell>
          <table:table-cell table:style-name="ce207" table:formula="of:=(IF([.B19]=[$БД.$A$68];1;0)+IF([.D19]=[$БД.$A$68];1;0))*[.I19]" office:value-type="float" office:value="0" calcext:value-type="float">
            <text:p>0</text:p>
          </table:table-cell>
          <table:table-cell table:style-name="ce207" table:formula="of:=(IF([.B19]=[$БД.$A$69];1;0)+IF([.D19]=[$БД.$A$69];1;0))*[.I19]" office:value-type="float" office:value="0" calcext:value-type="float">
            <text:p>0</text:p>
          </table:table-cell>
          <table:table-cell table:style-name="ce207" table:formula="of:=(IF([.B19]=[$БД.$A$65];1;0)+IF([.D19]=[$БД.$A$65];1;0))*[.H19]*[.I19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Материнская плата</text:p>
          </table:table-cell>
          <table:table-cell table:style-name="ce429" table:content-validation-name="val17" office:value-type="string" calcext:value-type="string">
            <text:p>xh2.54 2pin</text:p>
          </table:table-cell>
          <table:table-cell table:style-name="ce426" table:content-validation-name="val5" office:value-type="string" calcext:value-type="string">
            <text:p>Вентилятор обдува модели</text:p>
          </table:table-cell>
          <table:table-cell table:style-name="ce429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6" calcext:value-type="float">
            <text:p>0,60 А</text:p>
          </table:table-cell>
          <table:table-cell table:style-name="ce217" table:content-validation-name="val5" table:formula="of:=COM.MICROSOFT.IFS([.E20]&lt;[$БД.$C$54];[$БД.$A$54];[.E20]&lt;[$БД.$C$53];[$БД.$A$53];[.E20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0]=[$БД.$A$61];1;0)+IF([.D20]=[$БД.$A$61];1;0))*[.I20]*[.H20]" office:value-type="float" office:value="0" calcext:value-type="float">
            <text:p>0</text:p>
          </table:table-cell>
          <table:table-cell table:style-name="ce222" table:formula="of:=(IF([.B20]=[$БД.$A$62];1;0)+IF([.D20]=[$БД.$A$62];1;0))*[.H20]*[.I20]" office:value-type="float" office:value="0" calcext:value-type="float">
            <text:p>0</text:p>
          </table:table-cell>
          <table:table-cell table:style-name="ce207" table:formula="of:=(IF([.B20]=[$БД.$A$66];1;0)+IF([.D20]=[$БД.$A$66];1;0))*[.I20]" office:value-type="float" office:value="2" calcext:value-type="float">
            <text:p>2</text:p>
          </table:table-cell>
          <table:table-cell table:style-name="ce207" table:formula="of:=(IF([.B20]=[$БД.$A$67];1;0)+IF([.D20]=[$БД.$A$67];1;0))*[.I20]" office:value-type="float" office:value="0" calcext:value-type="float">
            <text:p>0</text:p>
          </table:table-cell>
          <table:table-cell table:style-name="ce207" table:formula="of:=(IF([.B20]=[$БД.$A$68];1;0)+IF([.D20]=[$БД.$A$68];1;0))*[.I20]" office:value-type="float" office:value="0" calcext:value-type="float">
            <text:p>0</text:p>
          </table:table-cell>
          <table:table-cell table:style-name="ce207" table:formula="of:=(IF([.B20]=[$БД.$A$69];1;0)+IF([.D20]=[$БД.$A$69];1;0))*[.I20]" office:value-type="float" office:value="0" calcext:value-type="float">
            <text:p>0</text:p>
          </table:table-cell>
          <table:table-cell table:style-name="ce207" table:formula="of:=(IF([.B20]=[$БД.$A$65];1;0)+IF([.D20]=[$БД.$A$65];1;0))*[.H20]*[.I20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Материнская плата</text:p>
          </table:table-cell>
          <table:table-cell table:style-name="ce429" table:content-validation-name="val17" office:value-type="string" calcext:value-type="string">
            <text:p>xh2.54 4pin</text:p>
          </table:table-cell>
          <table:table-cell table:style-name="ce426" table:content-validation-name="val5" office:value-type="string" calcext:value-type="string">
            <text:p>Мотор экструдера</text:p>
          </table:table-cell>
          <table:table-cell table:style-name="ce429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1]&lt;[$БД.$C$54];[$БД.$A$54];[.E21]&lt;[$БД.$C$53];[$БД.$A$53];[.E21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1]=[$БД.$A$61];1;0)+IF([.D21]=[$БД.$A$61];1;0))*[.I21]*[.H21]" office:value-type="float" office:value="0" calcext:value-type="float">
            <text:p>0</text:p>
          </table:table-cell>
          <table:table-cell table:style-name="ce222" table:formula="of:=(IF([.B21]=[$БД.$A$62];1;0)+IF([.D21]=[$БД.$A$62];1;0))*[.H21]*[.I21]" office:value-type="float" office:value="0" calcext:value-type="float">
            <text:p>0</text:p>
          </table:table-cell>
          <table:table-cell table:style-name="ce207" table:formula="of:=(IF([.B21]=[$БД.$A$66];1;0)+IF([.D21]=[$БД.$A$66];1;0))*[.I21]" office:value-type="float" office:value="0" calcext:value-type="float">
            <text:p>0</text:p>
          </table:table-cell>
          <table:table-cell table:style-name="ce207" table:formula="of:=(IF([.B21]=[$БД.$A$67];1;0)+IF([.D21]=[$БД.$A$67];1;0))*[.I21]" office:value-type="float" office:value="0" calcext:value-type="float">
            <text:p>0</text:p>
          </table:table-cell>
          <table:table-cell table:style-name="ce207" table:formula="of:=(IF([.B21]=[$БД.$A$68];1;0)+IF([.D21]=[$БД.$A$68];1;0))*[.I21]" office:value-type="float" office:value="2" calcext:value-type="float">
            <text:p>2</text:p>
          </table:table-cell>
          <table:table-cell table:style-name="ce207" table:formula="of:=(IF([.B21]=[$БД.$A$69];1;0)+IF([.D21]=[$БД.$A$69];1;0))*[.I21]" office:value-type="float" office:value="2" calcext:value-type="float">
            <text:p>2</text:p>
          </table:table-cell>
          <table:table-cell table:style-name="ce207" table:formula="of:=(IF([.B21]=[$БД.$A$65];1;0)+IF([.D21]=[$БД.$A$65];1;0))*[.H21]*[.I21]" office:value-type="float" office:value="0" calcext:value-type="float">
            <text:p>0</text:p>
          </table:table-cell>
          <table:table-cell table:number-columns-repeated="1006"/>
        </table:table-row>
        <table:table-row table:style-name="ro26">
          <table:table-cell table:style-name="ce206" office:value-type="string" calcext:value-type="string" table:number-columns-spanned="9" table:number-rows-spanned="1">
            <text:p>Механика</text:p>
          </table:table-cell>
          <table:covered-table-cell table:style-name="ce209"/>
          <table:covered-table-cell table:style-name="ce432"/>
          <table:covered-table-cell table:number-columns-repeated="2" table:style-name="ce209"/>
          <table:covered-table-cell table:style-name="ce216" table:content-validation-name="val19"/>
          <table:covered-table-cell table:style-name="ce219" table:content-validation-name="val19"/>
          <table:covered-table-cell table:number-columns-repeated="2" table:style-name="ce432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Материнская плата</text:p>
          </table:table-cell>
          <table:table-cell table:style-name="ce429" table:content-validation-name="val17" office:value-type="string" calcext:value-type="string">
            <text:p>xh2.54 4pin</text:p>
          </table:table-cell>
          <table:table-cell table:style-name="ce426" table:content-validation-name="val5" office:value-type="string" calcext:value-type="string">
            <text:p>Мотор оси X</text:p>
          </table:table-cell>
          <table:table-cell table:style-name="ce429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3]&lt;[$БД.$C$54];[$БД.$A$54];[.E23]&lt;[$БД.$C$53];[$БД.$A$53];[.E23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)/2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3]=[$БД.$A$61];1;0)+IF([.D23]=[$БД.$A$61];1;0))*[.I23]*[.H23]" office:value-type="float" office:value="0" calcext:value-type="float">
            <text:p>0</text:p>
          </table:table-cell>
          <table:table-cell table:style-name="ce222" table:formula="of:=(IF([.B23]=[$БД.$A$62];1;0)+IF([.D23]=[$БД.$A$62];1;0))*[.H23]*[.I23]" office:value-type="float" office:value="0" calcext:value-type="float">
            <text:p>0</text:p>
          </table:table-cell>
          <table:table-cell table:style-name="ce207" table:formula="of:=(IF([.B23]=[$БД.$A$66];1;0)+IF([.D23]=[$БД.$A$66];1;0))*[.I23]" office:value-type="float" office:value="0" calcext:value-type="float">
            <text:p>0</text:p>
          </table:table-cell>
          <table:table-cell table:style-name="ce207" table:formula="of:=(IF([.B23]=[$БД.$A$67];1;0)+IF([.D23]=[$БД.$A$67];1;0))*[.I23]" office:value-type="float" office:value="0" calcext:value-type="float">
            <text:p>0</text:p>
          </table:table-cell>
          <table:table-cell table:style-name="ce207" table:formula="of:=(IF([.B23]=[$БД.$A$68];1;0)+IF([.D23]=[$БД.$A$68];1;0))*[.I23]" office:value-type="float" office:value="2" calcext:value-type="float">
            <text:p>2</text:p>
          </table:table-cell>
          <table:table-cell table:style-name="ce207" table:formula="of:=(IF([.B23]=[$БД.$A$69];1;0)+IF([.D23]=[$БД.$A$69];1;0))*[.I23]" office:value-type="float" office:value="2" calcext:value-type="float">
            <text:p>2</text:p>
          </table:table-cell>
          <table:table-cell table:style-name="ce207" table:formula="of:=(IF([.B23]=[$БД.$A$65];1;0)+IF([.D23]=[$БД.$A$65];1;0))*[.H23]*[.I23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Материнская плата</text:p>
          </table:table-cell>
          <table:table-cell table:style-name="ce429" table:content-validation-name="val17" office:value-type="string" calcext:value-type="string">
            <text:p>xh2.54 4pin</text:p>
          </table:table-cell>
          <table:table-cell table:style-name="ce426" table:content-validation-name="val5" office:value-type="string" calcext:value-type="string">
            <text:p>Мотор оси Y</text:p>
          </table:table-cell>
          <table:table-cell table:style-name="ce429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4]&lt;[$БД.$C$54];[$БД.$A$54];[.E24]&lt;[$БД.$C$53];[$БД.$A$53];[.E24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4]=[$БД.$A$61];1;0)+IF([.D24]=[$БД.$A$61];1;0))*[.I24]*[.H24]" office:value-type="float" office:value="0" calcext:value-type="float">
            <text:p>0</text:p>
          </table:table-cell>
          <table:table-cell table:style-name="ce222" table:formula="of:=(IF([.B24]=[$БД.$A$62];1;0)+IF([.D24]=[$БД.$A$62];1;0))*[.H24]*[.I24]" office:value-type="float" office:value="0" calcext:value-type="float">
            <text:p>0</text:p>
          </table:table-cell>
          <table:table-cell table:style-name="ce207" table:formula="of:=(IF([.B24]=[$БД.$A$66];1;0)+IF([.D24]=[$БД.$A$66];1;0))*[.I24]" office:value-type="float" office:value="0" calcext:value-type="float">
            <text:p>0</text:p>
          </table:table-cell>
          <table:table-cell table:style-name="ce207" table:formula="of:=(IF([.B24]=[$БД.$A$67];1;0)+IF([.D24]=[$БД.$A$67];1;0))*[.I24]" office:value-type="float" office:value="0" calcext:value-type="float">
            <text:p>0</text:p>
          </table:table-cell>
          <table:table-cell table:style-name="ce207" table:formula="of:=(IF([.B24]=[$БД.$A$68];1;0)+IF([.D24]=[$БД.$A$68];1;0))*[.I24]" office:value-type="float" office:value="1" calcext:value-type="float">
            <text:p>1</text:p>
          </table:table-cell>
          <table:table-cell table:style-name="ce207" table:formula="of:=(IF([.B24]=[$БД.$A$69];1;0)+IF([.D24]=[$БД.$A$69];1;0))*[.I24]" office:value-type="float" office:value="1" calcext:value-type="float">
            <text:p>1</text:p>
          </table:table-cell>
          <table:table-cell table:style-name="ce207" table:formula="of:=(IF([.B24]=[$БД.$A$65];1;0)+IF([.D24]=[$БД.$A$65];1;0))*[.H24]*[.I24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Материнская плата</text:p>
          </table:table-cell>
          <table:table-cell table:style-name="ce429" table:content-validation-name="val17" office:value-type="string" calcext:value-type="string">
            <text:p>xh2.54 4pin</text:p>
          </table:table-cell>
          <table:table-cell table:style-name="ce426" table:content-validation-name="val5" office:value-type="string" calcext:value-type="string">
            <text:p>Мотор оси Z</text:p>
          </table:table-cell>
          <table:table-cell table:style-name="ce429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5]&lt;[$БД.$C$54];[$БД.$A$54];[.E25]&lt;[$БД.$C$53];[$БД.$A$53];[.E25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+[$'Профиль алюминиевый'.C4])/2" office:value-type="float" office:value="755" calcext:value-type="float">
            <text:p>755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/>
          <table:table-cell table:style-name="ce222" table:formula="of:=(IF([.B25]=[$БД.$A$61];1;0)+IF([.D25]=[$БД.$A$61];1;0))*[.I25]*[.H25]" office:value-type="float" office:value="0" calcext:value-type="float">
            <text:p>0</text:p>
          </table:table-cell>
          <table:table-cell table:style-name="ce222" table:formula="of:=(IF([.B25]=[$БД.$A$62];1;0)+IF([.D25]=[$БД.$A$62];1;0))*[.H25]*[.I25]" office:value-type="float" office:value="0" calcext:value-type="float">
            <text:p>0</text:p>
          </table:table-cell>
          <table:table-cell table:style-name="ce207" table:formula="of:=(IF([.B25]=[$БД.$A$66];1;0)+IF([.D25]=[$БД.$A$66];1;0))*[.I25]" office:value-type="float" office:value="0" calcext:value-type="float">
            <text:p>0</text:p>
          </table:table-cell>
          <table:table-cell table:style-name="ce207" table:formula="of:=(IF([.B25]=[$БД.$A$67];1;0)+IF([.D25]=[$БД.$A$67];1;0))*[.I25]" office:value-type="float" office:value="0" calcext:value-type="float">
            <text:p>0</text:p>
          </table:table-cell>
          <table:table-cell table:style-name="ce207" table:formula="of:=(IF([.B25]=[$БД.$A$68];1;0)+IF([.D25]=[$БД.$A$68];1;0))*[.I25]" office:value-type="float" office:value="2" calcext:value-type="float">
            <text:p>2</text:p>
          </table:table-cell>
          <table:table-cell table:style-name="ce207" table:formula="of:=(IF([.B25]=[$БД.$A$69];1;0)+IF([.D25]=[$БД.$A$69];1;0))*[.I25]" office:value-type="float" office:value="2" calcext:value-type="float">
            <text:p>2</text:p>
          </table:table-cell>
          <table:table-cell table:style-name="ce207" table:formula="of:=(IF([.B25]=[$БД.$A$65];1;0)+IF([.D25]=[$БД.$A$65];1;0))*[.H25]*[.I25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Материнская плата</text:p>
          </table:table-cell>
          <table:table-cell table:style-name="ce429" table:content-validation-name="val17" office:value-type="string" calcext:value-type="string">
            <text:p>xh2.54 3pin</text:p>
          </table:table-cell>
          <table:table-cell table:style-name="ce426" table:content-validation-name="val5" office:value-type="string" calcext:value-type="string">
            <text:p>Концевик оси Х</text:p>
          </table:table-cell>
          <table:table-cell table:style-name="ce429" table:content-validation-name="val18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6]&lt;[$БД.$C$54];[$БД.$A$54];[.E26]&lt;[$БД.$C$53];[$БД.$A$53];[.E26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+[$'Профиль алюминиевый'.C4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6]=[$БД.$A$61];1;0)+IF([.D26]=[$БД.$A$61];1;0))*[.I26]*[.H26]" office:value-type="float" office:value="0" calcext:value-type="float">
            <text:p>0</text:p>
          </table:table-cell>
          <table:table-cell table:style-name="ce222" table:formula="of:=(IF([.B26]=[$БД.$A$62];1;0)+IF([.D26]=[$БД.$A$62];1;0))*[.H26]*[.I26]" office:value-type="float" office:value="0" calcext:value-type="float">
            <text:p>0</text:p>
          </table:table-cell>
          <table:table-cell table:style-name="ce207" table:formula="of:=(IF([.B26]=[$БД.$A$66];1;0)+IF([.D26]=[$БД.$A$66];1;0))*[.I26]" office:value-type="float" office:value="0" calcext:value-type="float">
            <text:p>0</text:p>
          </table:table-cell>
          <table:table-cell table:style-name="ce207" table:formula="of:=(IF([.B26]=[$БД.$A$67];1;0)+IF([.D26]=[$БД.$A$67];1;0))*[.I26]" office:value-type="float" office:value="2" calcext:value-type="float">
            <text:p>2</text:p>
          </table:table-cell>
          <table:table-cell table:style-name="ce207" table:formula="of:=(IF([.B26]=[$БД.$A$68];1;0)+IF([.D26]=[$БД.$A$68];1;0))*[.I26]" office:value-type="float" office:value="0" calcext:value-type="float">
            <text:p>0</text:p>
          </table:table-cell>
          <table:table-cell table:style-name="ce207" table:formula="of:=(IF([.B26]=[$БД.$A$69];1;0)+IF([.D26]=[$БД.$A$69];1;0))*[.I26]" office:value-type="float" office:value="0" calcext:value-type="float">
            <text:p>0</text:p>
          </table:table-cell>
          <table:table-cell table:style-name="ce207" table:formula="of:=(IF([.B26]=[$БД.$A$65];1;0)+IF([.D26]=[$БД.$A$65];1;0))*[.H26]*[.I26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Материнская плата</text:p>
          </table:table-cell>
          <table:table-cell table:style-name="ce429" table:content-validation-name="val17" office:value-type="string" calcext:value-type="string">
            <text:p>xh2.54 3pin</text:p>
          </table:table-cell>
          <table:table-cell table:style-name="ce426" table:content-validation-name="val5" office:value-type="string" calcext:value-type="string">
            <text:p>Концевик оси Y</text:p>
          </table:table-cell>
          <table:table-cell table:style-name="ce429" table:content-validation-name="val18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7]&lt;[$БД.$C$54];[$БД.$A$54];[.E27]&lt;[$БД.$C$53];[$БД.$A$53];[.E27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6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7]=[$БД.$A$61];1;0)+IF([.D27]=[$БД.$A$61];1;0))*[.I27]*[.H27]" office:value-type="float" office:value="0" calcext:value-type="float">
            <text:p>0</text:p>
          </table:table-cell>
          <table:table-cell table:style-name="ce222" table:formula="of:=(IF([.B27]=[$БД.$A$62];1;0)+IF([.D27]=[$БД.$A$62];1;0))*[.H27]*[.I27]" office:value-type="float" office:value="0" calcext:value-type="float">
            <text:p>0</text:p>
          </table:table-cell>
          <table:table-cell table:style-name="ce207" table:formula="of:=(IF([.B27]=[$БД.$A$66];1;0)+IF([.D27]=[$БД.$A$66];1;0))*[.I27]" office:value-type="float" office:value="0" calcext:value-type="float">
            <text:p>0</text:p>
          </table:table-cell>
          <table:table-cell table:style-name="ce207" table:formula="of:=(IF([.B27]=[$БД.$A$67];1;0)+IF([.D27]=[$БД.$A$67];1;0))*[.I27]" office:value-type="float" office:value="1" calcext:value-type="float">
            <text:p>1</text:p>
          </table:table-cell>
          <table:table-cell table:style-name="ce207" table:formula="of:=(IF([.B27]=[$БД.$A$68];1;0)+IF([.D27]=[$БД.$A$68];1;0))*[.I27]" office:value-type="float" office:value="0" calcext:value-type="float">
            <text:p>0</text:p>
          </table:table-cell>
          <table:table-cell table:style-name="ce207" table:formula="of:=(IF([.B27]=[$БД.$A$69];1;0)+IF([.D27]=[$БД.$A$69];1;0))*[.I27]" office:value-type="float" office:value="0" calcext:value-type="float">
            <text:p>0</text:p>
          </table:table-cell>
          <table:table-cell table:style-name="ce207" table:formula="of:=(IF([.B27]=[$БД.$A$65];1;0)+IF([.D27]=[$БД.$A$65];1;0))*[.H27]*[.I27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26" table:content-validation-name="val16" office:value-type="string" calcext:value-type="string">
            <text:p>Материнская плата</text:p>
          </table:table-cell>
          <table:table-cell table:style-name="ce429" table:content-validation-name="val17" office:value-type="string" calcext:value-type="string">
            <text:p>xh2.54 3pin</text:p>
          </table:table-cell>
          <table:table-cell table:style-name="ce426" table:content-validation-name="val5" office:value-type="string" calcext:value-type="string">
            <text:p>Концевик оси Z</text:p>
          </table:table-cell>
          <table:table-cell table:style-name="ce429" table:content-validation-name="val18" office:value-type="string" calcext:value-type="string">
            <text:p>xh2.54 3pin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8]&lt;[$БД.$C$54];[$БД.$A$54];[.E28]&lt;[$БД.$C$53];[$БД.$A$53];[.E28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5]" office:value-type="float" office:value="755" calcext:value-type="float">
            <text:p>755 мм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8]=[$БД.$A$61];1;0)+IF([.D28]=[$БД.$A$61];1;0))*[.I28]*[.H28]" office:value-type="float" office:value="0" calcext:value-type="float">
            <text:p>0</text:p>
          </table:table-cell>
          <table:table-cell table:style-name="ce222" table:formula="of:=(IF([.B28]=[$БД.$A$62];1;0)+IF([.D28]=[$БД.$A$62];1;0))*[.H28]*[.I28]" office:value-type="float" office:value="0" calcext:value-type="float">
            <text:p>0</text:p>
          </table:table-cell>
          <table:table-cell table:style-name="ce207" table:formula="of:=(IF([.B28]=[$БД.$A$66];1;0)+IF([.D28]=[$БД.$A$66];1;0))*[.I28]" office:value-type="float" office:value="0" calcext:value-type="float">
            <text:p>0</text:p>
          </table:table-cell>
          <table:table-cell table:style-name="ce207" table:formula="of:=(IF([.B28]=[$БД.$A$67];1;0)+IF([.D28]=[$БД.$A$67];1;0))*[.I28]" office:value-type="float" office:value="2" calcext:value-type="float">
            <text:p>2</text:p>
          </table:table-cell>
          <table:table-cell table:style-name="ce207" table:formula="of:=(IF([.B28]=[$БД.$A$68];1;0)+IF([.D28]=[$БД.$A$68];1;0))*[.I28]" office:value-type="float" office:value="0" calcext:value-type="float">
            <text:p>0</text:p>
          </table:table-cell>
          <table:table-cell table:style-name="ce207" table:formula="of:=(IF([.B28]=[$БД.$A$69];1;0)+IF([.D28]=[$БД.$A$69];1;0))*[.I28]" office:value-type="float" office:value="0" calcext:value-type="float">
            <text:p>0</text:p>
          </table:table-cell>
          <table:table-cell table:style-name="ce207" table:formula="of:=(IF([.B28]=[$БД.$A$65];1;0)+IF([.D28]=[$БД.$A$65];1;0))*[.H28]*[.I28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Default" table:number-columns-repeated="11"/>
          <table:table-cell table:style-name="ce223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245"/>
          <table:table-cell table:style-name="Default" table:number-columns-repeated="1006"/>
        </table:table-row>
        <table:table-row table:style-name="ro7">
          <table:table-cell table:style-name="Default" table:number-columns-repeated="11"/>
          <table:table-cell table:style-name="ce207" table:formula="of:=SUM([.L4:.L28])" office:value-type="float" office:value="9" calcext:value-type="float">
            <text:p>9</text:p>
          </table:table-cell>
          <table:table-cell table:style-name="ce207" table:formula="of:=SUM([.M4:.M28])" office:value-type="float" office:value="8" calcext:value-type="float">
            <text:p>8</text:p>
          </table:table-cell>
          <table:table-cell table:style-name="ce207" table:formula="of:=SUM([.N4:.N28])" office:value-type="float" office:value="8" calcext:value-type="float">
            <text:p>8</text:p>
          </table:table-cell>
          <table:table-cell table:style-name="ce207" table:formula="of:=SUM([.O4:.O28])" office:value-type="float" office:value="5" calcext:value-type="float">
            <text:p>5</text:p>
          </table:table-cell>
          <table:table-cell table:style-name="ce207" table:formula="of:=SUM([.P4:.P28])" office:value-type="float" office:value="7" calcext:value-type="float">
            <text:p>7</text:p>
          </table:table-cell>
          <table:table-cell table:style-name="ce207" table:formula="of:=SUM([.Q4:.Q28])" office:value-type="float" office:value="7" calcext:value-type="float">
            <text:p>7</text:p>
          </table:table-cell>
          <table:table-cell table:style-name="ce207" table:formula="of:=SUM([.R4:.R28])" office:value-type="float" office:value="8" calcext:value-type="float">
            <text:p>8</text:p>
          </table:table-cell>
          <table:table-cell table:style-name="Default" table:number-columns-repeated="1006"/>
        </table:table-row>
        <table:table-row table:style-name="ro13" table:number-rows-repeated="18">
          <table:table-cell table:style-name="Default" table:number-columns-repeated="1024"/>
        </table:table-row>
        <table:table-row table:style-name="ro7" table:number-rows-repeated="267">
          <table:table-cell/>
          <table:table-cell table:content-validation-name="val5" table:number-columns-repeated="4"/>
          <table:table-cell table:style-name="ce161" table:content-validation-name="val5"/>
          <table:table-cell table:content-validation-name="val20"/>
          <table:table-cell table:number-columns-repeated="1017"/>
        </table:table-row>
        <table:table-row table:style-name="ro7" table:number-rows-repeated="55">
          <table:table-cell/>
          <table:table-cell table:content-validation-name="val5" table:number-columns-repeated="4"/>
          <table:table-cell table:style-name="ce161" table:content-validation-name="val5"/>
          <table:table-cell table:number-columns-repeated="1018"/>
        </table:table-row>
        <table:table-row table:style-name="ro7" table:number-rows-repeated="55">
          <table:table-cell/>
          <table:table-cell table:content-validation-name="val5" table:number-columns-repeated="4"/>
          <table:table-cell table:number-columns-repeated="1019"/>
        </table:table-row>
        <table:table-row table:style-name="ro7" table:number-rows-repeated="10481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Зашивка" table:style-name="ta1">
        <office:forms form:automatic-focus="false" form:apply-design-mode="false"/>
        <table:table-column table:style-name="co26" table:default-cell-style-name="ce398"/>
        <table:table-column table:style-name="co54" table:default-cell-style-name="ce398"/>
        <table:table-column table:style-name="co25" table:number-columns-repeated="2" table:default-cell-style-name="ce398"/>
        <table:table-column table:style-name="co9" table:default-cell-style-name="ce398"/>
        <table:table-column table:style-name="co10" table:default-cell-style-name="ce398"/>
        <table:table-column table:style-name="co9" table:default-cell-style-name="ce398"/>
        <table:table-column table:style-name="co7" table:default-cell-style-name="ce398"/>
        <table:table-column table:style-name="co5" table:number-columns-repeated="1016" table:default-cell-style-name="ce398"/>
        <table:table-row table:style-name="ro27">
          <table:table-cell table:style-name="ce246" office:value-type="string" calcext:value-type="string" table:number-columns-spanned="8" table:number-rows-spanned="1">
            <text:p><text:span text:style-name="T2">На данном листе производится оценочный расчёт стоимости панелей зашивки</text:span></text:p>
            <text:p/>
            <text:p>Обратите внимание, что расчёт именно оценочный. Стоимость нарезки зашивки очень сильно меняется в зависимости от материала, исполнителя, необходимости доставки и т. д. Поэтому точный расчёт стоимости панелей зашивки можно заказать только у конкретного проиводителя.</text:p>
            <text:p/>
            <text:p>Сам генератор зашивки вы можете найти на сайте k3d.tech в разделе VOSTOK → Релизы.</text:p>
          </table:table-cell>
          <table:covered-table-cell table:number-columns-repeated="7" table:style-name="ce254"/>
          <table:table-cell table:number-columns-repeated="1016"/>
        </table:table-row>
        <table:table-row table:style-name="ro11">
          <table:table-cell table:style-name="ce51" office:value-type="string" calcext:value-type="string">
            <text:p>Обозначение</text:p>
          </table:table-cell>
          <table:table-cell table:style-name="ce51" office:value-type="string" calcext:value-type="string">
            <text:p>Наименование</text:p>
          </table:table-cell>
          <table:table-cell table:style-name="ce51" office:value-type="string" calcext:value-type="string">
            <text:p>Ширина</text:p>
          </table:table-cell>
          <table:table-cell table:style-name="ce51" office:value-type="string" calcext:value-type="string">
            <text:p>Высота</text:p>
          </table:table-cell>
          <table:table-cell table:style-name="ce51" office:value-type="string" calcext:value-type="string">
            <text:p>Площадь единицы</text:p>
          </table:table-cell>
          <table:table-cell table:style-name="ce51" office:value-type="string" calcext:value-type="string">
            <text:p>Ед.</text:p>
          </table:table-cell>
          <table:table-cell table:style-name="ce51" office:value-type="string" calcext:value-type="string">
            <text:p>Площадь общая</text:p>
          </table:table-cell>
          <table:table-cell table:style-name="ce51" office:value-type="string" calcext:value-type="string">
            <text:p>Цена общая</text:p>
          </table:table-cell>
          <table:table-cell table:number-columns-repeated="1016"/>
        </table:table-row>
        <table:table-row table:style-name="ro7">
          <table:table-cell table:style-name="ce430" office:value-type="string" calcext:value-type="string">
            <text:p>V07-04-01</text:p>
          </table:table-cell>
          <table:table-cell table:style-name="ce430" office:value-type="string" calcext:value-type="string">
            <text:p><text:span text:style-name="T12">Enclosure f</text:span>ront panel</text:p>
          </table:table-cell>
          <table:table-cell table:style-name="ce444" table:formula="of:=[$'Профиль алюминиевый'.C5]+8" office:value-type="float" office:value="678" calcext:value-type="float">
            <text:p>678 мм</text:p>
          </table:table-cell>
          <table:table-cell table:style-name="ce444" table:formula="of:=[$'Профиль алюминиевый'.C9]+20+4" office:value-type="float" office:value="464" calcext:value-type="float">
            <text:p>464 мм</text:p>
          </table:table-cell>
          <table:table-cell table:style-name="ce445" table:formula="of:=[.C3]*[.D3]/1000000" office:value-type="float" office:value="0.314592" calcext:value-type="float">
            <text:p>0,31 м²</text:p>
          </table:table-cell>
          <table:table-cell table:style-name="ce116" office:value-type="float" office:value="1" calcext:value-type="float">
            <text:p>1</text:p>
          </table:table-cell>
          <table:table-cell table:style-name="ce446" table:formula="of:=[.E3]*[.F3]" office:value-type="float" office:value="0.314592" calcext:value-type="float">
            <text:p>0,31 м²</text:p>
          </table:table-cell>
          <table:table-cell table:style-name="ce447" table:formula="of:=[.G3]*[$БД.$B$48]" office:value-type="currency" office:currency="RUB" office:value="1017.70512" calcext:value-type="currency">
            <text:p>1 017,71 ₽</text:p>
          </table:table-cell>
          <table:table-cell table:number-columns-repeated="1016"/>
        </table:table-row>
        <table:table-row table:style-name="ro7">
          <table:table-cell table:style-name="ce430" office:value-type="string" calcext:value-type="string">
            <text:p>V07-04-02</text:p>
          </table:table-cell>
          <table:table-cell table:style-name="ce430" office:value-type="string" calcext:value-type="string">
            <text:p><text:span text:style-name="T12">Enclosure m</text:span>iddle panel</text:p>
          </table:table-cell>
          <table:table-cell table:style-name="ce444" table:formula="of:=[.C3]-8" office:value-type="float" office:value="670" calcext:value-type="float">
            <text:p>670 мм</text:p>
          </table:table-cell>
          <table:table-cell table:style-name="ce444" table:formula="of:=[$'Профиль алюминиевый'.C15]+20" office:value-type="float" office:value="410" calcext:value-type="float">
            <text:p>410 мм</text:p>
          </table:table-cell>
          <table:table-cell table:style-name="ce445" table:formula="of:=[.C4]*[.D4]/1000000" office:value-type="float" office:value="0.2747" calcext:value-type="float">
            <text:p>0,27 м²</text:p>
          </table:table-cell>
          <table:table-cell table:style-name="ce116" office:value-type="float" office:value="1" calcext:value-type="float">
            <text:p>1</text:p>
          </table:table-cell>
          <table:table-cell table:style-name="ce446" table:formula="of:=[.E4]*[.F4]" office:value-type="float" office:value="0.2747" calcext:value-type="float">
            <text:p>0,27 м²</text:p>
          </table:table-cell>
          <table:table-cell table:style-name="ce447" table:formula="of:=[.G4]*[$БД.$B$48]" office:value-type="currency" office:currency="RUB" office:value="888.6545" calcext:value-type="currency">
            <text:p>888,65 ₽</text:p>
          </table:table-cell>
          <table:table-cell table:number-columns-repeated="1016"/>
        </table:table-row>
        <table:table-row table:style-name="ro7">
          <table:table-cell table:style-name="ce430" office:value-type="string" calcext:value-type="string">
            <text:p>V07-04-03</text:p>
          </table:table-cell>
          <table:table-cell table:style-name="ce430" office:value-type="string" calcext:value-type="string">
            <text:p><text:span text:style-name="T12">Enclosure b</text:span>ack panel</text:p>
          </table:table-cell>
          <table:table-cell table:style-name="ce444" table:formula="of:=[.C3]" office:value-type="float" office:value="678" calcext:value-type="float">
            <text:p>678 мм</text:p>
          </table:table-cell>
          <table:table-cell table:style-name="ce444" table:formula="of:=[.D3]" office:value-type="float" office:value="464" calcext:value-type="float">
            <text:p>464 мм</text:p>
          </table:table-cell>
          <table:table-cell table:style-name="ce445" table:formula="of:=[.C5]*[.D5]/1000000" office:value-type="float" office:value="0.314592" calcext:value-type="float">
            <text:p>0,31 м²</text:p>
          </table:table-cell>
          <table:table-cell table:style-name="ce116" office:value-type="float" office:value="1" calcext:value-type="float">
            <text:p>1</text:p>
          </table:table-cell>
          <table:table-cell table:style-name="ce446" table:formula="of:=[.E5]*[.F5]" office:value-type="float" office:value="0.314592" calcext:value-type="float">
            <text:p>0,31 м²</text:p>
          </table:table-cell>
          <table:table-cell table:style-name="ce447" table:formula="of:=[.G5]*[$БД.$B$48]" office:value-type="currency" office:currency="RUB" office:value="1017.70512" calcext:value-type="currency">
            <text:p>1 017,71 ₽</text:p>
          </table:table-cell>
          <table:table-cell table:number-columns-repeated="1016"/>
        </table:table-row>
        <table:table-row table:style-name="ro7">
          <table:table-cell table:style-name="ce430" office:value-type="string" calcext:value-type="string">
            <text:p>V07-04-04</text:p>
          </table:table-cell>
          <table:table-cell table:style-name="ce430" office:value-type="string" calcext:value-type="string">
            <text:p><text:span text:style-name="T12">Enclosure u</text:span>pper panel</text:p>
          </table:table-cell>
          <table:table-cell table:style-name="ce444" table:formula="of:=[.C3]-8" office:value-type="float" office:value="670" calcext:value-type="float">
            <text:p>670 мм</text:p>
          </table:table-cell>
          <table:table-cell table:style-name="ce444" table:formula="of:=[$'Профиль алюминиевый'.C4]+40" office:value-type="float" office:value="490" calcext:value-type="float">
            <text:p>490 мм</text:p>
          </table:table-cell>
          <table:table-cell table:style-name="ce445" table:formula="of:=[.C6]*[.D6]/1000000" office:value-type="float" office:value="0.3283" calcext:value-type="float">
            <text:p>0,33 м²</text:p>
          </table:table-cell>
          <table:table-cell table:style-name="ce116" office:value-type="float" office:value="1" calcext:value-type="float">
            <text:p>1</text:p>
          </table:table-cell>
          <table:table-cell table:style-name="ce446" table:formula="of:=[.E6]*[.F6]" office:value-type="float" office:value="0.3283" calcext:value-type="float">
            <text:p>0,33 м²</text:p>
          </table:table-cell>
          <table:table-cell table:style-name="ce447" table:formula="of:=[.G6]*[$БД.$B$48]" office:value-type="currency" office:currency="RUB" office:value="1062.0505" calcext:value-type="currency">
            <text:p>1 062,05 ₽</text:p>
          </table:table-cell>
          <table:table-cell table:number-columns-repeated="1016"/>
        </table:table-row>
        <table:table-row table:style-name="ro7">
          <table:table-cell table:style-name="ce430" office:value-type="string" calcext:value-type="string">
            <text:p>V07-04-05</text:p>
          </table:table-cell>
          <table:table-cell table:style-name="ce430" office:value-type="string" calcext:value-type="string">
            <text:p><text:span text:style-name="T12">Enclosure l</text:span>ower panel</text:p>
          </table:table-cell>
          <table:table-cell table:style-name="ce444" table:formula="of:=[.C4]" office:value-type="float" office:value="670" calcext:value-type="float">
            <text:p>670 мм</text:p>
          </table:table-cell>
          <table:table-cell table:style-name="ce444" table:formula="of:=[.D6]-92" office:value-type="float" office:value="398" calcext:value-type="float">
            <text:p>398 мм</text:p>
          </table:table-cell>
          <table:table-cell table:style-name="ce445" table:formula="of:=[.C7]*[.D7]/1000000" office:value-type="float" office:value="0.26666" calcext:value-type="float">
            <text:p>0,27 м²</text:p>
          </table:table-cell>
          <table:table-cell table:style-name="ce116" office:value-type="float" office:value="1" calcext:value-type="float">
            <text:p>1</text:p>
          </table:table-cell>
          <table:table-cell table:style-name="ce446" table:formula="of:=[.E7]*[.F7]" office:value-type="float" office:value="0.26666" calcext:value-type="float">
            <text:p>0,27 м²</text:p>
          </table:table-cell>
          <table:table-cell table:style-name="ce447" table:formula="of:=[.G7]*[$БД.$B$48]" office:value-type="currency" office:currency="RUB" office:value="862.6451" calcext:value-type="currency">
            <text:p>862,65 ₽</text:p>
          </table:table-cell>
          <table:table-cell table:number-columns-repeated="1016"/>
        </table:table-row>
        <table:table-row table:style-name="ro7">
          <table:table-cell table:style-name="ce430" office:value-type="string" calcext:value-type="string">
            <text:p>V07-04-06</text:p>
          </table:table-cell>
          <table:table-cell table:style-name="ce430" office:value-type="string" calcext:value-type="string">
            <text:p><text:span text:style-name="T12">Enclosure s</text:span>ide panel</text:p>
          </table:table-cell>
          <table:table-cell table:style-name="ce444" table:formula="of:=[.D6]" office:value-type="float" office:value="490" calcext:value-type="float">
            <text:p>490 мм</text:p>
          </table:table-cell>
          <table:table-cell table:style-name="ce444" table:formula="of:=[.D3]" office:value-type="float" office:value="464" calcext:value-type="float">
            <text:p>464 мм</text:p>
          </table:table-cell>
          <table:table-cell table:style-name="ce445" table:formula="of:=[.C8]*[.D8]/1000000" office:value-type="float" office:value="0.22736" calcext:value-type="float">
            <text:p>0,23 м²</text:p>
          </table:table-cell>
          <table:table-cell table:style-name="ce116" office:value-type="float" office:value="2" calcext:value-type="float">
            <text:p>2</text:p>
          </table:table-cell>
          <table:table-cell table:style-name="ce446" table:formula="of:=[.E8]*[.F8]" office:value-type="float" office:value="0.45472" calcext:value-type="float">
            <text:p>0,45 м²</text:p>
          </table:table-cell>
          <table:table-cell table:style-name="ce447" table:formula="of:=[.G8]*[$БД.$B$48]" office:value-type="currency" office:currency="RUB" office:value="1471.0192" calcext:value-type="currency">
            <text:p>1 471,02 ₽</text:p>
          </table:table-cell>
          <table:table-cell table:number-columns-repeated="1016"/>
        </table:table-row>
        <table:table-row table:style-name="ro7">
          <table:table-cell table:style-name="ce430" office:value-type="string" calcext:value-type="string">
            <text:p>V07-04-07-01</text:p>
          </table:table-cell>
          <table:table-cell table:style-name="ce430" office:value-type="string" calcext:value-type="string">
            <text:p><text:span text:style-name="T12">Enclosure f</text:span>ront door panel</text:p>
          </table:table-cell>
          <table:table-cell table:style-name="ce444" table:formula="of:=([.C3]-260)/2" office:value-type="float" office:value="209" calcext:value-type="float">
            <text:p>209 мм</text:p>
          </table:table-cell>
          <table:table-cell table:style-name="ce444" table:formula="of:=[.D3]-136" office:value-type="float" office:value="328" calcext:value-type="float">
            <text:p>328 мм</text:p>
          </table:table-cell>
          <table:table-cell table:style-name="ce445" table:formula="of:=[.C9]*[.D9]/1000000" office:value-type="float" office:value="0.068552" calcext:value-type="float">
            <text:p>0,07 м²</text:p>
          </table:table-cell>
          <table:table-cell table:style-name="ce116" office:value-type="float" office:value="2" calcext:value-type="float">
            <text:p>2</text:p>
          </table:table-cell>
          <table:table-cell table:style-name="ce446" table:formula="of:=[.E9]*[.F9]" office:value-type="float" office:value="0.137104" calcext:value-type="float">
            <text:p>0,14 м²</text:p>
          </table:table-cell>
          <table:table-cell table:style-name="ce447" table:formula="of:=[.G9]*[$БД.$B$48]" office:value-type="currency" office:currency="RUB" office:value="443.53144" calcext:value-type="currency">
            <text:p>443,53 ₽</text:p>
          </table:table-cell>
          <table:table-cell table:number-columns-repeated="1016"/>
        </table:table-row>
        <table:table-row table:style-name="ro7">
          <table:table-cell table:style-name="ce430" office:value-type="string" calcext:value-type="string">
            <text:p>V07-04-09-01</text:p>
          </table:table-cell>
          <table:table-cell table:style-name="ce430" office:value-type="string" calcext:value-type="string">
            <text:p><text:span text:style-name="T12">Enclosure b</text:span>ack door panel</text:p>
          </table:table-cell>
          <table:table-cell table:style-name="ce444" office:value-type="float" office:value="433" calcext:value-type="float">
            <text:p>433 мм</text:p>
          </table:table-cell>
          <table:table-cell table:style-name="ce444" office:value-type="float" office:value="258" calcext:value-type="float">
            <text:p>258 мм</text:p>
          </table:table-cell>
          <table:table-cell table:style-name="ce445" table:formula="of:=[.C10]*[.D10]/1000000" office:value-type="float" office:value="0.111714" calcext:value-type="float">
            <text:p>0,11 м²</text:p>
          </table:table-cell>
          <table:table-cell table:style-name="ce116" office:value-type="float" office:value="1" calcext:value-type="float">
            <text:p>1</text:p>
          </table:table-cell>
          <table:table-cell table:style-name="ce446" table:formula="of:=[.E10]*[.F10]" office:value-type="float" office:value="0.111714" calcext:value-type="float">
            <text:p>0,11 м²</text:p>
          </table:table-cell>
          <table:table-cell table:style-name="ce447" table:formula="of:=[.G10]*[$БД.$B$48]" office:value-type="currency" office:currency="RUB" office:value="361.39479" calcext:value-type="currency">
            <text:p>361,39 ₽</text:p>
          </table:table-cell>
          <table:table-cell table:number-columns-repeated="1016"/>
        </table:table-row>
        <table:table-row table:style-name="ro7">
          <table:table-cell table:style-name="ce430" office:value-type="string" calcext:value-type="string">
            <text:p>V05-07-02</text:p>
          </table:table-cell>
          <table:table-cell table:style-name="ce430" office:value-type="string" calcext:value-type="string">
            <text:p>Enclosure top front panel</text:p>
          </table:table-cell>
          <table:table-cell table:style-name="ce444" table:formula="of:=[.C3]/2" office:value-type="float" office:value="339" calcext:value-type="float">
            <text:p>339 мм</text:p>
          </table:table-cell>
          <table:table-cell table:style-name="ce444" office:value-type="float" office:value="240" calcext:value-type="float">
            <text:p>240 мм</text:p>
          </table:table-cell>
          <table:table-cell table:style-name="ce445" table:formula="of:=[.C11]*[.D11]/1000000" office:value-type="float" office:value="0.08136" calcext:value-type="float">
            <text:p>0,08 м²</text:p>
          </table:table-cell>
          <table:table-cell table:style-name="ce116" office:value-type="float" office:value="4" calcext:value-type="float">
            <text:p>4</text:p>
          </table:table-cell>
          <table:table-cell table:style-name="ce446" table:formula="of:=[.E11]*[.F11]" office:value-type="float" office:value="0.32544" calcext:value-type="float">
            <text:p>0,33 м²</text:p>
          </table:table-cell>
          <table:table-cell table:style-name="ce447" table:formula="of:=[.G11]*[$БД.$B$48]" office:value-type="currency" office:currency="RUB" office:value="1052.7984" calcext:value-type="currency">
            <text:p>1 052,80 ₽</text:p>
          </table:table-cell>
          <table:table-cell table:number-columns-repeated="1016"/>
        </table:table-row>
        <table:table-row table:style-name="ro7">
          <table:table-cell table:style-name="ce430" office:value-type="string" calcext:value-type="string">
            <text:p>V05-07-03</text:p>
          </table:table-cell>
          <table:table-cell table:style-name="ce430" office:value-type="string" calcext:value-type="string">
            <text:p>Enclosure top side panel</text:p>
          </table:table-cell>
          <table:table-cell table:style-name="ce444" table:formula="of:=[.C8]" office:value-type="float" office:value="490" calcext:value-type="float">
            <text:p>490 мм</text:p>
          </table:table-cell>
          <table:table-cell table:style-name="ce444" table:formula="of:=[.D11]" office:value-type="float" office:value="240" calcext:value-type="float">
            <text:p>240 мм</text:p>
          </table:table-cell>
          <table:table-cell table:style-name="ce445" table:formula="of:=[.C12]*[.D12]/1000000" office:value-type="float" office:value="0.1176" calcext:value-type="float">
            <text:p>0,12 м²</text:p>
          </table:table-cell>
          <table:table-cell table:style-name="ce116" office:value-type="float" office:value="2" calcext:value-type="float">
            <text:p>2</text:p>
          </table:table-cell>
          <table:table-cell table:style-name="ce446" table:formula="of:=[.E12]*[.F12]" office:value-type="float" office:value="0.2352" calcext:value-type="float">
            <text:p>0,24 м²</text:p>
          </table:table-cell>
          <table:table-cell table:style-name="ce447" table:formula="of:=[.G12]*[$БД.$B$48]" office:value-type="currency" office:currency="RUB" office:value="760.872" calcext:value-type="currency">
            <text:p>760,87 ₽</text:p>
          </table:table-cell>
          <table:table-cell table:number-columns-repeated="1016"/>
        </table:table-row>
        <table:table-row table:style-name="ro7">
          <table:table-cell table:style-name="ce430" office:value-type="string" calcext:value-type="string">
            <text:p>V05-07-04</text:p>
          </table:table-cell>
          <table:table-cell table:style-name="ce430" office:value-type="string" calcext:value-type="string">
            <text:p>Enclosure top upper panel</text:p>
          </table:table-cell>
          <table:table-cell table:style-name="ce444" table:formula="of:=[.C11]-4" office:value-type="float" office:value="335" calcext:value-type="float">
            <text:p>335 мм</text:p>
          </table:table-cell>
          <table:table-cell table:style-name="ce444" table:formula="of:=[.C12]" office:value-type="float" office:value="490" calcext:value-type="float">
            <text:p>490 мм</text:p>
          </table:table-cell>
          <table:table-cell table:style-name="ce445" table:formula="of:=[.C13]*[.D13]/1000000" office:value-type="float" office:value="0.16415" calcext:value-type="float">
            <text:p>0,16 м²</text:p>
          </table:table-cell>
          <table:table-cell table:style-name="ce116" office:value-type="float" office:value="2" calcext:value-type="float">
            <text:p>2</text:p>
          </table:table-cell>
          <table:table-cell table:style-name="ce446" table:formula="of:=[.E13]*[.F13]" office:value-type="float" office:value="0.3283" calcext:value-type="float">
            <text:p>0,33 м²</text:p>
          </table:table-cell>
          <table:table-cell table:style-name="ce447" table:formula="of:=[.G13]*[$БД.$B$48]" office:value-type="currency" office:currency="RUB" office:value="1062.0505" calcext:value-type="currency">
            <text:p>1 062,05 ₽</text:p>
          </table:table-cell>
          <table:table-cell table:number-columns-repeated="1016"/>
        </table:table-row>
        <table:table-row table:style-name="ro7">
          <table:table-cell table:style-name="ce440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443"/>
          <table:table-cell table:style-name="ce447" table:formula="of:=MROUND(SUM([.H3:.H13]);500)" office:value-type="currency" office:currency="RUB" office:value="10000" calcext:value-type="currency">
            <text:p>10 000,00 ₽</text:p>
          </table:table-cell>
          <table:table-cell table:number-columns-repeated="1016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БД" table:style-name="ta2">
        <office:forms form:automatic-focus="false" form:apply-design-mode="false"/>
        <table:table-column table:style-name="co55" table:default-cell-style-name="ce434"/>
        <table:table-column table:style-name="co56" table:default-cell-style-name="ce434"/>
        <table:table-column table:style-name="co57" table:default-cell-style-name="ce434"/>
        <table:table-column table:style-name="co58" table:default-cell-style-name="ce434"/>
        <table:table-column table:style-name="co5" table:number-columns-repeated="1019" table:default-cell-style-name="ce434"/>
        <table:table-row table:style-name="ro7">
          <table:table-cell table:style-name="ce489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9" office:value-type="string" calcext:value-type="string">
            <text:p>Название</text:p>
          </table:table-cell>
          <table:table-cell table:style-name="ce460" office:value-type="string" calcext:value-type="string">
            <text:p>Описание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50" office:value-type="string" calcext:value-type="string">
            <text:p>Bondtech LGX Lite</text:p>
          </table:table-cell>
          <table:table-cell table:style-name="ce443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50" office:value-type="string" calcext:value-type="string">
            <text:p>K3D Minifeeder</text:p>
          </table:table-cell>
          <table:table-cell table:style-name="ce443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89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9" office:value-type="string" calcext:value-type="string">
            <text:p>Название</text:p>
          </table:table-cell>
          <table:table-cell table:style-name="ce460" office:value-type="string" calcext:value-type="string">
            <text:p>Описание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Volcano</text:p>
          </table:table-cell>
          <table:table-cell table:style-name="ce443" office:value-type="string" calcext:value-type="string">
            <text:p>Простой и дешевый универсальный хотэнд на основе хитблока E3D Volcano. Макс. Объёмный расход до 20-22мм³/с на PETG. 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CHC Pro</text:p>
          </table:table-cell>
          <table:table-cell table:style-name="ce443" office:value-type="string" calcext:value-type="string">
            <text:p>Более дорогой медно-керамический хотэнд с повышенной производительностью. Макс. Объёмный расход до 22-26мм³/с на PETG.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89" office:value-type="string" calcext:value-type="string" table:number-columns-spanned="3" table:number-rows-spanned="1">
            <text:p>Список вариантов оси Z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9" office:value-type="string" calcext:value-type="string">
            <text:p>Название</text:p>
          </table:table-cell>
          <table:table-cell table:style-name="ce460" office:value-type="string" calcext:value-type="string">
            <text:p>Описание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2 стойки и 2 привода</text:p>
          </table:table-cell>
          <table:table-cell table:style-name="ce443" office:value-type="string" calcext:value-type="string">
            <text:p>Хорошо подходит для столов менее 300мм по оси Y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4 стойки и 2 привода</text:p>
          </table:table-cell>
          <table:table-cell table:style-name="ce443" office:value-type="string" calcext:value-type="string">
            <text:p>Предполагается для столов от 300мм по оси Y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4 стойки и 4 привода</text:p>
          </table:table-cell>
          <table:table-cell table:style-name="ce443" office:value-type="string" calcext:value-type="string">
            <text:p>Предполагается для столов от 400мм по оси Y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89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9" office:value-type="string" calcext:value-type="string">
            <text:p>Название</text:p>
          </table:table-cell>
          <table:table-cell table:style-name="ce460" office:value-type="string" calcext:value-type="string">
            <text:p>Описание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Fysetc spider</text:p>
          </table:table-cell>
          <table:table-cell table:style-name="ce443" office:value-type="string" calcext:value-type="string">
            <text:p>Подходит для обычной сборки принтера с IDEX, но без высоковольтных драйверов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BTT Octopus</text:p>
          </table:table-cell>
          <table:table-cell table:style-name="ce443" office:value-type="string" calcext:value-type="string">
            <text:p>Подходит для обычной сборки принтера с IDEX, но без высоковольтных драйверов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BTT Octopus pro</text:p>
          </table:table-cell>
          <table:table-cell table:style-name="ce443" office:value-type="string" calcext:value-type="string">
            <text:p>Подходит для сборки принтера с IDEX и высоковольтными драйверами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BTT SKR 1.4</text:p>
          </table:table-cell>
          <table:table-cell table:style-name="ce443" office:value-type="string" calcext:value-type="string">
            <text:p>Подходит для сборки принтера без IDEX (с 1 печатающей головой)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89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50" office:value-type="string" calcext:value-type="string">
            <text:p>Нет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Orange Pi Lite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Orange Pi 3 LTS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Orange Pi 4 LTS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89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Да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Нет</text:p>
          </table:table-cell>
          <table:table-cell table:style-name="ce443" table:number-columns-repeated="2"/>
          <table:table-cell table:number-columns-repeated="1020"/>
        </table:table-row>
        <table:table-row table:style-name="ro7" table:number-rows-repeated="2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89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Нет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От платы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Понижающий преобразователь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Блок питания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89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Продвинутый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Простой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Эластомер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89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Курс доллара Aliexpress на момент расчёта</text:p>
          </table:table-cell>
          <table:table-cell table:style-name="ce443" office:value-type="float" office:value="95.3" calcext:value-type="float">
            <text:p>95,3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Средняя цена за м² панели с раскроем</text:p>
          </table:table-cell>
          <table:table-cell table:style-name="ce443" office:value-type="float" office:value="3235" calcext:value-type="float">
            <text:p>3235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89" office:value-type="string" calcext:value-type="string" table:number-columns-spanned="4" table:number-rows-spanned="1">
            <text:p>Список типов проводов</text:p>
          </table:table-cell>
          <table:covered-table-cell table:number-columns-repeated="2" table:style-name="ce254"/>
          <table:covered-table-cell/>
          <table:table-cell table:number-columns-repeated="1019"/>
        </table:table-row>
        <table:table-row table:style-name="ro7">
          <table:table-cell table:style-name="ce452" office:value-type="string" calcext:value-type="string">
            <text:p>Тип провода</text:p>
          </table:table-cell>
          <table:table-cell table:style-name="ce452"/>
          <table:table-cell table:style-name="ce452" office:value-type="string" calcext:value-type="string">
            <text:p>Макс. Ток</text:p>
          </table:table-cell>
          <table:table-cell table:style-name="ce436"/>
          <table:table-cell table:number-columns-repeated="1019"/>
        </table:table-row>
        <table:table-row table:style-name="ro7">
          <table:table-cell table:style-name="ce443" office:value-type="string" calcext:value-type="string">
            <text:p>16 AWG</text:p>
          </table:table-cell>
          <table:table-cell table:style-name="ce443"/>
          <table:table-cell table:style-name="ce443" office:value-type="float" office:value="15" calcext:value-type="float">
            <text:p>15</text:p>
          </table:table-cell>
          <table:table-cell table:style-name="ce435"/>
          <table:table-cell table:number-columns-repeated="1019"/>
        </table:table-row>
        <table:table-row table:style-name="ro7">
          <table:table-cell table:style-name="ce443" office:value-type="string" calcext:value-type="string">
            <text:p>20 AWG</text:p>
          </table:table-cell>
          <table:table-cell table:style-name="ce443"/>
          <table:table-cell table:style-name="ce443" office:value-type="float" office:value="5" calcext:value-type="float">
            <text:p>5</text:p>
          </table:table-cell>
          <table:table-cell table:style-name="ce435"/>
          <table:table-cell table:number-columns-repeated="1019"/>
        </table:table-row>
        <table:table-row table:style-name="ro7">
          <table:table-cell table:style-name="ce443" office:value-type="string" calcext:value-type="string">
            <text:p>24 AWG</text:p>
          </table:table-cell>
          <table:table-cell table:style-name="ce443"/>
          <table:table-cell table:style-name="ce443" office:value-type="float" office:value="2.1" calcext:value-type="float">
            <text:p>2,1</text:p>
          </table:table-cell>
          <table:table-cell table:style-name="ce435"/>
          <table:table-cell table:number-columns-repeated="1019"/>
        </table:table-row>
        <table:table-row table:style-name="ro7">
          <table:table-cell table:style-name="ce443" office:value-type="string" calcext:value-type="string">
            <text:p>USB</text:p>
          </table:table-cell>
          <table:table-cell table:style-name="ce443" table:number-columns-repeated="2"/>
          <table:table-cell table:style-name="ce435"/>
          <table:table-cell table:number-columns-repeated="1019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89" office:value-type="string" calcext:value-type="string" table:number-columns-spanned="3" table:number-rows-spanned="1">
            <text:p>Список типов разъёмов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52" office:value-type="string" calcext:value-type="string">
            <text:p>Тип разъёма</text:p>
          </table:table-cell>
          <table:table-cell table:style-name="ce452" table:number-columns-repeated="2"/>
          <table:table-cell table:number-columns-repeated="1020"/>
        </table:table-row>
        <table:table-row table:style-name="ro7">
          <table:table-cell table:style-name="ce451" office:value-type="string" calcext:value-type="string">
            <text:p>Провод встроен</text:p>
          </table:table-cell>
          <table:table-cell table:style-name="ce452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Пайка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Клемма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Наконечник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USB Type A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USB Type C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53" office:value-type="string" calcext:value-type="string">
            <text:p>Dupont 1pin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xh2.54 2pin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xh2.54 3pin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xh2.54 4pin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ph2.0 6pin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54" office:value-type="string" calcext:value-type="string" table:number-columns-spanned="3" table:number-rows-spanned="1">
            <text:p>Список экранов</text:p>
          </table:table-cell>
          <table:covered-table-cell table:number-columns-repeated="2" table:style-name="ce497"/>
          <table:table-cell table:number-columns-repeated="1020"/>
        </table:table-row>
        <table:table-row table:style-name="ro7">
          <table:table-cell table:style-name="ce455" office:value-type="string" calcext:value-type="string">
            <text:p>Название</text:p>
          </table:table-cell>
          <table:table-cell table:style-name="ce461" office:value-type="string" calcext:value-type="string">
            <text:p>Описание</text:p>
          </table:table-cell>
          <table:table-cell table:style-name="ce497"/>
          <table:table-cell table:number-columns-repeated="1020"/>
        </table:table-row>
        <table:table-row table:style-name="ro7">
          <table:table-cell table:style-name="ce497" office:value-type="string" calcext:value-type="string">
            <text:p>Нет</text:p>
          </table:table-cell>
          <table:table-cell table:style-name="ce497" office:value-type="string" calcext:value-type="string">
            <text:p>Вариант без экрана</text:p>
          </table:table-cell>
          <table:table-cell table:style-name="ce497"/>
          <table:table-cell table:number-columns-repeated="1020"/>
        </table:table-row>
        <table:table-row table:style-name="ro7">
          <table:table-cell table:style-name="ce497" office:value-type="string" calcext:value-type="string">
            <text:p>Fysetc mini 12864</text:p>
          </table:table-cell>
          <table:table-cell table:style-name="ce497" office:value-type="string" calcext:value-type="string">
            <text:p>Подходят экраны Fysetc mini 12864 v1.2-2.1</text:p>
          </table:table-cell>
          <table:table-cell table:style-name="ce497"/>
          <table:table-cell table:number-columns-repeated="1020"/>
        </table:table-row>
        <table:table-row table:style-name="ro7" table:number-rows-repeated="1048501">
          <table:table-cell table:number-columns-repeated="1023"/>
        </table:table-row>
        <table:table-row table:style-name="ro13">
          <table:table-cell table:number-columns-repeated="1023"/>
        </table:table-row>
      </table:table>
      <table:table table:name="Расчёты" table:style-name="ta2">
        <office:forms form:automatic-focus="false" form:apply-design-mode="false"/>
        <table:table-column table:style-name="co59" table:default-cell-style-name="ce434"/>
        <table:table-column table:style-name="co60" table:default-cell-style-name="ce434"/>
        <table:table-column table:style-name="co61" table:default-cell-style-name="ce434"/>
        <table:table-column table:style-name="co62" table:default-cell-style-name="ce434"/>
        <table:table-column table:style-name="co5" table:number-columns-repeated="1020" table:default-cell-style-name="ce434"/>
        <table:table-row table:style-name="ro7">
          <table:table-cell table:style-name="ce489" office:value-type="string" calcext:value-type="string" table:number-columns-spanned="2" table:number-rows-spanned="1">
            <text:p>Расчёт количества приводов и стоек</text:p>
          </table:table-cell>
          <table:covered-table-cell table:style-name="ce443"/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489" office:value-type="string" calcext:value-type="string">
            <text:p>Параметр</text:p>
          </table:table-cell>
          <table:table-cell table:style-name="ce452" office:value-type="string" calcext:value-type="string">
            <text:p>Значение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450" office:value-type="string" calcext:value-type="string">
            <text:p>Количество стоек оси Z</text:p>
          </table:table-cell>
          <table:table-cell table:style-name="ce515" table:formula="of:=IF([$Настройки.B11]=[$БД.A13];2;4)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18">
          <table:table-cell table:style-name="ce503" office:value-type="string" calcext:value-type="string">
            <text:p>Количество приводов оси Z</text:p>
          </table:table-cell>
          <table:table-cell table:style-name="ce516" table:formula="of:=IF([$Настройки.B11]=[$БД.A15];4;2)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28">
          <table:table-cell table:style-name="ce504" table:number-columns-repeated="4"/>
          <table:table-cell table:number-columns-repeated="1020"/>
        </table:table-row>
        <table:table-row table:style-name="ro29">
          <table:table-cell table:style-name="ce504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504"/>
          <table:table-cell table:number-columns-repeated="1020"/>
        </table:table-row>
        <table:table-row table:style-name="ro30">
          <table:table-cell table:style-name="ce504" office:value-type="string" calcext:value-type="string">
            <text:p>Потребитель</text:p>
          </table:table-cell>
          <table:table-cell table:style-name="ce504" office:value-type="string" calcext:value-type="string">
            <text:p>Потребляемая мощность единицы [Вт]</text:p>
          </table:table-cell>
          <table:table-cell table:style-name="ce504" office:value-type="string" calcext:value-type="string">
            <text:p>Количество</text:p>
          </table:table-cell>
          <table:table-cell table:style-name="ce504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7">
          <table:table-cell table:style-name="ce430" office:value-type="string" calcext:value-type="string">
            <text:p>Нагреватель хотэнда</text:p>
          </table:table-cell>
          <table:table-cell table:style-name="ce430" table:formula="of:=IF([$Настройки.B5]=[$БД.A9];115;40)" office:value-type="float" office:value="40" calcext:value-type="float">
            <text:p>40</text:p>
          </table:table-cell>
          <table:table-cell table:style-name="ce430" table:formula="of:=[Настройки.$B$3]" office:value-type="float" office:value="2" calcext:value-type="float">
            <text:p>2</text:p>
          </table:table-cell>
          <table:table-cell table:style-name="ce430" table:formula="of:=[.B8]*[.C8]" office:value-type="float" office:value="80" calcext:value-type="float">
            <text:p>80</text:p>
          </table:table-cell>
          <table:table-cell table:number-columns-repeated="1020"/>
        </table:table-row>
        <table:table-row table:style-name="ro7">
          <table:table-cell table:style-name="ce430" office:value-type="string" calcext:value-type="string">
            <text:p>Мотор экструдера</text:p>
          </table:table-cell>
          <table:table-cell table:style-name="ce430" table:formula="of:=24*1/4" office:value-type="float" office:value="6" calcext:value-type="float">
            <text:p>6</text:p>
          </table:table-cell>
          <table:table-cell table:style-name="ce430" table:formula="of:=[Настройки.$B$3]" office:value-type="float" office:value="2" calcext:value-type="float">
            <text:p>2</text:p>
          </table:table-cell>
          <table:table-cell table:style-name="ce430" table:formula="of:=[.B9]*[.C9]" office:value-type="float" office:value="12" calcext:value-type="float">
            <text:p>12</text:p>
          </table:table-cell>
          <table:table-cell table:number-columns-repeated="1020"/>
        </table:table-row>
        <table:table-row table:style-name="ro7">
          <table:table-cell table:style-name="ce430" office:value-type="string" calcext:value-type="string">
            <text:p>Мотор оси X или Y</text:p>
          </table:table-cell>
          <table:table-cell table:style-name="ce430" table:formula="of:=24*1.8/4" office:value-type="float" office:value="10.8" calcext:value-type="float">
            <text:p>10,8</text:p>
          </table:table-cell>
          <table:table-cell table:style-name="ce430" table:formula="of:=1+1" office:value-type="float" office:value="2" calcext:value-type="float">
            <text:p>2</text:p>
          </table:table-cell>
          <table:table-cell table:style-name="ce430" table:formula="of:=[.B10]*[.C10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7">
          <table:table-cell table:style-name="ce430" office:value-type="string" calcext:value-type="string">
            <text:p>Мотор оси Z</text:p>
          </table:table-cell>
          <table:table-cell table:style-name="ce430" table:formula="of:=24*1.8/4" office:value-type="float" office:value="10.8" calcext:value-type="float">
            <text:p>10,8</text:p>
          </table:table-cell>
          <table:table-cell table:style-name="ce522" table:formula="of:=[.B4]" office:value-type="float" office:value="2" calcext:value-type="float">
            <text:p>2,0</text:p>
          </table:table-cell>
          <table:table-cell table:style-name="ce430" table:formula="of:=[.B11]*[.C11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18">
          <table:table-cell table:style-name="ce505" office:value-type="string" calcext:value-type="string">
            <text:p>Питание управляющей платы</text:p>
          </table:table-cell>
          <table:table-cell table:style-name="ce430" office:value-type="float" office:value="15" calcext:value-type="float">
            <text:p>15</text:p>
          </table:table-cell>
          <table:table-cell table:style-name="ce430" table:formula="of:=1" office:value-type="float" office:value="1" calcext:value-type="float">
            <text:p>1</text:p>
          </table:table-cell>
          <table:table-cell table:style-name="ce430" table:formula="of:=[.B12]*[.C12]" office:value-type="float" office:value="15" calcext:value-type="float">
            <text:p>15</text:p>
          </table:table-cell>
          <table:table-cell table:number-columns-repeated="1020"/>
        </table:table-row>
        <table:table-row table:style-name="ro7">
          <table:table-cell table:style-name="ce430" office:value-type="string" calcext:value-type="string">
            <text:p>Вентилятор обдува платы</text:p>
          </table:table-cell>
          <table:table-cell table:style-name="ce430" office:value-type="float" office:value="2" calcext:value-type="float">
            <text:p>2</text:p>
          </table:table-cell>
          <table:table-cell table:style-name="ce430" office:value-type="float" office:value="5" calcext:value-type="float">
            <text:p>5</text:p>
          </table:table-cell>
          <table:table-cell table:style-name="ce430" table:formula="of:=[.B13]*[.C13]" office:value-type="float" office:value="10" calcext:value-type="float">
            <text:p>10</text:p>
          </table:table-cell>
          <table:table-cell table:number-columns-repeated="1020"/>
        </table:table-row>
        <table:table-row table:style-name="ro7">
          <table:table-cell table:style-name="ce430" office:value-type="string" calcext:value-type="string">
            <text:p>Вентилятор обдува хотэнда</text:p>
          </table:table-cell>
          <table:table-cell table:style-name="ce430" office:value-type="float" office:value="1.5" calcext:value-type="float">
            <text:p>1,5</text:p>
          </table:table-cell>
          <table:table-cell table:style-name="ce430" table:formula="of:=[Настройки.$B$3]" office:value-type="float" office:value="2" calcext:value-type="float">
            <text:p>2</text:p>
          </table:table-cell>
          <table:table-cell table:style-name="ce430" table:formula="of:=[.B14]*[.C14]"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table:style-name="ce430" office:value-type="string" calcext:value-type="string">
            <text:p>Вентилятор обдува модели</text:p>
          </table:table-cell>
          <table:table-cell table:style-name="ce430" office:value-type="float" office:value="2.4" calcext:value-type="float">
            <text:p>2,4</text:p>
          </table:table-cell>
          <table:table-cell table:style-name="ce430" table:formula="of:=[Настройки.$B$3]" office:value-type="float" office:value="2" calcext:value-type="float">
            <text:p>2</text:p>
          </table:table-cell>
          <table:table-cell table:style-name="ce430" table:formula="of:=[.B15]*[.C15]" office:value-type="float" office:value="4.8" calcext:value-type="float">
            <text:p>4,8</text:p>
          </table:table-cell>
          <table:table-cell table:number-columns-repeated="1020"/>
        </table:table-row>
        <table:table-row table:style-name="ro7">
          <table:table-cell table:style-name="ce506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430"/>
          <table:table-cell table:style-name="ce430" table:formula="of:=SUM([.D$8:.D$15])" office:value-type="float" office:value="168" calcext:value-type="float">
            <text:p>168</text:p>
          </table:table-cell>
          <table:table-cell table:number-columns-repeated="1020"/>
        </table:table-row>
        <table:table-row table:style-name="ro7">
          <table:table-cell table:style-name="ce254" table:number-columns-repeated="4"/>
          <table:table-cell table:number-columns-repeated="1020"/>
        </table:table-row>
        <table:table-row table:style-name="ro7">
          <table:table-cell table:style-name="ce489" office:value-type="string" calcext:value-type="string" table:number-columns-spanned="2" table:number-rows-spanned="1">
            <text:p>Расчёт размеров рамы</text:p>
          </table:table-cell>
          <table:covered-table-cell table:style-name="ce443"/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489" office:value-type="string" calcext:value-type="string">
            <text:p>Параметр</text:p>
          </table:table-cell>
          <table:table-cell table:style-name="ce452" office:value-type="string" calcext:value-type="string">
            <text:p>Значение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450" office:value-type="string" calcext:value-type="string">
            <text:p>Требуемый размер стола</text:p>
          </table:table-cell>
          <table:table-cell table:style-name="ce517" table:formula="of:=CEILING([$Настройки.B7];10)" office:value-type="float" office:value="400" calcext:value-type="float">
            <text:p>400 мм</text:p>
          </table:table-cell>
          <table:table-cell table:style-name="ce254" table:number-columns-repeated="2"/>
          <table:table-cell table:number-columns-repeated="1020"/>
        </table:table-row>
        <table:table-row table:style-name="ro11">
          <table:table-cell table:style-name="ce503" office:value-type="string" calcext:value-type="string">
            <text:p>Удлинение балки для парковки первой головы</text:p>
          </table:table-cell>
          <table:table-cell table:style-name="ce518" table:formula="of:=IF([$Настройки.B3]=1;50;[.B22])" office:value-type="float" office:value="60" calcext:value-type="float">
            <text:p>60 мм</text:p>
          </table:table-cell>
          <table:table-cell table:style-name="ce254" table:number-columns-repeated="2"/>
          <table:table-cell table:number-columns-repeated="1020"/>
        </table:table-row>
        <table:table-row table:style-name="ro11">
          <table:table-cell table:style-name="ce503" office:value-type="string" calcext:value-type="string">
            <text:p>Удлинение балки для парковки второй головы</text:p>
          </table:table-cell>
          <table:table-cell table:style-name="ce518" table:formula="of:=COM.MICROSOFT.IFS([$Настройки.B3]=1;0;[$Настройки.B4]=[$БД.A3];60;[$Настройки.B4]=[$БД.A4];60;[$Настройки.B4]=[#REF!];50;[$Настройки.B4]=#REF!;70;1;50)" office:value-type="float" office:value="60" calcext:value-type="float">
            <text:p>60 мм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7" office:value-type="string" calcext:value-type="string">
            <text:p>Длина балки оси X</text:p>
          </table:table-cell>
          <table:table-cell table:style-name="ce518" table:formula="of:=CEILING(SUM([.B20:.B22]);10)" office:value-type="float" office:value="520" calcext:value-type="float">
            <text:p>520 мм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7" office:value-type="string" calcext:value-type="string">
            <text:p>Длина поперечной балки оси Z</text:p>
          </table:table-cell>
          <table:table-cell table:style-name="ce518" table:formula="of:=[.B23]" office:value-type="float" office:value="520" calcext:value-type="float">
            <text:p>520 мм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7" office:value-type="string" calcext:value-type="string">
            <text:p>Длина плеч оси Z</text:p>
          </table:table-cell>
          <table:table-cell table:style-name="ce518" table:formula="of:=[$Настройки.B8]+70" office:value-type="float" office:value="320" calcext:value-type="float">
            <text:p>320 мм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7" office:value-type="string" calcext:value-type="string">
            <text:p>Габарит рамы по оси X</text:p>
          </table:table-cell>
          <table:table-cell table:style-name="ce518" table:formula="of:=[.B23]+150" office:value-type="float" office:value="670" calcext:value-type="float">
            <text:p>670 мм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7" office:value-type="string" calcext:value-type="string">
            <text:p>Габарит рамы по оси Y</text:p>
          </table:table-cell>
          <table:table-cell table:style-name="ce518" table:formula="of:=[$Настройки.B8]+240" office:value-type="float" office:value="490" calcext:value-type="float">
            <text:p>490 мм</text:p>
          </table:table-cell>
          <table:table-cell table:style-name="ce254" table:number-columns-repeated="2"/>
          <table:table-cell table:number-columns-repeated="1020"/>
        </table:table-row>
        <table:table-row table:style-name="ro11">
          <table:table-cell table:style-name="ce507" office:value-type="string" calcext:value-type="string">
            <text:p>Габарит основной части рамы по оси Z</text:p>
          </table:table-cell>
          <table:table-cell table:style-name="ce518" table:formula="of:=[$'Покупные изделия'.D33]+130" office:value-type="float" office:value="430" calcext:value-type="float">
            <text:p>430 мм</text:p>
          </table:table-cell>
          <table:table-cell table:style-name="ce254" table:number-columns-repeated="2"/>
          <table:table-cell table:number-columns-repeated="1020"/>
        </table:table-row>
        <table:table-row table:style-name="ro11">
          <table:table-cell table:style-name="ce507" office:value-type="string" calcext:value-type="string">
            <text:p>Удлинение угловых стоек для образования ножек</text:p>
          </table:table-cell>
          <table:table-cell table:style-name="ce518" office:value-type="float" office:value="30" calcext:value-type="float">
            <text:p>30 мм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table:number-columns-repeated="4"/>
          <table:table-cell table:number-columns-repeated="1020"/>
        </table:table-row>
        <table:table-row table:style-name="ro7">
          <table:table-cell table:style-name="ce489" office:value-type="string" calcext:value-type="string" table:number-columns-spanned="4" table:number-rows-spanned="1">
            <text:p>Расчёт областей печати</text:p>
          </table:table-cell>
          <table:covered-table-cell table:number-columns-repeated="3" table:style-name="ce460"/>
          <table:table-cell table:number-columns-repeated="1020"/>
        </table:table-row>
        <table:table-row table:style-name="ro7">
          <table:table-cell table:style-name="ce508" office:value-type="string" calcext:value-type="string">
            <text:p>Параметр</text:p>
          </table:table-cell>
          <table:table-cell table:style-name="ce452" office:value-type="string" calcext:value-type="string">
            <text:p>Значение для LPH</text:p>
          </table:table-cell>
          <table:table-cell table:style-name="ce452" office:value-type="string" calcext:value-type="string">
            <text:p>Значение для BMG</text:p>
          </table:table-cell>
          <table:table-cell table:style-name="ce452" office:value-type="string" calcext:value-type="string">
            <text:p>Значение для Matrix</text:p>
          </table:table-cell>
          <table:table-cell table:number-columns-repeated="1020"/>
        </table:table-row>
        <table:table-row table:style-name="ro11">
          <table:table-cell table:style-name="ce507" office:value-type="string" calcext:value-type="string">
            <text:p>Расстояние от конца балки до оси канала</text:p>
          </table:table-cell>
          <table:table-cell table:style-name="ce519" office:value-type="float" office:value="20" calcext:value-type="float">
            <text:p>20 мм</text:p>
          </table:table-cell>
          <table:table-cell table:style-name="ce519" office:value-type="float" office:value="31" calcext:value-type="float">
            <text:p>31 мм</text:p>
          </table:table-cell>
          <table:table-cell table:style-name="ce519" office:value-type="float" office:value="30" calcext:value-type="float">
            <text:p>30 мм</text:p>
          </table:table-cell>
          <table:table-cell table:number-columns-repeated="1020"/>
        </table:table-row>
        <table:table-row table:style-name="ro11">
          <table:table-cell table:style-name="ce507" office:value-type="string" calcext:value-type="string">
            <text:p>Расстояние от оси канала до края печатающей головы</text:p>
          </table:table-cell>
          <table:table-cell table:style-name="ce519" office:value-type="float" office:value="20" calcext:value-type="float">
            <text:p>20 мм</text:p>
          </table:table-cell>
          <table:table-cell table:style-name="ce519" office:value-type="float" office:value="11" calcext:value-type="float">
            <text:p>11 мм</text:p>
          </table:table-cell>
          <table:table-cell table:style-name="ce519" office:value-type="float" office:value="20" calcext:value-type="float">
            <text:p>20 мм</text:p>
          </table:table-cell>
          <table:table-cell table:number-columns-repeated="1020"/>
        </table:table-row>
        <table:table-row table:style-name="ro11">
          <table:table-cell table:style-name="ce507" office:value-type="string" calcext:value-type="string">
            <text:p>Область печати по Х при печати одной головой</text:p>
          </table:table-cell>
          <table:table-cell table:style-name="ce519" table:formula="of:=IF([.$B$23]-[$Настройки.$B$3]*([.B33]+[.B34]+[.B34])&gt;=[.$B$20];[.$B$20];[.$B$23]-[$Настройки.$B$3]*([.B33]+[.B34]+[.B34]))" office:value-type="float" office:value="400" calcext:value-type="float">
            <text:p>400 мм</text:p>
          </table:table-cell>
          <table:table-cell table:style-name="ce519" table:formula="of:=IF([.$B$23]-[$Настройки.$B$3]*([.C33]+[.C34]+[.C34])&gt;=[.$B$20];[.$B$20];[.$B$23]-[$Настройки.$B$3]*([.C33]+[.C34]+[.C34]))" office:value-type="float" office:value="400" calcext:value-type="float">
            <text:p>400 мм</text:p>
          </table:table-cell>
          <table:table-cell table:style-name="ce519" table:formula="of:=IF([.$B$23]-[$Настройки.$B$3]*([.D33]+[.D34]+[.D34])&gt;=[.$B$20];[.$B$20];[.$B$23]-[$Настройки.$B$3]*([.D33]+[.D34]+[.D34]))" office:value-type="float" office:value="380" calcext:value-type="float">
            <text:p>380 мм</text:p>
          </table:table-cell>
          <table:table-cell table:number-columns-repeated="1020"/>
        </table:table-row>
        <table:table-row table:style-name="ro11">
          <table:table-cell table:style-name="ce507" office:value-type="string" calcext:value-type="string">
            <text:p>Область печати по Х при печати одной модели двумя головами</text:p>
          </table:table-cell>
          <table:table-cell table:style-name="ce519" table:formula="of:=[.$B$20]-2*([.$B$20]-[.B35])" office:value-type="float" office:value="400" calcext:value-type="float">
            <text:p>400 мм</text:p>
          </table:table-cell>
          <table:table-cell table:style-name="ce519" table:formula="of:=[.$B$20]-2*([.$B$20]-[.C35])" office:value-type="float" office:value="400" calcext:value-type="float">
            <text:p>400 мм</text:p>
          </table:table-cell>
          <table:table-cell table:style-name="ce519" table:formula="of:=[.$B$20]-2*([.$B$20]-[.D35])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11">
          <table:table-cell table:style-name="ce507" office:value-type="string" calcext:value-type="string">
            <text:p>Область печати по Х при печати в зеркальном режиме</text:p>
          </table:table-cell>
          <table:table-cell table:style-name="ce519" table:formula="of:=([.$B$20]-2*[.B34])/2" office:value-type="float" office:value="180" calcext:value-type="float">
            <text:p>180 мм</text:p>
          </table:table-cell>
          <table:table-cell table:style-name="ce519" table:formula="of:=([.$B$20]-2*[.C34])/2" office:value-type="float" office:value="189" calcext:value-type="float">
            <text:p>189 мм</text:p>
          </table:table-cell>
          <table:table-cell table:style-name="ce519" table:formula="of:=([.$B$20]-2*[.D34])/2" office:value-type="float" office:value="180" calcext:value-type="float">
            <text:p>180 мм</text:p>
          </table:table-cell>
          <table:table-cell table:number-columns-repeated="1020"/>
        </table:table-row>
        <table:table-row table:style-name="ro11">
          <table:table-cell table:style-name="ce507" office:value-type="string" calcext:value-type="string">
            <text:p>Минимальная область печати по Х при печати в повторяющем режиме</text:p>
          </table:table-cell>
          <table:table-cell table:style-name="ce519" table:formula="of:=[.$B$20]/2" office:value-type="float" office:value="200" calcext:value-type="float">
            <text:p>200 мм</text:p>
          </table:table-cell>
          <table:table-cell table:style-name="ce519" table:formula="of:=[.$B$20]/2" office:value-type="float" office:value="200" calcext:value-type="float">
            <text:p>200 мм</text:p>
          </table:table-cell>
          <table:table-cell table:style-name="ce519" table:formula="of:=[.$B$20]/2" office:value-type="float" office:value="200" calcext:value-type="float">
            <text:p>200 мм</text:p>
          </table:table-cell>
          <table:table-cell table:number-columns-repeated="1020"/>
        </table:table-row>
        <table:table-row table:style-name="ro11">
          <table:table-cell table:style-name="ce507" office:value-type="string" calcext:value-type="string">
            <text:p>Максимальная область печати по Х при печати в повторяющем режиме</text:p>
          </table:table-cell>
          <table:table-cell table:style-name="ce519" table:formula="of:=[.$B$20]-2*[.B34]" office:value-type="float" office:value="360" calcext:value-type="float">
            <text:p>360 мм</text:p>
          </table:table-cell>
          <table:table-cell table:style-name="ce519" table:formula="of:=[.$B$20]-2*[.C34]" office:value-type="float" office:value="378" calcext:value-type="float">
            <text:p>378 мм</text:p>
          </table:table-cell>
          <table:table-cell table:style-name="ce519" table:formula="of:=[.$B$20]-2*[.D34]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7">
          <table:table-cell table:style-name="ce509"/>
          <table:table-cell table:style-name="ce254" table:number-columns-repeated="3"/>
          <table:table-cell table:number-columns-repeated="1020"/>
        </table:table-row>
        <table:table-row table:style-name="ro11">
          <table:table-cell table:style-name="ce510" office:value-type="string" calcext:value-type="string" table:number-columns-spanned="2" table:number-rows-spanned="1">
            <text:p>Расчёт длины участков А1, А2 и А3 продольных балок основания</text:p>
          </table:table-cell>
          <table:covered-table-cell table:style-name="ce254"/>
          <table:table-cell table:style-name="ce254" table:number-columns-repeated="2"/>
          <table:table-cell table:number-columns-repeated="1020"/>
        </table:table-row>
        <table:table-row table:style-name="ro18">
          <table:table-cell table:style-name="ce509" office:value-type="string" calcext:value-type="string">
            <text:p>Длина продольной балки</text:p>
          </table:table-cell>
          <table:table-cell table:style-name="ce520" table:formula="of:=[$'Профиль алюминиевый'.C13]" office:value-type="float" office:value="450" calcext:value-type="float">
            <text:p>450 мм</text:p>
          </table:table-cell>
          <table:table-cell table:style-name="ce254" table:number-columns-repeated="2"/>
          <table:table-cell table:number-columns-repeated="1020"/>
        </table:table-row>
        <table:table-row table:style-name="ro11">
          <table:table-cell table:style-name="ce509" office:value-type="string" calcext:value-type="string">
            <text:p>Минус длина части, находящейся в корпусе электроники</text:p>
          </table:table-cell>
          <table:table-cell table:style-name="ce520" table:formula="of:=[.B42]-72" office:value-type="float" office:value="378" calcext:value-type="float">
            <text:p>378 мм</text:p>
          </table:table-cell>
          <table:table-cell table:style-name="ce254" table:number-columns-repeated="2"/>
          <table:table-cell table:number-columns-repeated="1020"/>
        </table:table-row>
        <table:table-row table:style-name="ro18">
          <table:table-cell table:style-name="ce511" office:value-type="string" calcext:value-type="string" table:number-columns-spanned="2" table:number-rows-spanned="1">
            <text:p>2 стойки 2 привода</text:p>
          </table:table-cell>
          <table:covered-table-cell table:style-name="ce254"/>
          <table:table-cell table:style-name="ce254" table:number-columns-repeated="2"/>
          <table:table-cell table:number-columns-repeated="1020"/>
        </table:table-row>
        <table:table-row table:style-name="ro11">
          <table:table-cell table:style-name="ce509" office:value-type="string" calcext:value-type="string">
            <text:p>От передней угловой стойки до стойки оси Z</text:p>
          </table:table-cell>
          <table:table-cell table:style-name="ce254" table:formula="of:=[.B43]/2-17" office:value-type="float" office:value="172" calcext:value-type="float">
            <text:p>172</text:p>
          </table:table-cell>
          <table:table-cell table:style-name="ce254" table:number-columns-repeated="2"/>
          <table:table-cell table:number-columns-repeated="1020"/>
        </table:table-row>
        <table:table-row table:style-name="ro11">
          <table:table-cell table:style-name="ce509" office:value-type="string" calcext:value-type="string">
            <text:p>От стойки оси Z до вспомогательной стойки</text:p>
          </table:table-cell>
          <table:table-cell table:style-name="ce254" table:formula="of:=[.B43]/2+17" office:value-type="float" office:value="206" calcext:value-type="float">
            <text:p>206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1</text:p>
          </table:table-cell>
          <table:table-cell table:style-name="ce254" table:formula="of:=[.B45]-10" office:value-type="float" office:value="162" calcext:value-type="float">
            <text:p>16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2</text:p>
          </table:table-cell>
          <table:table-cell table:style-name="ce254" table:formula="of:=[.B46]-10" office:value-type="float" office:value="196" calcext:value-type="float">
            <text:p>196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3</text:p>
          </table:table-cell>
          <table:table-cell table:style-name="ce254" table:formula="of:=0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4</text:p>
          </table:table-cell>
          <table:table-cell table:style-name="ce254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1</text:p>
          </table:table-cell>
          <table:table-cell table:style-name="ce254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2</text:p>
          </table:table-cell>
          <table:table-cell table:style-name="ce254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3</text:p>
          </table:table-cell>
          <table:table-cell table:style-name="ce254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4</text:p>
          </table:table-cell>
          <table:table-cell table:style-name="ce254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1</text:p>
          </table:table-cell>
          <table:table-cell table:style-name="ce254" table:formula="of:=23+10" office:value-type="float" office:value="33" calcext:value-type="float">
            <text:p>33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2</text:p>
          </table:table-cell>
          <table:table-cell table:style-name="ce254" table:formula="of:=[.B55]" office:value-type="float" office:value="33" calcext:value-type="float">
            <text:p>33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3</text:p>
          </table:table-cell>
          <table:table-cell table:style-name="ce254" table:formula="of:=[.B49]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4</text:p>
          </table:table-cell>
          <table:table-cell table:style-name="ce254" table:formula="of:=[.B50]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11" office:value-type="string" calcext:value-type="string" table:number-columns-spanned="2" table:number-rows-spanned="1">
            <text:p>4 стойки 2 привода</text:p>
          </table:table-cell>
          <table:covered-table-cell table:style-name="ce254"/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12" office:value-type="string" calcext:value-type="string">
            <text:p>Дистанция между стойками Z</text:p>
          </table:table-cell>
          <table:table-cell table:style-name="ce521" table:formula="of:=[$Настройки.B8]-100" office:value-type="float" office:value="150" calcext:value-type="float">
            <text:p>150 мм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1</text:p>
          </table:table-cell>
          <table:table-cell table:style-name="ce254" table:formula="of:=([.B43]-[.B60])/2-27" office:value-type="float" office:value="87" calcext:value-type="float">
            <text:p>87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2</text:p>
          </table:table-cell>
          <table:table-cell table:style-name="ce254" table:formula="of:=[.B60]/2-20" office:value-type="float" office:value="55" calcext:value-type="float">
            <text:p>55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3</text:p>
          </table:table-cell>
          <table:table-cell table:style-name="ce254" table:formula="of:=[.B62]" office:value-type="float" office:value="55" calcext:value-type="float">
            <text:p>55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4</text:p>
          </table:table-cell>
          <table:table-cell table:style-name="ce254" table:formula="of:=([.B43]-[.B60])/2+7" office:value-type="float" office:value="121" calcext:value-type="float">
            <text:p>121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1</text:p>
          </table:table-cell>
          <table:table-cell table:style-name="ce254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2</text:p>
          </table:table-cell>
          <table:table-cell table:style-name="ce254" table:formula="of:=IF([.B62]&lt;100;1;2)" office:value-type="float" office:value="1" calcext:value-type="float">
            <text:p>1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3</text:p>
          </table:table-cell>
          <table:table-cell table:style-name="ce254" table:formula="of:=[.B66]" office:value-type="float" office:value="1" calcext:value-type="float">
            <text:p>1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4</text:p>
          </table:table-cell>
          <table:table-cell table:style-name="ce254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1</text:p>
          </table:table-cell>
          <table:table-cell table:style-name="ce254" table:formula="of:=[.B61]" office:value-type="float" office:value="87" calcext:value-type="float">
            <text:p>87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2</text:p>
          </table:table-cell>
          <table:table-cell table:style-name="ce254" office:value-type="float" office:value="33" calcext:value-type="float">
            <text:p>33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3</text:p>
          </table:table-cell>
          <table:table-cell table:style-name="ce254" table:formula="of:=[.B70]" office:value-type="float" office:value="33" calcext:value-type="float">
            <text:p>33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4</text:p>
          </table:table-cell>
          <table:table-cell table:style-name="ce254" table:formula="of:=[.B64]" office:value-type="float" office:value="121" calcext:value-type="float">
            <text:p>121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13" office:value-type="string" calcext:value-type="string" table:number-columns-spanned="2" table:number-rows-spanned="1">
            <text:p>4 стойки 4 привода</text:p>
          </table:table-cell>
          <table:covered-table-cell table:style-name="ce254"/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1</text:p>
          </table:table-cell>
          <table:table-cell table:style-name="ce254" table:formula="of:=[.B61]" office:value-type="float" office:value="87" calcext:value-type="float">
            <text:p>87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2</text:p>
          </table:table-cell>
          <table:table-cell table:style-name="ce254" table:formula="of:=[.B60]-20" office:value-type="float" office:value="130" calcext:value-type="float">
            <text:p>13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3</text:p>
          </table:table-cell>
          <table:table-cell table:style-name="ce254" table:formula="of:=[.B64]" office:value-type="float" office:value="121" calcext:value-type="float">
            <text:p>121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4</text:p>
          </table:table-cell>
          <table:table-cell table:style-name="ce254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1</text:p>
          </table:table-cell>
          <table:table-cell table:style-name="ce254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2</text:p>
          </table:table-cell>
          <table:table-cell table:style-name="ce254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3</text:p>
          </table:table-cell>
          <table:table-cell table:style-name="ce254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4</text:p>
          </table:table-cell>
          <table:table-cell table:style-name="ce254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1</text:p>
          </table:table-cell>
          <table:table-cell table:style-name="ce254" table:formula="of:=[.B74]" office:value-type="float" office:value="87" calcext:value-type="float">
            <text:p>87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2</text:p>
          </table:table-cell>
          <table:table-cell table:style-name="ce254" table:formula="of:=46" office:value-type="float" office:value="46" calcext:value-type="float">
            <text:p>46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3</text:p>
          </table:table-cell>
          <table:table-cell table:style-name="ce254" table:formula="of:=[.B76]" office:value-type="float" office:value="121" calcext:value-type="float">
            <text:p>121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4</text:p>
          </table:table-cell>
          <table:table-cell table:style-name="ce254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table:number-columns-repeated="4"/>
          <table:table-cell table:number-columns-repeated="1020"/>
        </table:table-row>
        <table:table-row table:style-name="ro7">
          <table:table-cell table:style-name="ce510" office:value-type="string" calcext:value-type="string" table:number-columns-spanned="2" table:number-rows-spanned="1">
            <text:p>Расчёт количества уголков для купола</text:p>
          </table:table-cell>
          <table:covered-table-cell table:style-name="ce254"/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office:value-type="string" calcext:value-type="string">
            <text:p>Ширина верхней панели</text:p>
          </table:table-cell>
          <table:table-cell table:style-name="ce254" table:formula="of:=[$'Профиль алюминиевый'.C5]/2-10-42-6.5" office:value-type="float" office:value="276.5" calcext:value-type="float">
            <text:p>276,5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office:value-type="string" calcext:value-type="string">
            <text:p>Количество точек по ширине</text:p>
          </table:table-cell>
          <table:table-cell table:style-name="ce254" table:formula="of:=ROUND([.B88]/100;0)-1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office:value-type="string" calcext:value-type="string">
            <text:p>Глубина верхней панели</text:p>
          </table:table-cell>
          <table:table-cell table:style-name="ce254" table:formula="of:=[$'Профиль алюминиевый'.C4]+40-42*2" office:value-type="float" office:value="406" calcext:value-type="float">
            <text:p>406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office:value-type="string" calcext:value-type="string">
            <text:p>Количество точек по высоте</text:p>
          </table:table-cell>
          <table:table-cell table:style-name="ce254" table:formula="of:=ROUND([.B90]/100;0)-1" office:value-type="float" office:value="3" calcext:value-type="float">
            <text:p>3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office:value-type="string" calcext:value-type="string">
            <text:p>Итого точек на 2 верхние панели</text:p>
          </table:table-cell>
          <table:table-cell table:style-name="ce254" table:formula="of:=2*([.B89]+[.B89]+[.B91])" office:value-type="float" office:value="14" calcext:value-type="float">
            <text:p>14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office:value-type="string" calcext:value-type="string">
            <text:p>Итого точек на купол</text:p>
          </table:table-cell>
          <table:table-cell table:style-name="ce254" table:formula="of:=[.B92]+8" office:value-type="float" office:value="22" calcext:value-type="float">
            <text:p>2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style-name="ce514"/>
          <table:table-cell table:number-columns-repeated="1023"/>
        </table:table-row>
        <table:table-row table:style-name="ro7" table:number-rows-repeated="104848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1" table:target-range-address="'Покупные изделия'.E59:'Покупные изделия'.E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2" number:min-decimal-places="2" number:min-integer-digits="0"/>
    </number:number-style>
    <number:number-style style:name="N115">
      <number:number number:decimal-places="3" number:min-decimal-places="3"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number-style style:name="N118">
      <number:number number:decimal-places="1" number:min-decimal-places="1" number:min-integer-digits="1" number:grouping="true"/>
    </number:number-style>
    <number:number-style style:name="N119">
      <number:number number:decimal-places="0" number:min-decimal-places="0" number:min-integer-digits="0" number:grouping="true"/>
      <number:text>мм</number:text>
    </number:number-style>
    <number:number-style style:name="N120">
      <number:number number:decimal-places="0" number:min-decimal-places="0" number:min-integer-digits="0"/>
      <number:text> мм</number:text>
    </number:number-style>
    <number:number-style style:name="N121">
      <number:number number:min-integer-digits="1"/>
      <number:text> м²</number:text>
    </number:number-style>
    <number:number-style style:name="N122">
      <number:number number:decimal-places="1" number:min-decimal-places="1" number:min-integer-digits="0"/>
    </number:number-style>
    <number:number-style style:name="N123">
      <number:number number:decimal-places="3" number:min-decimal-places="3" number:min-integer-digits="0"/>
    </number:number-style>
    <number:number-style style:name="N124">
      <number:number number:decimal-places="0" number:min-decimal-places="0" number:min-integer-digits="0"/>
    </number:number-style>
    <number:number-style style:name="N125">
      <number:number number:decimal-places="4" number:min-decimal-places="4" number:min-integer-digits="0"/>
    </number:number-style>
    <number:number-style style:name="N126">
      <number:number number:decimal-places="5" number:min-decimal-places="5" number:min-integer-digits="0"/>
    </number:number-style>
    <number:number-style style:name="N127">
      <number:number number:min-integer-digits="1"/>
      <number:text> мм</number:text>
    </number:number-style>
    <number:number-style style:name="N128">
      <number:number number:min-integer-digits="1"/>
      <number:text> г/см³</number:text>
    </number:number-style>
    <number:number-style style:name="N129">
      <number:number number:decimal-places="0" number:min-decimal-places="0" number:min-integer-digits="1" number:grouping="true"/>
      <number:text> мм³</number:text>
    </number:number-style>
    <number:number-style style:name="N130">
      <number:number number:decimal-places="2" number:min-decimal-places="2" number:min-integer-digits="1" number:grouping="true"/>
      <number:text> г/см³</number:text>
    </number:number-style>
    <number:percentage-style style:name="N131">
      <number:number number:decimal-places="1" number:min-decimal-places="1" number:min-integer-digits="1"/>
      <number:text>%</number:text>
    </number:percentage-style>
    <number:number-style style:name="N132">
      <number:number number:decimal-places="2" number:min-decimal-places="2" number:min-integer-digits="1"/>
      <number:text> г</number:text>
    </number:number-style>
    <number:number-style style:name="N133">
      <number:number number:min-integer-digits="1"/>
      <number:text>, мм</number:text>
    </number:number-style>
    <number:number-style style:name="N134">
      <number:text>0,00 м²</number:text>
    </number:number-style>
    <number:number-style style:name="N135">
      <number:number number:decimal-places="2" number:min-decimal-places="2" number:min-integer-digits="1"/>
      <number:text> м²</number:text>
    </number:number-style>
    <number:number-style style:name="N136">
      <number:number number:decimal-places="2" number:min-decimal-places="2" number:min-integer-digits="1"/>
      <number:text> А</number:text>
    </number:number-style>
    <number:number-style style:name="N137">
      <number:number number:decimal-places="0" number:min-decimal-places="0" number:min-integer-digits="1"/>
      <number:text> мм</number:text>
    </number:number-style>
    <number:currency-style style:name="N10115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15P0"/>
    </number:currency-style>
    <number:currency-style style:name="N10117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7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7P0"/>
    </number:currency-style>
    <number:currency-style style:name="N10119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9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9P0"/>
    </number:currency-style>
    <number:currency-style style:name="N10121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21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21P0"/>
    </number:currency-style>
    <number:currency-style style:name="N10123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23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23P0"/>
    </number:currency-style>
    <number:currency-style style:name="N10125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2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25P0"/>
    </number:currency-style>
    <number:currency-style style:name="N10127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7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7P0"/>
    </number:currency-style>
    <number:currency-style style:name="N10129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9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9P0"/>
    </number:currency-style>
    <number:currency-style style:name="N10131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31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31P0"/>
    </number:currency-style>
    <number:number-style style:name="N10132" number:language="ru" number:country="RU">
      <number:number number:decimal-places="1" number:min-decimal-places="1" number:min-integer-digits="1" number:grouping="true"/>
    </number:number-style>
    <number:number-style style:name="N10133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34" number:language="ru" number:country="RU">
      <number:number number:decimal-places="0" number:min-decimal-places="0" number:min-integer-digits="1"/>
      <number:text> $/г</number:text>
    </number:number-style>
    <number:number-style style:name="N10135" number:language="ru" number:country="RU">
      <number:number number:min-integer-digits="1"/>
      <number:text> $/г</number:text>
    </number:number-style>
    <number:number-style style:name="N10136" number:language="ru" number:country="RU">
      <number:number number:decimal-places="4" number:min-decimal-places="4" number:min-integer-digits="1"/>
      <number:text> $/г</number:text>
    </number:number-style>
    <number:number-style style:name="N10137" number:language="ru" number:country="RU">
      <number:number number:decimal-places="2" number:min-decimal-places="2" number:min-integer-digits="1"/>
      <number:text> р/г</number:text>
    </number:number-style>
    <number:currency-style style:name="N10139P0" style:volatile="true" number:language="ru" number:country="RU">
      <number:text>~</number:text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39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39P0"/>
    </number:currency-style>
    <number:number-style style:name="N10140" number:language="ru" number:country="RU">
      <number:number number:decimal-places="0" number:min-decimal-places="0" number:min-integer-digits="1"/>
      <number:text> мм</number:text>
    </number:number-style>
    <number:currency-style style:name="N10142P0" style:volatile="true" number:language="ru" number:country="RU">
      <number:number number:decimal-places="1" number:min-decimal-places="1" number:min-integer-digits="1" number:grouping="true"/>
      <number:text> </number:text>
      <number:currency-symbol number:language="ru" number:country="RU">₽</number:currency-symbol>
    </number:currency-style>
    <number:currency-style style:name="N10142" number:language="ru" number:country="RU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ru" number:country="RU">₽</number:currency-symbol>
      <style:map style:condition="value()&gt;=0" style:apply-style-name="N10142P0"/>
    </number:currency-style>
    <number:currency-style style:name="N10144P0" style:volatile="true" number:language="ru" number:country="RU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144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14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.00.0000</text:date>, <text:time style:data-style-name="N2" text:time-value="02:01:27.18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7-11T01:32:33.089000000</meta:creation-date>
    <dc:date>2023-07-13T04:10:00.078000000</dc:date>
    <meta:editing-duration>P34DT20H5M</meta:editing-duration>
    <meta:editing-cycles>1367</meta:editing-cycles>
    <meta:generator>LibreOffice/7.5.4.2$Windows_X86_64 LibreOffice_project/36ccfdc35048b057fd9854c757a8b67ec53977b6</meta:generator>
    <meta:document-statistic meta:table-count="11" meta:cell-count="4610" meta:object-count="0"/>
  </office:meta>
</office:document-meta>
</file>